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7.876cm"/>
    </style:style>
    <style:style style:name="co8" style:family="table-column">
      <style:table-column-properties fo:break-before="auto" style:column-width="1.95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3.388cm"/>
    </style:style>
    <style:style style:name="co11" style:family="table-column">
      <style:table-column-properties fo:break-before="auto" style:column-width="6.535cm"/>
    </style:style>
    <style:style style:name="co12" style:family="table-column">
      <style:table-column-properties fo:break-before="auto" style:column-width="5.487cm"/>
    </style:style>
    <style:style style:name="co13" style:family="table-column">
      <style:table-column-properties fo:break-before="auto" style:column-width="4.946cm"/>
    </style:style>
    <style:style style:name="co14" style:family="table-column">
      <style:table-column-properties fo:break-before="auto" style:column-width="3.743cm"/>
    </style:style>
    <style:style style:name="co15" style:family="table-column">
      <style:table-column-properties fo:break-before="auto" style:column-width="5.32cm"/>
    </style:style>
    <style:style style:name="co16" style:family="table-column">
      <style:table-column-properties fo:break-before="auto" style:column-width="6.41cm"/>
    </style:style>
    <style:style style:name="co17" style:family="table-column">
      <style:table-column-properties fo:break-before="auto" style:column-width="3.13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5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2.889cm"/>
    </style:style>
    <style:style style:name="co22" style:family="table-column">
      <style:table-column-properties fo:break-before="auto" style:column-width="5.701cm"/>
    </style:style>
    <style:style style:name="co23" style:family="table-column">
      <style:table-column-properties fo:break-before="auto" style:column-width="6.242cm"/>
    </style:style>
    <style:style style:name="co24" style:family="table-column">
      <style:table-column-properties fo:break-before="auto" style:column-width="5.405cm"/>
    </style:style>
    <style:style style:name="co25" style:family="table-column">
      <style:table-column-properties fo:break-before="auto" style:column-width="6.115cm"/>
    </style:style>
    <style:style style:name="co26" style:family="table-column">
      <style:table-column-properties fo:break-before="auto" style:column-width="3.157cm"/>
    </style:style>
    <style:style style:name="co27" style:family="table-column">
      <style:table-column-properties fo:break-before="auto" style:column-width="5.069cm"/>
    </style:style>
    <style:style style:name="co28" style:family="table-column">
      <style:table-column-properties fo:break-before="auto" style:column-width="4.482cm"/>
    </style:style>
    <style:style style:name="co29" style:family="table-column">
      <style:table-column-properties fo:break-before="auto" style:column-width="4.942cm"/>
    </style:style>
    <style:style style:name="co30" style:family="table-column">
      <style:table-column-properties fo:break-before="auto" style:column-width="6.283cm"/>
    </style:style>
    <style:style style:name="co31" style:family="table-column">
      <style:table-column-properties fo:break-before="auto" style:column-width="5.027cm"/>
    </style:style>
    <style:style style:name="co32" style:family="table-column">
      <style:table-column-properties fo:break-before="auto" style:column-width="5.613cm"/>
    </style:style>
    <style:style style:name="co33" style:family="table-column">
      <style:table-column-properties fo:break-before="auto" style:column-width="3.392cm"/>
    </style:style>
    <style:style style:name="co34" style:family="table-column">
      <style:table-column-properties fo:break-before="auto" style:column-width="5.697cm"/>
    </style:style>
    <style:style style:name="co35" style:family="table-column">
      <style:table-column-properties fo:break-before="auto" style:column-width="5.152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104cm"/>
    </style:style>
    <style:style style:name="co38" style:family="table-column">
      <style:table-column-properties fo:break-before="auto" style:column-width="3.013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85cm"/>
    </style:style>
    <style:style style:name="co41" style:family="table-column">
      <style:table-column-properties fo:break-before="auto" style:column-width="2.178cm"/>
    </style:style>
    <style:style style:name="co42" style:family="table-column">
      <style:table-column-properties fo:break-before="auto" style:column-width="2.298cm"/>
    </style:style>
    <style:style style:name="co43" style:family="table-column">
      <style:table-column-properties fo:break-before="auto" style:column-width="2.843cm"/>
    </style:style>
    <style:style style:name="co44" style:family="table-column">
      <style:table-column-properties fo:break-before="auto" style:column-width="2.722cm"/>
    </style:style>
    <style:style style:name="co45" style:family="table-column">
      <style:table-column-properties fo:break-before="auto" style:column-width="2.117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0.778cm"/>
    </style:style>
    <style:style style:name="co48" style:family="table-column">
      <style:table-column-properties fo:break-before="auto" style:column-width="1.152cm"/>
    </style:style>
    <style:style style:name="co49" style:family="table-column">
      <style:table-column-properties fo:break-before="auto" style:column-width="1.595cm"/>
    </style:style>
    <style:style style:name="co50" style:family="table-column">
      <style:table-column-properties fo:break-before="auto" style:column-width="1.662cm"/>
    </style:style>
    <style:style style:name="co51" style:family="table-column">
      <style:table-column-properties fo:break-before="auto" style:column-width="1.05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39cm"/>
    </style:style>
    <style:style style:name="co54" style:family="table-column">
      <style:table-column-properties fo:break-before="auto" style:column-width="1.423cm"/>
    </style:style>
    <style:style style:name="co55" style:family="table-column">
      <style:table-column-properties fo:break-before="auto" style:column-width="1.614cm"/>
    </style:style>
    <style:style style:name="co56" style:family="table-column">
      <style:table-column-properties fo:break-before="auto" style:column-width="1.905cm"/>
    </style:style>
    <style:style style:name="co57" style:family="table-column">
      <style:table-column-properties fo:break-before="auto" style:column-width="2.381cm"/>
    </style:style>
    <style:style style:name="co58" style:family="table-column">
      <style:table-column-properties fo:break-before="auto" style:column-width="2.895cm"/>
    </style:style>
    <style:style style:name="co59" style:family="table-column">
      <style:table-column-properties fo:break-before="auto" style:column-width="1.125cm"/>
    </style:style>
    <style:style style:name="co60" style:family="table-column">
      <style:table-column-properties fo:break-before="auto" style:column-width="3.902cm"/>
    </style:style>
    <style:style style:name="co61" style:family="table-column">
      <style:table-column-properties fo:break-before="auto" style:column-width="0.552cm"/>
    </style:style>
    <style:style style:name="co62" style:family="table-column">
      <style:table-column-properties fo:break-before="auto" style:column-width="0.961cm"/>
    </style:style>
    <style:style style:name="co63" style:family="table-column">
      <style:table-column-properties fo:break-before="auto" style:column-width="0.661cm"/>
    </style:style>
    <style:style style:name="co64" style:family="table-column">
      <style:table-column-properties fo:break-before="auto" style:column-width="1.547cm"/>
    </style:style>
    <style:style style:name="co65" style:family="table-column">
      <style:table-column-properties fo:break-before="auto" style:column-width="1.289cm"/>
    </style:style>
    <style:style style:name="co66" style:family="table-column">
      <style:table-column-properties fo:break-before="auto" style:column-width="1.859cm"/>
    </style:style>
    <style:style style:name="co67" style:family="table-column">
      <style:table-column-properties fo:break-before="auto" style:column-width="1.887cm"/>
    </style:style>
    <style:style style:name="co68" style:family="table-column">
      <style:table-column-properties fo:break-before="auto" style:column-width="2.641cm"/>
    </style:style>
    <style:style style:name="co69" style:family="table-column">
      <style:table-column-properties fo:break-before="auto" style:column-width="2.464cm"/>
    </style:style>
    <style:style style:name="co70" style:family="table-column">
      <style:table-column-properties fo:break-before="auto" style:column-width="0.743cm"/>
    </style:style>
    <style:style style:name="co71" style:family="table-column">
      <style:table-column-properties fo:break-before="auto" style:column-width="3.076cm"/>
    </style:style>
    <style:style style:name="co72" style:family="table-column">
      <style:table-column-properties fo:break-before="auto" style:column-width="2.635cm"/>
    </style:style>
    <style:style style:name="co73" style:family="table-column">
      <style:table-column-properties fo:break-before="auto" style:column-width="1.513cm"/>
    </style:style>
    <style:style style:name="co74" style:family="table-column">
      <style:table-column-properties fo:break-before="auto" style:column-width="3.602cm"/>
    </style:style>
    <style:style style:name="co75" style:family="table-column">
      <style:table-column-properties fo:break-before="auto" style:column-width="2.256cm"/>
    </style:style>
    <style:style style:name="co76" style:family="table-column">
      <style:table-column-properties fo:break-before="auto" style:column-width="2.041cm"/>
    </style:style>
    <style:style style:name="co77" style:family="table-column">
      <style:table-column-properties fo:break-before="auto" style:column-width="3.214cm"/>
    </style:style>
    <style:style style:name="co78" style:family="table-column">
      <style:table-column-properties fo:break-before="auto" style:column-width="0.697cm"/>
    </style:style>
    <style:style style:name="co79" style:family="table-column">
      <style:table-column-properties fo:break-before="auto" style:column-width="2.82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1.369cm" fo:break-before="auto" style:use-optimal-row-height="true"/>
    </style:style>
    <style:style style:name="ro9" style:family="table-row">
      <style:table-row-properties style:row-height="1.335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1.028cm" fo:break-before="auto" style:use-optimal-row-height="true"/>
    </style:style>
    <style:style style:name="ro13" style:family="table-row">
      <style:table-row-properties style:row-height="0.605cm" fo:break-before="auto" style:use-optimal-row-height="true"/>
    </style:style>
    <style:style style:name="ro14" style:family="table-row">
      <style:table-row-properties style:row-height="0.778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" fo:font-size="24pt" fo:font-weight="bold" style:font-size-asian="24pt" style:font-weight-asian="bold" style:font-size-complex="24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--&gt; €'.E4"/>
      <style:map style:condition="is-true-formula(IF([.$E4]=&quot;VRAI&quot;))" style:apply-style-name="VRAI" style:base-cell-address="'% --&gt; €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74" style:family="table-cell" style:parent-style-name="Default">
      <style:table-cell-properties style:cell-protect="protected" style:print-content="true"/>
      <style:text-properties fo:color="#ce181e" style:font-name="Times New Roman" fo:font-size="32pt" fo:font-weight="bold" style:font-size-asian="32pt" style:font-weight-asian="bold" style:font-size-complex="32pt" style:font-weight-complex="bold"/>
    </style:style>
    <style:style style:name="ce77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€ --&gt; %'.E4"/>
      <style:map style:condition="is-true-formula(IF([.$E4]=&quot;VRAI&quot;))" style:apply-style-name="VRAI" style:base-cell-address="'€ --&gt; %'.E4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4" style:family="table-cell" style:parent-style-name="Default" style:data-style-name="N10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bold" style:font-name-complex="Symbol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4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5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5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5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5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6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7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7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8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8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23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23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24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24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2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4pt" fo:font-weight="bold" style:font-size-asian="24pt" style:font-weight-asian="bold" style:font-size-complex="24pt" style:font-weight-complex="bold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28pt" style:language-asian="zh" style:country-asian="CN" style:font-style-asian="normal" style:font-weight-asian="norma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" fo:font-size="48pt" style:font-size-asian="48pt" style:font-size-complex="48pt"/>
    </style:style>
    <style:style style:name="ce2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6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6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7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7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7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8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3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348" style:family="table-cell" style:parent-style-name="Default">
      <style:table-cell-properties fo:background-color="#ffff00" style:cell-protect="hidden-and-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ffff00" style:cell-protect="hidden-and-protected" style:print-content="true"/>
      <style:text-properties fo:font-size="12pt" style:font-size-asian="12pt" style:font-size-complex="12pt"/>
    </style:style>
    <style:style style:name="ce35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0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1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79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365" style:family="table-cell" style:parent-style-name="Default" style:data-style-name="N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7" style:family="table-cell" style:parent-style-name="Default" style:data-style-name="N100">
      <style:table-cell-properties fo:background-color="#729fc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ext-properties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9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39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#REF!=&quot;FAUX&quot;))" style:apply-style-name="FAUX" style:base-cell-address="Données.I6"/>
      <style:map style:condition="is-true-formula(IF(#REF!=&quot;VRAI&quot;))" style:apply-style-name="VRAI" style:base-cell-address="Données.I6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22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6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39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44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44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44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name-asian="Symbol1" style:font-size-asian="12pt" style:font-name-complex="Symbol1" style:font-size-complex="12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448" style:family="table-cell" style:parent-style-name="Default" style:data-style-name="N10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9" style:family="table-cell" style:parent-style-name="Default" style:data-style-name="N165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50" style:family="table-cell" style:parent-style-name="Default" style:data-style-name="N19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0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72" style:family="table-cell" style:parent-style-name="Default">
      <style:table-cell-properties style:cell-protect="hidden-and-protected" style:print-content="true"/>
      <style:text-properties style:font-name="Times New Roman"/>
    </style:style>
    <style:style style:name="ce40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369" style:family="table-cell" style:parent-style-name="Default">
      <style:table-cell-properties style:cell-protect="hidden-and-protected" style:print-content="true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432" style:family="table-cell" style:parent-style-name="Default">
      <style:table-cell-properties style:cell-protect="protected" style:print-content="true"/>
      <style:text-properties style:font-name="Times New Roman"/>
    </style:style>
    <style:style style:name="ce410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82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3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41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20" style:family="table-cell" style:parent-style-name="Default">
      <style:table-cell-properties style:cell-protect="none" style:print-content="true"/>
      <style:text-properties style:font-name="Times New Roman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9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451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453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455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6" style:family="graphic">
      <style:graphic-properties svg:stroke-width="0.3cm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svg:stroke-width="0.3cm" draw:marker-start="Extrémités_20_de_20_flèche_20_1" draw:marker-start-width="0.65cm" draw:marker-end-width="0.65cm" draw:textarea-horizontal-align="center" draw:textarea-vertical-align="middle" fo:padding-top="0.15cm" fo:padding-bottom="0.15cm" fo:padding-left="0.15cm" fo:padding-right="0.15cm"/>
    </style:style>
    <style:style style:name="gr8" style:family="graphic">
      <style:graphic-properties draw:textarea-vertical-align="middle" draw:auto-grow-height="false" fo:min-height="1.132cm" fo:min-width="9.31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9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4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8" style:family="text">
      <style:text-properties style:text-position="-8% 58%"/>
    </style:style>
    <style:style style:name="T19" style:family="text">
      <style:text-properties style:font-name="Times New Roman" style:text-position="0% 100%"/>
    </style:style>
    <style:style style:name="T20" style:family="text">
      <style:text-properties style:text-position="-33% 58%"/>
    </style:style>
    <style:style style:name="T21" style:family="text">
      <style:text-properties style:text-position="0% 100%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style:text-position="-33% 58%"/>
    </style:style>
    <style:style style:name="T24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26" style:family="text">
      <style:text-properties fo:color="#000000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7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29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ide" table:style-name="ta1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42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07cm" svg:x2="9cm" svg:y2="19.639cm">
              <text:p/>
            </draw:line>
            <draw:line draw:style-name="gr3" draw:text-style-name="P3" svg:x1="20.619cm" svg:y1="17.816cm" svg:x2="15.5cm" svg:y2="19.735cm">
              <text:p/>
            </draw:line>
          </draw:g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2" draw:style-name="gr4" draw:text-style-name="P4" svg:width="3.373cm" svg:height="0.965cm" svg:x="1.236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3" draw:style-name="gr4" draw:text-style-name="P4" svg:width="3.495cm" svg:height="1.036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 --&gt; €" table:style-name="ta2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 --&gt; €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 --&gt; €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0.656cm" svg:y="16.326cm" draw:control="control5"/>
          <draw:control draw:z-index="1" draw:style-name="gr4" draw:text-style-name="P1" svg:width="4.764cm" svg:height="1.514cm" svg:x="26.0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F5]+4)" office:value-type="float" office:value="50" calcext:value-type="float">
            <text:p>50</text:p>
          </table:table-cell>
          <table:table-cell table:style-name="ce83" table:formula="of:=INDEX([$Données.D$1:$Données.D$1048576];[$Données.F5]+4)" office:value-type="float" office:value="140" calcext:value-type="float">
            <text:p>14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E$1:$Données.E$1048576];[$Données.F5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5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F6]+4)" office:value-type="float" office:value="50" calcext:value-type="float">
            <text:p>50</text:p>
          </table:table-cell>
          <table:table-cell table:style-name="ce181" table:formula="of:=INDEX([$Données.D$1:$Données.D$1048576];[$Données.F6]+4)" office:value-type="float" office:value="660" calcext:value-type="float">
            <text:p>66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E$1:$Données.E$1048576];[$Données.F6]+4);&quot;VRAI&quot;;&quot;FAUX&quot;);&quot;&quot;)))">
            <text:p/>
          </table:table-cell>
          <table:table-cell table:style-name="ce94" table:formula="of:=IF(AND([$Synthèse.$H$1];[.$AA$1];[.$AA$2]);INDEX([$Données.E$1:$Données.E$1048576];[$Données.F6]+4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F7]+4)" office:value-type="float" office:value="50" calcext:value-type="float">
            <text:p>50</text:p>
          </table:table-cell>
          <table:table-cell table:style-name="ce83" table:formula="of:=INDEX([$Données.D$1:$Données.D$1048576];[$Données.F7]+4)" office:value-type="float" office:value="800" calcext:value-type="float">
            <text:p>80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E$1:$Données.E$1048576];[$Données.F7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7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F8]+4)" office:value-type="float" office:value="90" calcext:value-type="float">
            <text:p>90</text:p>
          </table:table-cell>
          <table:table-cell table:style-name="ce181" table:formula="of:=INDEX([$Données.D$1:$Données.D$1048576];[$Données.F8]+4)" office:value-type="float" office:value="610" calcext:value-type="float">
            <text:p>61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E$1:$Données.E$1048576];[$Données.F8]+4);&quot;VRAI&quot;;&quot;FAUX&quot;);&quot;&quot;)))">
            <text:p/>
          </table:table-cell>
          <table:table-cell table:style-name="ce94" table:formula="of:=IF(AND([$Synthèse.$H$1];[.$AA$1];[.$AA$2]);INDEX([$Données.E$1:$Données.E$1048576];[$Données.F8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F9]+4)" office:value-type="float" office:value="60" calcext:value-type="float">
            <text:p>60</text:p>
          </table:table-cell>
          <table:table-cell table:style-name="ce83" table:formula="of:=INDEX([$Données.D$1:$Données.D$1048576];[$Données.F9]+4)" office:value-type="float" office:value="770" calcext:value-type="float">
            <text:p>77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E$1:$Données.E$1048576];[$Données.F9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9]+4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F10]+4)" office:value-type="float" office:value="30" calcext:value-type="float">
            <text:p>30</text:p>
          </table:table-cell>
          <table:table-cell table:style-name="ce181" table:formula="of:=INDEX([$Données.D$1:$Données.D$1048576];[$Données.F10]+4)" office:value-type="float" office:value="500" calcext:value-type="float">
            <text:p>50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E$1:$Données.E$1048576];[$Données.F10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0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F11]+4)" office:value-type="float" office:value="50" calcext:value-type="float">
            <text:p>50</text:p>
          </table:table-cell>
          <table:table-cell table:style-name="ce83" table:formula="of:=INDEX([$Données.D$1:$Données.D$1048576];[$Données.F11]+4)" office:value-type="float" office:value="80" calcext:value-type="float">
            <text:p>8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E$1:$Données.E$1048576];[$Données.F11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1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F12]+4)" office:value-type="float" office:value="30" calcext:value-type="float">
            <text:p>30</text:p>
          </table:table-cell>
          <table:table-cell table:style-name="ce181" table:formula="of:=INDEX([$Données.D$1:$Données.D$1048576];[$Données.F12]+4)" office:value-type="float" office:value="750" calcext:value-type="float">
            <text:p>75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E$1:$Données.E$1048576];[$Données.F12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2]+4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F13]+4)" office:value-type="float" office:value="70" calcext:value-type="float">
            <text:p>70</text:p>
          </table:table-cell>
          <table:table-cell table:style-name="ce83" table:formula="of:=INDEX([$Données.D$1:$Données.D$1048576];[$Données.F13]+4)" office:value-type="float" office:value="410" calcext:value-type="float">
            <text:p>41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E$1:$Données.E$1048576];[$Données.F13]+4);&quot;VRAI&quot;;&quot;FAUX&quot;);&quot;&quot;)))">
            <text:p/>
          </table:table-cell>
          <table:table-cell table:style-name="ce201" table:formula="of:=IF(AND([$Synthèse.$H$1];[.$AA$1];[.$AA$2]);INDEX([$Données.E$1:$Données.E$1048576];[$Données.F13]+4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F14]+4)" office:value-type="float" office:value="80" calcext:value-type="float">
            <text:p>80</text:p>
          </table:table-cell>
          <table:table-cell table:style-name="ce181" table:formula="of:=INDEX([$Données.D$1:$Données.D$1048576];[$Données.F14]+4)" office:value-type="float" office:value="680" calcext:value-type="float">
            <text:p>68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E$1:$Données.E$1048576];[$Données.F14]+4);&quot;VRAI&quot;;&quot;FAUX&quot;);&quot;&quot;)))">
            <text:p/>
          </table:table-cell>
          <table:table-cell table:style-name="ce94" table:formula="of:=IF(AND([$Synthèse.$H$1];[.$AA$1];[.$AA$2]);INDEX([$Données.E$1:$Données.E$1048576];[$Données.F14]+4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€'.E4:'% --&gt; €'.F13">
            <calcext:condition calcext:apply-style-name="FAUX" calcext:value="formula-is(IF([.$E4]=&quot;FAUX&quot;))" calcext:base-cell-address="'% --&gt; €'.E4"/>
            <calcext:condition calcext:apply-style-name="VRAI" calcext:value="formula-is(IF([.$E4]=&quot;VRAI&quot;))" calcext:base-cell-address="'% --&gt; €'.E4"/>
          </calcext:conditional-format>
        </calcext:conditional-formats>
      </table:table>
      <table:table table:name="€ --&gt; %" table:style-name="ta2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€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€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uro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4.156cm" svg:y="16.326cm" draw:control="control9"/>
          <draw:control draw:z-index="1" draw:style-name="gr4" draw:text-style-name="P1" svg:width="4.764cm" svg:height="1.514cm" svg:x="29.683cm" svg:y="16.32cm" draw:control="control10"/>
          <draw:control draw:z-index="2" draw:style-name="gr1" draw:text-style-name="P1" svg:width="4.247cm" svg:height="1.5cm" svg:x="0.194cm" svg:y="16.363cm" draw:control="control11"/>
          <draw:control draw:z-index="3" draw:style-name="gr1" draw:text-style-name="P1" svg:width="11.496cm" svg:height="1.5cm" svg:x="4.741cm" svg:y="16.401cm" draw:control="control12"/>
          <draw:line draw:z-index="4" draw:style-name="gr5" draw:text-style-name="P3" svg:x1="8.03cm" svg:y1="22.26cm" svg:x2="18.952cm" svg:y2="22.26cm">
            <text:p/>
          </draw:line>
        </table:shapes>
        <table:table-column table:style-name="co2" table:default-cell-style-name="ce56"/>
        <table:table-column table:style-name="co7" table:number-columns-repeated="2" table:default-cell-style-name="ce56"/>
        <table:table-column table:style-name="co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 de taux d’évolution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Prix initial (€)</text:p>
          </table:table-cell>
          <table:table-cell table:style-name="ce48" office:value-type="string" calcext:value-type="string">
            <text:p>Prix final (€)</text:p>
          </table:table-cell>
          <table:table-cell table:style-name="ce48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 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83" table:formula="of:=INDEX([$Données.C$1:$Données.C$1048576];[$Données.H34]+33)" office:value-type="float" office:value="500" calcext:value-type="float">
            <text:p>500</text:p>
          </table:table-cell>
          <table:table-cell table:style-name="ce83" table:formula="of:=INDEX([$Données.D$1:$Données.D$1048576];[$Données.H34]+33)" office:value-type="float" office:value="650" calcext:value-type="float">
            <text:p>650</text:p>
          </table:table-cell>
          <table:table-cell table:style-name="ce84"/>
          <table:table-cell table:style-name="ce79" table:formula="of:=IF(ISBLANK([.D4]);&quot;&quot;;IF(OR(ISNUMBER([.D4]);ISERROR(VALUE([.D4])));&quot;FAUX&quot;;IF(AND([$Synthèse.$H$1];[.$AA$1]);IF([.D4]=INDEX([$Données.G$1:$Données.G$1048576];[$Données.H34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4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C$1:$Données.C$1048576];[$Données.H35]+33)" office:value-type="float" office:value="700" calcext:value-type="float">
            <text:p>700</text:p>
          </table:table-cell>
          <table:table-cell table:style-name="ce181" table:formula="of:=INDEX([$Données.D$1:$Données.D$1048576];[$Données.H35]+33)" office:value-type="float" office:value="875" calcext:value-type="float">
            <text:p>875</text:p>
          </table:table-cell>
          <table:table-cell table:style-name="ce84"/>
          <table:table-cell table:style-name="ce86" table:formula="of:=IF(ISBLANK([.D5]);&quot;&quot;;IF(OR(ISNUMBER([.D5]);ISERROR(VALUE([.D5])));&quot;FAUX&quot;;IF(AND([$Synthèse.$H$1];[.$AA$1]);IF([.D5]=INDEX([$Données.G$1:$Données.G$1048576];[$Données.H35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5]+33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83" table:formula="of:=INDEX([$Données.C$1:$Données.C$1048576];[$Données.H36]+33)" office:value-type="float" office:value="800" calcext:value-type="float">
            <text:p>800</text:p>
          </table:table-cell>
          <table:table-cell table:style-name="ce83" table:formula="of:=INDEX([$Données.D$1:$Données.D$1048576];[$Données.H36]+33)" office:value-type="float" office:value="680" calcext:value-type="float">
            <text:p>680</text:p>
          </table:table-cell>
          <table:table-cell table:style-name="ce84"/>
          <table:table-cell table:style-name="ce79" table:formula="of:=IF(ISBLANK([.D6]);&quot;&quot;;IF(OR(ISNUMBER([.D6]);ISERROR(VALUE([.D6])));&quot;FAUX&quot;;IF(AND([$Synthèse.$H$1];[.$AA$1]);IF([.D6]=INDEX([$Données.G$1:$Données.G$1048576];[$Données.H36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6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C$1:$Données.C$1048576];[$Données.H37]+33)" office:value-type="float" office:value="100" calcext:value-type="float">
            <text:p>100</text:p>
          </table:table-cell>
          <table:table-cell table:style-name="ce181" table:formula="of:=INDEX([$Données.D$1:$Données.D$1048576];[$Données.H37]+33)" office:value-type="float" office:value="60" calcext:value-type="float">
            <text:p>60</text:p>
          </table:table-cell>
          <table:table-cell table:style-name="ce84"/>
          <table:table-cell table:style-name="ce86" table:formula="of:=IF(ISBLANK([.D7]);&quot;&quot;;IF(OR(ISNUMBER([.D7]);ISERROR(VALUE([.D7])));&quot;FAUX&quot;;IF(AND([$Synthèse.$H$1];[.$AA$1]);IF([.D7]=INDEX([$Données.G$1:$Données.G$1048576];[$Données.H37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7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83" table:formula="of:=INDEX([$Données.C$1:$Données.C$1048576];[$Données.H38]+33)" office:value-type="float" office:value="300" calcext:value-type="float">
            <text:p>300</text:p>
          </table:table-cell>
          <table:table-cell table:style-name="ce83" table:formula="of:=INDEX([$Données.D$1:$Données.D$1048576];[$Données.H38]+33)" office:value-type="float" office:value="285" calcext:value-type="float">
            <text:p>285</text:p>
          </table:table-cell>
          <table:table-cell table:style-name="ce84"/>
          <table:table-cell table:style-name="ce79" table:formula="of:=IF(ISBLANK([.D8]);&quot;&quot;;IF(OR(ISNUMBER([.D8]);ISERROR(VALUE([.D8])));&quot;FAUX&quot;;IF(AND([$Synthèse.$H$1];[.$AA$1]);IF([.D8]=INDEX([$Données.G$1:$Données.G$1048576];[$Données.H38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38]+33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C$1:$Données.C$1048576];[$Données.H39]+33)" office:value-type="float" office:value="500" calcext:value-type="float">
            <text:p>500</text:p>
          </table:table-cell>
          <table:table-cell table:style-name="ce181" table:formula="of:=INDEX([$Données.D$1:$Données.D$1048576];[$Données.H39]+33)" office:value-type="float" office:value="550" calcext:value-type="float">
            <text:p>550</text:p>
          </table:table-cell>
          <table:table-cell table:style-name="ce84"/>
          <table:table-cell table:style-name="ce86" table:formula="of:=IF(ISBLANK([.D9]);&quot;&quot;;IF(OR(ISNUMBER([.D9]);ISERROR(VALUE([.D9])));&quot;FAUX&quot;;IF(AND([$Synthèse.$H$1];[.$AA$1]);IF([.D9]=INDEX([$Données.G$1:$Données.G$1048576];[$Données.H39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39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83" table:formula="of:=INDEX([$Données.C$1:$Données.C$1048576];[$Données.H40]+33)" office:value-type="float" office:value="700" calcext:value-type="float">
            <text:p>700</text:p>
          </table:table-cell>
          <table:table-cell table:style-name="ce83" table:formula="of:=INDEX([$Données.D$1:$Données.D$1048576];[$Données.H40]+33)" office:value-type="float" office:value="350" calcext:value-type="float">
            <text:p>350</text:p>
          </table:table-cell>
          <table:table-cell table:style-name="ce84"/>
          <table:table-cell table:style-name="ce79" table:formula="of:=IF(ISBLANK([.D10]);&quot;&quot;;IF(OR(ISNUMBER([.D10]);ISERROR(VALUE([.D10])));&quot;FAUX&quot;;IF(AND([$Synthèse.$H$1];[.$AA$1]);IF([.D10]=INDEX([$Données.G$1:$Données.G$1048576];[$Données.H40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0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C$1:$Données.C$1048576];[$Données.H41]+33)" office:value-type="float" office:value="100" calcext:value-type="float">
            <text:p>100</text:p>
          </table:table-cell>
          <table:table-cell table:style-name="ce181" table:formula="of:=INDEX([$Données.D$1:$Données.D$1048576];[$Données.H41]+33)" office:value-type="float" office:value="95" calcext:value-type="float">
            <text:p>95</text:p>
          </table:table-cell>
          <table:table-cell table:style-name="ce84"/>
          <table:table-cell table:style-name="ce86" table:formula="of:=IF(ISBLANK([.D11]);&quot;&quot;;IF(OR(ISNUMBER([.D11]);ISERROR(VALUE([.D11])));&quot;FAUX&quot;;IF(AND([$Synthèse.$H$1];[.$AA$1]);IF([.D11]=INDEX([$Données.G$1:$Données.G$1048576];[$Données.H41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41]+33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83" table:formula="of:=INDEX([$Données.C$1:$Données.C$1048576];[$Données.H42]+33)" office:value-type="float" office:value="600" calcext:value-type="float">
            <text:p>600</text:p>
          </table:table-cell>
          <table:table-cell table:style-name="ce83" table:formula="of:=INDEX([$Données.D$1:$Données.D$1048576];[$Données.H42]+33)" office:value-type="float" office:value="630" calcext:value-type="float">
            <text:p>630</text:p>
          </table:table-cell>
          <table:table-cell table:style-name="ce84"/>
          <table:table-cell table:style-name="ce79" table:formula="of:=IF(ISBLANK([.D12]);&quot;&quot;;IF(OR(ISNUMBER([.D12]);ISERROR(VALUE([.D12])));&quot;FAUX&quot;;IF(AND([$Synthèse.$H$1];[.$AA$1]);IF([.D12]=INDEX([$Données.G$1:$Données.G$1048576];[$Données.H42]+33);&quot;VRAI&quot;;&quot;FAUX&quot;);&quot;&quot;)))">
            <text:p/>
          </table:table-cell>
          <table:table-cell table:style-name="ce79" table:formula="of:=IF(AND([$Synthèse.$H$1];[.$AA$1];[.$AA$2]);INDEX([$Données.G$1:$Données.G$1048576];[$Données.H42]+33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C$1:$Données.C$1048576];[$Données.H43]+33)" office:value-type="float" office:value="200" calcext:value-type="float">
            <text:p>200</text:p>
          </table:table-cell>
          <table:table-cell table:style-name="ce181" table:formula="of:=INDEX([$Données.D$1:$Données.D$1048576];[$Données.H43]+33)" office:value-type="float" office:value="170" calcext:value-type="float">
            <text:p>170</text:p>
          </table:table-cell>
          <table:table-cell table:style-name="ce84"/>
          <table:table-cell table:style-name="ce86" table:formula="of:=IF(ISBLANK([.D13]);&quot;&quot;;IF(OR(ISNUMBER([.D13]);ISERROR(VALUE([.D13])));&quot;FAUX&quot;;IF(AND([$Synthèse.$H$1];[.$AA$1]);IF([.D13]=INDEX([$Données.G$1:$Données.G$1048576];[$Données.H43]+33);&quot;VRAI&quot;;&quot;FAUX&quot;);&quot;&quot;)))">
            <text:p/>
          </table:table-cell>
          <table:table-cell table:style-name="ce86" table:formula="of:=IF(AND([$Synthèse.$H$1];[.$AA$1];[.$AA$2]);INDEX([$Données.G$1:$Données.G$1048576];[$Données.H43]+33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7">
          <table:table-cell table:style-name="ce74"/>
          <table:table-cell table:style-name="ce53"/>
          <table:table-cell table:style-name="ce75" office:value-type="string" calcext:value-type="string">
            <text:p>+ <text:span text:style-name="T10">t</text:span> %</text:p>
          </table:table-cell>
          <table:table-cell table:number-columns-repeated="61"/>
        </table:table-row>
        <table:table-row table:style-name="ro8">
          <table:table-cell table:style-name="ce53"/>
          <table:table-cell table:style-name="ce77" office:value-type="string" calcext:value-type="string">
            <text:p><text:span text:style-name="T7">P</text:span><text:span text:style-name="T8">intial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11">P</text:span><text:span text:style-name="T12">final</text:span><text:span text:style-name="T13"> (€)</text:span>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2"/>
          <table:table-cell table:style-name="ce75"/>
          <table:table-cell table:style-name="Default"/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€ --&gt; %'.E4:'€ --&gt; %'.F13">
            <calcext:condition calcext:apply-style-name="FAUX" calcext:value="formula-is(IF([.$E4]=&quot;FAUX&quot;))" calcext:base-cell-address="'€ --&gt; %'.E4"/>
            <calcext:condition calcext:apply-style-name="VRAI" calcext:value="formula-is(IF([.$E4]=&quot;VRAI&quot;))" calcext:base-cell-address="'€ --&gt; %'.E4"/>
          </calcext:conditional-format>
        </calcext:conditional-formats>
      </table:table>
      <table:table table:name="% --&gt; x" table:style-name="ta3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32.932cm" svg:y="16.458cm" draw:control="control13"/>
          <draw:control draw:z-index="1" draw:style-name="gr4" draw:text-style-name="P1" svg:width="4.695cm" svg:height="1.5cm" svg:x="38.466cm" svg:y="16.467cm" draw:control="control14"/>
          <draw:control draw:z-index="2" draw:style-name="gr1" draw:text-style-name="P1" svg:width="11.496cm" svg:height="1.5cm" svg:x="5.078cm" svg:y="16.394cm" draw:control="control15"/>
          <draw:control draw:z-index="3" draw:style-name="gr1" draw:text-style-name="P1" svg:width="4.247cm" svg:height="1.5cm" svg:x="0.241cm" svg:y="16.393cm" draw:control="control16"/>
          <draw:line draw:z-index="4" draw:style-name="gr5" draw:text-style-name="P3" svg:x1="8.758cm" svg:y1="25.841cm" svg:x2="16.564cm" svg:y2="25.841cm">
            <text:p/>
          </draw:line>
          <draw:line draw:z-index="5" draw:style-name="gr6" draw:text-style-name="P3" svg:x1="7.204cm" svg:y1="26.903cm" svg:x2="7.204cm" svg:y2="29.124cm">
            <text:p/>
          </draw:line>
          <draw:line draw:z-index="6" draw:style-name="gr6" draw:text-style-name="P3" svg:x1="7.086cm" svg:y1="29.118cm" svg:x2="18.258cm" svg:y2="29.118cm">
            <text:p/>
          </draw:line>
          <draw:line draw:z-index="7" draw:style-name="gr7" draw:text-style-name="P3" svg:x1="18.073cm" svg:y1="26.683cm" svg:x2="18.073cm" svg:y2="29.097cm">
            <text:p/>
          </draw:line>
        </table:shapes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" table:number-columns-repeated="15" table:default-cell-style-name="ce56"/>
        <table:table-column table:style-name="co17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10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+ t 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16">Réponse (</text:span><text:span text:style-name="T17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E$1:$Données.E$1048576];[$Données.G63]+62)" office:value-type="string" office:string-value="+50" calcext:value-type="string">
            <text:p>+50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F$1:$Données.F$1048576];[$Données.G63]+62);&quot;VRAI&quot;;&quot;FAUX&quot;);&quot;&quot;)))">
            <text:p/>
          </table:table-cell>
          <table:table-cell table:style-name="ce108" table:formula="of:=IF(AND([$Synthèse.$H$1];[.$AA$1];[.$AA$2]);INDEX([$Données.F$1:$Données.F$1048576];[$Données.G63]+6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N63]+62)" office:value-type="string" office:string-value="+100%" calcext:value-type="string">
            <text:p>+10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M$1:$Données.M$1048576];[$Données.N63]+62);&quot;VRAI&quot;;&quot;FAUX&quot;);&quot;&quot;)))">
            <text:p/>
          </table:table-cell>
          <table:table-cell table:style-name="ce226" table:formula="of:=IF(AND([$Synthèse.$H$1];[.$AA$1];[.$AA$2]);INDEX([$Données.M$1:$Données.M$1048576];[$Données.N63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E$1:$Données.E$1048576];[$Données.G64]+62)" office:value-type="string" office:string-value="+600" calcext:value-type="string">
            <text:p>+600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F$1:$Données.F$1048576];[$Données.G64]+62);&quot;VRAI&quot;;&quot;FAUX&quot;);&quot;&quot;)))">
            <text:p/>
          </table:table-cell>
          <table:table-cell table:style-name="ce202" table:formula="of:=IF(AND([$Synthèse.$H$1];[.$AA$1];[.$AA$2]);INDEX([$Données.F$1:$Données.F$1048576];[$Données.G64]+6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N64]+62)" office:value-type="string" office:string-value="+64%" calcext:value-type="string">
            <text:p>+64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M$1:$Données.M$1048576];[$Données.N64]+62);&quot;VRAI&quot;;&quot;FAUX&quot;);&quot;&quot;)))">
            <text:p/>
          </table:table-cell>
          <table:table-cell table:style-name="ce227" table:formula="of:=IF(AND([$Synthèse.$H$1];[.$AA$1];[.$AA$2]);INDEX([$Données.M$1:$Données.M$1048576];[$Données.N64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E$1:$Données.E$1048576];[$Données.G65]+62)" office:value-type="string" office:string-value="+90" calcext:value-type="string">
            <text:p>+90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F$1:$Données.F$1048576];[$Données.G65]+62);&quot;VRAI&quot;;&quot;FAUX&quot;);&quot;&quot;)))">
            <text:p/>
          </table:table-cell>
          <table:table-cell table:style-name="ce203" table:formula="of:=IF(AND([$Synthèse.$H$1];[.$AA$1];[.$AA$2]);INDEX([$Données.F$1:$Données.F$1048576];[$Données.G65]+6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N65]+62)" office:value-type="string" office:string-value="-90%" calcext:value-type="string">
            <text:p>-9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M$1:$Données.M$1048576];[$Données.N65]+62);&quot;VRAI&quot;;&quot;FAUX&quot;);&quot;&quot;)))">
            <text:p/>
          </table:table-cell>
          <table:table-cell table:style-name="ce228" table:formula="of:=IF(AND([$Synthèse.$H$1];[.$AA$1];[.$AA$2]);INDEX([$Données.M$1:$Données.M$1048576];[$Données.N65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E$1:$Données.E$1048576];[$Données.G66]+62)" office:value-type="string" office:string-value="+99" calcext:value-type="string">
            <text:p>+99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F$1:$Données.F$1048576];[$Données.G66]+62);&quot;VRAI&quot;;&quot;FAUX&quot;);&quot;&quot;)))">
            <text:p/>
          </table:table-cell>
          <table:table-cell table:style-name="ce204" table:formula="of:=IF(AND([$Synthèse.$H$1];[.$AA$1];[.$AA$2]);INDEX([$Données.F$1:$Données.F$1048576];[$Données.G66]+6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N66]+62)" office:value-type="string" office:string-value="-52%" calcext:value-type="string">
            <text:p>-52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M$1:$Données.M$1048576];[$Données.N66]+62);&quot;VRAI&quot;;&quot;FAUX&quot;);&quot;&quot;)))">
            <text:p/>
          </table:table-cell>
          <table:table-cell table:style-name="ce229" table:formula="of:=IF(AND([$Synthèse.$H$1];[.$AA$1];[.$AA$2]);INDEX([$Données.M$1:$Données.M$1048576];[$Données.N66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E$1:$Données.E$1048576];[$Données.G67]+62)" office:value-type="string" office:string-value="+900" calcext:value-type="string">
            <text:p>+900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F$1:$Données.F$1048576];[$Données.G67]+62);&quot;VRAI&quot;;&quot;FAUX&quot;);&quot;&quot;)))">
            <text:p/>
          </table:table-cell>
          <table:table-cell table:style-name="ce205" table:formula="of:=IF(AND([$Synthèse.$H$1];[.$AA$1];[.$AA$2]);INDEX([$Données.F$1:$Données.F$1048576];[$Données.G67]+6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N67]+62)" office:value-type="string" office:string-value="-60%" calcext:value-type="string">
            <text:p>-60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M$1:$Données.M$1048576];[$Données.N67]+62);&quot;VRAI&quot;;&quot;FAUX&quot;);&quot;&quot;)))">
            <text:p/>
          </table:table-cell>
          <table:table-cell table:style-name="ce230" table:formula="of:=IF(AND([$Synthèse.$H$1];[.$AA$1];[.$AA$2]);INDEX([$Données.M$1:$Données.M$1048576];[$Données.N67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E$1:$Données.E$1048576];[$Données.G68]+62)" office:value-type="string" office:string-value="+800" calcext:value-type="string">
            <text:p>+800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F$1:$Données.F$1048576];[$Données.G68]+62);&quot;VRAI&quot;;&quot;FAUX&quot;);&quot;&quot;)))">
            <text:p/>
          </table:table-cell>
          <table:table-cell table:style-name="ce206" table:formula="of:=IF(AND([$Synthèse.$H$1];[.$AA$1];[.$AA$2]);INDEX([$Données.F$1:$Données.F$1048576];[$Données.G68]+6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N68]+62)" office:value-type="string" office:string-value="-20%" calcext:value-type="string">
            <text:p>-2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M$1:$Données.M$1048576];[$Données.N68]+62);&quot;VRAI&quot;;&quot;FAUX&quot;);&quot;&quot;)))">
            <text:p/>
          </table:table-cell>
          <table:table-cell table:style-name="ce231" table:formula="of:=IF(AND([$Synthèse.$H$1];[.$AA$1];[.$AA$2]);INDEX([$Données.M$1:$Données.M$1048576];[$Données.N68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E$1:$Données.E$1048576];[$Données.G69]+62)" office:value-type="string" office:string-value="+700" calcext:value-type="string">
            <text:p>+700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F$1:$Données.F$1048576];[$Données.G69]+62);&quot;VRAI&quot;;&quot;FAUX&quot;);&quot;&quot;)))">
            <text:p/>
          </table:table-cell>
          <table:table-cell table:style-name="ce207" table:formula="of:=IF(AND([$Synthèse.$H$1];[.$AA$1];[.$AA$2]);INDEX([$Données.F$1:$Données.F$1048576];[$Données.G69]+6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N69]+62)" office:value-type="string" office:string-value="-70%" calcext:value-type="string">
            <text:p>-7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M$1:$Données.M$1048576];[$Données.N69]+62);&quot;VRAI&quot;;&quot;FAUX&quot;);&quot;&quot;)))">
            <text:p/>
          </table:table-cell>
          <table:table-cell table:style-name="ce232" table:formula="of:=IF(AND([$Synthèse.$H$1];[.$AA$1];[.$AA$2]);INDEX([$Données.M$1:$Données.M$1048576];[$Données.N69]+6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E$1:$Données.E$1048576];[$Données.G70]+62)" office:value-type="string" office:string-value="+10" calcext:value-type="string">
            <text:p>+10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F$1:$Données.F$1048576];[$Données.G70]+62);&quot;VRAI&quot;;&quot;FAUX&quot;);&quot;&quot;)))">
            <text:p/>
          </table:table-cell>
          <table:table-cell table:style-name="ce208" table:formula="of:=IF(AND([$Synthèse.$H$1];[.$AA$1];[.$AA$2]);INDEX([$Données.F$1:$Données.F$1048576];[$Données.G70]+6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N70]+62)" office:value-type="string" office:string-value="-35%" calcext:value-type="string">
            <text:p>-35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M$1:$Données.M$1048576];[$Données.N70]+62);&quot;VRAI&quot;;&quot;FAUX&quot;);&quot;&quot;)))">
            <text:p/>
          </table:table-cell>
          <table:table-cell table:style-name="ce233" table:formula="of:=IF(AND([$Synthèse.$H$1];[.$AA$1];[.$AA$2]);INDEX([$Données.M$1:$Données.M$1048576];[$Données.N70]+6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E$1:$Données.E$1048576];[$Données.G71]+62)" office:value-type="string" office:string-value="+30" calcext:value-type="string">
            <text:p>+30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F$1:$Données.F$1048576];[$Données.G71]+62);&quot;VRAI&quot;;&quot;FAUX&quot;);&quot;&quot;)))">
            <text:p/>
          </table:table-cell>
          <table:table-cell table:style-name="ce209" table:formula="of:=IF(AND([$Synthèse.$H$1];[.$AA$1];[.$AA$2]);INDEX([$Données.F$1:$Données.F$1048576];[$Données.G71]+6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N71]+62)" office:value-type="string" office:string-value="-50%" calcext:value-type="string">
            <text:p>-5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M$1:$Données.M$1048576];[$Données.N71]+62);&quot;VRAI&quot;;&quot;FAUX&quot;);&quot;&quot;)))">
            <text:p/>
          </table:table-cell>
          <table:table-cell table:style-name="ce234" table:formula="of:=IF(AND([$Synthèse.$H$1];[.$AA$1];[.$AA$2]);INDEX([$Données.M$1:$Données.M$1048576];[$Données.N71]+6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E$1:$Données.E$1048576];[$Données.G72]+62)" office:value-type="string" office:string-value="+35" calcext:value-type="string">
            <text:p>+35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F$1:$Données.F$1048576];[$Données.G72]+62);&quot;VRAI&quot;;&quot;FAUX&quot;);&quot;&quot;)))">
            <text:p/>
          </table:table-cell>
          <table:table-cell table:style-name="ce210" table:formula="of:=IF(AND([$Synthèse.$H$1];[.$AA$1];[.$AA$2]);INDEX([$Données.F$1:$Données.F$1048576];[$Données.G72]+6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N72]+62)" office:value-type="string" office:string-value="+8%" calcext:value-type="string">
            <text:p>+8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M$1:$Données.M$1048576];[$Données.N72]+62);&quot;VRAI&quot;;&quot;FAUX&quot;);&quot;&quot;)))">
            <text:p/>
          </table:table-cell>
          <table:table-cell table:style-name="ce237" table:formula="of:=IF(AND([$Synthèse.$H$1];[.$AA$1];[.$AA$2]);INDEX([$Données.M$1:$Données.M$1048576];[$Données.N72]+6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14">O</text:span><text:span text:style-name="T15">utils</text:span> ; <text:span text:style-name="T14">O</text:span><text:span text:style-name="T15">ptions</text:span> ; <text:span text:style-name="T15">Paramètres linguistiques</text:span> ; <text:span text:style-name="T15">Langues</text:span> ; cocher la case <text:span text:style-name="T15">Identique au paramètre linguistique (,)</text:span> et validez par <text:span text:style-name="T15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/>
          <table:table-cell table:style-name="ce182"/>
          <table:table-cell table:style-name="ce53"/>
          <table:table-cell table:style-name="ce75" office:value-type="string" calcext:value-type="string">
            <text:p>+ t %</text:p>
          </table:table-cell>
          <table:table-cell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8">
          <table:table-cell table:style-name="ce53"/>
          <table:table-cell table:style-name="ce18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2"/>
          <table:table-cell table:style-name="ce53" table:number-columns-repeated="2"/>
          <table:table-cell table:number-columns-repeated="3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/>
          <table:table-cell table:style-name="ce104" office:value-type="string" calcext:value-type="string">
            <text:p></text:p>
          </table:table-cell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>
          <table:table-cell table:style-name="ce53"/>
          <table:table-cell table:style-name="ce183"/>
          <table:table-cell table:style-name="ce53" table:number-columns-repeated="2"/>
          <table:table-cell table:style-name="Default"/>
          <table:table-cell table:number-columns-repeated="2"/>
          <table:table-cell table:style-name="ce212"/>
          <table:table-cell table:number-columns-repeated="56"/>
        </table:table-row>
        <table:table-row table:style-name="ro6" table:number-rows-repeated="2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0.692cm" svg:y="16.154cm" draw:control="control17"/>
          <draw:control draw:z-index="1" draw:style-name="gr4" draw:text-style-name="P1" svg:width="4.695cm" svg:height="1.478cm" svg:x="36.162cm" svg:y="16.121cm" draw:control="control18"/>
          <draw:control draw:z-index="2" draw:style-name="gr1" draw:text-style-name="P1" svg:width="11.496cm" svg:height="1.5cm" svg:x="5.312cm" svg:y="16.253cm" draw:control="control19"/>
          <draw:control draw:z-index="3" draw:style-name="gr1" draw:text-style-name="P1" svg:width="4.247cm" svg:height="1.5cm" svg:x="0.48cm" svg:y="16.22cm" draw:control="control20"/>
          <draw:line draw:z-index="4" draw:style-name="gr5" draw:text-style-name="P3" svg:x1="7.216cm" svg:y1="22.175cm" svg:x2="15.628cm" svg:y2="22.175cm">
            <text:p/>
          </draw:line>
          <draw:line draw:z-index="5" draw:style-name="gr6" draw:text-style-name="P3" svg:x1="6.31cm" svg:y1="23.137cm" svg:x2="6.31cm" svg:y2="25.358cm">
            <text:p/>
          </draw:line>
          <draw:line draw:z-index="6" draw:style-name="gr6" draw:text-style-name="P3" svg:x1="6.199cm" svg:y1="25.252cm" svg:x2="16.642cm" svg:y2="25.252cm">
            <text:p/>
          </draw:line>
          <draw:line draw:z-index="7" draw:style-name="gr7" draw:text-style-name="P3" svg:x1="16.469cm" svg:y1="22.917cm" svg:x2="16.469cm" svg:y2="25.331cm">
            <text:p/>
          </draw:line>
        </table:shapes>
        <table:table-column table:style-name="co8" table:default-cell-style-name="ce56"/>
        <table:table-column table:style-name="co18" table:default-cell-style-name="ce56"/>
        <table:table-column table:style-name="co10" table:default-cell-style-name="ce56"/>
        <table:table-column table:style-name="co12" table:default-cell-style-name="ce56"/>
        <table:table-column table:style-name="co19" table:default-cell-style-name="ce56"/>
        <table:table-column table:style-name="co8" table:default-cell-style-name="ce56"/>
        <table:table-column table:style-name="co13" table:default-cell-style-name="ce56"/>
        <table:table-column table:style-name="co14" table:default-cell-style-name="ce56"/>
        <table:table-column table:style-name="co12" table:default-cell-style-name="ce56"/>
        <table:table-column table:style-name="co19" table:default-cell-style-name="ce56"/>
        <table:table-column table:style-name="co1" table:number-columns-repeated="15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5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<text:span text:style-name="T16">+ t 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D$1:$Données.D$1048576];[$Données.I91]+90)" office:value-type="float" office:value="1.6" calcext:value-type="float">
            <text:p>1,6</text:p>
          </table:table-cell>
          <table:table-cell table:style-name="ce84"/>
          <table:table-cell table:style-name="ce144" table:formula="of:=IF(ISBLANK([.C4]);&quot;&quot;;IF(OR(ISNUMBER([.C4]);ISERROR(VALUE([.C4])));&quot;FAUX&quot;;IF(AND([$Synthèse.$H$1];[.$AA$1]);IF([.C4]=INDEX([$Données.H$1:$Données.H$1048576];[$Données.I91]+90);&quot;VRAI&quot;;&quot;FAUX&quot;);&quot;&quot;)))">
            <text:p/>
          </table:table-cell>
          <table:table-cell table:style-name="ce154" table:formula="of:=IF(AND([$Synthèse.$H$1];[.$AA$1];[.$AA$2]);INDEX([$Données.H$1:$Données.H$1048576];[$Données.I91]+90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L$1:$Données.L$1048576];[$Données.Q91]+90)" office:value-type="float" office:value="1.43" calcext:value-type="float">
            <text:p>1,43</text:p>
          </table:table-cell>
          <table:table-cell table:style-name="ce266"/>
          <table:table-cell table:style-name="ce165" table:formula="of:=IF(ISBLANK([.H4]);&quot;&quot;;IF(OR(ISNUMBER([.C4]);ISERROR(VALUE([.C4])));&quot;FAUX&quot;;IF(AND([$Synthèse.$H$1];[.$AA$1]);IF([.H4]=INDEX([$Données.P$1:$Données.P$1048576];[$Données.Q91]+90);&quot;VRAI&quot;;&quot;FAUX&quot;);&quot;&quot;)))">
            <text:p/>
          </table:table-cell>
          <table:table-cell table:style-name="ce179" table:formula="of:=IF(AND([$Synthèse.$H$1];[.$AA$1];[.$AA$2]);INDEX([$Données.P$1:$Données.P$1048576];[$Données.Q91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D$1:$Données.D$1048576];[$Données.I92]+90)" office:value-type="float" office:value="1.99" calcext:value-type="float">
            <text:p>1,99</text:p>
          </table:table-cell>
          <table:table-cell table:style-name="ce84"/>
          <table:table-cell table:style-name="ce145" table:formula="of:=IF(ISBLANK([.C5]);&quot;&quot;;IF(OR(ISNUMBER([.C5]);ISERROR(VALUE([.C5])));&quot;FAUX&quot;;IF(AND([$Synthèse.$H$1];[.$AA$1]);IF([.C5]=INDEX([$Données.H$1:$Données.H$1048576];[$Données.I92]+90);&quot;VRAI&quot;;&quot;FAUX&quot;);&quot;&quot;)))">
            <text:p/>
          </table:table-cell>
          <table:table-cell table:style-name="ce155" table:formula="of:=IF(AND([$Synthèse.$H$1];[.$AA$1];[.$AA$2]);INDEX([$Données.H$1:$Données.H$1048576];[$Données.I92]+90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L$1:$Données.L$1048576];[$Données.Q92]+90)" office:value-type="float" office:value="1.06" calcext:value-type="float">
            <text:p>1,06</text:p>
          </table:table-cell>
          <table:table-cell table:style-name="ce266"/>
          <table:table-cell table:style-name="ce166" table:formula="of:=IF(ISBLANK([.H5]);&quot;&quot;;IF(OR(ISNUMBER([.C5]);ISERROR(VALUE([.C5])));&quot;FAUX&quot;;IF(AND([$Synthèse.$H$1];[.$AA$1]);IF([.H5]=INDEX([$Données.P$1:$Données.P$1048576];[$Données.Q92]+90);&quot;VRAI&quot;;&quot;FAUX&quot;);&quot;&quot;)))">
            <text:p/>
          </table:table-cell>
          <table:table-cell table:style-name="ce184" table:formula="of:=IF(AND([$Synthèse.$H$1];[.$AA$1];[.$AA$2]);INDEX([$Données.P$1:$Données.P$1048576];[$Données.Q92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D$1:$Données.D$1048576];[$Données.I93]+90)" office:value-type="float" office:value="0.17" calcext:value-type="float">
            <text:p>0,17</text:p>
          </table:table-cell>
          <table:table-cell table:style-name="ce84"/>
          <table:table-cell table:style-name="ce146" table:formula="of:=IF(ISBLANK([.C6]);&quot;&quot;;IF(OR(ISNUMBER([.C6]);ISERROR(VALUE([.C6])));&quot;FAUX&quot;;IF(AND([$Synthèse.$H$1];[.$AA$1]);IF([.C6]=INDEX([$Données.H$1:$Données.H$1048576];[$Données.I93]+90);&quot;VRAI&quot;;&quot;FAUX&quot;);&quot;&quot;)))">
            <text:p/>
          </table:table-cell>
          <table:table-cell table:style-name="ce156" table:formula="of:=IF(AND([$Synthèse.$H$1];[.$AA$1];[.$AA$2]);INDEX([$Données.H$1:$Données.H$1048576];[$Données.I93]+90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L$1:$Données.L$1048576];[$Données.Q93]+90)" office:value-type="float" office:value="1.61" calcext:value-type="float">
            <text:p>1,61</text:p>
          </table:table-cell>
          <table:table-cell table:style-name="ce266"/>
          <table:table-cell table:style-name="ce167" table:formula="of:=IF(ISBLANK([.H6]);&quot;&quot;;IF(OR(ISNUMBER([.C6]);ISERROR(VALUE([.C6])));&quot;FAUX&quot;;IF(AND([$Synthèse.$H$1];[.$AA$1]);IF([.H6]=INDEX([$Données.P$1:$Données.P$1048576];[$Données.Q93]+90);&quot;VRAI&quot;;&quot;FAUX&quot;);&quot;&quot;)))">
            <text:p/>
          </table:table-cell>
          <table:table-cell table:style-name="ce186" table:formula="of:=IF(AND([$Synthèse.$H$1];[.$AA$1];[.$AA$2]);INDEX([$Données.P$1:$Données.P$1048576];[$Données.Q93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D$1:$Données.D$1048576];[$Données.I94]+90)" office:value-type="float" office:value="1.8" calcext:value-type="float">
            <text:p>1,8</text:p>
          </table:table-cell>
          <table:table-cell table:style-name="ce84"/>
          <table:table-cell table:style-name="ce147" table:formula="of:=IF(ISBLANK([.C7]);&quot;&quot;;IF(OR(ISNUMBER([.C7]);ISERROR(VALUE([.C7])));&quot;FAUX&quot;;IF(AND([$Synthèse.$H$1];[.$AA$1]);IF([.C7]=INDEX([$Données.H$1:$Données.H$1048576];[$Données.I94]+90);&quot;VRAI&quot;;&quot;FAUX&quot;);&quot;&quot;)))">
            <text:p/>
          </table:table-cell>
          <table:table-cell table:style-name="ce157" table:formula="of:=IF(AND([$Synthèse.$H$1];[.$AA$1];[.$AA$2]);INDEX([$Données.H$1:$Données.H$1048576];[$Données.I94]+90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L$1:$Données.L$1048576];[$Données.Q94]+90)" office:value-type="float" office:value="0.6" calcext:value-type="float">
            <text:p>0,6</text:p>
          </table:table-cell>
          <table:table-cell table:style-name="ce266"/>
          <table:table-cell table:style-name="ce169" table:formula="of:=IF(ISBLANK([.H7]);&quot;&quot;;IF(OR(ISNUMBER([.C7]);ISERROR(VALUE([.C7])));&quot;FAUX&quot;;IF(AND([$Synthèse.$H$1];[.$AA$1]);IF([.H7]=INDEX([$Données.P$1:$Données.P$1048576];[$Données.Q94]+90);&quot;VRAI&quot;;&quot;FAUX&quot;);&quot;&quot;)))">
            <text:p/>
          </table:table-cell>
          <table:table-cell table:style-name="ce188" table:formula="of:=IF(AND([$Synthèse.$H$1];[.$AA$1];[.$AA$2]);INDEX([$Données.P$1:$Données.P$1048576];[$Données.Q94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D$1:$Données.D$1048576];[$Données.I95]+90)" office:value-type="float" office:value="1.36" calcext:value-type="float">
            <text:p>1,36</text:p>
          </table:table-cell>
          <table:table-cell table:style-name="ce84"/>
          <table:table-cell table:style-name="ce148" table:formula="of:=IF(ISBLANK([.C8]);&quot;&quot;;IF(OR(ISNUMBER([.C8]);ISERROR(VALUE([.C8])));&quot;FAUX&quot;;IF(AND([$Synthèse.$H$1];[.$AA$1]);IF([.C8]=INDEX([$Données.H$1:$Données.H$1048576];[$Données.I95]+90);&quot;VRAI&quot;;&quot;FAUX&quot;);&quot;&quot;)))">
            <text:p/>
          </table:table-cell>
          <table:table-cell table:style-name="ce158" table:formula="of:=IF(AND([$Synthèse.$H$1];[.$AA$1];[.$AA$2]);INDEX([$Données.H$1:$Données.H$1048576];[$Données.I95]+90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L$1:$Données.L$1048576];[$Données.Q95]+90)" office:value-type="float" office:value="0.23" calcext:value-type="float">
            <text:p>0,23</text:p>
          </table:table-cell>
          <table:table-cell table:style-name="ce266"/>
          <table:table-cell table:style-name="ce170" table:formula="of:=IF(ISBLANK([.H8]);&quot;&quot;;IF(OR(ISNUMBER([.C8]);ISERROR(VALUE([.C8])));&quot;FAUX&quot;;IF(AND([$Synthèse.$H$1];[.$AA$1]);IF([.H8]=INDEX([$Données.P$1:$Données.P$1048576];[$Données.Q95]+90);&quot;VRAI&quot;;&quot;FAUX&quot;);&quot;&quot;)))">
            <text:p/>
          </table:table-cell>
          <table:table-cell table:style-name="ce235" table:formula="of:=IF(AND([$Synthèse.$H$1];[.$AA$1];[.$AA$2]);INDEX([$Données.P$1:$Données.P$1048576];[$Données.Q95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D$1:$Données.D$1048576];[$Données.I96]+90)" office:value-type="float" office:value="1.1" calcext:value-type="float">
            <text:p>1,1</text:p>
          </table:table-cell>
          <table:table-cell table:style-name="ce84"/>
          <table:table-cell table:style-name="ce149" table:formula="of:=IF(ISBLANK([.C9]);&quot;&quot;;IF(OR(ISNUMBER([.C9]);ISERROR(VALUE([.C9])));&quot;FAUX&quot;;IF(AND([$Synthèse.$H$1];[.$AA$1]);IF([.C9]=INDEX([$Données.H$1:$Données.H$1048576];[$Données.I96]+90);&quot;VRAI&quot;;&quot;FAUX&quot;);&quot;&quot;)))">
            <text:p/>
          </table:table-cell>
          <table:table-cell table:style-name="ce159" table:formula="of:=IF(AND([$Synthèse.$H$1];[.$AA$1];[.$AA$2]);INDEX([$Données.H$1:$Données.H$1048576];[$Données.I96]+90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L$1:$Données.L$1048576];[$Données.Q96]+90)" office:value-type="float" office:value="0.4" calcext:value-type="float">
            <text:p>0,4</text:p>
          </table:table-cell>
          <table:table-cell table:style-name="ce266"/>
          <table:table-cell table:style-name="ce171" table:formula="of:=IF(ISBLANK([.H9]);&quot;&quot;;IF(OR(ISNUMBER([.C9]);ISERROR(VALUE([.C9])));&quot;FAUX&quot;;IF(AND([$Synthèse.$H$1];[.$AA$1]);IF([.H9]=INDEX([$Données.P$1:$Données.P$1048576];[$Données.Q96]+90);&quot;VRAI&quot;;&quot;FAUX&quot;);&quot;&quot;)))">
            <text:p/>
          </table:table-cell>
          <table:table-cell table:style-name="ce236" table:formula="of:=IF(AND([$Synthèse.$H$1];[.$AA$1];[.$AA$2]);INDEX([$Données.P$1:$Données.P$1048576];[$Données.Q96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D$1:$Données.D$1048576];[$Données.I97]+90)" office:value-type="float" office:value="1.9" calcext:value-type="float">
            <text:p>1,9</text:p>
          </table:table-cell>
          <table:table-cell table:style-name="ce84"/>
          <table:table-cell table:style-name="ce150" table:formula="of:=IF(ISBLANK([.C10]);&quot;&quot;;IF(OR(ISNUMBER([.C10]);ISERROR(VALUE([.C10])));&quot;FAUX&quot;;IF(AND([$Synthèse.$H$1];[.$AA$1]);IF([.C10]=INDEX([$Données.H$1:$Données.H$1048576];[$Données.I97]+90);&quot;VRAI&quot;;&quot;FAUX&quot;);&quot;&quot;)))">
            <text:p/>
          </table:table-cell>
          <table:table-cell table:style-name="ce160" table:formula="of:=IF(AND([$Synthèse.$H$1];[.$AA$1];[.$AA$2]);INDEX([$Données.H$1:$Données.H$1048576];[$Données.I97]+90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L$1:$Données.L$1048576];[$Données.Q97]+90)" office:value-type="float" office:value="0.1" calcext:value-type="float">
            <text:p>0,1</text:p>
          </table:table-cell>
          <table:table-cell table:style-name="ce266"/>
          <table:table-cell table:style-name="ce172" table:formula="of:=IF(ISBLANK([.H10]);&quot;&quot;;IF(OR(ISNUMBER([.C10]);ISERROR(VALUE([.C10])));&quot;FAUX&quot;;IF(AND([$Synthèse.$H$1];[.$AA$1]);IF([.H10]=INDEX([$Données.P$1:$Données.P$1048576];[$Données.Q97]+90);&quot;VRAI&quot;;&quot;FAUX&quot;);&quot;&quot;)))">
            <text:p/>
          </table:table-cell>
          <table:table-cell table:style-name="ce242" table:formula="of:=IF(AND([$Synthèse.$H$1];[.$AA$1];[.$AA$2]);INDEX([$Données.P$1:$Données.P$1048576];[$Données.Q97]+90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D$1:$Données.D$1048576];[$Données.I98]+90)" office:value-type="float" office:value="1.4" calcext:value-type="float">
            <text:p>1,4</text:p>
          </table:table-cell>
          <table:table-cell table:style-name="ce84"/>
          <table:table-cell table:style-name="ce151" table:formula="of:=IF(ISBLANK([.C11]);&quot;&quot;;IF(OR(ISNUMBER([.C11]);ISERROR(VALUE([.C11])));&quot;FAUX&quot;;IF(AND([$Synthèse.$H$1];[.$AA$1]);IF([.C11]=INDEX([$Données.H$1:$Données.H$1048576];[$Données.I98]+90);&quot;VRAI&quot;;&quot;FAUX&quot;);&quot;&quot;)))">
            <text:p/>
          </table:table-cell>
          <table:table-cell table:style-name="ce161" table:formula="of:=IF(AND([$Synthèse.$H$1];[.$AA$1];[.$AA$2]);INDEX([$Données.H$1:$Données.H$1048576];[$Données.I98]+90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L$1:$Données.L$1048576];[$Données.Q98]+90)" office:value-type="float" office:value="1.82" calcext:value-type="float">
            <text:p>1,82</text:p>
          </table:table-cell>
          <table:table-cell table:style-name="ce266"/>
          <table:table-cell table:style-name="ce173" table:formula="of:=IF(ISBLANK([.H11]);&quot;&quot;;IF(OR(ISNUMBER([.C11]);ISERROR(VALUE([.C11])));&quot;FAUX&quot;;IF(AND([$Synthèse.$H$1];[.$AA$1]);IF([.H11]=INDEX([$Données.P$1:$Données.P$1048576];[$Données.Q98]+90);&quot;VRAI&quot;;&quot;FAUX&quot;);&quot;&quot;)))">
            <text:p/>
          </table:table-cell>
          <table:table-cell table:style-name="ce243" table:formula="of:=IF(AND([$Synthèse.$H$1];[.$AA$1];[.$AA$2]);INDEX([$Données.P$1:$Données.P$1048576];[$Données.Q98]+90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D$1:$Données.D$1048576];[$Données.I99]+90)" office:value-type="float" office:value="9" calcext:value-type="float">
            <text:p>9</text:p>
          </table:table-cell>
          <table:table-cell table:style-name="ce84"/>
          <table:table-cell table:style-name="ce152" table:formula="of:=IF(ISBLANK([.C12]);&quot;&quot;;IF(OR(ISNUMBER([.C12]);ISERROR(VALUE([.C12])));&quot;FAUX&quot;;IF(AND([$Synthèse.$H$1];[.$AA$1]);IF([.C12]=INDEX([$Données.H$1:$Données.H$1048576];[$Données.I99]+90);&quot;VRAI&quot;;&quot;FAUX&quot;);&quot;&quot;)))">
            <text:p/>
          </table:table-cell>
          <table:table-cell table:style-name="ce162" table:formula="of:=IF(AND([$Synthèse.$H$1];[.$AA$1];[.$AA$2]);INDEX([$Données.H$1:$Données.H$1048576];[$Données.I99]+90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L$1:$Données.L$1048576];[$Données.Q99]+90)" office:value-type="float" office:value="0.2" calcext:value-type="float">
            <text:p>0,2</text:p>
          </table:table-cell>
          <table:table-cell table:style-name="ce266"/>
          <table:table-cell table:style-name="ce176" table:formula="of:=IF(ISBLANK([.H12]);&quot;&quot;;IF(OR(ISNUMBER([.C12]);ISERROR(VALUE([.C12])));&quot;FAUX&quot;;IF(AND([$Synthèse.$H$1];[.$AA$1]);IF([.H12]=INDEX([$Données.P$1:$Données.P$1048576];[$Données.Q99]+90);&quot;VRAI&quot;;&quot;FAUX&quot;);&quot;&quot;)))">
            <text:p/>
          </table:table-cell>
          <table:table-cell table:style-name="ce244" table:formula="of:=IF(AND([$Synthèse.$H$1];[.$AA$1];[.$AA$2]);INDEX([$Données.P$1:$Données.P$1048576];[$Données.Q99]+90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D$1:$Données.D$1048576];[$Données.I100]+90)" office:value-type="float" office:value="10" calcext:value-type="float">
            <text:p>10</text:p>
          </table:table-cell>
          <table:table-cell table:style-name="ce84"/>
          <table:table-cell table:style-name="ce153" table:formula="of:=IF(ISBLANK([.C13]);&quot;&quot;;IF(OR(ISNUMBER([.C13]);ISERROR(VALUE([.C13])));&quot;FAUX&quot;;IF(AND([$Synthèse.$H$1];[.$AA$1]);IF([.C13]=INDEX([$Données.H$1:$Données.H$1048576];[$Données.I100]+90);&quot;VRAI&quot;;&quot;FAUX&quot;);&quot;&quot;)))">
            <text:p/>
          </table:table-cell>
          <table:table-cell table:style-name="ce163" table:formula="of:=IF(AND([$Synthèse.$H$1];[.$AA$1];[.$AA$2]);INDEX([$Données.H$1:$Données.H$1048576];[$Données.I100]+90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L$1:$Données.L$1048576];[$Données.Q100]+90)" office:value-type="float" office:value="0.84" calcext:value-type="float">
            <text:p>0,84</text:p>
          </table:table-cell>
          <table:table-cell table:style-name="ce266"/>
          <table:table-cell table:style-name="ce178" table:formula="of:=IF(ISBLANK([.H13]);&quot;&quot;;IF(OR(ISNUMBER([.C13]);ISERROR(VALUE([.C13])));&quot;FAUX&quot;;IF(AND([$Synthèse.$H$1];[.$AA$1]);IF([.H13]=INDEX([$Données.P$1:$Données.P$1048576];[$Données.Q100]+90);&quot;VRAI&quot;;&quot;FAUX&quot;);&quot;&quot;)))">
            <text:p/>
          </table:table-cell>
          <table:table-cell table:style-name="ce246" table:formula="of:=IF(AND([$Synthèse.$H$1];[.$AA$1];[.$AA$2]);INDEX([$Données.P$1:$Données.P$1048576];[$Données.Q100]+90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53" table:number-columns-repeated="3"/>
          <table:table-cell table:style-name="ce104" office:value-type="string" calcext:value-type="string">
            <text:p></text:p>
          </table:table-cell>
          <table:table-cell table:number-columns-repeated="60"/>
        </table:table-row>
        <table:table-row table:style-name="ro8">
          <table:table-cell table:style-name="ce53" table:number-columns-repeated="2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number-columns-repeated="59"/>
        </table:table-row>
        <table:table-row table:style-name="ro6">
          <table:table-cell table:style-name="ce53" table:number-columns-repeated="4"/>
          <table:table-cell table:number-columns-repeated="60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style-name="Default"/>
          <table:table-cell table:number-columns-repeated="59"/>
        </table:table-row>
        <table:table-row table:style-name="ro6">
          <table:table-cell table:style-name="ce53" table:number-columns-repeated="4"/>
          <table:table-cell table:style-name="Default"/>
          <table:table-cell table:number-columns-repeated="59"/>
        </table:table-row>
        <table:table-row table:style-name="ro6" table:number-rows-repeated="60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% successifs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2" form:id="control22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21.773cm" svg:y="16.268cm" draw:control="control21"/>
          <draw:control draw:z-index="1" draw:style-name="gr4" draw:text-style-name="P1" svg:width="4.891cm" svg:height="1.452cm" svg:x="27.205cm" svg:y="16.227cm" draw:control="control22"/>
          <draw:control draw:z-index="2" draw:style-name="gr1" draw:text-style-name="P1" svg:width="11.496cm" svg:height="1.5cm" svg:x="4.882cm" svg:y="16.267cm" draw:control="control23"/>
          <draw:control draw:z-index="3" draw:style-name="gr1" draw:text-style-name="P1" svg:width="4.247cm" svg:height="1.5cm" svg:x="0.23cm" svg:y="16.219cm" draw:control="control24"/>
          <draw:line draw:z-index="4" draw:style-name="gr5" draw:text-style-name="P3" svg:x1="7.085cm" svg:y1="22.071cm" svg:x2="16.028cm" svg:y2="22.071cm">
            <text:p/>
          </draw:line>
          <draw:line draw:z-index="5" draw:style-name="gr5" draw:text-style-name="P3" svg:x1="18.868cm" svg:y1="22.058cm" svg:x2="27.591cm" svg:y2="22.058cm">
            <text:p/>
          </draw:line>
          <draw:line draw:z-index="6" draw:style-name="gr6" draw:text-style-name="P3" svg:x1="5.906cm" svg:y1="23.311cm" svg:x2="5.906cm" svg:y2="25.532cm">
            <text:p/>
          </draw:line>
          <draw:line draw:z-index="7" draw:style-name="gr6" draw:text-style-name="P3" svg:x1="5.751cm" svg:y1="25.426cm" svg:x2="29.202cm" svg:y2="25.426cm">
            <text:p/>
          </draw:line>
          <draw:line draw:z-index="8" draw:style-name="gr7" draw:text-style-name="P3" svg:x1="29cm" svg:y1="23.091cm" svg:x2="29cm" svg:y2="25.505cm">
            <text:p/>
          </draw:line>
        </table:shapes>
        <table:table-column table:style-name="co21" table:default-cell-style-name="ce56"/>
        <table:table-column table:style-name="co22" table:number-columns-repeated="2" table:default-cell-style-name="ce56"/>
        <table:table-column table:style-name="co23" table:default-cell-style-name="ce56"/>
        <table:table-column table:style-name="co24" table:default-cell-style-name="ce56"/>
        <table:table-column table:style-name="co25" table:default-cell-style-name="ce56"/>
        <table:table-column table:style-name="co1" table:number-columns-repeated="19" table:default-cell-style-name="ce56"/>
        <table:table-column table:style-name="co26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245" office:value-type="string" calcext:value-type="string">
            <text:p>+ t<text:span text:style-name="T18">1</text:span> %</text:p>
          </table:table-cell>
          <table:table-cell table:style-name="ce245" office:value-type="string" calcext:value-type="string">
            <text:p>+ t<text:span text:style-name="T18">2</text:span> %</text:p>
          </table:table-cell>
          <table:table-cell table:style-name="ce245" office:value-type="string" calcext:value-type="string">
            <text:p>+ t 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E$1:$Données.E$1048576];[$Données.O119]+118)" office:value-type="string" office:string-value="-70" calcext:value-type="string">
            <text:p>-70</text:p>
          </table:table-cell>
          <table:table-cell table:style-name="ce298" table:formula="of:=INDEX([$Données.I$1:$Données.I$1048576];[$Données.O119]+118)" office:value-type="string" office:string-value="+90" calcext:value-type="string">
            <text:p>+90</text:p>
          </table:table-cell>
          <table:table-cell table:style-name="ce84"/>
          <table:table-cell table:style-name="ce261" table:formula="of:=IF(ISBLANK([.D4]);&quot;&quot;;IF(OR(ISNUMBER([.D4]);ISERROR(VALUE([.D4])));&quot;FAUX&quot;;IF(AND([$Synthèse.$H$1];[.$AA$1]);IF([.D4]=INDEX([$Données.N$1:$Données.N$1048576];[$Données.O119]+118);&quot;VRAI&quot;;&quot;FAUX&quot;);&quot;&quot;)))">
            <text:p/>
          </table:table-cell>
          <table:table-cell table:style-name="ce311" table:formula="of:=IF(AND([$Synthèse.$H$1];[.$AA$1];[.$AA$2]);INDEX([$Données.N$1:$Données.N$1048576];[$Données.O119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E$1:$Données.E$1048576];[$Données.O120]+118)" office:value-type="string" office:string-value="+10" calcext:value-type="string">
            <text:p>+10</text:p>
          </table:table-cell>
          <table:table-cell table:style-name="ce299" table:formula="of:=INDEX([$Données.I$1:$Données.I$1048576];[$Données.O120]+118)" office:value-type="string" office:string-value="+20" calcext:value-type="string">
            <text:p>+20</text:p>
          </table:table-cell>
          <table:table-cell table:style-name="ce84"/>
          <table:table-cell table:style-name="ce302" table:formula="of:=IF(ISBLANK([.D5]);&quot;&quot;;IF(OR(ISNUMBER([.D5]);ISERROR(VALUE([.D5])));&quot;FAUX&quot;;IF(AND([$Synthèse.$H$1];[.$AA$1]);IF([.D5]=INDEX([$Données.N$1:$Données.N$1048576];[$Données.O120]+118);&quot;VRAI&quot;;&quot;FAUX&quot;);&quot;&quot;)))">
            <text:p/>
          </table:table-cell>
          <table:table-cell table:style-name="ce275" table:formula="of:=IF(AND([$Synthèse.$H$1];[.$AA$1];[.$AA$2]);INDEX([$Données.N$1:$Données.N$1048576];[$Données.O120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E$1:$Données.E$1048576];[$Données.O121]+118)" office:value-type="string" office:string-value="+20" calcext:value-type="string">
            <text:p>+20</text:p>
          </table:table-cell>
          <table:table-cell table:style-name="ce298" table:formula="of:=INDEX([$Données.I$1:$Données.I$1048576];[$Données.O121]+118)" office:value-type="string" office:string-value="-40" calcext:value-type="string">
            <text:p>-40</text:p>
          </table:table-cell>
          <table:table-cell table:style-name="ce84"/>
          <table:table-cell table:style-name="ce263" table:formula="of:=IF(ISBLANK([.D6]);&quot;&quot;;IF(OR(ISNUMBER([.D6]);ISERROR(VALUE([.D6])));&quot;FAUX&quot;;IF(AND([$Synthèse.$H$1];[.$AA$1]);IF([.D6]=INDEX([$Données.N$1:$Données.N$1048576];[$Données.O121]+118);&quot;VRAI&quot;;&quot;FAUX&quot;);&quot;&quot;)))">
            <text:p/>
          </table:table-cell>
          <table:table-cell table:style-name="ce313" table:formula="of:=IF(AND([$Synthèse.$H$1];[.$AA$1];[.$AA$2]);INDEX([$Données.N$1:$Données.N$1048576];[$Données.O121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E$1:$Données.E$1048576];[$Données.O122]+118)" office:value-type="string" office:string-value="+20" calcext:value-type="string">
            <text:p>+20</text:p>
          </table:table-cell>
          <table:table-cell table:style-name="ce299" table:formula="of:=INDEX([$Données.I$1:$Données.I$1048576];[$Données.O122]+118)" office:value-type="string" office:string-value="-90" calcext:value-type="string">
            <text:p>-90</text:p>
          </table:table-cell>
          <table:table-cell table:style-name="ce84"/>
          <table:table-cell table:style-name="ce304" table:formula="of:=IF(ISBLANK([.D7]);&quot;&quot;;IF(OR(ISNUMBER([.D7]);ISERROR(VALUE([.D7])));&quot;FAUX&quot;;IF(AND([$Synthèse.$H$1];[.$AA$1]);IF([.D7]=INDEX([$Données.N$1:$Données.N$1048576];[$Données.O122]+118);&quot;VRAI&quot;;&quot;FAUX&quot;);&quot;&quot;)))">
            <text:p/>
          </table:table-cell>
          <table:table-cell table:style-name="ce278" table:formula="of:=IF(AND([$Synthèse.$H$1];[.$AA$1];[.$AA$2]);INDEX([$Données.N$1:$Données.N$1048576];[$Données.O122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E$1:$Données.E$1048576];[$Données.O123]+118)" office:value-type="string" office:string-value="-40" calcext:value-type="string">
            <text:p>-40</text:p>
          </table:table-cell>
          <table:table-cell table:style-name="ce298" table:formula="of:=INDEX([$Données.I$1:$Données.I$1048576];[$Données.O123]+118)" office:value-type="string" office:string-value="+20" calcext:value-type="string">
            <text:p>+20</text:p>
          </table:table-cell>
          <table:table-cell table:style-name="ce84"/>
          <table:table-cell table:style-name="ce265" table:formula="of:=IF(ISBLANK([.D8]);&quot;&quot;;IF(OR(ISNUMBER([.D8]);ISERROR(VALUE([.D8])));&quot;FAUX&quot;;IF(AND([$Synthèse.$H$1];[.$AA$1]);IF([.D8]=INDEX([$Données.N$1:$Données.N$1048576];[$Données.O123]+118);&quot;VRAI&quot;;&quot;FAUX&quot;);&quot;&quot;)))">
            <text:p/>
          </table:table-cell>
          <table:table-cell table:style-name="ce315" table:formula="of:=IF(AND([$Synthèse.$H$1];[.$AA$1];[.$AA$2]);INDEX([$Données.N$1:$Données.N$1048576];[$Données.O123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E$1:$Données.E$1048576];[$Données.O124]+118)" office:value-type="string" office:string-value="+70" calcext:value-type="string">
            <text:p>+70</text:p>
          </table:table-cell>
          <table:table-cell table:style-name="ce299" table:formula="of:=INDEX([$Données.I$1:$Données.I$1048576];[$Données.O124]+118)" office:value-type="string" office:string-value="+20" calcext:value-type="string">
            <text:p>+20</text:p>
          </table:table-cell>
          <table:table-cell table:style-name="ce84"/>
          <table:table-cell table:style-name="ce306" table:formula="of:=IF(ISBLANK([.D9]);&quot;&quot;;IF(OR(ISNUMBER([.D9]);ISERROR(VALUE([.D9])));&quot;FAUX&quot;;IF(AND([$Synthèse.$H$1];[.$AA$1]);IF([.D9]=INDEX([$Données.N$1:$Données.N$1048576];[$Données.O124]+118);&quot;VRAI&quot;;&quot;FAUX&quot;);&quot;&quot;)))">
            <text:p/>
          </table:table-cell>
          <table:table-cell table:style-name="ce281" table:formula="of:=IF(AND([$Synthèse.$H$1];[.$AA$1];[.$AA$2]);INDEX([$Données.N$1:$Données.N$1048576];[$Données.O124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E$1:$Données.E$1048576];[$Données.O125]+118)" office:value-type="string" office:string-value="-20" calcext:value-type="string">
            <text:p>-20</text:p>
          </table:table-cell>
          <table:table-cell table:style-name="ce298" table:formula="of:=INDEX([$Données.I$1:$Données.I$1048576];[$Données.O125]+118)" office:value-type="string" office:string-value="+60" calcext:value-type="string">
            <text:p>+60</text:p>
          </table:table-cell>
          <table:table-cell table:style-name="ce84"/>
          <table:table-cell table:style-name="ce268" table:formula="of:=IF(ISBLANK([.D10]);&quot;&quot;;IF(OR(ISNUMBER([.D10]);ISERROR(VALUE([.D10])));&quot;FAUX&quot;;IF(AND([$Synthèse.$H$1];[.$AA$1]);IF([.D10]=INDEX([$Données.N$1:$Données.N$1048576];[$Données.O125]+118);&quot;VRAI&quot;;&quot;FAUX&quot;);&quot;&quot;)))">
            <text:p/>
          </table:table-cell>
          <table:table-cell table:style-name="ce317" table:formula="of:=IF(AND([$Synthèse.$H$1];[.$AA$1];[.$AA$2]);INDEX([$Données.N$1:$Données.N$1048576];[$Données.O125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E$1:$Données.E$1048576];[$Données.O126]+118)" office:value-type="string" office:string-value="-50" calcext:value-type="string">
            <text:p>-50</text:p>
          </table:table-cell>
          <table:table-cell table:style-name="ce299" table:formula="of:=INDEX([$Données.I$1:$Données.I$1048576];[$Données.O126]+118)" office:value-type="string" office:string-value="+10" calcext:value-type="string">
            <text:p>+10</text:p>
          </table:table-cell>
          <table:table-cell table:style-name="ce84"/>
          <table:table-cell table:style-name="ce308" table:formula="of:=IF(ISBLANK([.D11]);&quot;&quot;;IF(OR(ISNUMBER([.D11]);ISERROR(VALUE([.D11])));&quot;FAUX&quot;;IF(AND([$Synthèse.$H$1];[.$AA$1]);IF([.D11]=INDEX([$Données.N$1:$Données.N$1048576];[$Données.O126]+118);&quot;VRAI&quot;;&quot;FAUX&quot;);&quot;&quot;)))">
            <text:p/>
          </table:table-cell>
          <table:table-cell table:style-name="ce283" table:formula="of:=IF(AND([$Synthèse.$H$1];[.$AA$1];[.$AA$2]);INDEX([$Données.N$1:$Données.N$1048576];[$Données.O126]+118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E$1:$Données.E$1048576];[$Données.O127]+118)" office:value-type="string" office:string-value="+20" calcext:value-type="string">
            <text:p>+20</text:p>
          </table:table-cell>
          <table:table-cell table:style-name="ce298" table:formula="of:=INDEX([$Données.I$1:$Données.I$1048576];[$Données.O127]+118)" office:value-type="string" office:string-value="-10" calcext:value-type="string">
            <text:p>-10</text:p>
          </table:table-cell>
          <table:table-cell table:style-name="ce84"/>
          <table:table-cell table:style-name="ce270" table:formula="of:=IF(ISBLANK([.D12]);&quot;&quot;;IF(OR(ISNUMBER([.D12]);ISERROR(VALUE([.D12])));&quot;FAUX&quot;;IF(AND([$Synthèse.$H$1];[.$AA$1]);IF([.D12]=INDEX([$Données.N$1:$Données.N$1048576];[$Données.O127]+118);&quot;VRAI&quot;;&quot;FAUX&quot;);&quot;&quot;)))">
            <text:p/>
          </table:table-cell>
          <table:table-cell table:style-name="ce319" table:formula="of:=IF(AND([$Synthèse.$H$1];[.$AA$1];[.$AA$2]);INDEX([$Données.N$1:$Données.N$1048576];[$Données.O127]+118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E$1:$Données.E$1048576];[$Données.O128]+118)" office:value-type="string" office:string-value="-50" calcext:value-type="string">
            <text:p>-50</text:p>
          </table:table-cell>
          <table:table-cell table:style-name="ce299" table:formula="of:=INDEX([$Données.I$1:$Données.I$1048576];[$Données.O128]+118)" office:value-type="string" office:string-value="-30" calcext:value-type="string">
            <text:p>-30</text:p>
          </table:table-cell>
          <table:table-cell table:style-name="ce84"/>
          <table:table-cell table:style-name="ce310" table:formula="of:=IF(ISBLANK([.D13]);&quot;&quot;;IF(OR(ISNUMBER([.D13]);ISERROR(VALUE([.D13])));&quot;FAUX&quot;;IF(AND([$Synthèse.$H$1];[.$AA$1]);IF([.D13]=INDEX([$Données.N$1:$Données.N$1048576];[$Données.O128]+118);&quot;VRAI&quot;;&quot;FAUX&quot;);&quot;&quot;)))">
            <text:p/>
          </table:table-cell>
          <table:table-cell table:style-name="ce286" table:formula="of:=IF(AND([$Synthèse.$H$1];[.$AA$1];[.$AA$2]);INDEX([$Données.N$1:$Données.N$1048576];[$Données.O128]+118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/>
          <table:table-cell table:style-name="Default"/>
          <table:table-cell table:style-name="ce75" office:value-type="string" calcext:value-type="string">
            <text:p>+ t<text:span text:style-name="T18">1</text:span> %</text:p>
          </table:table-cell>
          <table:table-cell table:style-name="Default"/>
          <table:table-cell table:style-name="ce75" office:value-type="string" calcext:value-type="string">
            <text:p>+ t<text:span text:style-name="T18">2</text:span> %</text:p>
          </table:table-cell>
          <table:table-cell table:number-columns-repeated="59"/>
        </table:table-row>
        <table:table-row table:style-name="ro8">
          <table:table-cell table:style-name="ce254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Default"/>
          <table:table-cell table:style-name="ce259" office:value-type="string" calcext:value-type="string">
            <text:p><text:span text:style-name="T7">P</text:span><text:span text:style-name="T8">2</text:span><text:span text:style-name="T9"> (€)</text:span></text:p>
          </table:table-cell>
          <table:table-cell table:style-name="Default"/>
          <table:table-cell table:style-name="ce77" office:value-type="string" calcext:value-type="string">
            <text:p><text:span text:style-name="T7">P</text:span><text:span text:style-name="T8">3</text:span><text:span text:style-name="T9"> (€)</text:span></text:p>
          </table:table-cell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3" table:number-columns-repeated="3"/>
          <table:table-cell table:style-name="ce75" office:value-type="string" calcext:value-type="string">
            <text:p>+ t %</text:p>
          </table:table-cell>
          <table:table-cell table:number-columns-repeated="60"/>
        </table:table-row>
        <table:table-row table:style-name="ro6">
          <table:table-cell table:style-name="ce53" table:number-columns-repeated="3"/>
          <table:table-cell table:style-name="Default"/>
          <table:table-cell table:number-columns-repeated="60"/>
        </table:table-row>
        <table:table-row table:style-name="ro6" table:number-rows-repeated="60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5" form:id="control25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7" form:id="control2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6.492cm" svg:y="16.154cm" draw:control="control25"/>
          <draw:control draw:z-index="1" draw:style-name="gr4" draw:text-style-name="P1" svg:width="4.695cm" svg:height="1.478cm" svg:x="41.789cm" svg:y="16.121cm" draw:control="control26"/>
          <draw:control draw:z-index="2" draw:style-name="gr1" draw:text-style-name="P1" svg:width="11.496cm" svg:height="1.5cm" svg:x="5.312cm" svg:y="16.253cm" draw:control="control27"/>
          <draw:control draw:z-index="3" draw:style-name="gr1" draw:text-style-name="P1" svg:width="4.247cm" svg:height="1.5cm" svg:x="0.48cm" svg:y="16.22cm" draw:control="control28"/>
          <draw:custom-shape draw:z-index="4" draw:style-name="gr8" draw:text-style-name="P3" svg:width="9.309cm" svg:height="1.131cm" svg:x="4.698cm" svg:y="20.74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5" draw:text-style-name="P3" svg:x1="5.809cm" svg:y1="22.501cm" svg:x2="12.358cm" svg:y2="22.501cm">
            <text:p/>
          </draw:line>
          <draw:custom-shape draw:z-index="6" draw:style-name="gr8" draw:text-style-name="P3" svg:width="9.309cm" svg:height="1.131cm" svg:x="4.701cm" svg:y="23.349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7" draw:style-name="gr5" draw:text-style-name="P3" svg:x1="28.656cm" svg:y1="22.421cm" svg:x2="36.303cm" svg:y2="22.421cm">
            <text:p/>
          </draw:line>
          <draw:custom-shape draw:z-index="8" draw:style-name="gr8" draw:text-style-name="P3" svg:width="9.309cm" svg:height="1.131cm" svg:x="27.773cm" svg:y="20.748cm">
            <text:p/>
            <draw:enhanced-geometry svg:viewBox="0 0 21600 21600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9" draw:style-name="gr8" draw:text-style-name="P3" svg:width="9.309cm" svg:height="1.131cm" svg:x="27.641cm" svg:y="23.297cm">
            <text:p/>
            <draw:enhanced-geometry svg:viewBox="0 0 21600 21600" draw:mirror-vertical="true" draw:mirror-horizontal="true" draw:text-areas="0 0 21600 21600" draw:type="circular-arrow" draw:modifiers="173.955754674451 13.9576406137864 9446.26325996703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8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30" table:default-cell-style-name="ce56"/>
        <table:table-column table:style-name="co8" table:default-cell-style-name="ce56"/>
        <table:table-column table:style-name="co31" table:default-cell-style-name="ce56"/>
        <table:table-column table:style-name="co32" table:default-cell-style-name="ce56"/>
        <table:table-column table:style-name="co29" table:default-cell-style-name="ce56"/>
        <table:table-column table:style-name="co30" table:default-cell-style-name="ce56"/>
        <table:table-column table:style-name="co1" table:number-columns-repeated="2" table:default-cell-style-name="ce56"/>
        <table:table-column table:style-name="co33" table:default-cell-style-name="ce56"/>
        <table:table-column table:style-name="co34" table:default-cell-style-name="ce56"/>
        <table:table-column table:style-name="co35" table:default-cell-style-name="ce56"/>
        <table:table-column table:style-name="co1" table:number-columns-repeated="10" table:default-cell-style-name="ce56"/>
        <table:table-column table:style-name="co20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7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9">× x</text:span><text:span text:style-name="T20">1</text:span></text:p>
          </table:table-cell>
          <table:table-cell table:style-name="ce276" office:value-type="string" calcext:value-type="string">
            <text:p><text:span text:style-name="T21">× x</text:span><text:span text:style-name="T20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22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22">±</text:span> t<text:span text:style-name="T20">1 </text:span><text:span text:style-name="T21">%</text:span></text:p>
          </table:table-cell>
          <table:table-cell table:style-name="ce255" office:value-type="string" calcext:value-type="string">
            <text:p><text:span text:style-name="T22">±</text:span> t<text:span text:style-name="T20">2 </text:span><text:span text:style-name="T21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K153]+152)" office:value-type="float" office:value="0.2" calcext:value-type="float">
            <text:p>0,2</text:p>
          </table:table-cell>
          <table:table-cell table:style-name="ce84"/>
          <table:table-cell table:style-name="ce307" table:formula="of:=IF(ISBLANK([.C4]);&quot;&quot;;IF(ISNUMBER([.C4]);&quot;FAUX&quot;;IF(AND([$Synthèse.$H$1];[.$AA$1]);IF([.C4]=INDEX([$Données.H$1:$Données.H$1048576];[$Données.K153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3]+15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E$1:$Données.E$1048576];[$Données.K163]+152)" office:value-type="string" office:string-value="-84" calcext:value-type="string">
            <text:p>-84</text:p>
          </table:table-cell>
          <table:table-cell table:style-name="ce84"/>
          <table:table-cell table:style-name="ce345" table:formula="of:=IF(ISBLANK([.H4]);&quot;&quot;;IF(ISNUMBER([.H4]);&quot;FAUX&quot;;IF(AND([$Synthèse.$H$1];[.$AA$1]);IF([.H4]=INDEX([$Données.J$1:$Données.J$1048576];[$Données.K163]+152);&quot;VRAI&quot;;&quot;FAUX&quot;);&quot;&quot;)))">
            <text:p/>
          </table:table-cell>
          <table:table-cell table:style-name="ce345" table:formula="of:=IF(AND([$Synthèse.$H$1];[.$AA$1];[.$AA$2]);INDEX([$Données.J$1:$Données.J$1048576];[$Données.K163]+15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K154]+152)" office:value-type="float" office:value="1.1" calcext:value-type="float">
            <text:p>1,1</text:p>
          </table:table-cell>
          <table:table-cell table:style-name="ce84"/>
          <table:table-cell table:style-name="ce318" table:formula="of:=IF(ISBLANK([.C5]);&quot;&quot;;IF(ISNUMBER([.C5]);&quot;FAUX&quot;;IF(AND([$Synthèse.$H$1];[.$AA$1]);IF([.C5]=INDEX([$Données.H$1:$Données.H$1048576];[$Données.K154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4]+15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E$1:$Données.E$1048576];[$Données.K164]+152)" office:value-type="string" office:string-value="+525" calcext:value-type="string">
            <text:p>+525</text:p>
          </table:table-cell>
          <table:table-cell table:style-name="ce84"/>
          <table:table-cell table:style-name="ce346" table:formula="of:=IF(ISBLANK([.H5]);&quot;&quot;;IF(ISNUMBER([.H5]);&quot;FAUX&quot;;IF(AND([$Synthèse.$H$1];[.$AA$1]);IF([.H5]=INDEX([$Données.J$1:$Données.J$1048576];[$Données.K164]+152);&quot;VRAI&quot;;&quot;FAUX&quot;);&quot;&quot;)))">
            <text:p/>
          </table:table-cell>
          <table:table-cell table:style-name="ce346" table:formula="of:=IF(AND([$Synthèse.$H$1];[.$AA$1];[.$AA$2]);INDEX([$Données.J$1:$Données.J$1048576];[$Données.K164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K155]+152)" office:value-type="float" office:value="5" calcext:value-type="float">
            <text:p>5</text:p>
          </table:table-cell>
          <table:table-cell table:style-name="ce84"/>
          <table:table-cell table:style-name="ce307" table:formula="of:=IF(ISBLANK([.C6]);&quot;&quot;;IF(ISNUMBER([.C6]);&quot;FAUX&quot;;IF(AND([$Synthèse.$H$1];[.$AA$1]);IF([.C6]=INDEX([$Données.H$1:$Données.H$1048576];[$Données.K155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5]+15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E$1:$Données.E$1048576];[$Données.K165]+152)" office:value-type="string" office:string-value="+150" calcext:value-type="string">
            <text:p>+150</text:p>
          </table:table-cell>
          <table:table-cell table:style-name="ce84"/>
          <table:table-cell table:style-name="ce345" table:formula="of:=IF(ISBLANK([.H6]);&quot;&quot;;IF(ISNUMBER([.H6]);&quot;FAUX&quot;;IF(AND([$Synthèse.$H$1];[.$AA$1]);IF([.H6]=INDEX([$Données.J$1:$Données.J$1048576];[$Données.K165]+152);&quot;VRAI&quot;;&quot;FAUX&quot;);&quot;&quot;)))">
            <text:p/>
          </table:table-cell>
          <table:table-cell table:style-name="ce345" table:formula="of:=IF(AND([$Synthèse.$H$1];[.$AA$1];[.$AA$2]);INDEX([$Données.J$1:$Données.J$1048576];[$Données.K165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K156]+152)" office:value-type="float" office:value="1.8" calcext:value-type="float">
            <text:p>1,8</text:p>
          </table:table-cell>
          <table:table-cell table:style-name="ce84"/>
          <table:table-cell table:style-name="ce318" table:formula="of:=IF(ISBLANK([.C7]);&quot;&quot;;IF(ISNUMBER([.C7]);&quot;FAUX&quot;;IF(AND([$Synthèse.$H$1];[.$AA$1]);IF([.C7]=INDEX([$Données.H$1:$Données.H$1048576];[$Données.K156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6]+15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E$1:$Données.E$1048576];[$Données.K166]+152)" office:value-type="string" office:string-value="-50" calcext:value-type="string">
            <text:p>-50</text:p>
          </table:table-cell>
          <table:table-cell table:style-name="ce84"/>
          <table:table-cell table:style-name="ce346" table:formula="of:=IF(ISBLANK([.H7]);&quot;&quot;;IF(ISNUMBER([.H7]);&quot;FAUX&quot;;IF(AND([$Synthèse.$H$1];[.$AA$1]);IF([.H7]=INDEX([$Données.J$1:$Données.J$1048576];[$Données.K166]+152);&quot;VRAI&quot;;&quot;FAUX&quot;);&quot;&quot;)))">
            <text:p/>
          </table:table-cell>
          <table:table-cell table:style-name="ce346" table:formula="of:=IF(AND([$Synthèse.$H$1];[.$AA$1];[.$AA$2]);INDEX([$Données.J$1:$Données.J$1048576];[$Données.K166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K157]+152)" office:value-type="float" office:value="3" calcext:value-type="float">
            <text:p>3</text:p>
          </table:table-cell>
          <table:table-cell table:style-name="ce84"/>
          <table:table-cell table:style-name="ce307" table:formula="of:=IF(ISBLANK([.C8]);&quot;&quot;;IF(ISNUMBER([.C8]);&quot;FAUX&quot;;IF(AND([$Synthèse.$H$1];[.$AA$1]);IF([.C8]=INDEX([$Données.H$1:$Données.H$1048576];[$Données.K157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7]+15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E$1:$Données.E$1048576];[$Données.K167]+152)" office:value-type="string" office:string-value="+100" calcext:value-type="string">
            <text:p>+100</text:p>
          </table:table-cell>
          <table:table-cell table:style-name="ce84"/>
          <table:table-cell table:style-name="ce345" table:formula="of:=IF(ISBLANK([.H8]);&quot;&quot;;IF(ISNUMBER([.H8]);&quot;FAUX&quot;;IF(AND([$Synthèse.$H$1];[.$AA$1]);IF([.H8]=INDEX([$Données.J$1:$Données.J$1048576];[$Données.K167]+152);&quot;VRAI&quot;;&quot;FAUX&quot;);&quot;&quot;)))">
            <text:p/>
          </table:table-cell>
          <table:table-cell table:style-name="ce345" table:formula="of:=IF(AND([$Synthèse.$H$1];[.$AA$1];[.$AA$2]);INDEX([$Données.J$1:$Données.J$1048576];[$Données.K167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K158]+152)" office:value-type="float" office:value="0.9" calcext:value-type="float">
            <text:p>0,9</text:p>
          </table:table-cell>
          <table:table-cell table:style-name="ce84"/>
          <table:table-cell table:style-name="ce318" table:formula="of:=IF(ISBLANK([.C9]);&quot;&quot;;IF(ISNUMBER([.C9]);&quot;FAUX&quot;;IF(AND([$Synthèse.$H$1];[.$AA$1]);IF([.C9]=INDEX([$Données.H$1:$Données.H$1048576];[$Données.K158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58]+15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E$1:$Données.E$1048576];[$Données.K168]+152)" office:value-type="string" office:string-value="-20" calcext:value-type="string">
            <text:p>-20</text:p>
          </table:table-cell>
          <table:table-cell table:style-name="ce84"/>
          <table:table-cell table:style-name="ce346" table:formula="of:=IF(ISBLANK([.H9]);&quot;&quot;;IF(ISNUMBER([.H9]);&quot;FAUX&quot;;IF(AND([$Synthèse.$H$1];[.$AA$1]);IF([.H9]=INDEX([$Données.J$1:$Données.J$1048576];[$Données.K168]+152);&quot;VRAI&quot;;&quot;FAUX&quot;);&quot;&quot;)))">
            <text:p/>
          </table:table-cell>
          <table:table-cell table:style-name="ce346" table:formula="of:=IF(AND([$Synthèse.$H$1];[.$AA$1];[.$AA$2]);INDEX([$Données.J$1:$Données.J$1048576];[$Données.K168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K159]+152)" office:value-type="float" office:value="1.5" calcext:value-type="float">
            <text:p>1,5</text:p>
          </table:table-cell>
          <table:table-cell table:style-name="ce84"/>
          <table:table-cell table:style-name="ce307" table:formula="of:=IF(ISBLANK([.C10]);&quot;&quot;;IF(ISNUMBER([.C10]);&quot;FAUX&quot;;IF(AND([$Synthèse.$H$1];[.$AA$1]);IF([.C10]=INDEX([$Données.H$1:$Données.H$1048576];[$Données.K159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59]+15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E$1:$Données.E$1048576];[$Données.K169]+152)" office:value-type="string" office:string-value="+30" calcext:value-type="string">
            <text:p>+30</text:p>
          </table:table-cell>
          <table:table-cell table:style-name="ce84"/>
          <table:table-cell table:style-name="ce345" table:formula="of:=IF(ISBLANK([.H10]);&quot;&quot;;IF(ISNUMBER([.H10]);&quot;FAUX&quot;;IF(AND([$Synthèse.$H$1];[.$AA$1]);IF([.H10]=INDEX([$Données.J$1:$Données.J$1048576];[$Données.K169]+152);&quot;VRAI&quot;;&quot;FAUX&quot;);&quot;&quot;)))">
            <text:p/>
          </table:table-cell>
          <table:table-cell table:style-name="ce345" table:formula="of:=IF(AND([$Synthèse.$H$1];[.$AA$1];[.$AA$2]);INDEX([$Données.J$1:$Données.J$1048576];[$Données.K169]+15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K160]+152)" office:value-type="float" office:value="5" calcext:value-type="float">
            <text:p>5</text:p>
          </table:table-cell>
          <table:table-cell table:style-name="ce84"/>
          <table:table-cell table:style-name="ce318" table:formula="of:=IF(ISBLANK([.C11]);&quot;&quot;;IF(ISNUMBER([.C11]);&quot;FAUX&quot;;IF(AND([$Synthèse.$H$1];[.$AA$1]);IF([.C11]=INDEX([$Données.H$1:$Données.H$1048576];[$Données.K160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0]+15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E$1:$Données.E$1048576];[$Données.K170]+152)" office:value-type="string" office:string-value="+300" calcext:value-type="string">
            <text:p>+300</text:p>
          </table:table-cell>
          <table:table-cell table:style-name="ce84"/>
          <table:table-cell table:style-name="ce346" table:formula="of:=IF(ISBLANK([.H11]);&quot;&quot;;IF(ISNUMBER([.H11]);&quot;FAUX&quot;;IF(AND([$Synthèse.$H$1];[.$AA$1]);IF([.H11]=INDEX([$Données.J$1:$Données.J$1048576];[$Données.K170]+152);&quot;VRAI&quot;;&quot;FAUX&quot;);&quot;&quot;)))">
            <text:p/>
          </table:table-cell>
          <table:table-cell table:style-name="ce346" table:formula="of:=IF(AND([$Synthèse.$H$1];[.$AA$1];[.$AA$2]);INDEX([$Données.J$1:$Données.J$1048576];[$Données.K170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K161]+152)" office:value-type="float" office:value="0.6" calcext:value-type="float">
            <text:p>0,6</text:p>
          </table:table-cell>
          <table:table-cell table:style-name="ce84"/>
          <table:table-cell table:style-name="ce307" table:formula="of:=IF(ISBLANK([.C12]);&quot;&quot;;IF(ISNUMBER([.C12]);&quot;FAUX&quot;;IF(AND([$Synthèse.$H$1];[.$AA$1]);IF([.C12]=INDEX([$Données.H$1:$Données.H$1048576];[$Données.K161]+152);&quot;VRAI&quot;;&quot;FAUX&quot;);&quot;&quot;)))">
            <text:p/>
          </table:table-cell>
          <table:table-cell table:style-name="ce271" table:formula="of:=IF(AND([$Synthèse.$H$1];[.$AA$1];[.$AA$2]);INDEX([$Données.H$1:$Données.H$1048576];[$Données.K161]+15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E$1:$Données.E$1048576];[$Données.K171]+152)" office:value-type="string" office:string-value="+40" calcext:value-type="string">
            <text:p>+40</text:p>
          </table:table-cell>
          <table:table-cell table:style-name="ce84"/>
          <table:table-cell table:style-name="ce345" table:formula="of:=IF(ISBLANK([.H12]);&quot;&quot;;IF(ISNUMBER([.H12]);&quot;FAUX&quot;;IF(AND([$Synthèse.$H$1];[.$AA$1]);IF([.H12]=INDEX([$Données.J$1:$Données.J$1048576];[$Données.K171]+152);&quot;VRAI&quot;;&quot;FAUX&quot;);&quot;&quot;)))">
            <text:p/>
          </table:table-cell>
          <table:table-cell table:style-name="ce345" table:formula="of:=IF(AND([$Synthèse.$H$1];[.$AA$1];[.$AA$2]);INDEX([$Données.J$1:$Données.J$1048576];[$Données.K171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K162]+152)" office:value-type="float" office:value="6" calcext:value-type="float">
            <text:p>6</text:p>
          </table:table-cell>
          <table:table-cell table:style-name="ce84"/>
          <table:table-cell table:style-name="ce318" table:formula="of:=IF(ISBLANK([.C13]);&quot;&quot;;IF(ISNUMBER([.C13]);&quot;FAUX&quot;;IF(AND([$Synthèse.$H$1];[.$AA$1]);IF([.C13]=INDEX([$Données.H$1:$Données.H$1048576];[$Données.K162]+152);&quot;VRAI&quot;;&quot;FAUX&quot;);&quot;&quot;)))">
            <text:p/>
          </table:table-cell>
          <table:table-cell table:style-name="ce272" table:formula="of:=IF(AND([$Synthèse.$H$1];[.$AA$1];[.$AA$2]);INDEX([$Données.H$1:$Données.H$1048576];[$Données.K162]+15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E$1:$Données.E$1048576];[$Données.K172]+152)" office:value-type="string" office:string-value="+60" calcext:value-type="string">
            <text:p>+60</text:p>
          </table:table-cell>
          <table:table-cell table:style-name="ce84"/>
          <table:table-cell table:style-name="ce346" table:formula="of:=IF(ISBLANK([.H13]);&quot;&quot;;IF(ISNUMBER([.H13]);&quot;FAUX&quot;;IF(AND([$Synthèse.$H$1];[.$AA$1]);IF([.H13]=INDEX([$Données.J$1:$Données.J$1048576];[$Données.K172]+152);&quot;VRAI&quot;;&quot;FAUX&quot;);&quot;&quot;)))">
            <text:p/>
          </table:table-cell>
          <table:table-cell table:style-name="ce346" table:formula="of:=IF(AND([$Synthèse.$H$1];[.$AA$1];[.$AA$2]);INDEX([$Données.J$1:$Données.J$1048576];[$Données.K172]+15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3"/>
          <table:table-cell table:style-name="ce102"/>
          <table:table-cell table:number-columns-repeated="50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1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1 </text:span><text:span text:style-name="T21">%</text:span></text:p>
          </table:table-cell>
          <table:table-cell table:number-columns-repeated="5"/>
          <table:table-cell table:style-name="ce102"/>
          <table:table-cell table:number-columns-repeated="50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"/>
          <table:table-cell table:style-name="ce102"/>
          <table:table-cell table:number-columns-repeated="50"/>
        </table:table-row>
        <table:table-row table:style-name="ro8"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/>
          <table:table-cell table:style-name="Default"/>
          <table:table-cell table:style-name="ce77" office:value-type="string" calcext:value-type="string">
            <text:p><text:span text:style-name="T7">P</text:span><text:span text:style-name="T8">1</text:span><text:span text:style-name="T9"> (€)</text:span></text:p>
          </table:table-cell>
          <table:table-cell table:style-name="ce257"/>
          <table:table-cell table:style-name="ce321" office:value-type="string" calcext:value-type="string">
            <text:p><text:span text:style-name="T24">P</text:span><text:span text:style-name="T25">2</text:span><text:span text:style-name="T26"> (€)</text:span></text:p>
          </table:table-cell>
          <table:table-cell table:number-columns-repeated="55"/>
        </table:table-row>
        <table:table-row table:style-name="ro6">
          <table:table-cell table:style-name="Default"/>
          <table:table-cell table:style-name="ce53"/>
          <table:table-cell table:style-name="Default"/>
          <table:table-cell table:number-columns-repeated="2"/>
          <table:table-cell table:style-name="Default"/>
          <table:table-cell table:style-name="ce53"/>
          <table:table-cell table:style-name="Default"/>
          <table:table-cell table:number-columns-repeated="56"/>
        </table:table-row>
        <table:table-row table:style-name="ro11">
          <table:table-cell table:style-name="Default"/>
          <table:table-cell table:style-name="ce53"/>
          <table:table-cell table:style-name="ce256" office:value-type="string" calcext:value-type="string">
            <text:p> <text:span text:style-name="T22">x</text:span><text:span text:style-name="T23">2</text:span></text:p>
          </table:table-cell>
          <table:table-cell table:number-columns-repeated="2"/>
          <table:table-cell table:style-name="Default"/>
          <table:table-cell table:style-name="ce53"/>
          <table:table-cell table:style-name="ce280" office:value-type="string" calcext:value-type="string">
            <text:p>= <text:span text:style-name="T22">±</text:span> t<text:span text:style-name="T20">2 </text:span><text:span text:style-name="T21">%</text:span></text:p>
          </table:table-cell>
          <table:table-cell table:number-columns-repeated="56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Default"/>
          <table:table-cell table:style-name="ce53"/>
          <table:table-cell table:number-columns-repeated="62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6" table:default-cell-style-name="ce350"/>
        <table:table-column table:style-name="co37" table:default-cell-style-name="ce351"/>
        <table:table-column table:style-name="co38" table:default-cell-style-name="ce351"/>
        <table:table-column table:style-name="co10" table:number-columns-repeated="3" table:default-cell-style-name="ce351"/>
        <table:table-column table:style-name="co39" table:default-cell-style-name="ce351"/>
        <table:table-column table:style-name="co40" table:default-cell-style-name="ce351"/>
        <table:table-column table:style-name="co41" table:default-cell-style-name="ce351"/>
        <table:table-column table:style-name="co42" table:number-columns-repeated="4" table:default-cell-style-name="ce351"/>
        <table:table-column table:style-name="co43" table:default-cell-style-name="ce351"/>
        <table:table-column table:style-name="co44" table:default-cell-style-name="ce351"/>
        <table:table-column table:style-name="co45" table:default-cell-style-name="ce351"/>
        <table:table-column table:style-name="co46" table:default-cell-style-name="ce351"/>
        <table:table-column table:style-name="co47" table:default-cell-style-name="ce351"/>
        <table:table-column table:style-name="co48" table:default-cell-style-name="ce351"/>
        <table:table-column table:style-name="co49" table:default-cell-style-name="ce351"/>
        <table:table-column table:style-name="co50" table:default-cell-style-name="ce351"/>
        <table:table-column table:style-name="co51" table:default-cell-style-name="ce351"/>
        <table:table-column table:style-name="co52" table:default-cell-style-name="ce351"/>
        <table:table-column table:style-name="co53" table:default-cell-style-name="ce351"/>
        <table:table-column table:style-name="co46" table:default-cell-style-name="ce351"/>
        <table:table-column table:style-name="co54" table:default-cell-style-name="ce351"/>
        <table:table-column table:style-name="co48" table:default-cell-style-name="ce351"/>
        <table:table-column table:style-name="co46" table:default-cell-style-name="ce351"/>
        <table:table-column table:style-name="co55" table:default-cell-style-name="ce351"/>
        <table:table-column table:style-name="co56" table:default-cell-style-name="ce351"/>
        <table:table-column table:style-name="co57" table:default-cell-style-name="ce351"/>
        <table:table-column table:style-name="co53" table:default-cell-style-name="ce351"/>
        <table:table-column table:style-name="co36" table:default-cell-style-name="ce351"/>
        <table:table-column table:style-name="co1" table:number-columns-repeated="3" table:default-cell-style-name="ce351"/>
        <table:table-column table:style-name="co58" table:default-cell-style-name="ce351"/>
        <table:table-column table:style-name="co1" table:number-columns-repeated="18" table:default-cell-style-name="ce351"/>
        <table:table-column table:style-name="co59" table:default-cell-style-name="ce351"/>
        <table:table-column table:style-name="co60" table:default-cell-style-name="ce351"/>
        <table:table-column table:style-name="co61" table:default-cell-style-name="ce351"/>
        <table:table-column table:style-name="co62" table:default-cell-style-name="ce351"/>
        <table:table-column table:style-name="co63" table:default-cell-style-name="ce351"/>
        <table:table-column table:style-name="co64" table:default-cell-style-name="ce351"/>
        <table:table-column table:style-name="co65" table:default-cell-style-name="ce351"/>
        <table:table-column table:style-name="co66" table:default-cell-style-name="ce351"/>
        <table:table-column table:style-name="co67" table:default-cell-style-name="ce351"/>
        <table:table-column table:style-name="co68" table:default-cell-style-name="ce351"/>
        <table:table-column table:style-name="co69" table:default-cell-style-name="ce351"/>
        <table:table-column table:style-name="co52" table:default-cell-style-name="ce351"/>
        <table:table-column table:style-name="co70" table:default-cell-style-name="ce350"/>
        <table:table-column table:style-name="co1" table:default-cell-style-name="ce350"/>
        <table:table-column table:style-name="co1" table:number-columns-repeated="6" table:default-cell-style-name="ce421"/>
        <table:table-column table:style-name="co71" table:default-cell-style-name="ce421"/>
        <table:table-column table:style-name="co72" table:default-cell-style-name="ce421"/>
        <table:table-column table:style-name="co1" table:number-columns-repeated="2" table:default-cell-style-name="ce421"/>
        <table:table-column table:style-name="co1" table:number-columns-repeated="945" table:default-cell-style-name="ce402"/>
        <table:table-row table:style-name="ro12">
          <table:table-cell table:style-name="ce295" office:value-type="string" calcext:value-type="string" table:number-columns-spanned="17" table:number-rows-spanned="1">
            <text:p>KELLER Stéphane - Lycée agricole Louis Pasteur</text:p>
          </table:table-cell>
          <table:covered-table-cell table:style-name="Default"/>
          <table:covered-table-cell table:style-name="ce350"/>
          <table:covered-table-cell table:number-columns-repeated="3" table:style-name="ce379"/>
          <table:covered-table-cell table:number-columns-repeated="11" table:style-name="ce355"/>
          <table:table-cell table:style-name="ce374" table:number-columns-repeated="3"/>
          <table:table-cell table:style-name="ce341" table:number-columns-repeated="2"/>
          <table:table-cell table:style-name="ce349" table:number-columns-repeated="2"/>
          <table:table-cell table:style-name="ce385" table:number-columns-repeated="3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21"/>
          <table:table-cell table:style-name="ce402" table:number-columns-repeated="41"/>
          <table:table-cell table:number-columns-repeated="904"/>
          <table:table-cell table:style-name="Default" table:number-columns-repeated="41"/>
        </table:table-row>
        <table:table-row table:style-name="ro4">
          <table:table-cell table:style-name="ce348" office:value-type="string" calcext:value-type="string" table:number-columns-spanned="7" table:number-rows-spanned="1">
            <text:p>% --&gt; €</text:p>
          </table:table-cell>
          <table:covered-table-cell table:number-columns-repeated="5" table:style-name="ce342"/>
          <table:covered-table-cell table:style-name="ce390"/>
          <table:table-cell table:style-name="ce374"/>
          <table:table-cell table:style-name="Default" table:number-columns-repeated="19"/>
          <table:table-cell table:style-name="ce439"/>
          <table:table-cell table:style-name="ce440" table:number-columns-repeated="3"/>
          <table:table-cell table:style-name="ce444" table:number-columns-repeated="6"/>
          <table:table-cell table:style-name="ce402" table:number-columns-repeated="42"/>
          <table:table-cell table:number-columns-repeated="903"/>
          <table:table-cell table:style-name="Default" table:number-columns-repeated="42"/>
        </table:table-row>
        <table:table-row table:style-name="ro4">
          <table:table-cell/>
          <table:table-cell table:style-name="ce350" table:number-columns-repeated="5"/>
          <table:table-cell table:style-name="ce372"/>
          <table:table-cell table:style-name="ce341"/>
          <table:table-cell table:style-name="ce379" office:value-type="string" calcext:value-type="string" table:number-columns-spanned="9" table:number-rows-spanned="1">
            <text:p>Barême</text:p>
          </table:table-cell>
          <table:covered-table-cell table:number-columns-repeated="2" table:style-name="ce379"/>
          <table:covered-table-cell table:number-columns-repeated="6" table:style-name="ce421"/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351"/>
          <table:table-cell table:style-name="ce355" office:value-type="string" calcext:value-type="string">
            <text:p>Rang</text:p>
          </table:table-cell>
          <table:table-cell table:style-name="ce355" office:value-type="string" calcext:value-type="string">
            <text:p>%</text:p>
          </table:table-cell>
          <table:table-cell table:style-name="ce355" office:value-type="string" calcext:value-type="string">
            <text:p>Prix (€)</text:p>
          </table:table-cell>
          <table:table-cell table:style-name="ce355" office:value-type="string" calcext:value-type="string">
            <text:p>Montant (€)</text:p>
          </table:table-cell>
          <table:table-cell table:style-name="ce355" office:value-type="string" calcext:value-type="string">
            <text:p>choix</text:p>
          </table:table-cell>
          <table:table-cell table:style-name="ce372"/>
          <table:table-cell table:style-name="ce341"/>
          <table:table-cell table:style-name="ce391" office:value-type="string" calcext:value-type="string">
            <text:p>% → €</text:p>
          </table:table-cell>
          <table:table-cell table:style-name="ce391" office:value-type="string" calcext:value-type="string">
            <text:p>€ → %</text:p>
          </table:table-cell>
          <table:table-cell table:style-name="ce391" office:value-type="string" calcext:value-type="string" table:number-columns-spanned="2" table:number-rows-spanned="1">
            <text:p>% --&gt; x</text:p>
          </table:table-cell>
          <table:covered-table-cell table:style-name="ce391"/>
          <table:table-cell table:style-name="ce391" office:value-type="string" calcext:value-type="string" table:number-columns-spanned="2" table:number-rows-spanned="1">
            <text:p>x --&gt; %</text:p>
          </table:table-cell>
          <table:covered-table-cell table:style-name="ce391"/>
          <table:table-cell table:style-name="ce391" office:value-type="string" calcext:value-type="string">
            <text:p>% successifs</text:p>
          </table:table-cell>
          <table:table-cell table:style-name="ce391" office:value-type="string" calcext:value-type="string" table:number-columns-spanned="2" table:number-rows-spanned="1">
            <text:p>x1 &lt;--&gt; x2</text:p>
          </table:table-cell>
          <table:covered-table-cell table:style-name="ce391"/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850119905395805" calcext:value-type="float">
            <text:p>0,850119905395805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750" calcext:value-type="float">
            <text:p>750</text:p>
          </table:table-cell>
          <table:table-cell table:style-name="ce365" table:formula="of:=[.C5]*[.D5]/100" office:value-type="float" office:value="225" calcext:value-type="float">
            <text:p>225</text:p>
          </table:table-cell>
          <table:table-cell table:style-name="ce359" table:formula="of:=RANK([.B5];[.$B$5:.$B$29];0)" office:value-type="float" office:value="6" calcext:value-type="float">
            <text:p>6</text:p>
          </table:table-cell>
          <table:table-cell table:style-name="ce284" office:value-type="float" office:value="1" calcext:value-type="float">
            <text:p>1</text:p>
          </table:table-cell>
          <table:table-cell table:style-name="ce341"/>
          <table:table-cell table:number-columns-repeated="2" table:style-name="ce413" office:value-type="string" calcext:value-type="string">
            <text:p>Vrai /Faux</text:p>
          </table:table-cell>
          <table:table-cell table:style-name="ce413" office:value-type="string" calcext:value-type="string" table:number-columns-spanned="2" table:number-rows-spanned="1">
            <text:p>Vrai / Faux</text:p>
          </table:table-cell>
          <table:covered-table-cell table:style-name="ce413" office:value-type="string" calcext:value-type="string">
            <text:p>V/F</text:p>
          </table:covered-table-cell>
          <table:table-cell table:style-name="ce413" office:value-type="string" calcext:value-type="string" table:number-columns-spanned="2" table:number-rows-spanned="1">
            <text:p>Vrai / Faux</text:p>
          </table:table-cell>
          <table:covered-table-cell table:style-name="ce413"/>
          <table:table-cell table:style-name="ce413" office:value-type="string" calcext:value-type="string">
            <text:p>Vrai /Faux</text:p>
          </table:table-cell>
          <table:table-cell table:style-name="ce413" office:value-type="string" calcext:value-type="string" table:number-columns-spanned="2" table:number-rows-spanned="1">
            <text:p>Vrai / Faux</text:p>
          </table:table-cell>
          <table:covered-table-cell table:style-name="ce421"/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274135877755527" calcext:value-type="float">
            <text:p>0,274135877755527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220" calcext:value-type="float">
            <text:p>220</text:p>
          </table:table-cell>
          <table:table-cell table:style-name="ce365" table:formula="of:=[.C6]*[.D6]/100" office:value-type="float" office:value="44" calcext:value-type="float">
            <text:p>44</text:p>
          </table:table-cell>
          <table:table-cell table:style-name="ce359" table:formula="of:=RANK([.B6];[.$B$5:.$B$29];0)" office:value-type="float" office:value="22" calcext:value-type="float">
            <text:p>22</text:p>
          </table:table-cell>
          <table:table-cell table:style-name="ce284" office:value-type="float" office:value="2" calcext:value-type="float">
            <text:p>2</text:p>
          </table:table-cell>
          <table:table-cell table:style-name="ce341"/>
          <table:table-cell table:style-name="ce398" table:formula="of:=IF(ISBLANK([$'% --&gt; €'.D4]);&quot;&quot;;IF(OR(ISNUMBER([$'% --&gt; €'.D4]);ISERROR(VALUE([$'% --&gt; €'.D4])));&quot;FAUX&quot;;IF(AND([$Synthèse.$H$1];[.$AA$1]);IF(VALUE([$'% --&gt; €'.D4])=INDEX([$Données.E$1:$Données.E$1048576];[$Données.F5]+4);&quot;VRAI&quot;;&quot;FAUX&quot;);&quot;&quot;)))">
            <text:p/>
          </table:table-cell>
          <table:table-cell table:style-name="ce398" table:formula="of:=IF(ISBLANK([$'€ --&gt; %'.D4]);&quot;&quot;;IF(OR(ISNUMBER([$'€ --&gt; %'.D4]);ISERROR(VALUE([$'€ --&gt; %'.D4])));&quot;FAUX&quot;;IF(AND([$Synthèse.$H$1];[.$AA$1]);IF([$'€ --&gt; %'.D4]=INDEX([$Données.G$1:$Données.G$1048576];[$Données.H34]+33);&quot;VRAI&quot;;&quot;FAUX&quot;);&quot;&quot;)))">
            <text:p/>
          </table:table-cell>
          <table:table-cell table:style-name="ce398" table:formula="of:=IF(ISBLANK([$'% --&gt; x'.C4]);&quot;&quot;;IF(OR(ISNUMBER([$'% --&gt; x'.C4]);ISERROR(VALUE([$'% --&gt; x'.C4])));&quot;FAUX&quot;;IF(AND([$Synthèse.$H$1];[.$AA$1]);IF(VALUE([$'% --&gt; x'.C4])=INDEX([$Données.F$1:$Données.F$1048576];[$Données.G63]+62);&quot;VRAI&quot;;&quot;FAUX&quot;);&quot;&quot;)))">
            <text:p/>
          </table:table-cell>
          <table:table-cell table:style-name="ce398" table:formula="of:=IF(ISBLANK([$'% --&gt; x'.H4]);&quot;&quot;;IF(OR(ISNUMBER([$'% --&gt; x'.H4]);ISERROR(VALUE([$'% --&gt; x'.H4])));&quot;FAUX&quot;;IF(AND([$Synthèse.$H$1];[.$AA$1]);IF(VALUE([$'% --&gt; x'.H4])=INDEX([$Données.M$1:$Données.M$1048576];[$Données.N63]+62);&quot;VRAI&quot;;&quot;FAUX&quot;);&quot;&quot;)))">
            <text:p/>
          </table:table-cell>
          <table:table-cell table:style-name="ce398" table:formula="of:=IF(ISBLANK([$'x --&gt; %'.C4]);&quot;&quot;;IF(OR(ISNUMBER([$'x --&gt; %'.C4]);ISERROR(VALUE([$'x --&gt; %'.C4])));&quot;FAUX&quot;;IF(AND([$Synthèse.$H$1];[.$AA$1]);IF([$'x --&gt; %'.C4]=INDEX([$Données.H$1:$Données.H$1048576];[$Données.I91]+90);&quot;VRAI&quot;;&quot;FAUX&quot;);&quot;&quot;)))">
            <text:p/>
          </table:table-cell>
          <table:table-cell table:style-name="ce398" table:formula="of:=IF(ISBLANK([$'x --&gt; %'.H4]);&quot;&quot;;IF(OR(ISNUMBER([$'x --&gt; %'.H4]);ISERROR(VALUE([$'x --&gt; %'.H4])));&quot;FAUX&quot;;IF(AND([$Synthèse.$H$1];[.$AA$1]);IF([$'x --&gt; %'.H4]=INDEX([$Données.P$1:$Données.P$1048576];[$Données.Q91]+90);&quot;VRAI&quot;;&quot;FAUX&quot;);&quot;&quot;)))">
            <text:p/>
          </table:table-cell>
          <table:table-cell table:style-name="ce398" table:formula="of:=IF(ISBLANK([$'% successifs'.D4]);&quot;&quot;;IF(OR(ISNUMBER([$'% successifs'.D4]);ISERROR(VALUE([$'% successifs'.D4])));&quot;FAUX&quot;;IF(AND([$Synthèse.$H$1];[.$AA$1]);IF([$'% successifs'.D4]=INDEX([$Données.N$1:$Données.N$1048576];[$Données.O119]+118);&quot;VRAI&quot;;&quot;FAUX&quot;);&quot;&quot;)))">
            <text:p/>
          </table:table-cell>
          <table:table-cell table:style-name="ce398" table:formula="of:=IF(ISBLANK([$'x1 &lt;--&gt; x2'.C4]);&quot;&quot;;IF(ISNUMBER([$'x1 &lt;--&gt; x2'.C4]);&quot;FAUX&quot;;IF(AND([$Synthèse.$H$1];[.$AA$1]);IF([$'x1 &lt;--&gt; x2'.C4]=INDEX([$Données.H$1:$Données.H$1048576];[$Données.K153]+152);&quot;VRAI&quot;;&quot;FAUX&quot;);&quot;&quot;)))">
            <text:p/>
          </table:table-cell>
          <table:table-cell table:style-name="ce398" table:formula="of:=IF(ISBLANK([$'x1 &lt;--&gt; x2'.H4]);&quot;&quot;;IF(ISNUMBER([$'x1 &lt;--&gt; x2'.H4]);&quot;FAUX&quot;;IF(AND([$Synthèse.$H$1];[.$AA$1]);IF([$'x1 &lt;--&gt; x2'.H4]=INDEX([$Données.J$1:$Données.J$1048576];[$Données.K163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440256323583484" calcext:value-type="float">
            <text:p>0,440256323583484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310" calcext:value-type="float">
            <text:p>310</text:p>
          </table:table-cell>
          <table:table-cell table:style-name="ce365" table:formula="of:=[.C7]*[.D7]/100" office:value-type="float" office:value="31" calcext:value-type="float">
            <text:p>31</text:p>
          </table:table-cell>
          <table:table-cell table:style-name="ce359" table:formula="of:=RANK([.B7];[.$B$5:.$B$29];0)" office:value-type="float" office:value="19" calcext:value-type="float">
            <text:p>19</text:p>
          </table:table-cell>
          <table:table-cell table:style-name="ce284" office:value-type="float" office:value="3" calcext:value-type="float">
            <text:p>3</text:p>
          </table:table-cell>
          <table:table-cell table:style-name="ce341"/>
          <table:table-cell table:style-name="ce399" table:formula="of:=IF(ISBLANK([$'% --&gt; €'.D5]);&quot;&quot;;IF(OR(ISNUMBER([$'% --&gt; €'.D5]);ISERROR(VALUE([$'% --&gt; €'.D5])));&quot;FAUX&quot;;IF(AND([$Synthèse.$H$1];[.$AA$1]);IF(VALUE([$'% --&gt; €'.D5])=INDEX([$Données.E$1:$Données.E$1048576];[$Données.F6]+4);&quot;VRAI&quot;;&quot;FAUX&quot;);&quot;&quot;)))">
            <text:p/>
          </table:table-cell>
          <table:table-cell table:style-name="ce399" table:formula="of:=IF(ISBLANK([$'€ --&gt; %'.D5]);&quot;&quot;;IF(OR(ISNUMBER([$'€ --&gt; %'.D5]);ISERROR(VALUE([$'€ --&gt; %'.D5])));&quot;FAUX&quot;;IF(AND([$Synthèse.$H$1];[.$AA$1]);IF([$'€ --&gt; %'.D5]=INDEX([$Données.G$1:$Données.G$1048576];[$Données.H35]+33);&quot;VRAI&quot;;&quot;FAUX&quot;);&quot;&quot;)))">
            <text:p/>
          </table:table-cell>
          <table:table-cell table:style-name="ce399" table:formula="of:=IF(ISBLANK([$'% --&gt; x'.C5]);&quot;&quot;;IF(OR(ISNUMBER([$'% --&gt; x'.C5]);ISERROR(VALUE([$'% --&gt; x'.C5])));&quot;FAUX&quot;;IF(AND([$Synthèse.$H$1];[.$AA$1]);IF(VALUE([$'% --&gt; x'.C5])=INDEX([$Données.F$1:$Données.F$1048576];[$Données.G64]+62);&quot;VRAI&quot;;&quot;FAUX&quot;);&quot;&quot;)))">
            <text:p/>
          </table:table-cell>
          <table:table-cell table:style-name="ce399" table:formula="of:=IF(ISBLANK([$'% --&gt; x'.H5]);&quot;&quot;;IF(OR(ISNUMBER([$'% --&gt; x'.H5]);ISERROR(VALUE([$'% --&gt; x'.H5])));&quot;FAUX&quot;;IF(AND([$Synthèse.$H$1];[.$AA$1]);IF(VALUE([$'% --&gt; x'.H5])=INDEX([$Données.M$1:$Données.M$1048576];[$Données.N64]+62);&quot;VRAI&quot;;&quot;FAUX&quot;);&quot;&quot;)))">
            <text:p/>
          </table:table-cell>
          <table:table-cell table:style-name="ce399" table:formula="of:=IF(ISBLANK([$'x --&gt; %'.C5]);&quot;&quot;;IF(OR(ISNUMBER([$'x --&gt; %'.C5]);ISERROR(VALUE([$'x --&gt; %'.C5])));&quot;FAUX&quot;;IF(AND([$Synthèse.$H$1];[.$AA$1]);IF([$'x --&gt; %'.C5]=INDEX([$Données.H$1:$Données.H$1048576];[$Données.I92]+90);&quot;VRAI&quot;;&quot;FAUX&quot;);&quot;&quot;)))">
            <text:p/>
          </table:table-cell>
          <table:table-cell table:style-name="ce399" table:formula="of:=IF(ISBLANK([$'x --&gt; %'.H5]);&quot;&quot;;IF(OR(ISNUMBER([$'x --&gt; %'.H5]);ISERROR(VALUE([$'x --&gt; %'.H5])));&quot;FAUX&quot;;IF(AND([$Synthèse.$H$1];[.$AA$1]);IF([$'x --&gt; %'.H5]=INDEX([$Données.P$1:$Données.P$1048576];[$Données.Q92]+90);&quot;VRAI&quot;;&quot;FAUX&quot;);&quot;&quot;)))">
            <text:p/>
          </table:table-cell>
          <table:table-cell table:style-name="ce399" table:formula="of:=IF(ISBLANK([$'% successifs'.D5]);&quot;&quot;;IF(OR(ISNUMBER([$'% successifs'.D5]);ISERROR(VALUE([$'% successifs'.D5])));&quot;FAUX&quot;;IF(AND([$Synthèse.$H$1];[.$AA$1]);IF([$'% successifs'.D5]=INDEX([$Données.N$1:$Données.N$1048576];[$Données.O120]+118);&quot;VRAI&quot;;&quot;FAUX&quot;);&quot;&quot;)))">
            <text:p/>
          </table:table-cell>
          <table:table-cell table:style-name="ce399" table:formula="of:=IF(ISBLANK([$'x1 &lt;--&gt; x2'.C5]);&quot;&quot;;IF(ISNUMBER([$'x1 &lt;--&gt; x2'.C5]);&quot;FAUX&quot;;IF(AND([$Synthèse.$H$1];[.$AA$1]);IF([$'x1 &lt;--&gt; x2'.C5]=INDEX([$Données.H$1:$Données.H$1048576];[$Données.K154]+152);&quot;VRAI&quot;;&quot;FAUX&quot;);&quot;&quot;)))">
            <text:p/>
          </table:table-cell>
          <table:table-cell table:style-name="ce399" table:formula="of:=IF(ISBLANK([$'x1 &lt;--&gt; x2'.H5]);&quot;&quot;;IF(ISNUMBER([$'x1 &lt;--&gt; x2'.H5]);&quot;FAUX&quot;;IF(AND([$Synthèse.$H$1];[.$AA$1]);IF([$'x1 &lt;--&gt; x2'.H5]=INDEX([$Données.J$1:$Données.J$1048576];[$Données.K164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204236930477397" calcext:value-type="float">
            <text:p>0,204236930477397</text:p>
          </table:table-cell>
          <table:table-cell table:style-name="ce360" office:value-type="float" office:value="30" calcext:value-type="float">
            <text:p>30</text:p>
          </table:table-cell>
          <table:table-cell table:style-name="ce359" office:value-type="float" office:value="500" calcext:value-type="float">
            <text:p>500</text:p>
          </table:table-cell>
          <table:table-cell table:style-name="ce365" table:formula="of:=[.C8]*[.D8]/100" office:value-type="float" office:value="150" calcext:value-type="float">
            <text:p>150</text:p>
          </table:table-cell>
          <table:table-cell table:style-name="ce359" table:formula="of:=RANK([.B8];[.$B$5:.$B$29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341"/>
          <table:table-cell table:style-name="ce398" table:formula="of:=IF(ISBLANK([$'% --&gt; €'.D6]);&quot;&quot;;IF(OR(ISNUMBER([$'% --&gt; €'.D6]);ISERROR(VALUE([$'% --&gt; €'.D6])));&quot;FAUX&quot;;IF(AND([$Synthèse.$H$1];[.$AA$1]);IF(VALUE([$'% --&gt; €'.D6])=INDEX([$Données.E$1:$Données.E$1048576];[$Données.F7]+4);&quot;VRAI&quot;;&quot;FAUX&quot;);&quot;&quot;)))">
            <text:p/>
          </table:table-cell>
          <table:table-cell table:style-name="ce398" table:formula="of:=IF(ISBLANK([$'€ --&gt; %'.D6]);&quot;&quot;;IF(OR(ISNUMBER([$'€ --&gt; %'.D6]);ISERROR(VALUE([$'€ --&gt; %'.D6])));&quot;FAUX&quot;;IF(AND([$Synthèse.$H$1];[.$AA$1]);IF([$'€ --&gt; %'.D6]=INDEX([$Données.G$1:$Données.G$1048576];[$Données.H36]+33);&quot;VRAI&quot;;&quot;FAUX&quot;);&quot;&quot;)))">
            <text:p/>
          </table:table-cell>
          <table:table-cell table:style-name="ce398" table:formula="of:=IF(ISBLANK([$'% --&gt; x'.C6]);&quot;&quot;;IF(OR(ISNUMBER([$'% --&gt; x'.C6]);ISERROR(VALUE([$'% --&gt; x'.C6])));&quot;FAUX&quot;;IF(AND([$Synthèse.$H$1];[.$AA$1]);IF(VALUE([$'% --&gt; x'.C6])=INDEX([$Données.F$1:$Données.F$1048576];[$Données.G65]+62);&quot;VRAI&quot;;&quot;FAUX&quot;);&quot;&quot;)))">
            <text:p/>
          </table:table-cell>
          <table:table-cell table:style-name="ce398" table:formula="of:=IF(ISBLANK([$'% --&gt; x'.H6]);&quot;&quot;;IF(OR(ISNUMBER([$'% --&gt; x'.H6]);ISERROR(VALUE([$'% --&gt; x'.H6])));&quot;FAUX&quot;;IF(AND([$Synthèse.$H$1];[.$AA$1]);IF(VALUE([$'% --&gt; x'.H6])=INDEX([$Données.M$1:$Données.M$1048576];[$Données.N65]+62);&quot;VRAI&quot;;&quot;FAUX&quot;);&quot;&quot;)))">
            <text:p/>
          </table:table-cell>
          <table:table-cell table:style-name="ce398" table:formula="of:=IF(ISBLANK([$'x --&gt; %'.C6]);&quot;&quot;;IF(OR(ISNUMBER([$'x --&gt; %'.C6]);ISERROR(VALUE([$'x --&gt; %'.C6])));&quot;FAUX&quot;;IF(AND([$Synthèse.$H$1];[.$AA$1]);IF([$'x --&gt; %'.C6]=INDEX([$Données.H$1:$Données.H$1048576];[$Données.I93]+90);&quot;VRAI&quot;;&quot;FAUX&quot;);&quot;&quot;)))">
            <text:p/>
          </table:table-cell>
          <table:table-cell table:style-name="ce398" table:formula="of:=IF(ISBLANK([$'x --&gt; %'.H6]);&quot;&quot;;IF(OR(ISNUMBER([$'x --&gt; %'.H6]);ISERROR(VALUE([$'x --&gt; %'.H6])));&quot;FAUX&quot;;IF(AND([$Synthèse.$H$1];[.$AA$1]);IF([$'x --&gt; %'.H6]=INDEX([$Données.P$1:$Données.P$1048576];[$Données.Q93]+90);&quot;VRAI&quot;;&quot;FAUX&quot;);&quot;&quot;)))">
            <text:p/>
          </table:table-cell>
          <table:table-cell table:style-name="ce398" table:formula="of:=IF(ISBLANK([$'% successifs'.D6]);&quot;&quot;;IF(OR(ISNUMBER([$'% successifs'.D6]);ISERROR(VALUE([$'% successifs'.D6])));&quot;FAUX&quot;;IF(AND([$Synthèse.$H$1];[.$AA$1]);IF([$'% successifs'.D6]=INDEX([$Données.N$1:$Données.N$1048576];[$Données.O121]+118);&quot;VRAI&quot;;&quot;FAUX&quot;);&quot;&quot;)))">
            <text:p/>
          </table:table-cell>
          <table:table-cell table:style-name="ce398" table:formula="of:=IF(ISBLANK([$'x1 &lt;--&gt; x2'.C6]);&quot;&quot;;IF(ISNUMBER([$'x1 &lt;--&gt; x2'.C6]);&quot;FAUX&quot;;IF(AND([$Synthèse.$H$1];[.$AA$1]);IF([$'x1 &lt;--&gt; x2'.C6]=INDEX([$Données.H$1:$Données.H$1048576];[$Données.K155]+152);&quot;VRAI&quot;;&quot;FAUX&quot;);&quot;&quot;)))">
            <text:p/>
          </table:table-cell>
          <table:table-cell table:style-name="ce398" table:formula="of:=IF(ISBLANK([$'x1 &lt;--&gt; x2'.H6]);&quot;&quot;;IF(ISNUMBER([$'x1 &lt;--&gt; x2'.H6]);&quot;FAUX&quot;;IF(AND([$Synthèse.$H$1];[.$AA$1]);IF([$'x1 &lt;--&gt; x2'.H6]=INDEX([$Données.J$1:$Données.J$1048576];[$Données.K165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623697626266981" calcext:value-type="float">
            <text:p>0,623697626266981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880" calcext:value-type="float">
            <text:p>880</text:p>
          </table:table-cell>
          <table:table-cell table:style-name="ce365" table:formula="of:=[.C9]*[.D9]/100" office:value-type="float" office:value="88" calcext:value-type="float">
            <text:p>88</text:p>
          </table:table-cell>
          <table:table-cell table:style-name="ce359" table:formula="of:=RANK([.B9];[.$B$5:.$B$29];0)" office:value-type="float" office:value="16" calcext:value-type="float">
            <text:p>16</text:p>
          </table:table-cell>
          <table:table-cell table:style-name="ce284" office:value-type="float" office:value="5" calcext:value-type="float">
            <text:p>5</text:p>
          </table:table-cell>
          <table:table-cell table:style-name="ce341"/>
          <table:table-cell table:style-name="ce399" table:formula="of:=IF(ISBLANK([$'% --&gt; €'.D7]);&quot;&quot;;IF(OR(ISNUMBER([$'% --&gt; €'.D7]);ISERROR(VALUE([$'% --&gt; €'.D7])));&quot;FAUX&quot;;IF(AND([$Synthèse.$H$1];[.$AA$1]);IF(VALUE([$'% --&gt; €'.D7])=INDEX([$Données.E$1:$Données.E$1048576];[$Données.F8]+4);&quot;VRAI&quot;;&quot;FAUX&quot;);&quot;&quot;)))">
            <text:p/>
          </table:table-cell>
          <table:table-cell table:style-name="ce399" table:formula="of:=IF(ISBLANK([$'€ --&gt; %'.D7]);&quot;&quot;;IF(OR(ISNUMBER([$'€ --&gt; %'.D7]);ISERROR(VALUE([$'€ --&gt; %'.D7])));&quot;FAUX&quot;;IF(AND([$Synthèse.$H$1];[.$AA$1]);IF([$'€ --&gt; %'.D7]=INDEX([$Données.G$1:$Données.G$1048576];[$Données.H37]+33);&quot;VRAI&quot;;&quot;FAUX&quot;);&quot;&quot;)))">
            <text:p/>
          </table:table-cell>
          <table:table-cell table:style-name="ce399" table:formula="of:=IF(ISBLANK([$'% --&gt; x'.C7]);&quot;&quot;;IF(OR(ISNUMBER([$'% --&gt; x'.C7]);ISERROR(VALUE([$'% --&gt; x'.C7])));&quot;FAUX&quot;;IF(AND([$Synthèse.$H$1];[.$AA$1]);IF(VALUE([$'% --&gt; x'.C7])=INDEX([$Données.F$1:$Données.F$1048576];[$Données.G66]+62);&quot;VRAI&quot;;&quot;FAUX&quot;);&quot;&quot;)))">
            <text:p/>
          </table:table-cell>
          <table:table-cell table:style-name="ce399" table:formula="of:=IF(ISBLANK([$'% --&gt; x'.H7]);&quot;&quot;;IF(OR(ISNUMBER([$'% --&gt; x'.H7]);ISERROR(VALUE([$'% --&gt; x'.H7])));&quot;FAUX&quot;;IF(AND([$Synthèse.$H$1];[.$AA$1]);IF(VALUE([$'% --&gt; x'.H7])=INDEX([$Données.M$1:$Données.M$1048576];[$Données.N66]+62);&quot;VRAI&quot;;&quot;FAUX&quot;);&quot;&quot;)))">
            <text:p/>
          </table:table-cell>
          <table:table-cell table:style-name="ce399" table:formula="of:=IF(ISBLANK([$'x --&gt; %'.C7]);&quot;&quot;;IF(OR(ISNUMBER([$'x --&gt; %'.C7]);ISERROR(VALUE([$'x --&gt; %'.C7])));&quot;FAUX&quot;;IF(AND([$Synthèse.$H$1];[.$AA$1]);IF([$'x --&gt; %'.C7]=INDEX([$Données.H$1:$Données.H$1048576];[$Données.I94]+90);&quot;VRAI&quot;;&quot;FAUX&quot;);&quot;&quot;)))">
            <text:p/>
          </table:table-cell>
          <table:table-cell table:style-name="ce399" table:formula="of:=IF(ISBLANK([$'x --&gt; %'.H7]);&quot;&quot;;IF(OR(ISNUMBER([$'x --&gt; %'.H7]);ISERROR(VALUE([$'x --&gt; %'.H7])));&quot;FAUX&quot;;IF(AND([$Synthèse.$H$1];[.$AA$1]);IF([$'x --&gt; %'.H7]=INDEX([$Données.P$1:$Données.P$1048576];[$Données.Q94]+90);&quot;VRAI&quot;;&quot;FAUX&quot;);&quot;&quot;)))">
            <text:p/>
          </table:table-cell>
          <table:table-cell table:style-name="ce399" table:formula="of:=IF(ISBLANK([$'% successifs'.D7]);&quot;&quot;;IF(OR(ISNUMBER([$'% successifs'.D7]);ISERROR(VALUE([$'% successifs'.D7])));&quot;FAUX&quot;;IF(AND([$Synthèse.$H$1];[.$AA$1]);IF([$'% successifs'.D7]=INDEX([$Données.N$1:$Données.N$1048576];[$Données.O122]+118);&quot;VRAI&quot;;&quot;FAUX&quot;);&quot;&quot;)))">
            <text:p/>
          </table:table-cell>
          <table:table-cell table:style-name="ce399" table:formula="of:=IF(ISBLANK([$'x1 &lt;--&gt; x2'.C7]);&quot;&quot;;IF(ISNUMBER([$'x1 &lt;--&gt; x2'.C7]);&quot;FAUX&quot;;IF(AND([$Synthèse.$H$1];[.$AA$1]);IF([$'x1 &lt;--&gt; x2'.C7]=INDEX([$Données.H$1:$Données.H$1048576];[$Données.K156]+152);&quot;VRAI&quot;;&quot;FAUX&quot;);&quot;&quot;)))">
            <text:p/>
          </table:table-cell>
          <table:table-cell table:style-name="ce399" table:formula="of:=IF(ISBLANK([$'x1 &lt;--&gt; x2'.H7]);&quot;&quot;;IF(ISNUMBER([$'x1 &lt;--&gt; x2'.H7]);&quot;FAUX&quot;;IF(AND([$Synthèse.$H$1];[.$AA$1]);IF([$'x1 &lt;--&gt; x2'.H7]=INDEX([$Données.J$1:$Données.J$1048576];[$Données.K166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885340678233982" calcext:value-type="float">
            <text:p>0,885340678233982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140" calcext:value-type="float">
            <text:p>140</text:p>
          </table:table-cell>
          <table:table-cell table:style-name="ce365" table:formula="of:=[.C10]*[.D10]/100" office:value-type="float" office:value="70" calcext:value-type="float">
            <text:p>70</text:p>
          </table:table-cell>
          <table:table-cell table:style-name="ce359" table:formula="of:=RANK([.B10];[.$B$5:.$B$29];0)" office:value-type="float" office:value="4" calcext:value-type="float">
            <text:p>4</text:p>
          </table:table-cell>
          <table:table-cell table:style-name="ce284" office:value-type="float" office:value="6" calcext:value-type="float">
            <text:p>6</text:p>
          </table:table-cell>
          <table:table-cell table:style-name="ce341"/>
          <table:table-cell table:style-name="ce398" table:formula="of:=IF(ISBLANK([$'% --&gt; €'.D8]);&quot;&quot;;IF(OR(ISNUMBER([$'% --&gt; €'.D8]);ISERROR(VALUE([$'% --&gt; €'.D8])));&quot;FAUX&quot;;IF(AND([$Synthèse.$H$1];[.$AA$1]);IF(VALUE([$'% --&gt; €'.D8])=INDEX([$Données.E$1:$Données.E$1048576];[$Données.F9]+4);&quot;VRAI&quot;;&quot;FAUX&quot;);&quot;&quot;)))">
            <text:p/>
          </table:table-cell>
          <table:table-cell table:style-name="ce398" table:formula="of:=IF(ISBLANK([$'€ --&gt; %'.D8]);&quot;&quot;;IF(OR(ISNUMBER([$'€ --&gt; %'.D8]);ISERROR(VALUE([$'€ --&gt; %'.D8])));&quot;FAUX&quot;;IF(AND([$Synthèse.$H$1];[.$AA$1]);IF([$'€ --&gt; %'.D8]=INDEX([$Données.G$1:$Données.G$1048576];[$Données.H38]+33);&quot;VRAI&quot;;&quot;FAUX&quot;);&quot;&quot;)))">
            <text:p/>
          </table:table-cell>
          <table:table-cell table:style-name="ce398" table:formula="of:=IF(ISBLANK([$'% --&gt; x'.C8]);&quot;&quot;;IF(OR(ISNUMBER([$'% --&gt; x'.C8]);ISERROR(VALUE([$'% --&gt; x'.C8])));&quot;FAUX&quot;;IF(AND([$Synthèse.$H$1];[.$AA$1]);IF(VALUE([$'% --&gt; x'.C8])=INDEX([$Données.F$1:$Données.F$1048576];[$Données.G67]+62);&quot;VRAI&quot;;&quot;FAUX&quot;);&quot;&quot;)))">
            <text:p/>
          </table:table-cell>
          <table:table-cell table:style-name="ce398" table:formula="of:=IF(ISBLANK([$'% --&gt; x'.H8]);&quot;&quot;;IF(OR(ISNUMBER([$'% --&gt; x'.H8]);ISERROR(VALUE([$'% --&gt; x'.H8])));&quot;FAUX&quot;;IF(AND([$Synthèse.$H$1];[.$AA$1]);IF(VALUE([$'% --&gt; x'.H8])=INDEX([$Données.M$1:$Données.M$1048576];[$Données.N67]+62);&quot;VRAI&quot;;&quot;FAUX&quot;);&quot;&quot;)))">
            <text:p/>
          </table:table-cell>
          <table:table-cell table:style-name="ce398" table:formula="of:=IF(ISBLANK([$'x --&gt; %'.C8]);&quot;&quot;;IF(OR(ISNUMBER([$'x --&gt; %'.C8]);ISERROR(VALUE([$'x --&gt; %'.C8])));&quot;FAUX&quot;;IF(AND([$Synthèse.$H$1];[.$AA$1]);IF([$'x --&gt; %'.C8]=INDEX([$Données.H$1:$Données.H$1048576];[$Données.I95]+90);&quot;VRAI&quot;;&quot;FAUX&quot;);&quot;&quot;)))">
            <text:p/>
          </table:table-cell>
          <table:table-cell table:style-name="ce398" table:formula="of:=IF(ISBLANK([$'x --&gt; %'.H8]);&quot;&quot;;IF(OR(ISNUMBER([$'x --&gt; %'.H8]);ISERROR(VALUE([$'x --&gt; %'.H8])));&quot;FAUX&quot;;IF(AND([$Synthèse.$H$1];[.$AA$1]);IF([$'x --&gt; %'.H8]=INDEX([$Données.P$1:$Données.P$1048576];[$Données.Q95]+90);&quot;VRAI&quot;;&quot;FAUX&quot;);&quot;&quot;)))">
            <text:p/>
          </table:table-cell>
          <table:table-cell table:style-name="ce398" table:formula="of:=IF(ISBLANK([$'% successifs'.D8]);&quot;&quot;;IF(OR(ISNUMBER([$'% successifs'.D8]);ISERROR(VALUE([$'% successifs'.D8])));&quot;FAUX&quot;;IF(AND([$Synthèse.$H$1];[.$AA$1]);IF([$'% successifs'.D8]=INDEX([$Données.N$1:$Données.N$1048576];[$Données.O123]+118);&quot;VRAI&quot;;&quot;FAUX&quot;);&quot;&quot;)))">
            <text:p/>
          </table:table-cell>
          <table:table-cell table:style-name="ce398" table:formula="of:=IF(ISBLANK([$'x1 &lt;--&gt; x2'.C8]);&quot;&quot;;IF(ISNUMBER([$'x1 &lt;--&gt; x2'.C8]);&quot;FAUX&quot;;IF(AND([$Synthèse.$H$1];[.$AA$1]);IF([$'x1 &lt;--&gt; x2'.C8]=INDEX([$Données.H$1:$Données.H$1048576];[$Données.K157]+152);&quot;VRAI&quot;;&quot;FAUX&quot;);&quot;&quot;)))">
            <text:p/>
          </table:table-cell>
          <table:table-cell table:style-name="ce398" table:formula="of:=IF(ISBLANK([$'x1 &lt;--&gt; x2'.H8]);&quot;&quot;;IF(ISNUMBER([$'x1 &lt;--&gt; x2'.H8]);&quot;FAUX&quot;;IF(AND([$Synthèse.$H$1];[.$AA$1]);IF([$'x1 &lt;--&gt; x2'.H8]=INDEX([$Données.J$1:$Données.J$1048576];[$Données.K167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364996302030338" calcext:value-type="float">
            <text:p>0,364996302030338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420" calcext:value-type="float">
            <text:p>420</text:p>
          </table:table-cell>
          <table:table-cell table:style-name="ce365" table:formula="of:=[.C11]*[.D11]/100" office:value-type="float" office:value="42" calcext:value-type="float">
            <text:p>42</text:p>
          </table:table-cell>
          <table:table-cell table:style-name="ce359" table:formula="of:=RANK([.B11];[.$B$5:.$B$29];0)" office:value-type="float" office:value="20" calcext:value-type="float">
            <text:p>20</text:p>
          </table:table-cell>
          <table:table-cell table:style-name="ce284" office:value-type="float" office:value="7" calcext:value-type="float">
            <text:p>7</text:p>
          </table:table-cell>
          <table:table-cell table:style-name="ce341"/>
          <table:table-cell table:style-name="ce399" table:formula="of:=IF(ISBLANK([$'% --&gt; €'.D9]);&quot;&quot;;IF(OR(ISNUMBER([$'% --&gt; €'.D9]);ISERROR(VALUE([$'% --&gt; €'.D9])));&quot;FAUX&quot;;IF(AND([$Synthèse.$H$1];[.$AA$1]);IF(VALUE([$'% --&gt; €'.D9])=INDEX([$Données.E$1:$Données.E$1048576];[$Données.F10]+4);&quot;VRAI&quot;;&quot;FAUX&quot;);&quot;&quot;)))">
            <text:p/>
          </table:table-cell>
          <table:table-cell table:style-name="ce399" table:formula="of:=IF(ISBLANK([$'€ --&gt; %'.D9]);&quot;&quot;;IF(OR(ISNUMBER([$'€ --&gt; %'.D9]);ISERROR(VALUE([$'€ --&gt; %'.D9])));&quot;FAUX&quot;;IF(AND([$Synthèse.$H$1];[.$AA$1]);IF([$'€ --&gt; %'.D9]=INDEX([$Données.G$1:$Données.G$1048576];[$Données.H39]+33);&quot;VRAI&quot;;&quot;FAUX&quot;);&quot;&quot;)))">
            <text:p/>
          </table:table-cell>
          <table:table-cell table:style-name="ce399" table:formula="of:=IF(ISBLANK([$'% --&gt; x'.C9]);&quot;&quot;;IF(OR(ISNUMBER([$'% --&gt; x'.C9]);ISERROR(VALUE([$'% --&gt; x'.C9])));&quot;FAUX&quot;;IF(AND([$Synthèse.$H$1];[.$AA$1]);IF(VALUE([$'% --&gt; x'.C9])=INDEX([$Données.F$1:$Données.F$1048576];[$Données.G68]+62);&quot;VRAI&quot;;&quot;FAUX&quot;);&quot;&quot;)))">
            <text:p/>
          </table:table-cell>
          <table:table-cell table:style-name="ce399" table:formula="of:=IF(ISBLANK([$'% --&gt; x'.H9]);&quot;&quot;;IF(OR(ISNUMBER([$'% --&gt; x'.H9]);ISERROR(VALUE([$'% --&gt; x'.H9])));&quot;FAUX&quot;;IF(AND([$Synthèse.$H$1];[.$AA$1]);IF(VALUE([$'% --&gt; x'.H9])=INDEX([$Données.M$1:$Données.M$1048576];[$Données.N68]+62);&quot;VRAI&quot;;&quot;FAUX&quot;);&quot;&quot;)))">
            <text:p/>
          </table:table-cell>
          <table:table-cell table:style-name="ce399" table:formula="of:=IF(ISBLANK([$'x --&gt; %'.C9]);&quot;&quot;;IF(OR(ISNUMBER([$'x --&gt; %'.C9]);ISERROR(VALUE([$'x --&gt; %'.C9])));&quot;FAUX&quot;;IF(AND([$Synthèse.$H$1];[.$AA$1]);IF([$'x --&gt; %'.C9]=INDEX([$Données.H$1:$Données.H$1048576];[$Données.I96]+90);&quot;VRAI&quot;;&quot;FAUX&quot;);&quot;&quot;)))">
            <text:p/>
          </table:table-cell>
          <table:table-cell table:style-name="ce399" table:formula="of:=IF(ISBLANK([$'x --&gt; %'.H9]);&quot;&quot;;IF(OR(ISNUMBER([$'x --&gt; %'.H9]);ISERROR(VALUE([$'x --&gt; %'.H9])));&quot;FAUX&quot;;IF(AND([$Synthèse.$H$1];[.$AA$1]);IF([$'x --&gt; %'.H9]=INDEX([$Données.P$1:$Données.P$1048576];[$Données.Q96]+90);&quot;VRAI&quot;;&quot;FAUX&quot;);&quot;&quot;)))">
            <text:p/>
          </table:table-cell>
          <table:table-cell table:style-name="ce399" table:formula="of:=IF(ISBLANK([$'% successifs'.D9]);&quot;&quot;;IF(OR(ISNUMBER([$'% successifs'.D9]);ISERROR(VALUE([$'% successifs'.D9])));&quot;FAUX&quot;;IF(AND([$Synthèse.$H$1];[.$AA$1]);IF([$'% successifs'.D9]=INDEX([$Données.N$1:$Données.N$1048576];[$Données.O124]+118);&quot;VRAI&quot;;&quot;FAUX&quot;);&quot;&quot;)))">
            <text:p/>
          </table:table-cell>
          <table:table-cell table:style-name="ce399" table:formula="of:=IF(ISBLANK([$'x1 &lt;--&gt; x2'.C9]);&quot;&quot;;IF(ISNUMBER([$'x1 &lt;--&gt; x2'.C9]);&quot;FAUX&quot;;IF(AND([$Synthèse.$H$1];[.$AA$1]);IF([$'x1 &lt;--&gt; x2'.C9]=INDEX([$Données.H$1:$Données.H$1048576];[$Données.K158]+152);&quot;VRAI&quot;;&quot;FAUX&quot;);&quot;&quot;)))">
            <text:p/>
          </table:table-cell>
          <table:table-cell table:style-name="ce399" table:formula="of:=IF(ISBLANK([$'x1 &lt;--&gt; x2'.H9]);&quot;&quot;;IF(ISNUMBER([$'x1 &lt;--&gt; x2'.H9]);&quot;FAUX&quot;;IF(AND([$Synthèse.$H$1];[.$AA$1]);IF([$'x1 &lt;--&gt; x2'.H9]=INDEX([$Données.J$1:$Données.J$1048576];[$Données.K168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987263032472595" calcext:value-type="float">
            <text:p>0,987263032472595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70" calcext:value-type="float">
            <text:p>70</text:p>
          </table:table-cell>
          <table:table-cell table:style-name="ce365" table:formula="of:=[.C12]*[.D12]/100" office:value-type="float" office:value="14" calcext:value-type="float">
            <text:p>14</text:p>
          </table:table-cell>
          <table:table-cell table:style-name="ce359" table:formula="of:=RANK([.B12];[.$B$5:.$B$29];0)" office:value-type="float" office:value="1" calcext:value-type="float">
            <text:p>1</text:p>
          </table:table-cell>
          <table:table-cell table:style-name="ce284" office:value-type="float" office:value="8" calcext:value-type="float">
            <text:p>8</text:p>
          </table:table-cell>
          <table:table-cell table:style-name="ce341"/>
          <table:table-cell table:style-name="ce398" table:formula="of:=IF(ISBLANK([$'% --&gt; €'.D10]);&quot;&quot;;IF(OR(ISNUMBER([$'% --&gt; €'.D10]);ISERROR(VALUE([$'% --&gt; €'.D10])));&quot;FAUX&quot;;IF(AND([$Synthèse.$H$1];[.$AA$1]);IF(VALUE([$'% --&gt; €'.D10])=INDEX([$Données.E$1:$Données.E$1048576];[$Données.F11]+4);&quot;VRAI&quot;;&quot;FAUX&quot;);&quot;&quot;)))">
            <text:p/>
          </table:table-cell>
          <table:table-cell table:style-name="ce398" table:formula="of:=IF(ISBLANK([$'€ --&gt; %'.D10]);&quot;&quot;;IF(OR(ISNUMBER([$'€ --&gt; %'.D10]);ISERROR(VALUE([$'€ --&gt; %'.D10])));&quot;FAUX&quot;;IF(AND([$Synthèse.$H$1];[.$AA$1]);IF([$'€ --&gt; %'.D10]=INDEX([$Données.G$1:$Données.G$1048576];[$Données.H40]+33);&quot;VRAI&quot;;&quot;FAUX&quot;);&quot;&quot;)))">
            <text:p/>
          </table:table-cell>
          <table:table-cell table:style-name="ce398" table:formula="of:=IF(ISBLANK([$'% --&gt; x'.C10]);&quot;&quot;;IF(OR(ISNUMBER([$'% --&gt; x'.C10]);ISERROR(VALUE([$'% --&gt; x'.C10])));&quot;FAUX&quot;;IF(AND([$Synthèse.$H$1];[.$AA$1]);IF(VALUE([$'% --&gt; x'.C10])=INDEX([$Données.F$1:$Données.F$1048576];[$Données.G69]+62);&quot;VRAI&quot;;&quot;FAUX&quot;);&quot;&quot;)))">
            <text:p/>
          </table:table-cell>
          <table:table-cell table:style-name="ce398" table:formula="of:=IF(ISBLANK([$'% --&gt; x'.H10]);&quot;&quot;;IF(OR(ISNUMBER([$'% --&gt; x'.H10]);ISERROR(VALUE([$'% --&gt; x'.H10])));&quot;FAUX&quot;;IF(AND([$Synthèse.$H$1];[.$AA$1]);IF(VALUE([$'% --&gt; x'.H10])=INDEX([$Données.M$1:$Données.M$1048576];[$Données.N69]+62);&quot;VRAI&quot;;&quot;FAUX&quot;);&quot;&quot;)))">
            <text:p/>
          </table:table-cell>
          <table:table-cell table:style-name="ce398" table:formula="of:=IF(ISBLANK([$'x --&gt; %'.C10]);&quot;&quot;;IF(OR(ISNUMBER([$'x --&gt; %'.C10]);ISERROR(VALUE([$'x --&gt; %'.C10])));&quot;FAUX&quot;;IF(AND([$Synthèse.$H$1];[.$AA$1]);IF([$'x --&gt; %'.C10]=INDEX([$Données.H$1:$Données.H$1048576];[$Données.I97]+90);&quot;VRAI&quot;;&quot;FAUX&quot;);&quot;&quot;)))">
            <text:p/>
          </table:table-cell>
          <table:table-cell table:style-name="ce398" table:formula="of:=IF(ISBLANK([$'x --&gt; %'.H10]);&quot;&quot;;IF(OR(ISNUMBER([$'x --&gt; %'.H10]);ISERROR(VALUE([$'x --&gt; %'.H10])));&quot;FAUX&quot;;IF(AND([$Synthèse.$H$1];[.$AA$1]);IF([$'x --&gt; %'.H10]=INDEX([$Données.P$1:$Données.P$1048576];[$Données.Q97]+90);&quot;VRAI&quot;;&quot;FAUX&quot;);&quot;&quot;)))">
            <text:p/>
          </table:table-cell>
          <table:table-cell table:style-name="ce398" table:formula="of:=IF(ISBLANK([$'% successifs'.D10]);&quot;&quot;;IF(OR(ISNUMBER([$'% successifs'.D10]);ISERROR(VALUE([$'% successifs'.D10])));&quot;FAUX&quot;;IF(AND([$Synthèse.$H$1];[.$AA$1]);IF([$'% successifs'.D10]=INDEX([$Données.N$1:$Données.N$1048576];[$Données.O125]+118);&quot;VRAI&quot;;&quot;FAUX&quot;);&quot;&quot;)))">
            <text:p/>
          </table:table-cell>
          <table:table-cell table:style-name="ce398" table:formula="of:=IF(ISBLANK([$'x1 &lt;--&gt; x2'.C10]);&quot;&quot;;IF(ISNUMBER([$'x1 &lt;--&gt; x2'.C10]);&quot;FAUX&quot;;IF(AND([$Synthèse.$H$1];[.$AA$1]);IF([$'x1 &lt;--&gt; x2'.C10]=INDEX([$Données.H$1:$Données.H$1048576];[$Données.K159]+152);&quot;VRAI&quot;;&quot;FAUX&quot;);&quot;&quot;)))">
            <text:p/>
          </table:table-cell>
          <table:table-cell table:style-name="ce398" table:formula="of:=IF(ISBLANK([$'x1 &lt;--&gt; x2'.H10]);&quot;&quot;;IF(ISNUMBER([$'x1 &lt;--&gt; x2'.H10]);&quot;FAUX&quot;;IF(AND([$Synthèse.$H$1];[.$AA$1]);IF([$'x1 &lt;--&gt; x2'.H10]=INDEX([$Données.J$1:$Données.J$1048576];[$Données.K169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652226103062733" calcext:value-type="float">
            <text:p>0,652226103062733</text:p>
          </table:table-cell>
          <table:table-cell table:style-name="ce360" office:value-type="float" office:value="10" calcext:value-type="float">
            <text:p>10</text:p>
          </table:table-cell>
          <table:table-cell table:style-name="ce359" office:value-type="float" office:value="690" calcext:value-type="float">
            <text:p>690</text:p>
          </table:table-cell>
          <table:table-cell table:style-name="ce365" table:formula="of:=[.C13]*[.D13]/100" office:value-type="float" office:value="69" calcext:value-type="float">
            <text:p>69</text:p>
          </table:table-cell>
          <table:table-cell table:style-name="ce359" table:formula="of:=RANK([.B13];[.$B$5:.$B$29];0)" office:value-type="float" office:value="14" calcext:value-type="float">
            <text:p>14</text:p>
          </table:table-cell>
          <table:table-cell table:style-name="ce284" office:value-type="float" office:value="9" calcext:value-type="float">
            <text:p>9</text:p>
          </table:table-cell>
          <table:table-cell table:style-name="ce341"/>
          <table:table-cell table:style-name="ce399" table:formula="of:=IF(ISBLANK([$'% --&gt; €'.D11]);&quot;&quot;;IF(OR(ISNUMBER([$'% --&gt; €'.D11]);ISERROR(VALUE([$'% --&gt; €'.D11])));&quot;FAUX&quot;;IF(AND([$Synthèse.$H$1];[.$AA$1]);IF(VALUE([$'% --&gt; €'.D11])=INDEX([$Données.E$1:$Données.E$1048576];[$Données.F12]+4);&quot;VRAI&quot;;&quot;FAUX&quot;);&quot;&quot;)))">
            <text:p/>
          </table:table-cell>
          <table:table-cell table:style-name="ce399" table:formula="of:=IF(ISBLANK([$'€ --&gt; %'.D11]);&quot;&quot;;IF(OR(ISNUMBER([$'€ --&gt; %'.D11]);ISERROR(VALUE([$'€ --&gt; %'.D11])));&quot;FAUX&quot;;IF(AND([$Synthèse.$H$1];[.$AA$1]);IF([$'€ --&gt; %'.D11]=INDEX([$Données.G$1:$Données.G$1048576];[$Données.H41]+33);&quot;VRAI&quot;;&quot;FAUX&quot;);&quot;&quot;)))">
            <text:p/>
          </table:table-cell>
          <table:table-cell table:style-name="ce399" table:formula="of:=IF(ISBLANK([$'% --&gt; x'.C11]);&quot;&quot;;IF(OR(ISNUMBER([$'% --&gt; x'.C11]);ISERROR(VALUE([$'% --&gt; x'.C11])));&quot;FAUX&quot;;IF(AND([$Synthèse.$H$1];[.$AA$1]);IF(VALUE([$'% --&gt; x'.C11])=INDEX([$Données.F$1:$Données.F$1048576];[$Données.G70]+62);&quot;VRAI&quot;;&quot;FAUX&quot;);&quot;&quot;)))">
            <text:p/>
          </table:table-cell>
          <table:table-cell table:style-name="ce399" table:formula="of:=IF(ISBLANK([$'% --&gt; x'.H11]);&quot;&quot;;IF(OR(ISNUMBER([$'% --&gt; x'.H11]);ISERROR(VALUE([$'% --&gt; x'.H11])));&quot;FAUX&quot;;IF(AND([$Synthèse.$H$1];[.$AA$1]);IF(VALUE([$'% --&gt; x'.H11])=INDEX([$Données.M$1:$Données.M$1048576];[$Données.N70]+62);&quot;VRAI&quot;;&quot;FAUX&quot;);&quot;&quot;)))">
            <text:p/>
          </table:table-cell>
          <table:table-cell table:style-name="ce399" table:formula="of:=IF(ISBLANK([$'x --&gt; %'.C11]);&quot;&quot;;IF(OR(ISNUMBER([$'x --&gt; %'.C11]);ISERROR(VALUE([$'x --&gt; %'.C11])));&quot;FAUX&quot;;IF(AND([$Synthèse.$H$1];[.$AA$1]);IF([$'x --&gt; %'.C11]=INDEX([$Données.H$1:$Données.H$1048576];[$Données.I98]+90);&quot;VRAI&quot;;&quot;FAUX&quot;);&quot;&quot;)))">
            <text:p/>
          </table:table-cell>
          <table:table-cell table:style-name="ce399" table:formula="of:=IF(ISBLANK([$'x --&gt; %'.H11]);&quot;&quot;;IF(OR(ISNUMBER([$'x --&gt; %'.H11]);ISERROR(VALUE([$'x --&gt; %'.H11])));&quot;FAUX&quot;;IF(AND([$Synthèse.$H$1];[.$AA$1]);IF([$'x --&gt; %'.H11]=INDEX([$Données.P$1:$Données.P$1048576];[$Données.Q98]+90);&quot;VRAI&quot;;&quot;FAUX&quot;);&quot;&quot;)))">
            <text:p/>
          </table:table-cell>
          <table:table-cell table:style-name="ce399" table:formula="of:=IF(ISBLANK([$'% successifs'.D11]);&quot;&quot;;IF(OR(ISNUMBER([$'% successifs'.D11]);ISERROR(VALUE([$'% successifs'.D11])));&quot;FAUX&quot;;IF(AND([$Synthèse.$H$1];[.$AA$1]);IF([$'% successifs'.D11]=INDEX([$Données.N$1:$Données.N$1048576];[$Données.O126]+118);&quot;VRAI&quot;;&quot;FAUX&quot;);&quot;&quot;)))">
            <text:p/>
          </table:table-cell>
          <table:table-cell table:style-name="ce399" table:formula="of:=IF(ISBLANK([$'x1 &lt;--&gt; x2'.C11]);&quot;&quot;;IF(ISNUMBER([$'x1 &lt;--&gt; x2'.C11]);&quot;FAUX&quot;;IF(AND([$Synthèse.$H$1];[.$AA$1]);IF([$'x1 &lt;--&gt; x2'.C11]=INDEX([$Données.H$1:$Données.H$1048576];[$Données.K160]+152);&quot;VRAI&quot;;&quot;FAUX&quot;);&quot;&quot;)))">
            <text:p/>
          </table:table-cell>
          <table:table-cell table:style-name="ce399" table:formula="of:=IF(ISBLANK([$'x1 &lt;--&gt; x2'.H11]);&quot;&quot;;IF(ISNUMBER([$'x1 &lt;--&gt; x2'.H11]);&quot;FAUX&quot;;IF(AND([$Synthèse.$H$1];[.$AA$1]);IF([$'x1 &lt;--&gt; x2'.H11]=INDEX([$Données.J$1:$Données.J$1048576];[$Données.K170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354724763473999" calcext:value-type="float">
            <text:p>0,354724763473999</text:p>
          </table:table-cell>
          <table:table-cell table:style-name="ce360" office:value-type="float" office:value="40" calcext:value-type="float">
            <text:p>40</text:p>
          </table:table-cell>
          <table:table-cell table:style-name="ce359" office:value-type="float" office:value="100" calcext:value-type="float">
            <text:p>100</text:p>
          </table:table-cell>
          <table:table-cell table:style-name="ce365" table:formula="of:=[.C14]*[.D14]/100" office:value-type="float" office:value="40" calcext:value-type="float">
            <text:p>40</text:p>
          </table:table-cell>
          <table:table-cell table:style-name="ce359" table:formula="of:=RANK([.B14];[.$B$5:.$B$29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41"/>
          <table:table-cell table:style-name="ce398" table:formula="of:=IF(ISBLANK([$'% --&gt; €'.D12]);&quot;&quot;;IF(OR(ISNUMBER([$'% --&gt; €'.D12]);ISERROR(VALUE([$'% --&gt; €'.D12])));&quot;FAUX&quot;;IF(AND([$Synthèse.$H$1];[.$AA$1]);IF(VALUE([$'% --&gt; €'.D12])=INDEX([$Données.E$1:$Données.E$1048576];[$Données.F13]+4);&quot;VRAI&quot;;&quot;FAUX&quot;);&quot;&quot;)))">
            <text:p/>
          </table:table-cell>
          <table:table-cell table:style-name="ce398" table:formula="of:=IF(ISBLANK([$'€ --&gt; %'.D12]);&quot;&quot;;IF(OR(ISNUMBER([$'€ --&gt; %'.D12]);ISERROR(VALUE([$'€ --&gt; %'.D12])));&quot;FAUX&quot;;IF(AND([$Synthèse.$H$1];[.$AA$1]);IF([$'€ --&gt; %'.D12]=INDEX([$Données.G$1:$Données.G$1048576];[$Données.H42]+33);&quot;VRAI&quot;;&quot;FAUX&quot;);&quot;&quot;)))">
            <text:p/>
          </table:table-cell>
          <table:table-cell table:style-name="ce398" table:formula="of:=IF(ISBLANK([$'% --&gt; x'.C12]);&quot;&quot;;IF(OR(ISNUMBER([$'% --&gt; x'.C12]);ISERROR(VALUE([$'% --&gt; x'.C12])));&quot;FAUX&quot;;IF(AND([$Synthèse.$H$1];[.$AA$1]);IF(VALUE([$'% --&gt; x'.C12])=INDEX([$Données.F$1:$Données.F$1048576];[$Données.G71]+62);&quot;VRAI&quot;;&quot;FAUX&quot;);&quot;&quot;)))">
            <text:p/>
          </table:table-cell>
          <table:table-cell table:style-name="ce398" table:formula="of:=IF(ISBLANK([$'% --&gt; x'.H12]);&quot;&quot;;IF(OR(ISNUMBER([$'% --&gt; x'.H12]);ISERROR(VALUE([$'% --&gt; x'.H12])));&quot;FAUX&quot;;IF(AND([$Synthèse.$H$1];[.$AA$1]);IF(VALUE([$'% --&gt; x'.H12])=INDEX([$Données.M$1:$Données.M$1048576];[$Données.N71]+62);&quot;VRAI&quot;;&quot;FAUX&quot;);&quot;&quot;)))">
            <text:p/>
          </table:table-cell>
          <table:table-cell table:style-name="ce398" table:formula="of:=IF(ISBLANK([$'x --&gt; %'.C12]);&quot;&quot;;IF(OR(ISNUMBER([$'x --&gt; %'.C12]);ISERROR(VALUE([$'x --&gt; %'.C12])));&quot;FAUX&quot;;IF(AND([$Synthèse.$H$1];[.$AA$1]);IF([$'x --&gt; %'.C12]=INDEX([$Données.H$1:$Données.H$1048576];[$Données.I99]+90);&quot;VRAI&quot;;&quot;FAUX&quot;);&quot;&quot;)))">
            <text:p/>
          </table:table-cell>
          <table:table-cell table:style-name="ce398" table:formula="of:=IF(ISBLANK([$'x --&gt; %'.H12]);&quot;&quot;;IF(OR(ISNUMBER([$'x --&gt; %'.H12]);ISERROR(VALUE([$'x --&gt; %'.H12])));&quot;FAUX&quot;;IF(AND([$Synthèse.$H$1];[.$AA$1]);IF([$'x --&gt; %'.H12]=INDEX([$Données.P$1:$Données.P$1048576];[$Données.Q99]+90);&quot;VRAI&quot;;&quot;FAUX&quot;);&quot;&quot;)))">
            <text:p/>
          </table:table-cell>
          <table:table-cell table:style-name="ce398" table:formula="of:=IF(ISBLANK([$'% successifs'.D12]);&quot;&quot;;IF(OR(ISNUMBER([$'% successifs'.D12]);ISERROR(VALUE([$'% successifs'.D12])));&quot;FAUX&quot;;IF(AND([$Synthèse.$H$1];[.$AA$1]);IF([$'% successifs'.D12]=INDEX([$Données.N$1:$Données.N$1048576];[$Données.O127]+118);&quot;VRAI&quot;;&quot;FAUX&quot;);&quot;&quot;)))">
            <text:p/>
          </table:table-cell>
          <table:table-cell table:style-name="ce398" table:formula="of:=IF(ISBLANK([$'x1 &lt;--&gt; x2'.C12]);&quot;&quot;;IF(ISNUMBER([$'x1 &lt;--&gt; x2'.C12]);&quot;FAUX&quot;;IF(AND([$Synthèse.$H$1];[.$AA$1]);IF([$'x1 &lt;--&gt; x2'.C12]=INDEX([$Données.H$1:$Données.H$1048576];[$Données.K161]+152);&quot;VRAI&quot;;&quot;FAUX&quot;);&quot;&quot;)))">
            <text:p/>
          </table:table-cell>
          <table:table-cell table:style-name="ce398" table:formula="of:=IF(ISBLANK([$'x1 &lt;--&gt; x2'.H12]);&quot;&quot;;IF(ISNUMBER([$'x1 &lt;--&gt; x2'.H12]);&quot;FAUX&quot;;IF(AND([$Synthèse.$H$1];[.$AA$1]);IF([$'x1 &lt;--&gt; x2'.H12]=INDEX([$Données.J$1:$Données.J$1048576];[$Données.K171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685415968435986" calcext:value-type="float">
            <text:p>0,685415968435986</text:p>
          </table:table-cell>
          <table:table-cell table:style-name="ce360" office:value-type="float" office:value="20" calcext:value-type="float">
            <text:p>20</text:p>
          </table:table-cell>
          <table:table-cell table:style-name="ce359" office:value-type="float" office:value="970" calcext:value-type="float">
            <text:p>970</text:p>
          </table:table-cell>
          <table:table-cell table:style-name="ce365" table:formula="of:=[.C15]*[.D15]/100" office:value-type="float" office:value="194" calcext:value-type="float">
            <text:p>194</text:p>
          </table:table-cell>
          <table:table-cell table:style-name="ce359" table:formula="of:=RANK([.B15];[.$B$5:.$B$29];0)" office:value-type="float" office:value="12" calcext:value-type="float">
            <text:p>12</text:p>
          </table:table-cell>
          <table:table-cell table:style-name="ce284" office:value-type="float" office:value="11" calcext:value-type="float">
            <text:p>11</text:p>
          </table:table-cell>
          <table:table-cell table:style-name="ce341"/>
          <table:table-cell table:style-name="ce399" table:formula="of:=IF(ISBLANK([$'% --&gt; €'.D13]);&quot;&quot;;IF(OR(ISNUMBER([$'% --&gt; €'.D13]);ISERROR(VALUE([$'% --&gt; €'.D13])));&quot;FAUX&quot;;IF(AND([$Synthèse.$H$1];[.$AA$1]);IF(VALUE([$'% --&gt; €'.D13])=INDEX([$Données.E$1:$Données.E$1048576];[$Données.F14]+4);&quot;VRAI&quot;;&quot;FAUX&quot;);&quot;&quot;)))">
            <text:p/>
          </table:table-cell>
          <table:table-cell table:style-name="ce399" table:formula="of:=IF(ISBLANK([$'€ --&gt; %'.D13]);&quot;&quot;;IF(OR(ISNUMBER([$'€ --&gt; %'.D13]);ISERROR(VALUE([$'€ --&gt; %'.D13])));&quot;FAUX&quot;;IF(AND([$Synthèse.$H$1];[.$AA$1]);IF([$'€ --&gt; %'.D13]=INDEX([$Données.G$1:$Données.G$1048576];[$Données.H43]+33);&quot;VRAI&quot;;&quot;FAUX&quot;);&quot;&quot;)))">
            <text:p/>
          </table:table-cell>
          <table:table-cell table:style-name="ce399" table:formula="of:=IF(ISBLANK([$'% --&gt; x'.C13]);&quot;&quot;;IF(OR(ISNUMBER([$'% --&gt; x'.C13]);ISERROR(VALUE([$'% --&gt; x'.C13])));&quot;FAUX&quot;;IF(AND([$Synthèse.$H$1];[.$AA$1]);IF(VALUE([$'% --&gt; x'.C13])=INDEX([$Données.F$1:$Données.F$1048576];[$Données.G72]+62);&quot;VRAI&quot;;&quot;FAUX&quot;);&quot;&quot;)))">
            <text:p/>
          </table:table-cell>
          <table:table-cell table:style-name="ce399" table:formula="of:=IF(ISBLANK([$'% --&gt; x'.H13]);&quot;&quot;;IF(OR(ISNUMBER([$'% --&gt; x'.H13]);ISERROR(VALUE([$'% --&gt; x'.H13])));&quot;FAUX&quot;;IF(AND([$Synthèse.$H$1];[.$AA$1]);IF(VALUE([$'% --&gt; x'.H13])=INDEX([$Données.M$1:$Données.M$1048576];[$Données.N72]+62);&quot;VRAI&quot;;&quot;FAUX&quot;);&quot;&quot;)))">
            <text:p/>
          </table:table-cell>
          <table:table-cell table:style-name="ce399" table:formula="of:=IF(ISBLANK([$'x --&gt; %'.C13]);&quot;&quot;;IF(OR(ISNUMBER([$'x --&gt; %'.C13]);ISERROR(VALUE([$'x --&gt; %'.C13])));&quot;FAUX&quot;;IF(AND([$Synthèse.$H$1];[.$AA$1]);IF([$'x --&gt; %'.C13]=INDEX([$Données.H$1:$Données.H$1048576];[$Données.I100]+90);&quot;VRAI&quot;;&quot;FAUX&quot;);&quot;&quot;)))">
            <text:p/>
          </table:table-cell>
          <table:table-cell table:style-name="ce399" table:formula="of:=IF(ISBLANK([$'x --&gt; %'.H13]);&quot;&quot;;IF(OR(ISNUMBER([$'x --&gt; %'.H13]);ISERROR(VALUE([$'x --&gt; %'.H13])));&quot;FAUX&quot;;IF(AND([$Synthèse.$H$1];[.$AA$1]);IF([$'x --&gt; %'.H13]=INDEX([$Données.P$1:$Données.P$1048576];[$Données.Q100]+90);&quot;VRAI&quot;;&quot;FAUX&quot;);&quot;&quot;)))">
            <text:p/>
          </table:table-cell>
          <table:table-cell table:style-name="ce399" table:formula="of:=IF(ISBLANK([$'% successifs'.D13]);&quot;&quot;;IF(OR(ISNUMBER([$'% successifs'.D13]);ISERROR(VALUE([$'% successifs'.D13])));&quot;FAUX&quot;;IF(AND([$Synthèse.$H$1];[.$AA$1]);IF([$'% successifs'.D13]=INDEX([$Données.N$1:$Données.N$1048576];[$Données.O128]+118);&quot;VRAI&quot;;&quot;FAUX&quot;);&quot;&quot;)))">
            <text:p/>
          </table:table-cell>
          <table:table-cell table:style-name="ce399" table:formula="of:=IF(ISBLANK([$'x1 &lt;--&gt; x2'.C13]);&quot;&quot;;IF(ISNUMBER([$'x1 &lt;--&gt; x2'.C13]);&quot;FAUX&quot;;IF(AND([$Synthèse.$H$1];[.$AA$1]);IF([$'x1 &lt;--&gt; x2'.C13]=INDEX([$Données.H$1:$Données.H$1048576];[$Données.K162]+152);&quot;VRAI&quot;;&quot;FAUX&quot;);&quot;&quot;)))">
            <text:p/>
          </table:table-cell>
          <table:table-cell table:style-name="ce399" table:formula="of:=IF(ISBLANK([$'x1 &lt;--&gt; x2'.H13]);&quot;&quot;;IF(ISNUMBER([$'x1 &lt;--&gt; x2'.H13]);&quot;FAUX&quot;;IF(AND([$Synthèse.$H$1];[.$AA$1]);IF([$'x1 &lt;--&gt; x2'.H13]=INDEX([$Données.J$1:$Données.J$1048576];[$Données.K172]+152);&quot;VRAI&quot;;&quot;FAUX&quot;);&quot;&quot;)))">
            <text:p/>
          </table:table-cell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524975938830345" calcext:value-type="float">
            <text:p>0,524975938830345</text:p>
          </table:table-cell>
          <table:table-cell table:style-name="ce360" office:value-type="float" office:value="50" calcext:value-type="float">
            <text:p>50</text:p>
          </table:table-cell>
          <table:table-cell table:style-name="ce359" office:value-type="float" office:value="90" calcext:value-type="float">
            <text:p>90</text:p>
          </table:table-cell>
          <table:table-cell table:style-name="ce365" table:formula="of:=[.C16]*[.D16]/100" office:value-type="float" office:value="45" calcext:value-type="float">
            <text:p>45</text:p>
          </table:table-cell>
          <table:table-cell table:style-name="ce359" table:formula="of:=RANK([.B16];[.$B$5:.$B$29];0)" office:value-type="float" office:value="17" calcext:value-type="float">
            <text:p>17</text:p>
          </table:table-cell>
          <table:table-cell table:style-name="ce284" office:value-type="float" office:value="12" calcext:value-type="float">
            <text:p>12</text:p>
          </table:table-cell>
          <table:table-cell table:style-name="ce341"/>
          <table:table-cell table:style-name="ce421" table:number-columns-repeated="9"/>
          <table:table-cell table:style-name="ce402" table:number-columns-repeated="62"/>
          <table:table-cell table:number-columns-repeated="883"/>
          <table:table-cell table:style-name="Default" table:number-columns-repeated="6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872155694721657" calcext:value-type="float">
            <text:p>0,872155694721657</text:p>
          </table:table-cell>
          <table:table-cell table:style-name="ce360" office:value-type="float" office:value="80" calcext:value-type="float">
            <text:p>80</text:p>
          </table:table-cell>
          <table:table-cell table:style-name="ce359" office:value-type="float" office:value="160" calcext:value-type="float">
            <text:p>160</text:p>
          </table:table-cell>
          <table:table-cell table:style-name="ce365" table:formula="of:=[.C17]*[.D17]/100" office:value-type="float" office:value="128" calcext:value-type="float">
            <text:p>128</text:p>
          </table:table-cell>
          <table:table-cell table:style-name="ce359" table:formula="of:=RANK([.B17];[.$B$5:.$B$29];0)" office:value-type="float" office:value="5" calcext:value-type="float">
            <text:p>5</text:p>
          </table:table-cell>
          <table:table-cell table:style-name="ce284" office:value-type="float" office:value="13" calcext:value-type="float">
            <text:p>13</text:p>
          </table:table-cell>
          <table:table-cell table:style-name="ce341"/>
          <table:table-cell table:style-name="ce422" office:value-type="string" calcext:value-type="string" table:number-columns-spanned="9" table:number-rows-spanned="1">
            <text:p>Total</text:p>
          </table:table-cell>
          <table:covered-table-cell table:style-name="ce422"/>
          <table:covered-table-cell table:number-columns-repeated="7" table:style-name="ce416"/>
          <table:table-cell table:style-name="ce421" table:number-columns-repeated="3"/>
          <table:table-cell table:style-name="ce402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790376985873276" calcext:value-type="float">
            <text:p>0,790376985873276</text:p>
          </table:table-cell>
          <table:table-cell table:style-name="ce360" office:value-type="float" office:value="70" calcext:value-type="float">
            <text:p>70</text:p>
          </table:table-cell>
          <table:table-cell table:style-name="ce359" office:value-type="float" office:value="410" calcext:value-type="float">
            <text:p>410</text:p>
          </table:table-cell>
          <table:table-cell table:style-name="ce365" table:formula="of:=[.C18]*[.D18]/100" office:value-type="float" office:value="287" calcext:value-type="float">
            <text:p>287</text:p>
          </table:table-cell>
          <table:table-cell table:style-name="ce359" table:formula="of:=RANK([.B18];[.$B$5:.$B$29];0)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341"/>
          <table:table-cell table:style-name="ce404" table:formula="of:=IF(2*COUNTIF([.I6:.I15];&quot;VRAI&quot;)-COUNTIF([.I6:.I15];&quot;FAUX&quot;)&lt;0;0;2*COUNTIF([.I6:.I15];&quot;VRAI&quot;)-COUNTIF([.I6:.I15];&quot;FAUX&quot;))" office:value-type="float" office:value="0" calcext:value-type="float">
            <text:p>0</text:p>
          </table:table-cell>
          <table:table-cell table:style-name="ce404" table:formula="of:=IF(2*COUNTIF([.J6:.J15];&quot;VRAI&quot;)-COUNTIF([.J6:.J15];&quot;FAUX&quot;)&lt;0;0;2*COUNTIF([.J6:.J15];&quot;VRAI&quot;)-COUNTIF([.J6:.J15];&quot;FAUX&quot;))" office:value-type="float" office:value="0" calcext:value-type="float">
            <text:p>0</text:p>
          </table:table-cell>
          <table:table-cell table:style-name="ce415" table:formula="of:=IF(COUNTIF([.K6:.L15];&quot;VRAI&quot;)-0.5*COUNTIF([.K6:.L15];&quot;FAUX&quot;)&lt;0;0;COUNTIF([.K6:.L15];&quot;VRAI&quot;)-0.5*COUNTIF([.K6:.L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15" table:formula="of:=IF(COUNTIF([.M6:.N15];&quot;VRAI&quot;)-0.5*COUNTIF([.M6:.N15];&quot;FAUX&quot;)&lt;0;0;COUNTIF([.M6:.N15];&quot;VRAI&quot;)-0.5*COUNTIF([.M6:.N15];&quot;FAUX&quot;))" office:value-type="float" office:value="0" calcext:value-type="float" table:number-columns-spanned="2" table:number-rows-spanned="1">
            <text:p>0</text:p>
          </table:table-cell>
          <table:covered-table-cell table:style-name="ce412"/>
          <table:table-cell table:style-name="ce404" table:formula="of:=IF(2*COUNTIF([.O6:.O15];&quot;VRAI&quot;)-COUNTIF([.O6:.O15];&quot;FAUX&quot;)&lt;0;0;2*COUNTIF([.O6:.O15];&quot;VRAI&quot;)-COUNTIF([.O6:.O15];&quot;FAUX&quot;))" office:value-type="float" office:value="0" calcext:value-type="float">
            <text:p>0</text:p>
          </table:table-cell>
          <table:table-cell table:style-name="ce415" table:formula="of:=IF(COUNTIF([.P6:.Q15];&quot;VRAI&quot;)-0.5*COUNTIF([.P6:.Q15];&quot;FAUX&quot;)&lt;0;0;COUNTIF([.P6:.Q15];&quot;VRAI&quot;)-0.5*COUNTIF([.P6:.Q15];&quot;FAUX&quot;))" office:value-type="float" office:value="0" calcext:value-type="float" table:number-columns-spanned="2" table:number-rows-spanned="1">
            <text:p>0</text:p>
          </table:table-cell>
          <table:covered-table-cell table:style-name="ce421"/>
          <table:table-cell table:style-name="ce421" table:number-columns-repeated="3"/>
          <table:table-cell table:style-name="ce402" table:number-columns-repeated="59"/>
          <table:table-cell table:number-columns-repeated="886"/>
          <table:table-cell table:style-name="Default" table:number-columns-repeated="59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635819227262212" calcext:value-type="float">
            <text:p>0,635819227262212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C19]*[.D19]/100" office:value-type="float" office:value="891" calcext:value-type="float">
            <text:p>891</text:p>
          </table:table-cell>
          <table:table-cell table:style-name="ce287" table:formula="of:=RANK([.B19];[.$B$5:.$B$29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21" table:number-columns-repeated="7"/>
          <table:table-cell table:style-name="ce402"/>
          <table:table-cell table:style-name="ce341" table:number-columns-repeated="3"/>
          <table:table-cell table:style-name="ce445"/>
          <table:table-cell table:style-name="ce341" table:number-columns-repeated="4"/>
          <table:table-cell table:style-name="ce439"/>
          <table:table-cell table:style-name="ce447" table:number-columns-repeated="3"/>
          <table:table-cell table:style-name="ce421" table:number-columns-repeated="7"/>
          <table:table-cell table:style-name="ce402" table:number-columns-repeated="22"/>
          <table:table-cell table:number-columns-repeated="923"/>
          <table:table-cell table:style-name="Default" table:number-columns-repeated="2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703957809731965" calcext:value-type="float">
            <text:p>0,703957809731965</text:p>
          </table:table-cell>
          <table:table-cell table:style-name="ce361" office:value-type="float" office:value="60" calcext:value-type="float">
            <text:p>60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C20]*[.D20]/100" office:value-type="float" office:value="462" calcext:value-type="float">
            <text:p>462</text:p>
          </table:table-cell>
          <table:table-cell table:style-name="ce287" table:formula="of:=RANK([.B20];[.$B$5:.$B$29];0)" office:value-type="float" office:value="10" calcext:value-type="float">
            <text:p>10</text:p>
          </table:table-cell>
          <table:table-cell table:style-name="ce284" office:value-type="float" office:value="16" calcext:value-type="float">
            <text:p>16</text:p>
          </table:table-cell>
          <table:table-cell table:style-name="ce341"/>
          <table:table-cell table:style-name="Default" table:number-columns-repeated="20"/>
          <table:table-cell table:style-name="ce341"/>
          <table:table-cell table:style-name="ce439"/>
          <table:table-cell table:style-name="ce421" table:number-columns-repeated="7"/>
          <table:table-cell table:style-name="ce402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style-name="ce447"/>
          <table:table-cell table:style-name="ce421" table:number-columns-repeated="7"/>
          <table:table-cell table:number-columns-repeated="2"/>
          <table:table-cell table:style-name="ce402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773169986761174" calcext:value-type="float">
            <text:p>0,773169986761174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660" calcext:value-type="float">
            <text:p>660</text:p>
          </table:table-cell>
          <table:table-cell table:style-name="ce296" table:formula="of:=[.C21]*[.D21]/100" office:value-type="float" office:value="330" calcext:value-type="float">
            <text:p>330</text:p>
          </table:table-cell>
          <table:table-cell table:style-name="ce287" table:formula="of:=RANK([.B21];[.$B$5:.$B$29];0)" office:value-type="float" office:value="9" calcext:value-type="float">
            <text:p>9</text:p>
          </table:table-cell>
          <table:table-cell table:style-name="ce284" office:value-type="float" office:value="17" calcext:value-type="float">
            <text:p>17</text:p>
          </table:table-cell>
          <table:table-cell table:style-name="ce341"/>
          <table:table-cell table:style-name="Default" table:number-columns-repeated="2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style-name="ce421" table:number-columns-repeated="8"/>
          <table:table-cell table:number-columns-repeated="2"/>
          <table:table-cell table:style-name="ce402" table:number-columns-repeated="8"/>
          <table:table-cell table:number-columns-repeated="937"/>
          <table:table-cell table:style-name="Default" table:number-columns-repeated="8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681153963109835" calcext:value-type="float">
            <text:p>0,681153963109835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600" calcext:value-type="float">
            <text:p>600</text:p>
          </table:table-cell>
          <table:table-cell table:style-name="ce296" table:formula="of:=[.C22]*[.D22]/100" office:value-type="float" office:value="420" calcext:value-type="float">
            <text:p>420</text:p>
          </table:table-cell>
          <table:table-cell table:style-name="ce287" table:formula="of:=RANK([.B22];[.$B$5:.$B$29];0)" office:value-type="float" office:value="13" calcext:value-type="float">
            <text:p>13</text:p>
          </table:table-cell>
          <table:table-cell table:style-name="ce284" office:value-type="float" office:value="18" calcext:value-type="float">
            <text:p>18</text:p>
          </table:table-cell>
          <table:table-cell table:style-name="ce372"/>
          <table:table-cell table:style-name="Default" table:number-columns-repeated="2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108682412185662" calcext:value-type="float">
            <text:p>0,010868241218566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800" calcext:value-type="float">
            <text:p>800</text:p>
          </table:table-cell>
          <table:table-cell table:style-name="ce296" table:formula="of:=[.C23]*[.D23]/100" office:value-type="float" office:value="400" calcext:value-type="float">
            <text:p>400</text:p>
          </table:table-cell>
          <table:table-cell table:style-name="ce287" table:formula="of:=RANK([.B23];[.$B$5:.$B$29];0)" office:value-type="float" office:value="25" calcext:value-type="float">
            <text:p>25</text:p>
          </table:table-cell>
          <table:table-cell table:style-name="ce284" office:value-type="float" office:value="19" calcext:value-type="float">
            <text:p>19</text:p>
          </table:table-cell>
          <table:table-cell table:style-name="ce372"/>
          <table:table-cell table:style-name="Default" table:number-columns-repeated="2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09474475144378" calcext:value-type="float">
            <text:p>0,809474475144378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80" calcext:value-type="float">
            <text:p>80</text:p>
          </table:table-cell>
          <table:table-cell table:style-name="ce296" table:formula="of:=[.C24]*[.D24]/100" office:value-type="float" office:value="40" calcext:value-type="float">
            <text:p>40</text:p>
          </table:table-cell>
          <table:table-cell table:style-name="ce287" table:formula="of:=RANK([.B24];[.$B$5:.$B$29];0)" office:value-type="float" office:value="7" calcext:value-type="float">
            <text:p>7</text:p>
          </table:table-cell>
          <table:table-cell table:style-name="ce284" office:value-type="float" office:value="20" calcext:value-type="float">
            <text:p>20</text:p>
          </table:table-cell>
          <table:table-cell table:style-name="ce372"/>
          <table:table-cell table:style-name="Default" table:number-columns-repeated="2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696344134476785" calcext:value-type="float">
            <text:p>0,696344134476785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680" calcext:value-type="float">
            <text:p>680</text:p>
          </table:table-cell>
          <table:table-cell table:style-name="ce296" table:formula="of:=[.C25]*[.D25]/100" office:value-type="float" office:value="544" calcext:value-type="float">
            <text:p>544</text:p>
          </table:table-cell>
          <table:table-cell table:style-name="ce287" table:formula="of:=RANK([.B25];[.$B$5:.$B$29];0)" office:value-type="float" office:value="11" calcext:value-type="float">
            <text:p>11</text:p>
          </table:table-cell>
          <table:table-cell table:style-name="ce284" office:value-type="float" office:value="21" calcext:value-type="float">
            <text:p>21</text:p>
          </table:table-cell>
          <table:table-cell table:style-name="ce372"/>
          <table:table-cell table:style-name="Default" table:number-columns-repeated="2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68072822910661" calcext:value-type="float">
            <text:p>0,468072822910661</text:p>
          </table:table-cell>
          <table:table-cell table:style-name="ce361" office:value-type="float" office:value="50" calcext:value-type="float">
            <text:p>50</text:p>
          </table:table-cell>
          <table:table-cell table:style-name="ce287" office:value-type="float" office:value="660" calcext:value-type="float">
            <text:p>660</text:p>
          </table:table-cell>
          <table:table-cell table:style-name="ce296" table:formula="of:=[.C26]*[.D26]/100" office:value-type="float" office:value="330" calcext:value-type="float">
            <text:p>330</text:p>
          </table:table-cell>
          <table:table-cell table:style-name="ce287" table:formula="of:=RANK([.B26];[.$B$5:.$B$29];0)" office:value-type="float" office:value="18" calcext:value-type="float">
            <text:p>18</text:p>
          </table:table-cell>
          <table:table-cell table:style-name="ce284" office:value-type="float" office:value="22" calcext:value-type="float">
            <text:p>22</text:p>
          </table:table-cell>
          <table:table-cell table:style-name="ce372"/>
          <table:table-cell table:number-columns-repeated="7"/>
          <table:table-cell table:style-name="Default" table:number-columns-repeated="17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955304178518555" calcext:value-type="float">
            <text:p>0,955304178518555</text:p>
          </table:table-cell>
          <table:table-cell table:style-name="ce361" office:value-type="float" office:value="90" calcext:value-type="float">
            <text:p>90</text:p>
          </table:table-cell>
          <table:table-cell table:style-name="ce287" office:value-type="float" office:value="610" calcext:value-type="float">
            <text:p>610</text:p>
          </table:table-cell>
          <table:table-cell table:style-name="ce296" table:formula="of:=[.C27]*[.D27]/100" office:value-type="float" office:value="549" calcext:value-type="float">
            <text:p>549</text:p>
          </table:table-cell>
          <table:table-cell table:style-name="ce287" table:formula="of:=RANK([.B27];[.$B$5:.$B$29];0)" office:value-type="float" office:value="3" calcext:value-type="float">
            <text:p>3</text:p>
          </table:table-cell>
          <table:table-cell table:style-name="ce284" office:value-type="float" office:value="23" calcext:value-type="float">
            <text:p>23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50" table:number-columns-repeated="4"/>
          <table:table-cell table:style-name="Default" table:number-columns-repeated="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162402127890252" calcext:value-type="float">
            <text:p>0,162402127890252</text:p>
          </table:table-cell>
          <table:table-cell table:style-name="ce361" office:value-type="float" office:value="70" calcext:value-type="float">
            <text:p>70</text:p>
          </table:table-cell>
          <table:table-cell table:style-name="ce287" office:value-type="float" office:value="560" calcext:value-type="float">
            <text:p>560</text:p>
          </table:table-cell>
          <table:table-cell table:style-name="ce296" table:formula="of:=[.C28]*[.D28]/100" office:value-type="float" office:value="392" calcext:value-type="float">
            <text:p>392</text:p>
          </table:table-cell>
          <table:table-cell table:style-name="ce287" table:formula="of:=RANK([.B28];[.$B$5:.$B$29];0)" office:value-type="float" office:value="24" calcext:value-type="float">
            <text:p>24</text:p>
          </table:table-cell>
          <table:table-cell table:style-name="ce284" office:value-type="float" office:value="24" calcext:value-type="float">
            <text:p>24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50" table:number-columns-repeated="4"/>
          <table:table-cell table:style-name="Default" table:number-columns-repeated="4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972759593168184" calcext:value-type="float">
            <text:p>0,972759593168184</text:p>
          </table:table-cell>
          <table:table-cell table:style-name="ce361" office:value-type="float" office:value="80" calcext:value-type="float">
            <text:p>80</text:p>
          </table:table-cell>
          <table:table-cell table:style-name="ce287" office:value-type="float" office:value="620" calcext:value-type="float">
            <text:p>620</text:p>
          </table:table-cell>
          <table:table-cell table:style-name="ce296" table:formula="of:=[.C29]*[.D29]/100" office:value-type="float" office:value="496" calcext:value-type="float">
            <text:p>496</text:p>
          </table:table-cell>
          <table:table-cell table:style-name="ce287" table:formula="of:=RANK([.B29];[.$B$5:.$B$29];0)" office:value-type="float" office:value="2" calcext:value-type="float">
            <text:p>2</text:p>
          </table:table-cell>
          <table:table-cell table:style-name="ce284" office:value-type="float" office:value="25" calcext:value-type="float">
            <text:p>25</text:p>
          </table:table-cell>
          <table:table-cell table:style-name="ce349"/>
          <table:table-cell table:number-columns-repeated="7"/>
          <table:table-cell table:style-name="ce383"/>
          <table:table-cell table:number-columns-repeated="8"/>
          <table:table-cell table:style-name="ce350" table:number-columns-repeated="8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4"/>
          <table:table-cell table:style-name="ce445"/>
          <table:table-cell table:style-name="ce341" table:number-columns-repeated="2"/>
          <table:table-cell table:style-name="ce372"/>
          <table:table-cell table:style-name="ce449"/>
          <table:table-cell table:style-name="ce448"/>
          <table:table-cell table:style-name="ce450"/>
          <table:table-cell table:style-name="ce448"/>
          <table:table-cell table:style-name="ce341" table:number-columns-repeated="2"/>
          <table:table-cell table:style-name="ce439"/>
          <table:table-cell table:number-columns-repeated="955"/>
        </table:table-row>
        <table:table-row table:style-name="ro4">
          <table:table-cell table:style-name="ce341"/>
          <table:table-cell table:style-name="ce349"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383"/>
          <table:table-cell table:number-columns-repeated="8"/>
          <table:table-cell table:style-name="ce350" table:number-columns-repeated="8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3"/>
          <table:table-cell table:style-name="ce349" table:number-columns-repeated="10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48" office:value-type="string" calcext:value-type="string" table:number-columns-spanned="9" table:number-rows-spanned="1">
            <text:p>€ --&gt; %</text:p>
          </table:table-cell>
          <table:covered-table-cell table:number-columns-repeated="5" table:style-name="ce342"/>
          <table:covered-table-cell table:style-name="ce402"/>
          <table:covered-table-cell table:style-name="ce350"/>
          <table:covered-table-cell/>
          <table:table-cell table:number-columns-repeated="6"/>
          <table:table-cell table:style-name="ce383"/>
          <table:table-cell table:number-columns-repeated="8"/>
          <table:table-cell table:style-name="ce350" table:number-columns-repeated="8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/>
          <table:table-cell table:style-name="ce350" table:number-columns-repeated="7"/>
          <table:table-cell table:number-columns-repeated="7"/>
          <table:table-cell table:style-name="ce383"/>
          <table:table-cell table:number-columns-repeated="8"/>
          <table:table-cell table:style-name="ce350" table:number-columns-repeated="8"/>
          <table:table-cell table:style-name="ce402" table:number-columns-repeated="6"/>
          <table:table-cell table:style-name="ce341" table:number-columns-repeated="3"/>
          <table:table-cell table:style-name="ce445"/>
          <table:table-cell table:style-name="ce341" table:number-columns-repeated="2"/>
          <table:table-cell table:style-name="ce446"/>
          <table:table-cell table:style-name="ce341"/>
          <table:table-cell table:style-name="ce445"/>
          <table:table-cell table:style-name="ce341" table:number-columns-repeated="2"/>
          <table:table-cell table:style-name="ce446"/>
          <table:table-cell table:style-name="ce372"/>
          <table:table-cell table:style-name="ce448"/>
          <table:table-cell table:style-name="ce372"/>
          <table:table-cell table:style-name="ce448"/>
          <table:table-cell table:style-name="ce341" table:number-columns-repeated="2"/>
          <table:table-cell table:style-name="ce349" table:number-columns-repeated="11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351"/>
          <table:table-cell table:style-name="ce355" office:value-type="string" calcext:value-type="string">
            <text:p>Rang</text:p>
          </table:table-cell>
          <table:table-cell table:style-name="ce362" office:value-type="string" calcext:value-type="string">
            <text:p>Prix initial (€)</text:p>
          </table:table-cell>
          <table:table-cell table:style-name="ce362" office:value-type="string" calcext:value-type="string">
            <text:p>Prix final (€)</text:p>
          </table:table-cell>
          <table:table-cell table:style-name="ce362" office:value-type="string" calcext:value-type="string">
            <text:p>Signe</text:p>
          </table:table-cell>
          <table:table-cell table:number-columns-repeated="2" table:style-name="ce355" office:value-type="string" calcext:value-type="string">
            <text:p>%</text:p>
          </table:table-cell>
          <table:table-cell table:style-name="ce355" office:value-type="string" calcext:value-type="string">
            <text:p>choix</text:p>
          </table:table-cell>
          <table:table-cell table:number-columns-repeated="20"/>
          <table:table-cell table:style-name="ce350" table:number-columns-repeated="4"/>
          <table:table-cell table:style-name="ce402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359" office:value-type="float" office:value="0.528305523890408" calcext:value-type="float">
            <text:p>0,528305523890408</text:p>
          </table:table-cell>
          <table:table-cell table:style-name="ce360" office:value-type="float" office:value="800" calcext:value-type="float">
            <text:p>800</text:p>
          </table:table-cell>
          <table:table-cell table:style-name="ce359" table:formula="of:=IF([.E34]=&quot;-&quot;;[.C34]*(1-[.F34]/100);[.C34]*(1+[.F34]/100))" office:value-type="float" office:value="720" calcext:value-type="float">
            <text:p>72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34];[.F34])" office:value-type="string" office:string-value="-10" calcext:value-type="string">
            <text:p>-10</text:p>
          </table:table-cell>
          <table:table-cell table:style-name="ce359" table:formula="of:=RANK([.B34];[.$B$34:.$B$58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350" table:number-columns-repeated="23"/>
          <table:table-cell table:style-name="ce402" table:number-columns-repeated="5"/>
          <table:table-cell table:number-columns-repeated="18"/>
          <table:table-cell table:style-name="ce349" table:number-columns-repeated="12"/>
          <table:table-cell table:style-name="ce439" table:number-columns-repeated="2"/>
          <table:table-cell table:number-columns-repeated="955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359" office:value-type="float" office:value="0.341126322313742" calcext:value-type="float">
            <text:p>0,341126322313742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35]=&quot;-&quot;;[.C35]*(1-[.F35]/100);[.C35]*(1+[.F35]/100))" office:value-type="float" office:value="140" calcext:value-type="float">
            <text:p>14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5];[.F35])" office:value-type="string" office:string-value="+40" calcext:value-type="string">
            <text:p>+40</text:p>
          </table:table-cell>
          <table:table-cell table:style-name="ce359" table:formula="of:=RANK([.B35];[.$B$34:.$B$58];0)" office:value-type="float" office:value="18" calcext:value-type="float">
            <text:p>18</text:p>
          </table:table-cell>
          <table:table-cell table:style-name="ce284" office:value-type="float" office:value="2" calcext:value-type="float">
            <text:p>2</text:p>
          </table:table-cell>
          <table:table-cell table:style-name="ce350" table:number-columns-repeated="19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359" office:value-type="float" office:value="0.328670721170239" calcext:value-type="float">
            <text:p>0,328670721170239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IF([.E36]=&quot;-&quot;;[.C36]*(1-[.F36]/100);[.C36]*(1+[.F36]/100))" office:value-type="float" office:value="1170" calcext:value-type="float">
            <text:p>117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36];[.F36])" office:value-type="string" office:string-value="+30" calcext:value-type="string">
            <text:p>+30</text:p>
          </table:table-cell>
          <table:table-cell table:style-name="ce359" table:formula="of:=RANK([.B36];[.$B$34:.$B$58];0)" office:value-type="float" office:value="19" calcext:value-type="float">
            <text:p>19</text:p>
          </table:table-cell>
          <table:table-cell table:style-name="ce284" office:value-type="float" office:value="3" calcext:value-type="float">
            <text:p>3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359" office:value-type="float" office:value="0.634055676529804" calcext:value-type="float">
            <text:p>0,634055676529804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37]=&quot;-&quot;;[.C37]*(1-[.F37]/100);[.C37]*(1+[.F37]/100))" office:value-type="float" office:value="240" calcext:value-type="float">
            <text:p>24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37];[.F37])" office:value-type="string" office:string-value="+20" calcext:value-type="string">
            <text:p>+20</text:p>
          </table:table-cell>
          <table:table-cell table:style-name="ce359" table:formula="of:=RANK([.B37];[.$B$34:.$B$58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359" office:value-type="float" office:value="0.420532556982957" calcext:value-type="float">
            <text:p>0,420532556982957</text:p>
          </table:table-cell>
          <table:table-cell table:style-name="ce360" office:value-type="float" office:value="100" calcext:value-type="float">
            <text:p>100</text:p>
          </table:table-cell>
          <table:table-cell table:style-name="ce359" table:formula="of:=IF([.E38]=&quot;-&quot;;[.C38]*(1-[.F38]/100);[.C38]*(1+[.F38]/100))" office:value-type="float" office:value="60" calcext:value-type="float">
            <text:p>6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38];[.F38])" office:value-type="string" office:string-value="-40" calcext:value-type="string">
            <text:p>-40</text:p>
          </table:table-cell>
          <table:table-cell table:style-name="ce359" table:formula="of:=RANK([.B38];[.$B$34:.$B$58];0)" office:value-type="float" office:value="16" calcext:value-type="float">
            <text:p>16</text:p>
          </table:table-cell>
          <table:table-cell table:style-name="ce284" office:value-type="float" office:value="5" calcext:value-type="float">
            <text:p>5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59" office:value-type="float" office:value="0.478165876127046" calcext:value-type="float">
            <text:p>0,478165876127046</text:p>
          </table:table-cell>
          <table:table-cell table:style-name="ce360" office:value-type="float" office:value="900" calcext:value-type="float">
            <text:p>900</text:p>
          </table:table-cell>
          <table:table-cell table:style-name="ce359" table:formula="of:=IF([.E39]=&quot;-&quot;;[.C39]*(1-[.F39]/100);[.C39]*(1+[.F39]/100))" office:value-type="float" office:value="450" calcext:value-type="float">
            <text:p>4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39];[.F39])" office:value-type="string" office:string-value="-50" calcext:value-type="string">
            <text:p>-50</text:p>
          </table:table-cell>
          <table:table-cell table:style-name="ce359" table:formula="of:=RANK([.B39];[.$B$34:.$B$58];0)" office:value-type="float" office:value="12" calcext:value-type="float">
            <text:p>12</text:p>
          </table:table-cell>
          <table:table-cell table:style-name="ce284" office:value-type="float" office:value="6" calcext:value-type="float">
            <text:p>6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59" office:value-type="float" office:value="0.477599083384412" calcext:value-type="float">
            <text:p>0,477599083384412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IF([.E40]=&quot;-&quot;;[.C40]*(1-[.F40]/100);[.C40]*(1+[.F40]/100))" office:value-type="float" office:value="840" calcext:value-type="float">
            <text:p>84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20" calcext:value-type="float">
            <text:p>20</text:p>
          </table:table-cell>
          <table:table-cell table:style-name="ce365" table:formula="of:=COM.MICROSOFT.CONCAT([.E40];[.F40])" office:value-type="string" office:string-value="+20" calcext:value-type="string">
            <text:p>+20</text:p>
          </table:table-cell>
          <table:table-cell table:style-name="ce359" table:formula="of:=RANK([.B40];[.$B$34:.$B$58];0)" office:value-type="float" office:value="14" calcext:value-type="float">
            <text:p>14</text:p>
          </table:table-cell>
          <table:table-cell table:style-name="ce284" office:value-type="float" office:value="7" calcext:value-type="float">
            <text:p>7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59" office:value-type="float" office:value="0.153612233895988" calcext:value-type="float">
            <text:p>0,153612233895988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41]=&quot;-&quot;;[.C41]*(1-[.F41]/100);[.C41]*(1+[.F41]/100))" office:value-type="float" office:value="220" calcext:value-type="float">
            <text:p>22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1];[.F41])" office:value-type="string" office:string-value="+10" calcext:value-type="string">
            <text:p>+10</text:p>
          </table:table-cell>
          <table:table-cell table:style-name="ce359" table:formula="of:=RANK([.B41];[.$B$34:.$B$58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59" office:value-type="float" office:value="0.0598168637635041" calcext:value-type="float">
            <text:p>0,059816863763504</text:p>
          </table:table-cell>
          <table:table-cell table:style-name="ce360" office:value-type="float" office:value="400" calcext:value-type="float">
            <text:p>400</text:p>
          </table:table-cell>
          <table:table-cell table:style-name="ce359" table:formula="of:=IF([.E42]=&quot;-&quot;;[.C42]*(1-[.F42]/100);[.C42]*(1+[.F42]/100))" office:value-type="float" office:value="280" calcext:value-type="float">
            <text:p>28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2];[.F42])" office:value-type="string" office:string-value="-30" calcext:value-type="string">
            <text:p>-30</text:p>
          </table:table-cell>
          <table:table-cell table:style-name="ce359" table:formula="of:=RANK([.B42];[.$B$34:.$B$58];0)" office:value-type="float" office:value="24" calcext:value-type="float">
            <text:p>24</text:p>
          </table:table-cell>
          <table:table-cell table:style-name="ce284" office:value-type="float" office:value="9" calcext:value-type="float">
            <text:p>9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59" office:value-type="float" office:value="0.426012713512049" calcext:value-type="float">
            <text:p>0,426012713512049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43]=&quot;-&quot;;[.C43]*(1-[.F43]/100);[.C43]*(1+[.F43]/100))" office:value-type="float" office:value="650" calcext:value-type="float">
            <text:p>6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30" calcext:value-type="float">
            <text:p>30</text:p>
          </table:table-cell>
          <table:table-cell table:style-name="ce365" table:formula="of:=COM.MICROSOFT.CONCAT([.E43];[.F43])" office:value-type="string" office:string-value="+30" calcext:value-type="string">
            <text:p>+30</text:p>
          </table:table-cell>
          <table:table-cell table:style-name="ce359" table:formula="of:=RANK([.B43];[.$B$34:.$B$58];0)" office:value-type="float" office:value="15" calcext:value-type="float">
            <text:p>15</text:p>
          </table:table-cell>
          <table:table-cell table:style-name="ce284" office:value-type="float" office:value="10" calcext:value-type="float">
            <text:p>10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59" office:value-type="float" office:value="0.601034829045882" calcext:value-type="float">
            <text:p>0,601034829045882</text:p>
          </table:table-cell>
          <table:table-cell table:style-name="ce360" office:value-type="float" office:value="200" calcext:value-type="float">
            <text:p>200</text:p>
          </table:table-cell>
          <table:table-cell table:style-name="ce359" table:formula="of:=IF([.E44]=&quot;-&quot;;[.C44]*(1-[.F44]/100);[.C44]*(1+[.F44]/100))" office:value-type="float" office:value="120" calcext:value-type="float">
            <text:p>12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40" calcext:value-type="float">
            <text:p>40</text:p>
          </table:table-cell>
          <table:table-cell table:style-name="ce365" table:formula="of:=COM.MICROSOFT.CONCAT([.E44];[.F44])" office:value-type="string" office:string-value="-40" calcext:value-type="string">
            <text:p>-40</text:p>
          </table:table-cell>
          <table:table-cell table:style-name="ce359" table:formula="of:=RANK([.B44];[.$B$34:.$B$58];0)" office:value-type="float" office:value="6" calcext:value-type="float">
            <text:p>6</text:p>
          </table:table-cell>
          <table:table-cell table:style-name="ce284" office:value-type="float" office:value="11" calcext:value-type="float">
            <text:p>11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59" office:value-type="float" office:value="0.635928057847776" calcext:value-type="float">
            <text:p>0,635928057847776</text:p>
          </table:table-cell>
          <table:table-cell table:style-name="ce360" office:value-type="float" office:value="500" calcext:value-type="float">
            <text:p>500</text:p>
          </table:table-cell>
          <table:table-cell table:style-name="ce359" table:formula="of:=IF([.E45]=&quot;-&quot;;[.C45]*(1-[.F45]/100);[.C45]*(1+[.F45]/100))" office:value-type="float" office:value="550" calcext:value-type="float">
            <text:p>550</text:p>
          </table:table-cell>
          <table:table-cell table:style-name="ce367" office:value-type="string" calcext:value-type="string">
            <text:p>+</text:p>
          </table:table-cell>
          <table:table-cell table:style-name="ce365" office:value-type="float" office:value="10" calcext:value-type="float">
            <text:p>10</text:p>
          </table:table-cell>
          <table:table-cell table:style-name="ce365" table:formula="of:=COM.MICROSOFT.CONCAT([.E45];[.F45])" office:value-type="string" office:string-value="+10" calcext:value-type="string">
            <text:p>+10</text:p>
          </table:table-cell>
          <table:table-cell table:style-name="ce359" table:formula="of:=RANK([.B45];[.$B$34:.$B$58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59" office:value-type="float" office:value="0.499962605369067" calcext:value-type="float">
            <text:p>0,499962605369067</text:p>
          </table:table-cell>
          <table:table-cell table:style-name="ce360" office:value-type="float" office:value="300" calcext:value-type="float">
            <text:p>300</text:p>
          </table:table-cell>
          <table:table-cell table:style-name="ce359" table:formula="of:=IF([.E46]=&quot;-&quot;;[.C46]*(1-[.F46]/100);[.C46]*(1+[.F46]/100))" office:value-type="float" office:value="150" calcext:value-type="float">
            <text:p>1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6];[.F46])" office:value-type="string" office:string-value="-50" calcext:value-type="string">
            <text:p>-50</text:p>
          </table:table-cell>
          <table:table-cell table:style-name="ce359" table:formula="of:=RANK([.B46];[.$B$34:.$B$58];0)" office:value-type="float" office:value="11" calcext:value-type="float">
            <text:p>11</text:p>
          </table:table-cell>
          <table:table-cell table:style-name="ce284" office:value-type="float" office:value="13" calcext:value-type="float">
            <text:p>13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59" office:value-type="float" office:value="0.565074737060828" calcext:value-type="float">
            <text:p>0,565074737060828</text:p>
          </table:table-cell>
          <table:table-cell table:style-name="ce360" office:value-type="float" office:value="700" calcext:value-type="float">
            <text:p>700</text:p>
          </table:table-cell>
          <table:table-cell table:style-name="ce359" table:formula="of:=IF([.E47]=&quot;-&quot;;[.C47]*(1-[.F47]/100);[.C47]*(1+[.F47]/100))" office:value-type="float" office:value="350" calcext:value-type="float">
            <text:p>350</text:p>
          </table:table-cell>
          <table:table-cell table:style-name="ce367" office:value-type="string" calcext:value-type="string">
            <text:p>-</text:p>
          </table:table-cell>
          <table:table-cell table:style-name="ce365" office:value-type="float" office:value="50" calcext:value-type="float">
            <text:p>50</text:p>
          </table:table-cell>
          <table:table-cell table:style-name="ce365" table:formula="of:=COM.MICROSOFT.CONCAT([.E47];[.F47])" office:value-type="string" office:string-value="-50" calcext:value-type="string">
            <text:p>-50</text:p>
          </table:table-cell>
          <table:table-cell table:style-name="ce359" table:formula="of:=RANK([.B47];[.$B$34:.$B$58];0)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387420343402933" calcext:value-type="float">
            <text:p>0,387420343402933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IF([.E48]=&quot;-&quot;;[.C48]*(1-[.F48]/100);[.C48]*(1+[.F48]/100))" office:value-type="float" office:value="170" calcext:value-type="float">
            <text:p>17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48];[.F48])" office:value-type="string" office:string-value="-15" calcext:value-type="string">
            <text:p>-15</text:p>
          </table:table-cell>
          <table:table-cell table:style-name="ce287" table:formula="of:=RANK([.B48];[.$B$34:.$B$58];0)" office:value-type="float" office:value="17" calcext:value-type="float">
            <text:p>17</text:p>
          </table:table-cell>
          <table:table-cell table:style-name="ce284" office:value-type="float" office:value="15" calcext:value-type="float">
            <text:p>15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995577845344715" calcext:value-type="float">
            <text:p>0,995577845344715</text:p>
          </table:table-cell>
          <table:table-cell table:style-name="ce361" office:value-type="float" office:value="300" calcext:value-type="float">
            <text:p>300</text:p>
          </table:table-cell>
          <table:table-cell table:style-name="ce287" table:formula="of:=IF([.E49]=&quot;-&quot;;[.C49]*(1-[.F49]/100);[.C49]*(1+[.F49]/100))" office:value-type="float" office:value="285" calcext:value-type="float">
            <text:p>28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49];[.F49])" office:value-type="string" office:string-value="-5" calcext:value-type="string">
            <text:p>-5</text:p>
          </table:table-cell>
          <table:table-cell table:style-name="ce287" table:formula="of:=RANK([.B49];[.$B$34:.$B$58];0)" office:value-type="float" office:value="1" calcext:value-type="float">
            <text:p>1</text:p>
          </table:table-cell>
          <table:table-cell table:style-name="ce284" office:value-type="float" office:value="16" calcext:value-type="float">
            <text:p>16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63296694293111" calcext:value-type="float">
            <text:p>0,563296694293111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IF([.E50]=&quot;-&quot;;[.C50]*(1-[.F50]/100);[.C50]*(1+[.F50]/100))" office:value-type="float" office:value="750" calcext:value-type="float">
            <text:p>75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0];[.F50])" office:value-type="string" office:string-value="+25" calcext:value-type="string">
            <text:p>+25</text:p>
          </table:table-cell>
          <table:table-cell table:style-name="ce287" table:formula="of:=RANK([.B50];[.$B$34:.$B$58];0)" office:value-type="float" office:value="9" calcext:value-type="float">
            <text:p>9</text:p>
          </table:table-cell>
          <table:table-cell table:style-name="ce284" office:value-type="float" office:value="17" calcext:value-type="float">
            <text:p>17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222264075719394" calcext:value-type="float">
            <text:p>0,222264075719394</text:p>
          </table:table-cell>
          <table:table-cell table:style-name="ce361" office:value-type="float" office:value="700" calcext:value-type="float">
            <text:p>700</text:p>
          </table:table-cell>
          <table:table-cell table:style-name="ce287" table:formula="of:=IF([.E51]=&quot;-&quot;;[.C51]*(1-[.F51]/100);[.C51]*(1+[.F51]/100))" office:value-type="float" office:value="875" calcext:value-type="float">
            <text:p>87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1];[.F51])" office:value-type="string" office:string-value="+25" calcext:value-type="string">
            <text:p>+25</text:p>
          </table:table-cell>
          <table:table-cell table:style-name="ce287" table:formula="of:=RANK([.B51];[.$B$34:.$B$58];0)" office:value-type="float" office:value="21" calcext:value-type="float">
            <text:p>21</text:p>
          </table:table-cell>
          <table:table-cell table:style-name="ce284" office:value-type="float" office:value="18" calcext:value-type="float">
            <text:p>18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57252569998592" calcext:value-type="float">
            <text:p>0,57252569998592</text:p>
          </table:table-cell>
          <table:table-cell table:style-name="ce361" office:value-type="float" office:value="800" calcext:value-type="float">
            <text:p>800</text:p>
          </table:table-cell>
          <table:table-cell table:style-name="ce287" table:formula="of:=IF([.E52]=&quot;-&quot;;[.C52]*(1-[.F52]/100);[.C52]*(1+[.F52]/100))" office:value-type="float" office:value="680" calcext:value-type="float">
            <text:p>68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2];[.F52])" office:value-type="string" office:string-value="-15" calcext:value-type="string">
            <text:p>-15</text:p>
          </table:table-cell>
          <table:table-cell table:style-name="ce287" table:formula="of:=RANK([.B52];[.$B$34:.$B$58];0)" office:value-type="float" office:value="7" calcext:value-type="float">
            <text:p>7</text:p>
          </table:table-cell>
          <table:table-cell table:style-name="ce284" office:value-type="float" office:value="19" calcext:value-type="float">
            <text:p>19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990576152335433" calcext:value-type="float">
            <text:p>0,990576152335433</text:p>
          </table:table-cell>
          <table:table-cell table:style-name="ce361" office:value-type="float" office:value="900" calcext:value-type="float">
            <text:p>900</text:p>
          </table:table-cell>
          <table:table-cell table:style-name="ce287" table:formula="of:=IF([.E53]=&quot;-&quot;;[.C53]*(1-[.F53]/100);[.C53]*(1+[.F53]/100))" office:value-type="float" office:value="675" calcext:value-type="float">
            <text:p>67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3];[.F53])" office:value-type="string" office:string-value="-25" calcext:value-type="string">
            <text:p>-25</text:p>
          </table:table-cell>
          <table:table-cell table:style-name="ce287" table:formula="of:=RANK([.B53];[.$B$34:.$B$58];0)" office:value-type="float" office:value="2" calcext:value-type="float">
            <text:p>2</text:p>
          </table:table-cell>
          <table:table-cell table:style-name="ce284" office:value-type="float" office:value="20" calcext:value-type="float">
            <text:p>20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793595734376237" calcext:value-type="float">
            <text:p>0,793595734376237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IF([.E54]=&quot;-&quot;;[.C54]*(1-[.F54]/100);[.C54]*(1+[.F54]/100))" office:value-type="float" office:value="115" calcext:value-type="float">
            <text:p>115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4];[.F54])" office:value-type="string" office:string-value="+15" calcext:value-type="string">
            <text:p>+15</text:p>
          </table:table-cell>
          <table:table-cell table:style-name="ce287" table:formula="of:=RANK([.B54];[.$B$34:.$B$58];0)" office:value-type="float" office:value="3" calcext:value-type="float">
            <text:p>3</text:p>
          </table:table-cell>
          <table:table-cell table:style-name="ce284" office:value-type="float" office:value="21" calcext:value-type="float">
            <text:p>21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477613101685516" calcext:value-type="float">
            <text:p>0,477613101685516</text:p>
          </table:table-cell>
          <table:table-cell table:style-name="ce361" office:value-type="float" office:value="100" calcext:value-type="float">
            <text:p>100</text:p>
          </table:table-cell>
          <table:table-cell table:style-name="ce287" table:formula="of:=IF([.E55]=&quot;-&quot;;[.C55]*(1-[.F55]/100);[.C55]*(1+[.F55]/100))" office:value-type="float" office:value="95" calcext:value-type="float">
            <text:p>9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5];[.F55])" office:value-type="string" office:string-value="-5" calcext:value-type="string">
            <text:p>-5</text:p>
          </table:table-cell>
          <table:table-cell table:style-name="ce287" table:formula="of:=RANK([.B55];[.$B$34:.$B$58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00659045961142671" calcext:value-type="float">
            <text:p>0,006590459611427</text:p>
          </table:table-cell>
          <table:table-cell table:style-name="ce361" office:value-type="float" office:value="500" calcext:value-type="float">
            <text:p>500</text:p>
          </table:table-cell>
          <table:table-cell table:style-name="ce287" table:formula="of:=IF([.E56]=&quot;-&quot;;[.C56]*(1-[.F56]/100);[.C56]*(1+[.F56]/100))" office:value-type="float" office:value="425" calcext:value-type="float">
            <text:p>425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15" calcext:value-type="float">
            <text:p>15</text:p>
          </table:table-cell>
          <table:table-cell table:style-name="ce296" table:formula="of:=COM.MICROSOFT.CONCAT([.E56];[.F56])" office:value-type="string" office:string-value="-15" calcext:value-type="string">
            <text:p>-15</text:p>
          </table:table-cell>
          <table:table-cell table:style-name="ce287" table:formula="of:=RANK([.B56];[.$B$34:.$B$58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46541840952777" calcext:value-type="float">
            <text:p>0,246541840952777</text:p>
          </table:table-cell>
          <table:table-cell table:style-name="ce361" office:value-type="float" office:value="600" calcext:value-type="float">
            <text:p>600</text:p>
          </table:table-cell>
          <table:table-cell table:style-name="ce287" table:formula="of:=IF([.E57]=&quot;-&quot;;[.C57]*(1-[.F57]/100);[.C57]*(1+[.F57]/100))" office:value-type="float" office:value="630" calcext:value-type="float">
            <text:p>630</text:p>
          </table:table-cell>
          <table:table-cell table:style-name="ce309" office:value-type="string" calcext:value-type="string">
            <text:p>+</text:p>
          </table:table-cell>
          <table:table-cell table:style-name="ce296" office:value-type="float" office:value="5" calcext:value-type="float">
            <text:p>5</text:p>
          </table:table-cell>
          <table:table-cell table:style-name="ce296" table:formula="of:=COM.MICROSOFT.CONCAT([.E57];[.F57])" office:value-type="string" office:string-value="+5" calcext:value-type="string">
            <text:p>+5</text:p>
          </table:table-cell>
          <table:table-cell table:style-name="ce287" table:formula="of:=RANK([.B57];[.$B$34:.$B$58];0)" office:value-type="float" office:value="20" calcext:value-type="float">
            <text:p>20</text:p>
          </table:table-cell>
          <table:table-cell table:style-name="ce284" office:value-type="float" office:value="24" calcext:value-type="float">
            <text:p>24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135895083742602" calcext:value-type="float">
            <text:p>0,135895083742602</text:p>
          </table:table-cell>
          <table:table-cell table:style-name="ce361" office:value-type="float" office:value="200" calcext:value-type="float">
            <text:p>200</text:p>
          </table:table-cell>
          <table:table-cell table:style-name="ce287" table:formula="of:=IF([.E58]=&quot;-&quot;;[.C58]*(1-[.F58]/100);[.C58]*(1+[.F58]/100))" office:value-type="float" office:value="150" calcext:value-type="float">
            <text:p>150</text:p>
          </table:table-cell>
          <table:table-cell table:style-name="ce309" office:value-type="string" calcext:value-type="string">
            <text:p>-</text:p>
          </table:table-cell>
          <table:table-cell table:style-name="ce296" office:value-type="float" office:value="25" calcext:value-type="float">
            <text:p>25</text:p>
          </table:table-cell>
          <table:table-cell table:style-name="ce296" table:formula="of:=COM.MICROSOFT.CONCAT([.E58];[.F58])" office:value-type="string" office:string-value="-25" calcext:value-type="string">
            <text:p>-25</text:p>
          </table:table-cell>
          <table:table-cell table:style-name="ce287" table:formula="of:=RANK([.B58];[.$B$34:.$B$58];0)" office:value-type="float" office:value="23" calcext:value-type="float">
            <text:p>23</text:p>
          </table:table-cell>
          <table:table-cell table:style-name="ce284" office:value-type="float" office:value="25" calcext:value-type="float">
            <text:p>25</text:p>
          </table:table-cell>
          <table:table-cell table:style-name="ce350" table:number-columns-repeated="24"/>
          <table:table-cell table:number-columns-repeated="991"/>
        </table:table-row>
        <table:table-row table:style-name="ro4">
          <table:table-cell table:style-name="Default" table:number-columns-repeated="6"/>
          <table:table-cell table:style-name="ce350" table:number-columns-repeated="27"/>
          <table:table-cell table:number-columns-repeated="991"/>
        </table:table-row>
        <table:table-row table:style-name="ro4">
          <table:table-cell table:style-name="ce348" office:value-type="string" calcext:value-type="string" table:number-columns-spanned="15" table:number-rows-spanned="1">
            <text:p><text:span text:style-name="T27">% --&gt; </text:span><text:span text:style-name="T28">×</text:span></text:p>
          </table:table-cell>
          <table:covered-table-cell table:number-columns-repeated="6"/>
          <table:covered-table-cell table:number-columns-repeated="8" table:style-name="ce350"/>
          <table:table-cell table:style-name="ce350" table:number-columns-repeated="18"/>
          <table:table-cell table:number-columns-repeated="991"/>
        </table:table-row>
        <table:table-row table:style-name="ro4">
          <table:table-cell table:number-columns-repeated="7"/>
          <table:table-cell table:style-name="ce350" table:number-columns-repeated="26"/>
          <table:table-cell table:number-columns-repeated="991"/>
        </table:table-row>
        <table:table-row table:style-name="ro4">
          <table:table-cell table:style-name="ce351"/>
          <table:table-cell table:style-name="ce355" office:value-type="string" calcext:value-type="string">
            <text:p>Rang</text:p>
          </table:table-cell>
          <table:table-cell table:style-name="ce355" office:value-type="string" calcext:value-type="string">
            <text:p>Signe</text:p>
          </table:table-cell>
          <table:table-cell table:number-columns-repeated="2" table:style-name="ce355" office:value-type="string" calcext:value-type="string">
            <text:p>%</text:p>
          </table:table-cell>
          <table:table-cell table:style-name="ce391" office:value-type="string" calcext:value-type="string">
            <text:p>×</text:p>
          </table:table-cell>
          <table:table-cell table:style-name="ce355" office:value-type="string" calcext:value-type="string">
            <text:p>choix</text:p>
          </table:table-cell>
          <table:table-cell table:style-name="ce355" office:value-type="string" calcext:value-type="string">
            <text:p>Rang</text:p>
          </table:table-cell>
          <table:table-cell table:style-name="ce355" table:number-columns-repeated="3"/>
          <table:table-cell table:style-name="ce355" office:value-type="string" calcext:value-type="string">
            <text:p>%</text:p>
          </table:table-cell>
          <table:table-cell table:style-name="ce391" office:value-type="string" calcext:value-type="string">
            <text:p>×</text:p>
          </table:table-cell>
          <table:table-cell table:style-name="ce355" office:value-type="string" calcext:value-type="string">
            <text:p>choix</text:p>
          </table:table-cell>
          <table:table-cell table:number-columns-repeated="14"/>
          <table:table-cell table:style-name="ce350" table:number-columns-repeated="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6014036511021" calcext:value-type="float">
            <text:p>0,6760140365110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63:.D63])" office:value-type="string" office:string-value="+10" calcext:value-type="string">
            <text:p>+10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63];[.$B$63:.$B$86];0)" office:value-type="float" office:value="5" calcext:value-type="float">
            <text:p>5</text:p>
          </table:table-cell>
          <table:table-cell table:style-name="ce287" office:value-type="float" office:value="0.102985626653312" calcext:value-type="float">
            <text:p>0,1029856266533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3:.K6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H63];[.$H$63:.$H$85];0)" office:value-type="float" office:value="20" calcext:value-type="float">
            <text:p>20</text:p>
          </table:table-cell>
          <table:table-cell table:style-name="ce284" office:value-type="float" office:value="1" calcext:value-type="float">
            <text:p>1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0566762950064956" calcext:value-type="float">
            <text:p>0,05667629500649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64:.D64])" office:value-type="string" office:string-value="+20" calcext:value-type="string">
            <text:p>+20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64];[.$B$63:.$B$86];0)" office:value-type="float" office:value="21" calcext:value-type="float">
            <text:p>21</text:p>
          </table:table-cell>
          <table:table-cell table:style-name="ce287" office:value-type="float" office:value="0.338469182706043" calcext:value-type="float">
            <text:p>0,3384691827060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4:.K6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H64];[.$H$63:.$H$85];0)" office:value-type="float" office:value="16" calcext:value-type="float">
            <text:p>16</text:p>
          </table:table-cell>
          <table:table-cell table:style-name="ce284" office:value-type="float" office:value="2" calcext:value-type="float">
            <text:p>2</text:p>
          </table:table-cell>
          <table:table-cell table:style-name="ce350" table:number-columns-repeated="13"/>
          <table:table-cell table:number-columns-repeated="996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31558512269658" calcext:value-type="float">
            <text:p>0,53155851226965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65:.D65])" office:value-type="string" office:string-value="+30" calcext:value-type="string">
            <text:p>+30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65];[.$B$63:.$B$86];0)" office:value-type="float" office:value="9" calcext:value-type="float">
            <text:p>9</text:p>
          </table:table-cell>
          <table:table-cell table:style-name="ce287" office:value-type="float" office:value="0.582781452302997" calcext:value-type="float">
            <text:p>0,5827814523029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5:.K6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H65];[.$H$63:.$H$85];0)" office:value-type="float" office:value="9" calcext:value-type="float">
            <text:p>9</text:p>
          </table:table-cell>
          <table:table-cell table:style-name="ce284" office:value-type="float" office:value="3" calcext:value-type="float">
            <text:p>3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0970136186916047" calcext:value-type="float">
            <text:p>0,09701361869160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66:.D66])" office:value-type="string" office:string-value="+40" calcext:value-type="string">
            <text:p>+40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6];[.$B$63:.$B$86];0)" office:value-type="float" office:value="19" calcext:value-type="float">
            <text:p>19</text:p>
          </table:table-cell>
          <table:table-cell table:style-name="ce287" office:value-type="float" office:value="0.342238433455745" calcext:value-type="float">
            <text:p>0,34223843345574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6:.K6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H66];[.$H$63:.$H$85];0)" office:value-type="float" office:value="15" calcext:value-type="float">
            <text:p>15</text:p>
          </table:table-cell>
          <table:table-cell table:style-name="ce284" office:value-type="float" office:value="4" calcext:value-type="float">
            <text:p>4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155093470236144" calcext:value-type="float">
            <text:p>0,01550934702361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67:.D67])" office:value-type="string" office:string-value="+50" calcext:value-type="string">
            <text:p>+50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67];[.$B$63:.$B$86];0)" office:value-type="float" office:value="24" calcext:value-type="float">
            <text:p>24</text:p>
          </table:table-cell>
          <table:table-cell table:style-name="ce287" office:value-type="float" office:value="0.737082274444831" calcext:value-type="float">
            <text:p>0,73708227444483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7:.K6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H67];[.$H$63:.$H$85];0)" office:value-type="float" office:value="6" calcext:value-type="float">
            <text:p>6</text:p>
          </table:table-cell>
          <table:table-cell table:style-name="ce284" office:value-type="float" office:value="5" calcext:value-type="float">
            <text:p>5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0488586363459735" calcext:value-type="float">
            <text:p>0,0488586363459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68:.D68])" office:value-type="string" office:string-value="+60" calcext:value-type="string">
            <text:p>+60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68];[.$B$63:.$B$86];0)" office:value-type="float" office:value="23" calcext:value-type="float">
            <text:p>23</text:p>
          </table:table-cell>
          <table:table-cell table:style-name="ce287" office:value-type="float" office:value="0.888960827450465" calcext:value-type="float">
            <text:p>0,8889608274504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8:.K6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H68];[.$H$63:.$H$85];0)" office:value-type="float" office:value="2" calcext:value-type="float">
            <text:p>2</text:p>
          </table:table-cell>
          <table:table-cell table:style-name="ce284" office:value-type="float" office:value="6" calcext:value-type="float">
            <text:p>6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0494208124358871" calcext:value-type="float">
            <text:p>0,04942081243588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69:.D69])" office:value-type="string" office:string-value="+70" calcext:value-type="string">
            <text:p>+70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69];[.$B$63:.$B$86];0)" office:value-type="float" office:value="22" calcext:value-type="float">
            <text:p>22</text:p>
          </table:table-cell>
          <table:table-cell table:style-name="ce287" office:value-type="float" office:value="0.686413145694504" calcext:value-type="float">
            <text:p>0,6864131456945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69:.K6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H69];[.$H$63:.$H$85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97965583537024" calcext:value-type="float">
            <text:p>0,9796558353702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70:.D70])" office:value-type="string" office:string-value="+80" calcext:value-type="string">
            <text:p>+80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70];[.$B$63:.$B$86];0)" office:value-type="float" office:value="1" calcext:value-type="float">
            <text:p>1</text:p>
          </table:table-cell>
          <table:table-cell table:style-name="ce287" office:value-type="float" office:value="0.408643586408649" calcext:value-type="float">
            <text:p>0,40864358640864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0:.K7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H70];[.$H$63:.$H$85];0)" office:value-type="float" office:value="13" calcext:value-type="float">
            <text:p>13</text:p>
          </table:table-cell>
          <table:table-cell table:style-name="ce284" office:value-type="float" office:value="8" calcext:value-type="float">
            <text:p>8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790560140282767" calcext:value-type="float">
            <text:p>0,79056014028276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71:.D71])" office:value-type="string" office:string-value="+90" calcext:value-type="string">
            <text:p>+90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71];[.$B$63:.$B$86];0)" office:value-type="float" office:value="3" calcext:value-type="float">
            <text:p>3</text:p>
          </table:table-cell>
          <table:table-cell table:style-name="ce287" office:value-type="float" office:value="0.756454065224991" calcext:value-type="float">
            <text:p>0,75645406522499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I71:.K7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H71];[.$H$63:.$H$85];0)" office:value-type="float" office:value="5" calcext:value-type="float">
            <text:p>5</text:p>
          </table:table-cell>
          <table:table-cell table:style-name="ce284" office:value-type="float" office:value="9" calcext:value-type="float">
            <text:p>9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236409894241409" calcext:value-type="float">
            <text:p>0,23640989424140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table:formula="of:=COM.MICROSOFT.CONCAT([.C72:.D72])" office:value-type="string" office:string-value="-4" calcext:value-type="string">
            <text:p>-4</text:p>
          </table:table-cell>
          <table:table-cell table:style-name="ce301" table:formula="of:=1-[.D72]/100" office:value-type="float" office:value="0.96" calcext:value-type="float">
            <text:p>0,96</text:p>
          </table:table-cell>
          <table:table-cell table:style-name="ce288" table:formula="of:=RANK([.B72];[.$B$63:.$B$86];0)" office:value-type="float" office:value="13" calcext:value-type="float">
            <text:p>13</text:p>
          </table:table-cell>
          <table:table-cell table:style-name="ce288" office:value-type="float" office:value="0.523128131891641" calcext:value-type="float">
            <text:p>0,52312813189164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" calcext:value-type="float">
            <text:p>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2:.K72])" office:value-type="string" office:string-value="+8%" calcext:value-type="string">
            <text:p>+8%</text:p>
          </table:table-cell>
          <table:table-cell table:style-name="ce301" table:formula="of:=1+[.J72]/100" office:value-type="float" office:value="1.08" calcext:value-type="float">
            <text:p>1,08</text:p>
          </table:table-cell>
          <table:table-cell table:style-name="ce288" table:formula="of:=RANK([.H72];[.$H$63:.$H$8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973119792180948" calcext:value-type="float">
            <text:p>0,9731197921809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3" calcext:value-type="float">
            <text:p>13</text:p>
          </table:table-cell>
          <table:table-cell table:style-name="ce288" table:formula="of:=COM.MICROSOFT.CONCAT([.C73:.D73])" office:value-type="string" office:string-value="+13" calcext:value-type="string">
            <text:p>+13</text:p>
          </table:table-cell>
          <table:table-cell table:style-name="ce301" table:formula="of:=1+[.D73]/100" office:value-type="float" office:value="1.13" calcext:value-type="float">
            <text:p>1,13</text:p>
          </table:table-cell>
          <table:table-cell table:style-name="ce288" table:formula="of:=RANK([.B73];[.$B$63:.$B$86];0)" office:value-type="float" office:value="2" calcext:value-type="float">
            <text:p>2</text:p>
          </table:table-cell>
          <table:table-cell table:style-name="ce288" office:value-type="float" office:value="0.359051720942302" calcext:value-type="float">
            <text:p>0,359051720942302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7" calcext:value-type="float">
            <text:p>1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3:.K73])" office:value-type="string" office:string-value="-17%" calcext:value-type="string">
            <text:p>-17%</text:p>
          </table:table-cell>
          <table:table-cell table:style-name="ce301" table:formula="of:=1-[.J73]/100" office:value-type="float" office:value="0.83" calcext:value-type="float">
            <text:p>0,83</text:p>
          </table:table-cell>
          <table:table-cell table:style-name="ce288" table:formula="of:=RANK([.H73];[.$H$63:.$H$85];0)" office:value-type="float" office:value="14" calcext:value-type="float">
            <text:p>14</text:p>
          </table:table-cell>
          <table:table-cell table:style-name="ce284" office:value-type="float" office:value="11" calcext:value-type="float">
            <text:p>11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182910249281017" calcext:value-type="float">
            <text:p>0,18291024928101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3" calcext:value-type="float">
            <text:p>23</text:p>
          </table:table-cell>
          <table:table-cell table:style-name="ce288" table:formula="of:=COM.MICROSOFT.CONCAT([.C74:.D74])" office:value-type="string" office:string-value="-23" calcext:value-type="string">
            <text:p>-23</text:p>
          </table:table-cell>
          <table:table-cell table:style-name="ce301" table:formula="of:=1-[.D74]/100" office:value-type="float" office:value="0.77" calcext:value-type="float">
            <text:p>0,77</text:p>
          </table:table-cell>
          <table:table-cell table:style-name="ce288" table:formula="of:=RANK([.B74];[.$B$63:.$B$86];0)" office:value-type="float" office:value="16" calcext:value-type="float">
            <text:p>16</text:p>
          </table:table-cell>
          <table:table-cell table:style-name="ce288" office:value-type="float" office:value="0.799108705817546" calcext:value-type="float">
            <text:p>0,79910870581754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4:.K74])" office:value-type="string" office:string-value="+21%" calcext:value-type="string">
            <text:p>+21%</text:p>
          </table:table-cell>
          <table:table-cell table:style-name="ce301" table:formula="of:=1+[.J74]/100" office:value-type="float" office:value="1.21" calcext:value-type="float">
            <text:p>1,21</text:p>
          </table:table-cell>
          <table:table-cell table:style-name="ce288" table:formula="of:=RANK([.H74];[.$H$63:.$H$85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626997885891008" calcext:value-type="float">
            <text:p>0,62699788589100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table:formula="of:=COM.MICROSOFT.CONCAT([.C75:.D75])" office:value-type="string" office:string-value="+35" calcext:value-type="string">
            <text:p>+35</text:p>
          </table:table-cell>
          <table:table-cell table:style-name="ce301" table:formula="of:=1+[.D75]/100" office:value-type="float" office:value="1.35" calcext:value-type="float">
            <text:p>1,35</text:p>
          </table:table-cell>
          <table:table-cell table:style-name="ce288" table:formula="of:=RANK([.B75];[.$B$63:.$B$86];0)" office:value-type="float" office:value="7" calcext:value-type="float">
            <text:p>7</text:p>
          </table:table-cell>
          <table:table-cell table:style-name="ce288" office:value-type="float" office:value="0.005884462708988" calcext:value-type="float">
            <text:p>0,005884462708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5:.K75])" office:value-type="string" office:string-value="-35%" calcext:value-type="string">
            <text:p>-35%</text:p>
          </table:table-cell>
          <table:table-cell table:style-name="ce301" table:formula="of:=1-[.J75]/100" office:value-type="float" office:value="0.65" calcext:value-type="float">
            <text:p>0,65</text:p>
          </table:table-cell>
          <table:table-cell table:style-name="ce288" table:formula="of:=RANK([.H75];[.$H$63:.$H$85];0)" office:value-type="float" office:value="23" calcext:value-type="float">
            <text:p>23</text:p>
          </table:table-cell>
          <table:table-cell table:style-name="ce284" office:value-type="float" office:value="13" calcext:value-type="float">
            <text:p>13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0813310557481453" calcext:value-type="float">
            <text:p>0,08133105574814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table:formula="of:=COM.MICROSOFT.CONCAT([.C76:.D76])" office:value-type="string" office:string-value="-45" calcext:value-type="string">
            <text:p>-45</text:p>
          </table:table-cell>
          <table:table-cell table:style-name="ce301" table:formula="of:=1-[.D76]/100" office:value-type="float" office:value="0.55" calcext:value-type="float">
            <text:p>0,55</text:p>
          </table:table-cell>
          <table:table-cell table:style-name="ce288" table:formula="of:=RANK([.B76];[.$B$63:.$B$86];0)" office:value-type="float" office:value="20" calcext:value-type="float">
            <text:p>20</text:p>
          </table:table-cell>
          <table:table-cell table:style-name="ce288" office:value-type="float" office:value="0.0588344154177352" calcext:value-type="float">
            <text:p>0,058834415417735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6:.K76])" office:value-type="string" office:string-value="+45%" calcext:value-type="string">
            <text:p>+45%</text:p>
          </table:table-cell>
          <table:table-cell table:style-name="ce301" table:formula="of:=1+[.J76]/100" office:value-type="float" office:value="1.45" calcext:value-type="float">
            <text:p>1,45</text:p>
          </table:table-cell>
          <table:table-cell table:style-name="ce288" table:formula="of:=RANK([.H76];[.$H$63:.$H$85];0)" office:value-type="float" office:value="21" calcext:value-type="float">
            <text:p>21</text:p>
          </table:table-cell>
          <table:table-cell table:style-name="ce284" office:value-type="float" office:value="14" calcext:value-type="float">
            <text:p>14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57978616984118" calcext:value-type="float">
            <text:p>0,45797861698411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table:formula="of:=COM.MICROSOFT.CONCAT([.C77:.D77])" office:value-type="string" office:string-value="+58" calcext:value-type="string">
            <text:p>+58</text:p>
          </table:table-cell>
          <table:table-cell table:style-name="ce301" table:formula="of:=1+[.D77]/100" office:value-type="float" office:value="1.58" calcext:value-type="float">
            <text:p>1,58</text:p>
          </table:table-cell>
          <table:table-cell table:style-name="ce288" table:formula="of:=RANK([.B77];[.$B$63:.$B$86];0)" office:value-type="float" office:value="12" calcext:value-type="float">
            <text:p>12</text:p>
          </table:table-cell>
          <table:table-cell table:style-name="ce288" office:value-type="float" office:value="0.0179497122655801" calcext:value-type="float">
            <text:p>0,017949712265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2" calcext:value-type="float">
            <text:p>5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7:.K77])" office:value-type="string" office:string-value="-52%" calcext:value-type="string">
            <text:p>-52%</text:p>
          </table:table-cell>
          <table:table-cell table:style-name="ce301" table:formula="of:=1-[.J77]/100" office:value-type="float" office:value="0.48" calcext:value-type="float">
            <text:p>0,48</text:p>
          </table:table-cell>
          <table:table-cell table:style-name="ce288" table:formula="of:=RANK([.H77];[.$H$63:.$H$85];0)" office:value-type="float" office:value="22" calcext:value-type="float">
            <text:p>22</text:p>
          </table:table-cell>
          <table:table-cell table:style-name="ce284" office:value-type="float" office:value="15" calcext:value-type="float">
            <text:p>15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65072495204163" calcext:value-type="float">
            <text:p>0,65072495204163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8" calcext:value-type="float">
            <text:p>68</text:p>
          </table:table-cell>
          <table:table-cell table:style-name="ce288" table:formula="of:=COM.MICROSOFT.CONCAT([.C78:.D78])" office:value-type="string" office:string-value="-68" calcext:value-type="string">
            <text:p>-68</text:p>
          </table:table-cell>
          <table:table-cell table:style-name="ce301" table:formula="of:=1-[.D78]/100" office:value-type="float" office:value="0.32" calcext:value-type="float">
            <text:p>0,32</text:p>
          </table:table-cell>
          <table:table-cell table:style-name="ce288" table:formula="of:=RANK([.B78];[.$B$63:.$B$86];0)" office:value-type="float" office:value="6" calcext:value-type="float">
            <text:p>6</text:p>
          </table:table-cell>
          <table:table-cell table:style-name="ce288" office:value-type="float" office:value="0.442505313675774" calcext:value-type="float">
            <text:p>0,44250531367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4" calcext:value-type="float">
            <text:p>6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8:.K78])" office:value-type="string" office:string-value="+64%" calcext:value-type="string">
            <text:p>+64%</text:p>
          </table:table-cell>
          <table:table-cell table:style-name="ce301" table:formula="of:=1+[.J78]/100" office:value-type="float" office:value="1.64" calcext:value-type="float">
            <text:p>1,64</text:p>
          </table:table-cell>
          <table:table-cell table:style-name="ce288" table:formula="of:=RANK([.H78];[.$H$63:.$H$85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234234017767749" calcext:value-type="float">
            <text:p>0,23423401776774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table:formula="of:=COM.MICROSOFT.CONCAT([.C79:.D79])" office:value-type="string" office:string-value="+75" calcext:value-type="string">
            <text:p>+75</text:p>
          </table:table-cell>
          <table:table-cell table:style-name="ce301" table:formula="of:=1+[.D79]/100" office:value-type="float" office:value="1.75" calcext:value-type="float">
            <text:p>1,75</text:p>
          </table:table-cell>
          <table:table-cell table:style-name="ce288" table:formula="of:=RANK([.B79];[.$B$63:.$B$86];0)" office:value-type="float" office:value="14" calcext:value-type="float">
            <text:p>14</text:p>
          </table:table-cell>
          <table:table-cell table:style-name="ce288" office:value-type="float" office:value="0.886434072460095" calcext:value-type="float">
            <text:p>0,88643407246009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6" calcext:value-type="float">
            <text:p>7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79:.K79])" office:value-type="string" office:string-value="-76%" calcext:value-type="string">
            <text:p>-76%</text:p>
          </table:table-cell>
          <table:table-cell table:style-name="ce301" table:formula="of:=1-[.J79]/100" office:value-type="float" office:value="0.24" calcext:value-type="float">
            <text:p>0,24</text:p>
          </table:table-cell>
          <table:table-cell table:style-name="ce288" table:formula="of:=RANK([.H79];[.$H$63:.$H$85];0)" office:value-type="float" office:value="3" calcext:value-type="float">
            <text:p>3</text:p>
          </table:table-cell>
          <table:table-cell table:style-name="ce284" office:value-type="float" office:value="17" calcext:value-type="float">
            <text:p>17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0996045043470266" calcext:value-type="float">
            <text:p>0,0996045043470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1" calcext:value-type="float">
            <text:p>81</text:p>
          </table:table-cell>
          <table:table-cell table:style-name="ce288" table:formula="of:=COM.MICROSOFT.CONCAT([.C80:.D80])" office:value-type="string" office:string-value="-81" calcext:value-type="string">
            <text:p>-81</text:p>
          </table:table-cell>
          <table:table-cell table:style-name="ce301" table:formula="of:=1-[.D80]/100" office:value-type="float" office:value="0.19" calcext:value-type="float">
            <text:p>0,19</text:p>
          </table:table-cell>
          <table:table-cell table:style-name="ce288" table:formula="of:=RANK([.B80];[.$B$63:.$B$86];0)" office:value-type="float" office:value="18" calcext:value-type="float">
            <text:p>18</text:p>
          </table:table-cell>
          <table:table-cell table:style-name="ce288" office:value-type="float" office:value="0.647732793365611" calcext:value-type="float">
            <text:p>0,64773279336561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7" calcext:value-type="float">
            <text:p>8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0:.K80])" office:value-type="string" office:string-value="+87%" calcext:value-type="string">
            <text:p>+87%</text:p>
          </table:table-cell>
          <table:table-cell table:style-name="ce301" table:formula="of:=1+[.J80]/100" office:value-type="float" office:value="1.87" calcext:value-type="float">
            <text:p>1,87</text:p>
          </table:table-cell>
          <table:table-cell table:style-name="ce288" table:formula="of:=RANK([.H80];[.$H$63:.$H$85];0)" office:value-type="float" office:value="8" calcext:value-type="float">
            <text:p>8</text:p>
          </table:table-cell>
          <table:table-cell table:style-name="ce284" office:value-type="float" office:value="18" calcext:value-type="float">
            <text:p>18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476552780437658" calcext:value-type="float">
            <text:p>0,47655278043765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table:formula="of:=COM.MICROSOFT.CONCAT([.C81:.D81])" office:value-type="string" office:string-value="+99" calcext:value-type="string">
            <text:p>+99</text:p>
          </table:table-cell>
          <table:table-cell table:style-name="ce301" table:formula="of:=1+[.D81]/100" office:value-type="float" office:value="1.99" calcext:value-type="float">
            <text:p>1,99</text:p>
          </table:table-cell>
          <table:table-cell table:style-name="ce288" table:formula="of:=RANK([.B81];[.$B$63:.$B$86];0)" office:value-type="float" office:value="10" calcext:value-type="float">
            <text:p>10</text:p>
          </table:table-cell>
          <table:table-cell table:style-name="ce288" office:value-type="float" office:value="0.154592122536158" calcext:value-type="float">
            <text:p>0,1545921225361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8" calcext:value-type="float">
            <text:p>9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I81:.K81])" office:value-type="string" office:string-value="-98%" calcext:value-type="string">
            <text:p>-98%</text:p>
          </table:table-cell>
          <table:table-cell table:style-name="ce301" table:formula="of:=1-[.J81]/100" office:value-type="float" office:value="0.02" calcext:value-type="float">
            <text:p>0,02</text:p>
          </table:table-cell>
          <table:table-cell table:style-name="ce288" table:formula="of:=RANK([.H81];[.$H$63:.$H$85];0)" office:value-type="float" office:value="19" calcext:value-type="float">
            <text:p>19</text:p>
          </table:table-cell>
          <table:table-cell table:style-name="ce284" office:value-type="float" office:value="19" calcext:value-type="float">
            <text:p>19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463029973095155" calcext:value-type="float">
            <text:p>0,46302997309515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table:formula="of:=COM.MICROSOFT.CONCAT([.C82:.D82])" office:value-type="string" office:string-value="+500" calcext:value-type="string">
            <text:p>+500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82];[.$B$63:.$B$86];0)" office:value-type="float" office:value="11" calcext:value-type="float">
            <text:p>11</text:p>
          </table:table-cell>
          <table:table-cell table:style-name="ce289" office:value-type="float" office:value="0.155412001001394" calcext:value-type="float">
            <text:p>0,15541200100139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2:.K8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H82];[.$H$63:.$H$85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149997915893959" calcext:value-type="float">
            <text:p>0,149997915893959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table:formula="of:=COM.MICROSOFT.CONCAT([.C83:.D83])" office:value-type="string" office:string-value="+600" calcext:value-type="string">
            <text:p>+600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83];[.$B$63:.$B$86];0)" office:value-type="float" office:value="17" calcext:value-type="float">
            <text:p>17</text:p>
          </table:table-cell>
          <table:table-cell table:style-name="ce289" office:value-type="float" office:value="0.941243720946205" calcext:value-type="float">
            <text:p>0,94124372094620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3:.K8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H83];[.$H$63:.$H$85];0)" office:value-type="float" office:value="1" calcext:value-type="float">
            <text:p>1</text:p>
          </table:table-cell>
          <table:table-cell table:style-name="ce284" office:value-type="float" office:value="21" calcext:value-type="float">
            <text:p>21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776093560826424" calcext:value-type="float">
            <text:p>0,77609356082642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table:formula="of:=COM.MICROSOFT.CONCAT([.C84:.D84])" office:value-type="string" office:string-value="+700" calcext:value-type="string">
            <text:p>+700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84];[.$B$63:.$B$86];0)" office:value-type="float" office:value="4" calcext:value-type="float">
            <text:p>4</text:p>
          </table:table-cell>
          <table:table-cell table:style-name="ce289" office:value-type="float" office:value="0.435182818170496" calcext:value-type="float">
            <text:p>0,43518281817049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4:.K8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H84];[.$H$63:.$H$85];0)" office:value-type="float" office:value="12" calcext:value-type="float">
            <text:p>12</text:p>
          </table:table-cell>
          <table:table-cell table:style-name="ce284" office:value-type="float" office:value="22" calcext:value-type="float">
            <text:p>22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553833305800033" calcext:value-type="float">
            <text:p>0,55383330580003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table:formula="of:=COM.MICROSOFT.CONCAT([.C85:.D85])" office:value-type="string" office:string-value="+800" calcext:value-type="string">
            <text:p>+800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85];[.$B$63:.$B$86];0)" office:value-type="float" office:value="8" calcext:value-type="float">
            <text:p>8</text:p>
          </table:table-cell>
          <table:table-cell table:style-name="ce289" office:value-type="float" office:value="0.198500428887832" calcext:value-type="float">
            <text:p>0,19850042888783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I85:.K8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H85];[.$H$63:.$H$85];0)" office:value-type="float" office:value="17" calcext:value-type="float">
            <text:p>17</text:p>
          </table:table-cell>
          <table:table-cell table:style-name="ce284" office:value-type="float" office:value="23" calcext:value-type="float">
            <text:p>23</text:p>
          </table:table-cell>
          <table:table-cell table:style-name="ce350" table:number-columns-repeated="18"/>
          <table:table-cell table:number-columns-repeated="991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225224341630705" calcext:value-type="float">
            <text:p>0,225224341630705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table:formula="of:=COM.MICROSOFT.CONCAT([.C86:.D86])" office:value-type="string" office:string-value="+900" calcext:value-type="string">
            <text:p>+900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86];[.$B$63:.$B$86];0)" office:value-type="float" office:value="15" calcext:value-type="float">
            <text:p>15</text:p>
          </table:table-cell>
          <table:table-cell table:style-name="Default"/>
          <table:table-cell table:style-name="ce350" table:number-columns-repeated="2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50" table:number-columns-repeated="25"/>
          <table:table-cell table:number-columns-repeated="991"/>
        </table:table-row>
        <table:table-row table:style-name="ro4">
          <table:table-cell table:style-name="ce348" office:value-type="string" calcext:value-type="string" table:number-columns-spanned="18" table:number-rows-spanned="1">
            <text:p><text:span text:style-name="T29">×</text:span> --&gt; %</text:p>
          </table:table-cell>
          <table:covered-table-cell table:number-columns-repeated="7" table:style-name="Default"/>
          <table:covered-table-cell table:number-columns-repeated="10" table:style-name="ce350"/>
          <table:table-cell table:style-name="ce350" table:number-columns-repeated="15"/>
          <table:table-cell table:number-columns-repeated="991"/>
        </table:table-row>
        <table:table-row table:style-name="ro4">
          <table:table-cell table:style-name="Default" table:number-columns-repeated="8"/>
          <table:table-cell table:style-name="ce350" table:number-columns-repeated="25"/>
          <table:table-cell table:number-columns-repeated="991"/>
        </table:table-row>
        <table:table-row table:style-name="ro4">
          <table:table-cell table:style-name="ce351"/>
          <table:table-cell table:style-name="ce355" office:value-type="string" calcext:value-type="string">
            <text:p>Rang</text:p>
          </table:table-cell>
          <table:table-cell table:style-name="ce355" table:number-columns-repeated="2"/>
          <table:table-cell table:style-name="ce391" office:value-type="string" calcext:value-type="string">
            <text:p>×</text:p>
          </table:table-cell>
          <table:table-cell table:style-name="ce355" table:number-columns-repeated="2"/>
          <table:table-cell table:style-name="ce355" office:value-type="string" calcext:value-type="string">
            <text:p>%</text:p>
          </table:table-cell>
          <table:table-cell table:style-name="ce355" office:value-type="string" calcext:value-type="string">
            <text:p>choix</text:p>
          </table:table-cell>
          <table:table-cell table:style-name="ce355" office:value-type="string" calcext:value-type="string">
            <text:p>Rang</text:p>
          </table:table-cell>
          <table:table-cell table:style-name="ce355" table:number-columns-repeated="2"/>
          <table:table-cell table:style-name="ce391" office:value-type="string" calcext:value-type="string">
            <text:p>×</text:p>
          </table:table-cell>
          <table:table-cell table:style-name="ce355" table:number-columns-repeated="2"/>
          <table:table-cell table:style-name="ce355" office:value-type="string" calcext:value-type="string">
            <text:p>%</text:p>
          </table:table-cell>
          <table:table-cell table:style-name="ce355" office:value-type="string" calcext:value-type="string">
            <text:p>choix</text:p>
          </table:table-cell>
          <table:table-cell table:style-name="ce284" office:value-type="float" office:value="1" calcext:value-type="float">
            <text:p>1</text:p>
          </table:table-cell>
          <table:table-cell table:style-name="ce350" table:number-columns-repeated="15"/>
          <table:table-cell table:number-columns-repeated="99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47561746331195" calcext:value-type="float">
            <text:p>0,747561746331195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3]" office:value-type="float" office:value="1.1" calcext:value-type="float">
            <text:p>1,1</text:p>
          </table:table-cell>
          <table:table-cell table:style-name="ce287" table:formula="of:=COM.MICROSOFT.CONCAT([.C91:.D91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F91:.G91])" office:value-type="string" office:string-value="+10" calcext:value-type="string">
            <text:p>+10</text:p>
          </table:table-cell>
          <table:table-cell table:style-name="ce287" table:formula="of:=RANK([.B91];[.$B$91:.$B$114];0)" office:value-type="float" office:value="6" calcext:value-type="float">
            <text:p>6</text:p>
          </table:table-cell>
          <table:table-cell table:style-name="ce287" office:value-type="float" office:value="0.507482909587448" calcext:value-type="float">
            <text:p>0,507482909587448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K91:.L91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N91:.O91])" office:value-type="string" office:string-value="-10" calcext:value-type="string">
            <text:p>-10</text:p>
          </table:table-cell>
          <table:table-cell table:style-name="ce287" table:formula="of:=RANK([.J91];[.$J$91:.$J$114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10"/>
          <table:table-cell table:style-name="ce350" table:number-columns-repeated="5"/>
          <table:table-cell table:number-columns-repeated="991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04857547590506" calcext:value-type="float">
            <text:p>0,104857547590506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4]" office:value-type="float" office:value="1.2" calcext:value-type="float">
            <text:p>1,2</text:p>
          </table:table-cell>
          <table:table-cell table:style-name="ce287" table:formula="of:=COM.MICROSOFT.CONCAT([.C92:.D92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F92:.G92])" office:value-type="string" office:string-value="+20" calcext:value-type="string">
            <text:p>+20</text:p>
          </table:table-cell>
          <table:table-cell table:style-name="ce287" table:formula="of:=RANK([.B92];[.$B$91:.$B$114];0)" office:value-type="float" office:value="19" calcext:value-type="float">
            <text:p>19</text:p>
          </table:table-cell>
          <table:table-cell table:style-name="ce287" office:value-type="float" office:value="0.719156250647072" calcext:value-type="float">
            <text:p>0,719156250647072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K92:.L92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N92:.O92])" office:value-type="string" office:string-value="-20" calcext:value-type="string">
            <text:p>-20</text:p>
          </table:table-cell>
          <table:table-cell table:style-name="ce287" table:formula="of:=RANK([.J92];[.$J$91:.$J$114];0)" office:value-type="float" office:value="10" calcext:value-type="float">
            <text:p>10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10"/>
          <table:table-cell table:style-name="ce350" table:number-columns-repeated="5"/>
          <table:table-cell table:number-columns-repeated="991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119889633472177" calcext:value-type="float">
            <text:p>0,119889633472177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5]" office:value-type="float" office:value="1.3" calcext:value-type="float">
            <text:p>1,3</text:p>
          </table:table-cell>
          <table:table-cell table:style-name="ce287" table:formula="of:=COM.MICROSOFT.CONCAT([.C93:.D93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F93:.G93])" office:value-type="string" office:string-value="+30" calcext:value-type="string">
            <text:p>+30</text:p>
          </table:table-cell>
          <table:table-cell table:style-name="ce287" table:formula="of:=RANK([.B93];[.$B$91:.$B$114];0)" office:value-type="float" office:value="18" calcext:value-type="float">
            <text:p>18</text:p>
          </table:table-cell>
          <table:table-cell table:style-name="ce287" office:value-type="float" office:value="0.377053529588029" calcext:value-type="float">
            <text:p>0,377053529588029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K93:.L93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N93:.O93])" office:value-type="string" office:string-value="-30" calcext:value-type="string">
            <text:p>-30</text:p>
          </table:table-cell>
          <table:table-cell table:style-name="ce287" table:formula="of:=RANK([.J93];[.$J$91:.$J$114];0)" office:value-type="float" office:value="16" calcext:value-type="float">
            <text:p>16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35124725691488" calcext:value-type="float">
            <text:p>0,635124725691488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6]" office:value-type="float" office:value="1.4" calcext:value-type="float">
            <text:p>1,4</text:p>
          </table:table-cell>
          <table:table-cell table:style-name="ce287" table:formula="of:=COM.MICROSOFT.CONCAT([.C94:.D94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F94:.G94])" office:value-type="string" office:string-value="+40" calcext:value-type="string">
            <text:p>+40</text:p>
          </table:table-cell>
          <table:table-cell table:style-name="ce287" table:formula="of:=RANK([.B94];[.$B$91:.$B$114];0)" office:value-type="float" office:value="8" calcext:value-type="float">
            <text:p>8</text:p>
          </table:table-cell>
          <table:table-cell table:style-name="ce287" office:value-type="float" office:value="0.910503427330204" calcext:value-type="float">
            <text:p>0,910503427330204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K94:.L94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N94:.O94])" office:value-type="string" office:string-value="-40" calcext:value-type="string">
            <text:p>-40</text:p>
          </table:table-cell>
          <table:table-cell table:style-name="ce287" table:formula="of:=RANK([.J94];[.$J$91:.$J$114];0)" office:value-type="float" office:value="4" calcext:value-type="float">
            <text:p>4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314804577815883" calcext:value-type="float">
            <text:p>0,314804577815883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7]" office:value-type="float" office:value="1.5" calcext:value-type="float">
            <text:p>1,5</text:p>
          </table:table-cell>
          <table:table-cell table:style-name="ce287" table:formula="of:=COM.MICROSOFT.CONCAT([.C95:.D95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F95:.G95])" office:value-type="string" office:string-value="+50" calcext:value-type="string">
            <text:p>+50</text:p>
          </table:table-cell>
          <table:table-cell table:style-name="ce287" table:formula="of:=RANK([.B95];[.$B$91:.$B$114];0)" office:value-type="float" office:value="13" calcext:value-type="float">
            <text:p>13</text:p>
          </table:table-cell>
          <table:table-cell table:style-name="ce287" office:value-type="float" office:value="0.35880723928321" calcext:value-type="float">
            <text:p>0,3588072392832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K95:.L95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N95:.O95])" office:value-type="string" office:string-value="-50" calcext:value-type="string">
            <text:p>-50</text:p>
          </table:table-cell>
          <table:table-cell table:style-name="ce287" table:formula="of:=RANK([.J95];[.$J$91:.$J$114];0)" office:value-type="float" office:value="17" calcext:value-type="float">
            <text:p>17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975655535639699" calcext:value-type="float">
            <text:p>0,975655535639699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8]" office:value-type="float" office:value="1.6" calcext:value-type="float">
            <text:p>1,6</text:p>
          </table:table-cell>
          <table:table-cell table:style-name="ce287" table:formula="of:=COM.MICROSOFT.CONCAT([.C96:.D96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F96:.G96])" office:value-type="string" office:string-value="+60" calcext:value-type="string">
            <text:p>+60</text:p>
          </table:table-cell>
          <table:table-cell table:style-name="ce287" table:formula="of:=RANK([.B96];[.$B$91:.$B$114];0)" office:value-type="float" office:value="1" calcext:value-type="float">
            <text:p>1</text:p>
          </table:table-cell>
          <table:table-cell table:style-name="ce287" office:value-type="float" office:value="0.881416296317832" calcext:value-type="float">
            <text:p>0,881416296317832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K96:.L96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N96:.O96])" office:value-type="string" office:string-value="-60" calcext:value-type="string">
            <text:p>-60</text:p>
          </table:table-cell>
          <table:table-cell table:style-name="ce287" table:formula="of:=RANK([.J96];[.$J$91:.$J$114];0)" office:value-type="float" office:value="6" calcext:value-type="float">
            <text:p>6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520113865023476" calcext:value-type="float">
            <text:p>0,520113865023476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69]" office:value-type="float" office:value="1.7" calcext:value-type="float">
            <text:p>1,7</text:p>
          </table:table-cell>
          <table:table-cell table:style-name="ce287" table:formula="of:=COM.MICROSOFT.CONCAT([.C97:.D97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F97:.G97])" office:value-type="string" office:string-value="+70" calcext:value-type="string">
            <text:p>+70</text:p>
          </table:table-cell>
          <table:table-cell table:style-name="ce287" table:formula="of:=RANK([.B97];[.$B$91:.$B$114];0)" office:value-type="float" office:value="9" calcext:value-type="float">
            <text:p>9</text:p>
          </table:table-cell>
          <table:table-cell table:style-name="ce287" office:value-type="float" office:value="0.733735632534571" calcext:value-type="float">
            <text:p>0,733735632534571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K97:.L97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N97:.O97])" office:value-type="string" office:string-value="-70" calcext:value-type="string">
            <text:p>-70</text:p>
          </table:table-cell>
          <table:table-cell table:style-name="ce287" table:formula="of:=RANK([.J97];[.$J$91:.$J$114];0)" office:value-type="float" office:value="9" calcext:value-type="float">
            <text:p>9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43510107360232" calcext:value-type="float">
            <text:p>0,843510107360232</text:p>
          </table:table-cell>
          <table:table-cell table:style-name="ce291" office:value-type="string" calcext:value-type="string">
            <text:p><text:s/>x </text:p>
          </table:table-cell>
          <table:table-cell table:style-name="ce291" table:formula="of:=[.F70]" office:value-type="float" office:value="1.8" calcext:value-type="float">
            <text:p>1,8</text:p>
          </table:table-cell>
          <table:table-cell table:style-name="ce287" table:formula="of:=COM.MICROSOFT.CONCAT([.C98:.D98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F98:.G98])" office:value-type="string" office:string-value="+80" calcext:value-type="string">
            <text:p>+80</text:p>
          </table:table-cell>
          <table:table-cell table:style-name="ce287" table:formula="of:=RANK([.B98];[.$B$91:.$B$114];0)" office:value-type="float" office:value="4" calcext:value-type="float">
            <text:p>4</text:p>
          </table:table-cell>
          <table:table-cell table:style-name="ce287" office:value-type="float" office:value="0.341069316225833" calcext:value-type="float">
            <text:p>0,341069316225833</text:p>
          </table:table-cell>
          <table:table-cell table:style-name="ce291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K98:.L98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N98:.O98])" office:value-type="string" office:string-value="-80" calcext:value-type="string">
            <text:p>-80</text:p>
          </table:table-cell>
          <table:table-cell table:style-name="ce287" table:formula="of:=RANK([.J98];[.$J$91:.$J$114];0)" office:value-type="float" office:value="18" calcext:value-type="float">
            <text:p>18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179508363782719" calcext:value-type="float">
            <text:p>0,017950836378272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F71]" office:value-type="float" office:value="1.9" calcext:value-type="float">
            <text:p>1,9</text:p>
          </table:table-cell>
          <table:table-cell table:style-name="ce287" table:formula="of:=COM.MICROSOFT.CONCAT([.C99:.D99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F99:.G99])" office:value-type="string" office:string-value="+90" calcext:value-type="string">
            <text:p>+90</text:p>
          </table:table-cell>
          <table:table-cell table:style-name="ce287" table:formula="of:=RANK([.B99];[.$B$91:.$B$114];0)" office:value-type="float" office:value="23" calcext:value-type="float">
            <text:p>23</text:p>
          </table:table-cell>
          <table:table-cell table:style-name="ce287" office:value-type="float" office:value="0.810538177993427" calcext:value-type="float">
            <text:p>0,810538177993427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K99:.L99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N99:.O99])" office:value-type="string" office:string-value="-90" calcext:value-type="string">
            <text:p>-90</text:p>
          </table:table-cell>
          <table:table-cell table:style-name="ce287" table:formula="of:=RANK([.J99];[.$J$91:.$J$114];0)" office:value-type="float" office:value="8" calcext:value-type="float">
            <text:p>8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00638236191763598" calcext:value-type="float">
            <text:p>0,0063823619176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4" calcext:value-type="float">
            <text:p>0,94</text:p>
          </table:table-cell>
          <table:table-cell table:style-name="ce301" table:formula="of:=COM.MICROSOFT.CONCAT([.C100:.D100])" office:value-type="string" office:string-value=" x 0,94" calcext:value-type="string">
            <text:p><text:s/>x 0,9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0]))" office:value-type="float" office:value="6" calcext:value-type="float">
            <text:p>6</text:p>
          </table:table-cell>
          <table:table-cell table:style-name="ce312" table:formula="of:=COM.MICROSOFT.CONCAT([.F100:.G100])" office:value-type="string" office:string-value="-6" calcext:value-type="string">
            <text:p>-6</text:p>
          </table:table-cell>
          <table:table-cell table:style-name="ce301" table:formula="of:=RANK([.B100];[.$B$91:.$B$114];0)" office:value-type="float" office:value="24" calcext:value-type="float">
            <text:p>24</text:p>
          </table:table-cell>
          <table:table-cell table:style-name="ce301" office:value-type="float" office:value="0.695662873994382" calcext:value-type="float">
            <text:p>0,69566287399438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6" calcext:value-type="float">
            <text:p>1,06</text:p>
          </table:table-cell>
          <table:table-cell table:style-name="ce301" table:formula="of:=COM.MICROSOFT.CONCAT([.K100:.L100])" office:value-type="string" office:string-value=" x 1,06" calcext:value-type="string">
            <text:p><text:s/>x 1,0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0]-1))" office:value-type="float" office:value="6" calcext:value-type="float">
            <text:p>6</text:p>
          </table:table-cell>
          <table:table-cell table:style-name="ce320" table:formula="of:=COM.MICROSOFT.CONCAT([.N100:.O100])" office:value-type="string" office:string-value="+6" calcext:value-type="string">
            <text:p>+6</text:p>
          </table:table-cell>
          <table:table-cell table:style-name="ce301" table:formula="of:=RANK([.J100];[.$J$91:.$J$114];0)" office:value-type="float" office:value="11" calcext:value-type="float">
            <text:p>11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184249365369386" calcext:value-type="float">
            <text:p>0,18424936536938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8" calcext:value-type="float">
            <text:p>1,18</text:p>
          </table:table-cell>
          <table:table-cell table:style-name="ce301" table:formula="of:=COM.MICROSOFT.CONCAT([.C101:.D101])" office:value-type="string" office:string-value=" x 1,18" calcext:value-type="string">
            <text:p><text:s/>x 1,1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1]-1))" office:value-type="float" office:value="18" calcext:value-type="float">
            <text:p>18</text:p>
          </table:table-cell>
          <table:table-cell table:style-name="ce312" table:formula="of:=COM.MICROSOFT.CONCAT([.F101:.G101])" office:value-type="string" office:string-value="+18" calcext:value-type="string">
            <text:p>+18</text:p>
          </table:table-cell>
          <table:table-cell table:style-name="ce301" table:formula="of:=RANK([.B101];[.$B$91:.$B$114];0)" office:value-type="float" office:value="15" calcext:value-type="float">
            <text:p>15</text:p>
          </table:table-cell>
          <table:table-cell table:style-name="ce301" office:value-type="float" office:value="0.88612462793408" calcext:value-type="float">
            <text:p>0,8861246279340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K101:.L101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1]))" office:value-type="float" office:value="16" calcext:value-type="float">
            <text:p>16</text:p>
          </table:table-cell>
          <table:table-cell table:style-name="ce320" table:formula="of:=COM.MICROSOFT.CONCAT([.N101:.O101])" office:value-type="string" office:string-value="-16" calcext:value-type="string">
            <text:p>-16</text:p>
          </table:table-cell>
          <table:table-cell table:style-name="ce301" table:formula="of:=RANK([.J101];[.$J$91:.$J$114];0)" office:value-type="float" office:value="5" calcext:value-type="float">
            <text:p>5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400011768499127" calcext:value-type="float">
            <text:p>0,4000117684991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4" calcext:value-type="float">
            <text:p>0,74</text:p>
          </table:table-cell>
          <table:table-cell table:style-name="ce301" table:formula="of:=COM.MICROSOFT.CONCAT([.C102:.D102])" office:value-type="string" office:string-value=" x 0,74" calcext:value-type="string">
            <text:p><text:s/>x 0,7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2]))" office:value-type="float" office:value="26" calcext:value-type="float">
            <text:p>26</text:p>
          </table:table-cell>
          <table:table-cell table:style-name="ce312" table:formula="of:=COM.MICROSOFT.CONCAT([.F102:.G102])" office:value-type="string" office:string-value="-26" calcext:value-type="string">
            <text:p>-26</text:p>
          </table:table-cell>
          <table:table-cell table:style-name="ce301" table:formula="of:=RANK([.B102];[.$B$91:.$B$114];0)" office:value-type="float" office:value="10" calcext:value-type="float">
            <text:p>10</text:p>
          </table:table-cell>
          <table:table-cell table:style-name="ce301" office:value-type="float" office:value="0.0592920978438945" calcext:value-type="float">
            <text:p>0,05929209784389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3" calcext:value-type="float">
            <text:p>1,23</text:p>
          </table:table-cell>
          <table:table-cell table:style-name="ce301" table:formula="of:=COM.MICROSOFT.CONCAT([.K102:.L102])" office:value-type="string" office:string-value=" x 1,23" calcext:value-type="string">
            <text:p><text:s/>x 1,2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2]-1))" office:value-type="float" office:value="23" calcext:value-type="float">
            <text:p>23</text:p>
          </table:table-cell>
          <table:table-cell table:style-name="ce320" table:formula="of:=COM.MICROSOFT.CONCAT([.N102:.O102])" office:value-type="string" office:string-value="+23" calcext:value-type="string">
            <text:p>+23</text:p>
          </table:table-cell>
          <table:table-cell table:style-name="ce301" table:formula="of:=RANK([.J102];[.$J$91:.$J$114];0)" office:value-type="float" office:value="24" calcext:value-type="float">
            <text:p>24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789640168824088" calcext:value-type="float">
            <text:p>0,78964016882408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6" calcext:value-type="float">
            <text:p>1,36</text:p>
          </table:table-cell>
          <table:table-cell table:style-name="ce301" table:formula="of:=COM.MICROSOFT.CONCAT([.C103:.D103])" office:value-type="string" office:string-value=" x 1,36" calcext:value-type="string">
            <text:p><text:s/>x 1,36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3]-1))" office:value-type="float" office:value="36" calcext:value-type="float">
            <text:p>36</text:p>
          </table:table-cell>
          <table:table-cell table:style-name="ce312" table:formula="of:=COM.MICROSOFT.CONCAT([.F103:.G103])" office:value-type="string" office:string-value="+36" calcext:value-type="string">
            <text:p>+36</text:p>
          </table:table-cell>
          <table:table-cell table:style-name="ce301" table:formula="of:=RANK([.B103];[.$B$91:.$B$114];0)" office:value-type="float" office:value="5" calcext:value-type="float">
            <text:p>5</text:p>
          </table:table-cell>
          <table:table-cell table:style-name="ce301" office:value-type="float" office:value="0.185548803020282" calcext:value-type="float">
            <text:p>0,18554880302028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7" calcext:value-type="float">
            <text:p>0,67</text:p>
          </table:table-cell>
          <table:table-cell table:style-name="ce301" table:formula="of:=COM.MICROSOFT.CONCAT([.K103:.L103])" office:value-type="string" office:string-value=" x 0,67" calcext:value-type="string">
            <text:p><text:s/>x 0,67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3]))" office:value-type="float" office:value="33" calcext:value-type="float">
            <text:p>33</text:p>
          </table:table-cell>
          <table:table-cell table:style-name="ce320" table:formula="of:=COM.MICROSOFT.CONCAT([.N103:.O103])" office:value-type="string" office:string-value="-33" calcext:value-type="string">
            <text:p>-33</text:p>
          </table:table-cell>
          <table:table-cell table:style-name="ce301" table:formula="of:=RANK([.J103];[.$J$91:.$J$114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153599614307973" calcext:value-type="float">
            <text:p>0,15359961430797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1" calcext:value-type="float">
            <text:p>0,51</text:p>
          </table:table-cell>
          <table:table-cell table:style-name="ce301" table:formula="of:=COM.MICROSOFT.CONCAT([.C104:.D104])" office:value-type="string" office:string-value=" x 0,51" calcext:value-type="string">
            <text:p><text:s/>x 0,51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4]))" office:value-type="float" office:value="49" calcext:value-type="float">
            <text:p>49</text:p>
          </table:table-cell>
          <table:table-cell table:style-name="ce312" table:formula="of:=COM.MICROSOFT.CONCAT([.F104:.G104])" office:value-type="string" office:string-value="-49" calcext:value-type="string">
            <text:p>-49</text:p>
          </table:table-cell>
          <table:table-cell table:style-name="ce301" table:formula="of:=RANK([.B104];[.$B$91:.$B$114];0)" office:value-type="float" office:value="17" calcext:value-type="float">
            <text:p>17</text:p>
          </table:table-cell>
          <table:table-cell table:style-name="ce301" office:value-type="float" office:value="0.552724189412299" calcext:value-type="float">
            <text:p>0,55272418941229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3" calcext:value-type="float">
            <text:p>1,43</text:p>
          </table:table-cell>
          <table:table-cell table:style-name="ce301" table:formula="of:=COM.MICROSOFT.CONCAT([.K104:.L104])" office:value-type="string" office:string-value=" x 1,43" calcext:value-type="string">
            <text:p><text:s/>x 1,4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4]-1))" office:value-type="float" office:value="43" calcext:value-type="float">
            <text:p>43</text:p>
          </table:table-cell>
          <table:table-cell table:style-name="ce320" table:formula="of:=COM.MICROSOFT.CONCAT([.N104:.O104])" office:value-type="string" office:string-value="+43" calcext:value-type="string">
            <text:p>+43</text:p>
          </table:table-cell>
          <table:table-cell table:style-name="ce301" table:formula="of:=RANK([.J104];[.$J$91:.$J$114];0)" office:value-type="float" office:value="13" calcext:value-type="float">
            <text:p>13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966712566191792" calcext:value-type="float">
            <text:p>0,9667125661917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9" calcext:value-type="float">
            <text:p>1,59</text:p>
          </table:table-cell>
          <table:table-cell table:style-name="ce301" table:formula="of:=COM.MICROSOFT.CONCAT([.C105:.D105])" office:value-type="string" office:string-value=" x 1,59" calcext:value-type="string">
            <text:p><text:s/>x 1,5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5]-1))" office:value-type="float" office:value="59" calcext:value-type="float">
            <text:p>59</text:p>
          </table:table-cell>
          <table:table-cell table:style-name="ce312" table:formula="of:=COM.MICROSOFT.CONCAT([.F105:.G105])" office:value-type="string" office:string-value="+59" calcext:value-type="string">
            <text:p>+59</text:p>
          </table:table-cell>
          <table:table-cell table:style-name="ce301" table:formula="of:=RANK([.B105];[.$B$91:.$B$114];0)" office:value-type="float" office:value="2" calcext:value-type="float">
            <text:p>2</text:p>
          </table:table-cell>
          <table:table-cell table:style-name="ce301" office:value-type="float" office:value="0.230939719269681" calcext:value-type="float">
            <text:p>0,23093971926968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2" calcext:value-type="float">
            <text:p>0,42</text:p>
          </table:table-cell>
          <table:table-cell table:style-name="ce301" table:formula="of:=COM.MICROSOFT.CONCAT([.K105:.L105])" office:value-type="string" office:string-value=" x 0,42" calcext:value-type="string">
            <text:p><text:s/>x 0,4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5]))" office:value-type="float" office:value="58" calcext:value-type="float">
            <text:p>58</text:p>
          </table:table-cell>
          <table:table-cell table:style-name="ce320" table:formula="of:=COM.MICROSOFT.CONCAT([.N105:.O105])" office:value-type="string" office:string-value="-58" calcext:value-type="string">
            <text:p>-58</text:p>
          </table:table-cell>
          <table:table-cell table:style-name="ce301" table:formula="of:=RANK([.J105];[.$J$91:.$J$114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697758830023594" calcext:value-type="float">
            <text:p>0,6977588300235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5" calcext:value-type="float">
            <text:p>0,35</text:p>
          </table:table-cell>
          <table:table-cell table:style-name="ce301" table:formula="of:=COM.MICROSOFT.CONCAT([.C106:.D106])" office:value-type="string" office:string-value=" x 0,35" calcext:value-type="string">
            <text:p><text:s/>x 0,3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6]))" office:value-type="float" office:value="65" calcext:value-type="float">
            <text:p>65</text:p>
          </table:table-cell>
          <table:table-cell table:style-name="ce312" table:formula="of:=COM.MICROSOFT.CONCAT([.F106:.G106])" office:value-type="string" office:string-value="-65" calcext:value-type="string">
            <text:p>-65</text:p>
          </table:table-cell>
          <table:table-cell table:style-name="ce301" table:formula="of:=RANK([.B106];[.$B$91:.$B$114];0)" office:value-type="float" office:value="7" calcext:value-type="float">
            <text:p>7</text:p>
          </table:table-cell>
          <table:table-cell table:style-name="ce301" office:value-type="float" office:value="0.0823089133398205" calcext:value-type="float">
            <text:p>0,0823089133398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1" calcext:value-type="float">
            <text:p>1,61</text:p>
          </table:table-cell>
          <table:table-cell table:style-name="ce301" table:formula="of:=COM.MICROSOFT.CONCAT([.K106:.L106])" office:value-type="string" office:string-value=" x 1,61" calcext:value-type="string">
            <text:p><text:s/>x 1,6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6]-1))" office:value-type="float" office:value="61" calcext:value-type="float">
            <text:p>61</text:p>
          </table:table-cell>
          <table:table-cell table:style-name="ce320" table:formula="of:=COM.MICROSOFT.CONCAT([.N106:.O106])" office:value-type="string" office:string-value="+61" calcext:value-type="string">
            <text:p>+61</text:p>
          </table:table-cell>
          <table:table-cell table:style-name="ce301" table:formula="of:=RANK([.J106];[.$J$91:.$J$114];0)" office:value-type="float" office:value="23" calcext:value-type="float">
            <text:p>23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0900000551453555" calcext:value-type="float">
            <text:p>0,09000005514535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8" calcext:value-type="float">
            <text:p>1,78</text:p>
          </table:table-cell>
          <table:table-cell table:style-name="ce301" table:formula="of:=COM.MICROSOFT.CONCAT([.C107:.D107])" office:value-type="string" office:string-value=" x 1,78" calcext:value-type="string">
            <text:p><text:s/>x 1,7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7]-1))" office:value-type="float" office:value="78" calcext:value-type="float">
            <text:p>78</text:p>
          </table:table-cell>
          <table:table-cell table:style-name="ce312" table:formula="of:=COM.MICROSOFT.CONCAT([.F107:.G107])" office:value-type="string" office:string-value="+78" calcext:value-type="string">
            <text:p>+78</text:p>
          </table:table-cell>
          <table:table-cell table:style-name="ce301" table:formula="of:=RANK([.B107];[.$B$91:.$B$114];0)" office:value-type="float" office:value="21" calcext:value-type="float">
            <text:p>21</text:p>
          </table:table-cell>
          <table:table-cell table:style-name="ce301" office:value-type="float" office:value="0.921256326906399" calcext:value-type="float">
            <text:p>0,92125632690639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3" calcext:value-type="float">
            <text:p>0,23</text:p>
          </table:table-cell>
          <table:table-cell table:style-name="ce301" table:formula="of:=COM.MICROSOFT.CONCAT([.K107:.L107])" office:value-type="string" office:string-value=" x 0,23" calcext:value-type="string">
            <text:p><text:s/>x 0,2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7]))" office:value-type="float" office:value="77" calcext:value-type="float">
            <text:p>77</text:p>
          </table:table-cell>
          <table:table-cell table:style-name="ce320" table:formula="of:=COM.MICROSOFT.CONCAT([.N107:.O107])" office:value-type="string" office:string-value="-77" calcext:value-type="string">
            <text:p>-77</text:p>
          </table:table-cell>
          <table:table-cell table:style-name="ce301" table:formula="of:=RANK([.J107];[.$J$91:.$J$114];0)" office:value-type="float" office:value="2" calcext:value-type="float">
            <text:p>2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915554729220518" calcext:value-type="float">
            <text:p>0,09155547292205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7" calcext:value-type="float">
            <text:p>0,17</text:p>
          </table:table-cell>
          <table:table-cell table:style-name="ce301" table:formula="of:=COM.MICROSOFT.CONCAT([.C108:.D108])" office:value-type="string" office:string-value=" x 0,17" calcext:value-type="string">
            <text:p><text:s/>x 0,17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D108]))" office:value-type="float" office:value="83" calcext:value-type="float">
            <text:p>83</text:p>
          </table:table-cell>
          <table:table-cell table:style-name="ce312" table:formula="of:=COM.MICROSOFT.CONCAT([.F108:.G108])" office:value-type="string" office:string-value="-83" calcext:value-type="string">
            <text:p>-83</text:p>
          </table:table-cell>
          <table:table-cell table:style-name="ce301" table:formula="of:=RANK([.B108];[.$B$91:.$B$114];0)" office:value-type="float" office:value="20" calcext:value-type="float">
            <text:p>20</text:p>
          </table:table-cell>
          <table:table-cell table:style-name="ce301" office:value-type="float" office:value="0.265491775696728" calcext:value-type="float">
            <text:p>0,265491775696728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2" calcext:value-type="float">
            <text:p>1,82</text:p>
          </table:table-cell>
          <table:table-cell table:style-name="ce301" table:formula="of:=COM.MICROSOFT.CONCAT([.K108:.L108])" office:value-type="string" office:string-value=" x 1,82" calcext:value-type="string">
            <text:p><text:s/>x 1,82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L108]-1))" office:value-type="float" office:value="82" calcext:value-type="float">
            <text:p>82</text:p>
          </table:table-cell>
          <table:table-cell table:style-name="ce320" table:formula="of:=COM.MICROSOFT.CONCAT([.N108:.O108])" office:value-type="string" office:string-value="+82" calcext:value-type="string">
            <text:p>+82</text:p>
          </table:table-cell>
          <table:table-cell table:style-name="ce301" table:formula="of:=RANK([.J108];[.$J$91:.$J$114];0)" office:value-type="float" office:value="20" calcext:value-type="float">
            <text:p>20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247834894220557" calcext:value-type="float">
            <text:p>0,24783489422055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9" calcext:value-type="float">
            <text:p>1,99</text:p>
          </table:table-cell>
          <table:table-cell table:style-name="ce301" table:formula="of:=COM.MICROSOFT.CONCAT([.C109:.D109])" office:value-type="string" office:string-value=" x 1,99" calcext:value-type="string">
            <text:p><text:s/>x 1,99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D109]-1))" office:value-type="float" office:value="99" calcext:value-type="float">
            <text:p>99</text:p>
          </table:table-cell>
          <table:table-cell table:style-name="ce312" table:formula="of:=COM.MICROSOFT.CONCAT([.F109:.G109])" office:value-type="string" office:string-value="+99" calcext:value-type="string">
            <text:p>+99</text:p>
          </table:table-cell>
          <table:table-cell table:style-name="ce301" table:formula="of:=RANK([.B109];[.$B$91:.$B$114];0)" office:value-type="float" office:value="14" calcext:value-type="float">
            <text:p>14</text:p>
          </table:table-cell>
          <table:table-cell table:style-name="ce301" office:value-type="float" office:value="0.953977715944035" calcext:value-type="float">
            <text:p>0,95397771594403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5" calcext:value-type="float">
            <text:p>0,05</text:p>
          </table:table-cell>
          <table:table-cell table:style-name="ce301" table:formula="of:=COM.MICROSOFT.CONCAT([.K109:.L109])" office:value-type="string" office:string-value=" x 0,05" calcext:value-type="string">
            <text:p><text:s/>x 0,0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L109]))" office:value-type="float" office:value="95" calcext:value-type="float">
            <text:p>95</text:p>
          </table:table-cell>
          <table:table-cell table:style-name="ce320" table:formula="of:=COM.MICROSOFT.CONCAT([.N109:.O109])" office:value-type="string" office:string-value="-95" calcext:value-type="string">
            <text:p>-95</text:p>
          </table:table-cell>
          <table:table-cell table:style-name="ce301" table:formula="of:=RANK([.J109];[.$J$91:.$J$114];0)" office:value-type="float" office:value="1" calcext:value-type="float">
            <text:p>1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384969606063153" calcext:value-type="float">
            <text:p>0,38496960606315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C110:.D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F110:.G110])" office:value-type="string" office:string-value="+500" calcext:value-type="string">
            <text:p>+500</text:p>
          </table:table-cell>
          <table:table-cell table:style-name="ce289" table:formula="of:=RANK([.B110];[.$B$91:.$B$114];0)" office:value-type="float" office:value="12" calcext:value-type="float">
            <text:p>12</text:p>
          </table:table-cell>
          <table:table-cell table:style-name="ce303" office:value-type="float" office:value="0.618917456424473" calcext:value-type="float">
            <text:p>0,6189174564244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K110:.L110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N110:.O110])" office:value-type="string" office:string-value="+500" calcext:value-type="string">
            <text:p>+500</text:p>
          </table:table-cell>
          <table:table-cell table:style-name="ce289" table:formula="of:=RANK([.J110];[.$J$91:.$J$114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394072128221703" calcext:value-type="float">
            <text:p>0,39407212822170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C111:.D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F111:.G111])" office:value-type="string" office:string-value="+600" calcext:value-type="string">
            <text:p>+600</text:p>
          </table:table-cell>
          <table:table-cell table:style-name="ce289" table:formula="of:=RANK([.B111];[.$B$91:.$B$114];0)" office:value-type="float" office:value="11" calcext:value-type="float">
            <text:p>11</text:p>
          </table:table-cell>
          <table:table-cell table:style-name="ce303" office:value-type="float" office:value="0.26757623380021" calcext:value-type="float">
            <text:p>0,2675762338002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K111:.L111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N111:.O111])" office:value-type="string" office:string-value="+600" calcext:value-type="string">
            <text:p>+600</text:p>
          </table:table-cell>
          <table:table-cell table:style-name="ce289" table:formula="of:=RANK([.J111];[.$J$91:.$J$114];0)" office:value-type="float" office:value="19" calcext:value-type="float">
            <text:p>19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0850845329274627" calcext:value-type="float">
            <text:p>0,08508453292746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C112:.D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F112:.G112])" office:value-type="string" office:string-value="+700" calcext:value-type="string">
            <text:p>+700</text:p>
          </table:table-cell>
          <table:table-cell table:style-name="ce289" table:formula="of:=RANK([.B112];[.$B$91:.$B$114];0)" office:value-type="float" office:value="22" calcext:value-type="float">
            <text:p>22</text:p>
          </table:table-cell>
          <table:table-cell table:style-name="ce303" office:value-type="float" office:value="0.916553010353216" calcext:value-type="float">
            <text:p>0,916553010353216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K112:.L112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N112:.O112])" office:value-type="string" office:string-value="+700" calcext:value-type="string">
            <text:p>+700</text:p>
          </table:table-cell>
          <table:table-cell table:style-name="ce289" table:formula="of:=RANK([.J112];[.$J$91:.$J$114];0)" office:value-type="float" office:value="3" calcext:value-type="float">
            <text:p>3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858991735717432" calcext:value-type="float">
            <text:p>0,85899173571743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C113:.D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F113:.G113])" office:value-type="string" office:string-value="+800" calcext:value-type="string">
            <text:p>+800</text:p>
          </table:table-cell>
          <table:table-cell table:style-name="ce289" table:formula="of:=RANK([.B113];[.$B$91:.$B$114];0)" office:value-type="float" office:value="3" calcext:value-type="float">
            <text:p>3</text:p>
          </table:table-cell>
          <table:table-cell table:style-name="ce303" office:value-type="float" office:value="0.84863677294685" calcext:value-type="float">
            <text:p>0,84863677294685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K113:.L113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N113:.O113])" office:value-type="string" office:string-value="+800" calcext:value-type="string">
            <text:p>+800</text:p>
          </table:table-cell>
          <table:table-cell table:style-name="ce289" table:formula="of:=RANK([.J113];[.$J$91:.$J$114];0)" office:value-type="float" office:value="7" calcext:value-type="float">
            <text:p>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16363626571261" calcext:value-type="float">
            <text:p>0,1636362657126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C114:.D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F114:.G114])" office:value-type="string" office:string-value="+900" calcext:value-type="string">
            <text:p>+900</text:p>
          </table:table-cell>
          <table:table-cell table:style-name="ce316" table:formula="of:=RANK([.B114];[.$B$91:.$B$114];0)" office:value-type="float" office:value="16" calcext:value-type="float">
            <text:p>16</text:p>
          </table:table-cell>
          <table:table-cell table:style-name="ce303" office:value-type="float" office:value="0.491347794544753" calcext:value-type="float">
            <text:p>0,49134779454475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K114:.L114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N114:.O114])" office:value-type="string" office:string-value="+900" calcext:value-type="string">
            <text:p>+900</text:p>
          </table:table-cell>
          <table:table-cell table:style-name="ce316" table:formula="of:=RANK([.J114];[.$J$91:.$J$114];0)" office:value-type="float" office:value="15" calcext:value-type="float">
            <text:p>15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8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348" office:value-type="string" calcext:value-type="string" table:number-columns-spanned="16" table:number-rows-spanned="1">
            <text:p>% successifs</text:p>
          </table:table-cell>
          <table:covered-table-cell table:number-columns-repeated="6" table:style-name="Default"/>
          <table:covered-table-cell table:number-columns-repeated="9"/>
          <table:table-cell table:number-columns-repeated="50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Default" table:number-columns-repeated="7"/>
          <table:table-cell table:number-columns-repeated="59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/>
          <table:table-cell table:style-name="ce355" office:value-type="string" calcext:value-type="string">
            <text:p>Rang</text:p>
          </table:table-cell>
          <table:table-cell table:style-name="ce355" office:value-type="string" calcext:value-type="string">
            <text:p>Signe</text:p>
          </table:table-cell>
          <table:table-cell table:number-columns-repeated="2" table:style-name="ce355" office:value-type="string" calcext:value-type="string">
            <text:p>%1</text:p>
          </table:table-cell>
          <table:table-cell table:style-name="ce391" office:value-type="string" calcext:value-type="string">
            <text:p>×1</text:p>
          </table:table-cell>
          <table:table-cell table:style-name="ce355" office:value-type="string" calcext:value-type="string">
            <text:p>Signe</text:p>
          </table:table-cell>
          <table:table-cell table:style-name="ce355" office:value-type="string" calcext:value-type="string">
            <text:p>%</text:p>
          </table:table-cell>
          <table:table-cell table:style-name="ce355" office:value-type="string" calcext:value-type="string">
            <text:p>%2</text:p>
          </table:table-cell>
          <table:table-cell table:style-name="ce391" office:value-type="string" calcext:value-type="string">
            <text:p>×2</text:p>
          </table:table-cell>
          <table:table-cell table:style-name="ce355" office:value-type="string" calcext:value-type="string">
            <text:p><text:span text:style-name="T29">x = x1 × </text:span>x2</text:p>
          </table:table-cell>
          <table:table-cell table:style-name="ce355" office:value-type="string" calcext:value-type="string">
            <text:p>Signe</text:p>
          </table:table-cell>
          <table:table-cell table:style-name="ce355" office:value-type="string" calcext:value-type="string">
            <text:p>% successif</text:p>
          </table:table-cell>
          <table:table-cell table:style-name="ce355" office:value-type="string" calcext:value-type="string">
            <text:p>%</text:p>
          </table:table-cell>
          <table:table-cell table:style-name="ce355" office:value-type="string" calcext:value-type="string">
            <text:p>choix</text:p>
          </table:table-cell>
          <table:table-cell table:number-columns-repeated="49"/>
          <table:table-cell table:style-name="ce350" table:number-columns-repeated="2"/>
          <table:table-cell table:style-name="ce421" table:number-columns-repeated="3"/>
          <table:table-cell table:number-columns-repeated="7"/>
          <table:table-cell table:style-name="ce402" table:number-columns-repeated="3"/>
          <table:table-cell table:number-columns-repeated="942"/>
          <table:table-cell table:style-name="Default" table:number-columns-repeated="3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137962978323135" calcext:value-type="float">
            <text:p>0,13796297832313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19:.D119])" office:value-type="string" office:string-value="-70" calcext:value-type="string">
            <text:p>-70</text:p>
          </table:table-cell>
          <table:table-cell table:style-name="ce325" table:formula="of:=IF([.C119]=&quot;+&quot;;1+[.D119]/100;1-[.D119]/100)" office:value-type="float" office:value="0.3" calcext:value-type="float">
            <text:p>0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19:.H119])" office:value-type="string" office:string-value="+10" calcext:value-type="string">
            <text:p>+10</text:p>
          </table:table-cell>
          <table:table-cell table:style-name="ce325" table:formula="of:=IF([.G119]=&quot;+&quot;;1+[.H119]/100;1-[.H119]/100)" office:value-type="float" office:value="1.1" calcext:value-type="float">
            <text:p>1,1</text:p>
          </table:table-cell>
          <table:table-cell table:style-name="ce296" table:formula="of:=[.J119]*[.F119]" office:value-type="float" office:value="0.33" calcext:value-type="float">
            <text:p>0,33</text:p>
          </table:table-cell>
          <table:table-cell table:style-name="ce309" table:formula="of:=IF([.K119]&lt;1;&quot;-&quot;;&quot;+&quot;)" office:value-type="string" office:string-value="-" calcext:value-type="string">
            <text:p>-</text:p>
          </table:table-cell>
          <table:table-cell table:style-name="ce296" table:formula="of:=ROUND(100*IF([.K119]&gt;=1;[.K119]-1;1-[.K119]);0)" office:value-type="float" office:value="67" calcext:value-type="float">
            <text:p>67</text:p>
          </table:table-cell>
          <table:table-cell table:style-name="ce296" table:formula="of:=IF([.M119]=0;&quot;0&quot;;COM.MICROSOFT.CONCAT([.L119:.M119]))" office:value-type="string" office:string-value="-67" calcext:value-type="string">
            <text:p>-67</text:p>
          </table:table-cell>
          <table:table-cell table:style-name="ce287" table:formula="of:=RANK([.B119];[.$B$119:.$B$148];0)" office:value-type="float" office:value="25" calcext:value-type="float">
            <text:p>25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425220033722915" calcext:value-type="float">
            <text:p>0,42522003372291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20:.D120])" office:value-type="string" office:string-value="-40" calcext:value-type="string">
            <text:p>-40</text:p>
          </table:table-cell>
          <table:table-cell table:style-name="ce325" table:formula="of:=IF([.C120]=&quot;+&quot;;1+[.D120]/100;1-[.D120]/100)" office:value-type="float" office:value="0.6" calcext:value-type="float">
            <text:p>0,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20:.H120])" office:value-type="string" office:string-value="+20" calcext:value-type="string">
            <text:p>+20</text:p>
          </table:table-cell>
          <table:table-cell table:style-name="ce325" table:formula="of:=IF([.G120]=&quot;+&quot;;1+[.H120]/100;1-[.H120]/100)" office:value-type="float" office:value="1.2" calcext:value-type="float">
            <text:p>1,2</text:p>
          </table:table-cell>
          <table:table-cell table:style-name="ce296" table:formula="of:=[.J120]*[.F120]" office:value-type="float" office:value="0.72" calcext:value-type="float">
            <text:p>0,72</text:p>
          </table:table-cell>
          <table:table-cell table:style-name="ce309" table:formula="of:=IF([.K120]&lt;1;&quot;-&quot;;&quot;+&quot;)" office:value-type="string" office:string-value="-" calcext:value-type="string">
            <text:p>-</text:p>
          </table:table-cell>
          <table:table-cell table:style-name="ce296" table:formula="of:=ROUND(100*IF([.K120]&gt;=1;[.K120]-1;1-[.K120]);0)" office:value-type="float" office:value="28" calcext:value-type="float">
            <text:p>28</text:p>
          </table:table-cell>
          <table:table-cell table:style-name="ce309" table:formula="of:=IF([.M120]=0;&quot;0&quot;;COM.MICROSOFT.CONCAT([.L120:.M120]))" office:value-type="string" office:string-value="-28" calcext:value-type="string">
            <text:p>-28</text:p>
          </table:table-cell>
          <table:table-cell table:style-name="ce287" table:formula="of:=RANK([.B120];[.$B$119:.$B$148];0)" office:value-type="float" office:value="14" calcext:value-type="float">
            <text:p>14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356708028972068" calcext:value-type="float">
            <text:p>0,35670802897206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21:.D121])" office:value-type="string" office:string-value="-20" calcext:value-type="string">
            <text:p>-20</text:p>
          </table:table-cell>
          <table:table-cell table:style-name="ce325" table:formula="of:=IF([.C121]=&quot;+&quot;;1+[.D121]/100;1-[.D121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G121:.H121])" office:value-type="string" office:string-value="+60" calcext:value-type="string">
            <text:p>+60</text:p>
          </table:table-cell>
          <table:table-cell table:style-name="ce325" table:formula="of:=IF([.G121]=&quot;+&quot;;1+[.H121]/100;1-[.H121]/100)" office:value-type="float" office:value="1.6" calcext:value-type="float">
            <text:p>1,6</text:p>
          </table:table-cell>
          <table:table-cell table:style-name="ce296" table:formula="of:=[.J121]*[.F121]" office:value-type="float" office:value="1.28" calcext:value-type="float">
            <text:p>1,28</text:p>
          </table:table-cell>
          <table:table-cell table:style-name="ce309" table:formula="of:=IF([.K121]&lt;1;&quot;-&quot;;&quot;+&quot;)" office:value-type="string" office:string-value="+" calcext:value-type="string">
            <text:p>+</text:p>
          </table:table-cell>
          <table:table-cell table:style-name="ce296" table:formula="of:=ROUND(100*IF([.K121]&gt;=1;[.K121]-1;1-[.K121]);0)" office:value-type="float" office:value="28" calcext:value-type="float">
            <text:p>28</text:p>
          </table:table-cell>
          <table:table-cell table:style-name="ce309" table:formula="of:=IF([.M121]=0;&quot;0&quot;;COM.MICROSOFT.CONCAT([.L121:.M121]))" office:value-type="string" office:string-value="+28" calcext:value-type="string">
            <text:p>+28</text:p>
          </table:table-cell>
          <table:table-cell table:style-name="ce287" table:formula="of:=RANK([.B121];[.$B$119:.$B$148];0)" office:value-type="float" office:value="15" calcext:value-type="float">
            <text:p>15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9486552332778" calcext:value-type="float">
            <text:p>0,72948655233277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22:.D122])" office:value-type="string" office:string-value="-60" calcext:value-type="string">
            <text:p>-60</text:p>
          </table:table-cell>
          <table:table-cell table:style-name="ce325" table:formula="of:=IF([.C122]=&quot;+&quot;;1+[.D122]/100;1-[.D122]/100)" office:value-type="float" office:value="0.4" calcext:value-type="float">
            <text:p>0,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22:.H122])" office:value-type="string" office:string-value="+30" calcext:value-type="string">
            <text:p>+30</text:p>
          </table:table-cell>
          <table:table-cell table:style-name="ce325" table:formula="of:=IF([.G122]=&quot;+&quot;;1+[.H122]/100;1-[.H122]/100)" office:value-type="float" office:value="1.3" calcext:value-type="float">
            <text:p>1,3</text:p>
          </table:table-cell>
          <table:table-cell table:style-name="ce296" table:formula="of:=[.J122]*[.F122]" office:value-type="float" office:value="0.52" calcext:value-type="float">
            <text:p>0,52</text:p>
          </table:table-cell>
          <table:table-cell table:style-name="ce309" table:formula="of:=IF([.K122]&lt;1;&quot;-&quot;;&quot;+&quot;)" office:value-type="string" office:string-value="-" calcext:value-type="string">
            <text:p>-</text:p>
          </table:table-cell>
          <table:table-cell table:style-name="ce296" table:formula="of:=ROUND(100*IF([.K122]&gt;=1;[.K122]-1;1-[.K122]);0)" office:value-type="float" office:value="48" calcext:value-type="float">
            <text:p>48</text:p>
          </table:table-cell>
          <table:table-cell table:style-name="ce309" table:formula="of:=IF([.M122]=0;&quot;0&quot;;COM.MICROSOFT.CONCAT([.L122:.M122]))" office:value-type="string" office:string-value="-48" calcext:value-type="string">
            <text:p>-48</text:p>
          </table:table-cell>
          <table:table-cell table:style-name="ce287" table:formula="of:=RANK([.B122];[.$B$119:.$B$148];0)" office:value-type="float" office:value="6" calcext:value-type="float">
            <text:p>6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888362646741816" calcext:value-type="float">
            <text:p>0,88836264674181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23:.D123])" office:value-type="string" office:string-value="-60" calcext:value-type="string">
            <text:p>-60</text:p>
          </table:table-cell>
          <table:table-cell table:style-name="ce325" table:formula="of:=IF([.C123]=&quot;+&quot;;1+[.D123]/100;1-[.D123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23:.H123])" office:value-type="string" office:string-value="-10" calcext:value-type="string">
            <text:p>-10</text:p>
          </table:table-cell>
          <table:table-cell table:style-name="ce325" table:formula="of:=IF([.G123]=&quot;+&quot;;1+[.H123]/100;1-[.H123]/100)" office:value-type="float" office:value="0.9" calcext:value-type="float">
            <text:p>0,9</text:p>
          </table:table-cell>
          <table:table-cell table:style-name="ce296" table:formula="of:=[.J123]*[.F123]" office:value-type="float" office:value="0.36" calcext:value-type="float">
            <text:p>0,36</text:p>
          </table:table-cell>
          <table:table-cell table:style-name="ce309" table:formula="of:=IF([.K123]&lt;1;&quot;-&quot;;&quot;+&quot;)" office:value-type="string" office:string-value="-" calcext:value-type="string">
            <text:p>-</text:p>
          </table:table-cell>
          <table:table-cell table:style-name="ce296" table:formula="of:=ROUND(100*IF([.K123]&gt;=1;[.K123]-1;1-[.K123]);0)" office:value-type="float" office:value="64" calcext:value-type="float">
            <text:p>64</text:p>
          </table:table-cell>
          <table:table-cell table:style-name="ce309" table:formula="of:=IF([.M123]=0;&quot;0&quot;;COM.MICROSOFT.CONCAT([.L123:.M123]))" office:value-type="string" office:string-value="-64" calcext:value-type="string">
            <text:p>-64</text:p>
          </table:table-cell>
          <table:table-cell table:style-name="ce287" table:formula="of:=RANK([.B123];[.$B$119:.$B$148];0)" office:value-type="float" office:value="2" calcext:value-type="float">
            <text:p>2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0886869458131582" calcext:value-type="float">
            <text:p>0,08868694581315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4:.D124])" office:value-type="string" office:string-value="+20" calcext:value-type="string">
            <text:p>+20</text:p>
          </table:table-cell>
          <table:table-cell table:style-name="ce326" table:formula="of:=IF([.C124]=&quot;+&quot;;1+[.D124]/100;1-[.D124]/100)" office:value-type="float" office:value="1.2" calcext:value-type="float">
            <text:p>1,2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table:formula="of:=COM.MICROSOFT.CONCAT([.G124:.H124])" office:value-type="string" office:string-value="-90" calcext:value-type="string">
            <text:p>-90</text:p>
          </table:table-cell>
          <table:table-cell table:style-name="ce326" table:formula="of:=IF([.G124]=&quot;+&quot;;1+[.H124]/100;1-[.H124]/100)" office:value-type="float" office:value="0.1" calcext:value-type="float">
            <text:p>0,1</text:p>
          </table:table-cell>
          <table:table-cell table:style-name="ce289" table:formula="of:=[.J124]*[.F124]" office:value-type="float" office:value="0.12" calcext:value-type="float">
            <text:p>0,12</text:p>
          </table:table-cell>
          <table:table-cell table:style-name="ce314" table:formula="of:=IF([.K124]&lt;1;&quot;-&quot;;&quot;+&quot;)" office:value-type="string" office:string-value="-" calcext:value-type="string">
            <text:p>-</text:p>
          </table:table-cell>
          <table:table-cell table:style-name="ce330" table:formula="of:=ROUND(100*IF([.K124]&gt;=1;[.K124]-1;1-[.K124]);0)" office:value-type="float" office:value="88" calcext:value-type="float">
            <text:p>88</text:p>
          </table:table-cell>
          <table:table-cell table:style-name="ce314" table:formula="of:=IF([.M124]=0;&quot;0&quot;;COM.MICROSOFT.CONCAT([.L124:.M124]))" office:value-type="string" office:string-value="-88" calcext:value-type="string">
            <text:p>-88</text:p>
          </table:table-cell>
          <table:table-cell table:style-name="ce316" table:formula="of:=RANK([.B124];[.$B$119:.$B$148];0)" office:value-type="float" office:value="28" calcext:value-type="float">
            <text:p>28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840709462379308" calcext:value-type="float">
            <text:p>0,8407094623793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50" calcext:value-type="float">
            <text:p>50</text:p>
          </table:table-cell>
          <table:table-cell table:style-name="ce316" table:formula="of:=COM.MICROSOFT.CONCAT([.C125:.D125])" office:value-type="string" office:string-value="+50" calcext:value-type="string">
            <text:p>+50</text:p>
          </table:table-cell>
          <table:table-cell table:style-name="ce326" table:formula="of:=IF([.C125]=&quot;+&quot;;1+[.D125]/100;1-[.D125]/100)" office:value-type="float" office:value="1.5" calcext:value-type="float">
            <text:p>1,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G125:.H125])" office:value-type="string" office:string-value="+60" calcext:value-type="string">
            <text:p>+60</text:p>
          </table:table-cell>
          <table:table-cell table:style-name="ce326" table:formula="of:=IF([.G125]=&quot;+&quot;;1+[.H125]/100;1-[.H125]/100)" office:value-type="float" office:value="1.6" calcext:value-type="float">
            <text:p>1,6</text:p>
          </table:table-cell>
          <table:table-cell table:style-name="ce289" table:formula="of:=[.J125]*[.F125]" office:value-type="float" office:value="2.4" calcext:value-type="float">
            <text:p>2,4</text:p>
          </table:table-cell>
          <table:table-cell table:style-name="ce314" table:formula="of:=IF([.K125]&lt;1;&quot;-&quot;;&quot;+&quot;)" office:value-type="string" office:string-value="+" calcext:value-type="string">
            <text:p>+</text:p>
          </table:table-cell>
          <table:table-cell table:style-name="ce289" table:formula="of:=ROUND(100*IF([.K125]&gt;=1;[.K125]-1;1-[.K125]);0)" office:value-type="float" office:value="140" calcext:value-type="float">
            <text:p>140</text:p>
          </table:table-cell>
          <table:table-cell table:style-name="ce314" table:formula="of:=IF([.M125]=0;&quot;0&quot;;COM.MICROSOFT.CONCAT([.L125:.M125]))" office:value-type="string" office:string-value="+140" calcext:value-type="string">
            <text:p>+140</text:p>
          </table:table-cell>
          <table:table-cell table:style-name="ce316" table:formula="of:=RANK([.B125];[.$B$119:.$B$148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143343678566148" calcext:value-type="float">
            <text:p>0,14334367856614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6:.D126])" office:value-type="string" office:string-value="+20" calcext:value-type="string">
            <text:p>+20</text:p>
          </table:table-cell>
          <table:table-cell table:style-name="ce326" table:formula="of:=IF([.C126]=&quot;+&quot;;1+[.D126]/100;1-[.D126]/100)" office:value-type="float" office:value="1.2" calcext:value-type="float">
            <text:p>1,2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table:formula="of:=COM.MICROSOFT.CONCAT([.G126:.H126])" office:value-type="string" office:string-value="-10" calcext:value-type="string">
            <text:p>-10</text:p>
          </table:table-cell>
          <table:table-cell table:style-name="ce326" table:formula="of:=IF([.G126]=&quot;+&quot;;1+[.H126]/100;1-[.H126]/100)" office:value-type="float" office:value="0.9" calcext:value-type="float">
            <text:p>0,9</text:p>
          </table:table-cell>
          <table:table-cell table:style-name="ce289" table:formula="of:=[.J126]*[.F126]" office:value-type="float" office:value="1.08" calcext:value-type="float">
            <text:p>1,08</text:p>
          </table:table-cell>
          <table:table-cell table:style-name="ce314" table:formula="of:=IF([.K126]&lt;1;&quot;-&quot;;&quot;+&quot;)" office:value-type="string" office:string-value="+" calcext:value-type="string">
            <text:p>+</text:p>
          </table:table-cell>
          <table:table-cell table:style-name="ce289" table:formula="of:=ROUND(100*IF([.K126]&gt;=1;[.K126]-1;1-[.K126]);0)" office:value-type="float" office:value="8" calcext:value-type="float">
            <text:p>8</text:p>
          </table:table-cell>
          <table:table-cell table:style-name="ce314" table:formula="of:=IF([.M126]=0;&quot;0&quot;;COM.MICROSOFT.CONCAT([.L126:.M126]))" office:value-type="string" office:string-value="+8" calcext:value-type="string">
            <text:p>+8</text:p>
          </table:table-cell>
          <table:table-cell table:style-name="ce316" table:formula="of:=RANK([.B126];[.$B$119:.$B$148];0)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643196069333575" calcext:value-type="float">
            <text:p>0,64319606933357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table:formula="of:=COM.MICROSOFT.CONCAT([.C127:.D127])" office:value-type="string" office:string-value="+20" calcext:value-type="string">
            <text:p>+20</text:p>
          </table:table-cell>
          <table:table-cell table:style-name="ce326" table:formula="of:=IF([.C127]=&quot;+&quot;;1+[.D127]/100;1-[.D127]/100)" office:value-type="float" office:value="1.2" calcext:value-type="float">
            <text:p>1,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G127:.H127])" office:value-type="string" office:string-value="+60" calcext:value-type="string">
            <text:p>+60</text:p>
          </table:table-cell>
          <table:table-cell table:style-name="ce326" table:formula="of:=IF([.G127]=&quot;+&quot;;1+[.H127]/100;1-[.H127]/100)" office:value-type="float" office:value="1.6" calcext:value-type="float">
            <text:p>1,6</text:p>
          </table:table-cell>
          <table:table-cell table:style-name="ce289" table:formula="of:=[.J127]*[.F127]" office:value-type="float" office:value="1.92" calcext:value-type="float">
            <text:p>1,92</text:p>
          </table:table-cell>
          <table:table-cell table:style-name="ce314" table:formula="of:=IF([.K127]&lt;1;&quot;-&quot;;&quot;+&quot;)" office:value-type="string" office:string-value="+" calcext:value-type="string">
            <text:p>+</text:p>
          </table:table-cell>
          <table:table-cell table:style-name="ce289" table:formula="of:=ROUND(100*IF([.K127]&gt;=1;[.K127]-1;1-[.K127]);0)" office:value-type="float" office:value="92" calcext:value-type="float">
            <text:p>92</text:p>
          </table:table-cell>
          <table:table-cell table:style-name="ce314" table:formula="of:=IF([.M127]=0;&quot;0&quot;;COM.MICROSOFT.CONCAT([.L127:.M127]))" office:value-type="string" office:string-value="+92" calcext:value-type="string">
            <text:p>+92</text:p>
          </table:table-cell>
          <table:table-cell table:style-name="ce316" table:formula="of:=RANK([.B127];[.$B$119:.$B$148];0)" office:value-type="float" office:value="8" calcext:value-type="float">
            <text:p>8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165971833181587" calcext:value-type="float">
            <text:p>0,165971833181587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C128:.D128])" office:value-type="string" office:string-value="+60" calcext:value-type="string">
            <text:p>+60</text:p>
          </table:table-cell>
          <table:table-cell table:style-name="ce326" table:formula="of:=IF([.C128]=&quot;+&quot;;1+[.D128]/100;1-[.D128]/100)" office:value-type="float" office:value="1.6" calcext:value-type="float">
            <text:p>1,6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table:formula="of:=COM.MICROSOFT.CONCAT([.G128:.H128])" office:value-type="string" office:string-value="-60" calcext:value-type="string">
            <text:p>-60</text:p>
          </table:table-cell>
          <table:table-cell table:style-name="ce326" table:formula="of:=IF([.G128]=&quot;+&quot;;1+[.H128]/100;1-[.H128]/100)" office:value-type="float" office:value="0.4" calcext:value-type="float">
            <text:p>0,4</text:p>
          </table:table-cell>
          <table:table-cell table:style-name="ce289" table:formula="of:=[.J128]*[.F128]" office:value-type="float" office:value="0.64" calcext:value-type="float">
            <text:p>0,64</text:p>
          </table:table-cell>
          <table:table-cell table:style-name="ce314" table:formula="of:=IF([.K128]&lt;1;&quot;-&quot;;&quot;+&quot;)" office:value-type="string" office:string-value="-" calcext:value-type="string">
            <text:p>-</text:p>
          </table:table-cell>
          <table:table-cell table:style-name="ce289" table:formula="of:=ROUND(100*IF([.K128]&gt;=1;[.K128]-1;1-[.K128]);0)" office:value-type="float" office:value="36" calcext:value-type="float">
            <text:p>36</text:p>
          </table:table-cell>
          <table:table-cell table:style-name="ce314" table:formula="of:=IF([.M128]=0;&quot;0&quot;;COM.MICROSOFT.CONCAT([.L128:.M128]))" office:value-type="string" office:string-value="-36" calcext:value-type="string">
            <text:p>-36</text:p>
          </table:table-cell>
          <table:table-cell table:style-name="ce316" table:formula="of:=RANK([.B128];[.$B$119:.$B$148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45086616510371" calcext:value-type="float">
            <text:p>0,4508661651037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C129:.D129])" office:value-type="string" office:string-value="+80" calcext:value-type="string">
            <text:p>+80</text:p>
          </table:table-cell>
          <table:table-cell table:style-name="ce327" table:formula="of:=IF([.C129]=&quot;+&quot;;1+[.D129]/100;1-[.D129]/100)" office:value-type="float" office:value="1.8" calcext:value-type="float">
            <text:p>1,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table:formula="of:=COM.MICROSOFT.CONCAT([.G129:.H129])" office:value-type="string" office:string-value="+30" calcext:value-type="string">
            <text:p>+30</text:p>
          </table:table-cell>
          <table:table-cell table:style-name="ce327" table:formula="of:=IF([.G129]=&quot;+&quot;;1+[.H129]/100;1-[.H129]/100)" office:value-type="float" office:value="1.3" calcext:value-type="float">
            <text:p>1,3</text:p>
          </table:table-cell>
          <table:table-cell table:style-name="ce328" table:formula="of:=[.J129]*[.F129]" office:value-type="float" office:value="2.34" calcext:value-type="float">
            <text:p>2,34</text:p>
          </table:table-cell>
          <table:table-cell table:style-name="ce329" table:formula="of:=IF([.K129]&lt;1;&quot;-&quot;;&quot;+&quot;)" office:value-type="string" office:string-value="+" calcext:value-type="string">
            <text:p>+</text:p>
          </table:table-cell>
          <table:table-cell table:style-name="ce328" table:formula="of:=ROUND(100*IF([.K129]&gt;=1;[.K129]-1;1-[.K129]);0)" office:value-type="float" office:value="134" calcext:value-type="float">
            <text:p>134</text:p>
          </table:table-cell>
          <table:table-cell table:style-name="ce329" table:formula="of:=IF([.M129]=0;&quot;0&quot;;COM.MICROSOFT.CONCAT([.L129:.M129]))" office:value-type="string" office:string-value="+134" calcext:value-type="string">
            <text:p>+134</text:p>
          </table:table-cell>
          <table:table-cell table:style-name="ce322" table:formula="of:=RANK([.B129];[.$B$119:.$B$148];0)" office:value-type="float" office:value="11" calcext:value-type="float">
            <text:p>11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718207026350713" calcext:value-type="float">
            <text:p>0,718207026350713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table:formula="of:=COM.MICROSOFT.CONCAT([.C130:.D130])" office:value-type="string" office:string-value="+80" calcext:value-type="string">
            <text:p>+80</text:p>
          </table:table-cell>
          <table:table-cell table:style-name="ce327" table:formula="of:=IF([.C130]=&quot;+&quot;;1+[.D130]/100;1-[.D130]/100)" office:value-type="float" office:value="1.8" calcext:value-type="float">
            <text:p>1,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G130:.H130])" office:value-type="string" office:string-value="+40" calcext:value-type="string">
            <text:p>+40</text:p>
          </table:table-cell>
          <table:table-cell table:style-name="ce327" table:formula="of:=IF([.G130]=&quot;+&quot;;1+[.H130]/100;1-[.H130]/100)" office:value-type="float" office:value="1.4" calcext:value-type="float">
            <text:p>1,4</text:p>
          </table:table-cell>
          <table:table-cell table:style-name="ce328" table:formula="of:=[.J130]*[.F130]" office:value-type="float" office:value="2.52" calcext:value-type="float">
            <text:p>2,52</text:p>
          </table:table-cell>
          <table:table-cell table:style-name="ce329" table:formula="of:=IF([.K130]&lt;1;&quot;-&quot;;&quot;+&quot;)" office:value-type="string" office:string-value="+" calcext:value-type="string">
            <text:p>+</text:p>
          </table:table-cell>
          <table:table-cell table:style-name="ce328" table:formula="of:=ROUND(100*IF([.K130]&gt;=1;[.K130]-1;1-[.K130]);0)" office:value-type="float" office:value="152" calcext:value-type="float">
            <text:p>152</text:p>
          </table:table-cell>
          <table:table-cell table:style-name="ce329" table:formula="of:=IF([.M130]=0;&quot;0&quot;;COM.MICROSOFT.CONCAT([.L130:.M130]))" office:value-type="string" office:string-value="+152" calcext:value-type="string">
            <text:p>+152</text:p>
          </table:table-cell>
          <table:table-cell table:style-name="ce322" table:formula="of:=RANK([.B130];[.$B$119:.$B$148];0)" office:value-type="float" office:value="7" calcext:value-type="float">
            <text:p>7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246881851148748" calcext:value-type="float">
            <text:p>0,246881851148748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C131:.D131])" office:value-type="string" office:string-value="+10" calcext:value-type="string">
            <text:p>+10</text:p>
          </table:table-cell>
          <table:table-cell table:style-name="ce327" table:formula="of:=IF([.C131]=&quot;+&quot;;1+[.D131]/100;1-[.D131]/100)" office:value-type="float" office:value="1.1" calcext:value-type="float">
            <text:p>1,1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G131:.H131])" office:value-type="string" office:string-value="-10" calcext:value-type="string">
            <text:p>-10</text:p>
          </table:table-cell>
          <table:table-cell table:style-name="ce327" table:formula="of:=IF([.G131]=&quot;+&quot;;1+[.H131]/100;1-[.H131]/100)" office:value-type="float" office:value="0.9" calcext:value-type="float">
            <text:p>0,9</text:p>
          </table:table-cell>
          <table:table-cell table:style-name="ce328" table:formula="of:=[.J131]*[.F131]" office:value-type="float" office:value="0.99" calcext:value-type="float">
            <text:p>0,99</text:p>
          </table:table-cell>
          <table:table-cell table:style-name="ce329" table:formula="of:=IF([.K131]&lt;1;&quot;-&quot;;&quot;+&quot;)" office:value-type="string" office:string-value="-" calcext:value-type="string">
            <text:p>-</text:p>
          </table:table-cell>
          <table:table-cell table:style-name="ce328" table:formula="of:=ROUND(100*IF([.K131]&gt;=1;[.K131]-1;1-[.K131]);0)" office:value-type="float" office:value="1" calcext:value-type="float">
            <text:p>1</text:p>
          </table:table-cell>
          <table:table-cell table:style-name="ce329" table:formula="of:=IF([.M131]=0;&quot;0&quot;;COM.MICROSOFT.CONCAT([.L131:.M131]))" office:value-type="string" office:string-value="-1" calcext:value-type="string">
            <text:p>-1</text:p>
          </table:table-cell>
          <table:table-cell table:style-name="ce322" table:formula="of:=RANK([.B131];[.$B$119:.$B$148];0)" office:value-type="float" office:value="18" calcext:value-type="float">
            <text:p>18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546082671811726" calcext:value-type="float">
            <text:p>0,546082671811726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" calcext:value-type="float">
            <text:p>10</text:p>
          </table:table-cell>
          <table:table-cell table:style-name="ce322" table:formula="of:=COM.MICROSOFT.CONCAT([.C132:.D132])" office:value-type="string" office:string-value="+10" calcext:value-type="string">
            <text:p>+10</text:p>
          </table:table-cell>
          <table:table-cell table:style-name="ce327" table:formula="of:=IF([.C132]=&quot;+&quot;;1+[.D132]/100;1-[.D132]/100)" office:value-type="float" office:value="1.1" calcext:value-type="float">
            <text:p>1,1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table:formula="of:=COM.MICROSOFT.CONCAT([.G132:.H132])" office:value-type="string" office:string-value="+20" calcext:value-type="string">
            <text:p>+20</text:p>
          </table:table-cell>
          <table:table-cell table:style-name="ce327" table:formula="of:=IF([.G132]=&quot;+&quot;;1+[.H132]/100;1-[.H132]/100)" office:value-type="float" office:value="1.2" calcext:value-type="float">
            <text:p>1,2</text:p>
          </table:table-cell>
          <table:table-cell table:style-name="ce328" table:formula="of:=[.J132]*[.F132]" office:value-type="float" office:value="1.32" calcext:value-type="float">
            <text:p>1,32</text:p>
          </table:table-cell>
          <table:table-cell table:style-name="ce329" table:formula="of:=IF([.K132]&lt;1;&quot;-&quot;;&quot;+&quot;)" office:value-type="string" office:string-value="+" calcext:value-type="string">
            <text:p>+</text:p>
          </table:table-cell>
          <table:table-cell table:style-name="ce328" table:formula="of:=ROUND(100*IF([.K132]&gt;=1;[.K132]-1;1-[.K132]);0)" office:value-type="float" office:value="32" calcext:value-type="float">
            <text:p>32</text:p>
          </table:table-cell>
          <table:table-cell table:style-name="ce329" table:formula="of:=IF([.M132]=0;&quot;0&quot;;COM.MICROSOFT.CONCAT([.L132:.M132]))" office:value-type="string" office:string-value="+32" calcext:value-type="string">
            <text:p>+32</text:p>
          </table:table-cell>
          <table:table-cell table:style-name="ce322" table:formula="of:=RANK([.B132];[.$B$119:.$B$148];0)" office:value-type="float" office:value="9" calcext:value-type="float">
            <text:p>9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236666404936364" calcext:value-type="float">
            <text:p>0,2366664049363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table:formula="of:=COM.MICROSOFT.CONCAT([.C133:.D133])" office:value-type="string" office:string-value="+20" calcext:value-type="string">
            <text:p>+20</text:p>
          </table:table-cell>
          <table:table-cell table:style-name="ce327" table:formula="of:=IF([.C133]=&quot;+&quot;;1+[.D133]/100;1-[.D133]/100)" office:value-type="float" office:value="1.2" calcext:value-type="float">
            <text:p>1,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40" calcext:value-type="float">
            <text:p>40</text:p>
          </table:table-cell>
          <table:table-cell table:style-name="ce322" table:formula="of:=COM.MICROSOFT.CONCAT([.G133:.H133])" office:value-type="string" office:string-value="-40" calcext:value-type="string">
            <text:p>-40</text:p>
          </table:table-cell>
          <table:table-cell table:style-name="ce327" table:formula="of:=IF([.G133]=&quot;+&quot;;1+[.H133]/100;1-[.H133]/100)" office:value-type="float" office:value="0.6" calcext:value-type="float">
            <text:p>0,6</text:p>
          </table:table-cell>
          <table:table-cell table:style-name="ce328" table:formula="of:=[.J133]*[.F133]" office:value-type="float" office:value="0.72" calcext:value-type="float">
            <text:p>0,72</text:p>
          </table:table-cell>
          <table:table-cell table:style-name="ce329" table:formula="of:=IF([.K133]&lt;1;&quot;-&quot;;&quot;+&quot;)" office:value-type="string" office:string-value="-" calcext:value-type="string">
            <text:p>-</text:p>
          </table:table-cell>
          <table:table-cell table:style-name="ce328" table:formula="of:=ROUND(100*IF([.K133]&gt;=1;[.K133]-1;1-[.K133]);0)" office:value-type="float" office:value="28" calcext:value-type="float">
            <text:p>28</text:p>
          </table:table-cell>
          <table:table-cell table:style-name="ce329" table:formula="of:=IF([.M133]=0;&quot;0&quot;;COM.MICROSOFT.CONCAT([.L133:.M133]))" office:value-type="string" office:string-value="-28" calcext:value-type="string">
            <text:p>-28</text:p>
          </table:table-cell>
          <table:table-cell table:style-name="ce322" table:formula="of:=RANK([.B133];[.$B$119:.$B$148];0)" office:value-type="float" office:value="20" calcext:value-type="float">
            <text:p>20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342363962350539" calcext:value-type="float">
            <text:p>0,3423639623505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34:.D134])" office:value-type="string" office:string-value="+20" calcext:value-type="string">
            <text:p>+20</text:p>
          </table:table-cell>
          <table:table-cell table:style-name="ce325" table:formula="of:=IF([.C134]=&quot;+&quot;;1+[.D134]/100;1-[.D134]/100)" office:value-type="float" office:value="1.2" calcext:value-type="float">
            <text:p>1,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34:.H134])" office:value-type="string" office:string-value="+30" calcext:value-type="string">
            <text:p>+30</text:p>
          </table:table-cell>
          <table:table-cell table:style-name="ce325" table:formula="of:=IF([.G134]=&quot;+&quot;;1+[.H134]/100;1-[.H134]/100)" office:value-type="float" office:value="1.3" calcext:value-type="float">
            <text:p>1,3</text:p>
          </table:table-cell>
          <table:table-cell table:style-name="ce296" table:formula="of:=[.J134]*[.F134]" office:value-type="float" office:value="1.56" calcext:value-type="float">
            <text:p>1,56</text:p>
          </table:table-cell>
          <table:table-cell table:style-name="ce309" table:formula="of:=IF([.K134]&lt;1;&quot;-&quot;;&quot;+&quot;)" office:value-type="string" office:string-value="+" calcext:value-type="string">
            <text:p>+</text:p>
          </table:table-cell>
          <table:table-cell table:style-name="ce296" table:formula="of:=ROUND(100*IF([.K134]&gt;=1;[.K134]-1;1-[.K134]);0)" office:value-type="float" office:value="56" calcext:value-type="float">
            <text:p>56</text:p>
          </table:table-cell>
          <table:table-cell table:style-name="ce309" table:formula="of:=IF([.M134]=0;&quot;0&quot;;COM.MICROSOFT.CONCAT([.L134:.M134]))" office:value-type="string" office:string-value="+56" calcext:value-type="string">
            <text:p>+56</text:p>
          </table:table-cell>
          <table:table-cell table:style-name="ce287" table:formula="of:=RANK([.B134];[.$B$119:.$B$148];0)" office:value-type="float" office:value="16" calcext:value-type="float">
            <text:p>16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79141870002843" calcext:value-type="float">
            <text:p>0,79141870002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35:.D135])" office:value-type="string" office:string-value="-20" calcext:value-type="string">
            <text:p>-20</text:p>
          </table:table-cell>
          <table:table-cell table:style-name="ce325" table:formula="of:=IF([.C135]=&quot;+&quot;;1+[.D135]/100;1-[.D135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G135:.H135])" office:value-type="string" office:string-value="+70" calcext:value-type="string">
            <text:p>+70</text:p>
          </table:table-cell>
          <table:table-cell table:style-name="ce325" table:formula="of:=IF([.G135]=&quot;+&quot;;1+[.H135]/100;1-[.H135]/100)" office:value-type="float" office:value="1.7" calcext:value-type="float">
            <text:p>1,7</text:p>
          </table:table-cell>
          <table:table-cell table:style-name="ce296" table:formula="of:=[.J135]*[.F135]" office:value-type="float" office:value="1.36" calcext:value-type="float">
            <text:p>1,36</text:p>
          </table:table-cell>
          <table:table-cell table:style-name="ce309" table:formula="of:=IF([.K135]&lt;1;&quot;-&quot;;&quot;+&quot;)" office:value-type="string" office:string-value="+" calcext:value-type="string">
            <text:p>+</text:p>
          </table:table-cell>
          <table:table-cell table:style-name="ce296" table:formula="of:=ROUND(100*IF([.K135]&gt;=1;[.K135]-1;1-[.K135]);0)" office:value-type="float" office:value="36" calcext:value-type="float">
            <text:p>36</text:p>
          </table:table-cell>
          <table:table-cell table:style-name="ce309" table:formula="of:=IF([.M135]=0;&quot;0&quot;;COM.MICROSOFT.CONCAT([.L135:.M135]))" office:value-type="string" office:string-value="+36" calcext:value-type="string">
            <text:p>+36</text:p>
          </table:table-cell>
          <table:table-cell table:style-name="ce287" table:formula="of:=RANK([.B135];[.$B$119:.$B$148];0)" office:value-type="float" office:value="5" calcext:value-type="float">
            <text:p>5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28581090207883" calcext:value-type="float">
            <text:p>0,12858109020788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36:.D136])" office:value-type="string" office:string-value="+70" calcext:value-type="string">
            <text:p>+70</text:p>
          </table:table-cell>
          <table:table-cell table:style-name="ce325" table:formula="of:=IF([.C136]=&quot;+&quot;;1+[.D136]/100;1-[.D136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36:.H136])" office:value-type="string" office:string-value="-10" calcext:value-type="string">
            <text:p>-10</text:p>
          </table:table-cell>
          <table:table-cell table:style-name="ce325" table:formula="of:=IF([.G136]=&quot;+&quot;;1+[.H136]/100;1-[.H136]/100)" office:value-type="float" office:value="0.9" calcext:value-type="float">
            <text:p>0,9</text:p>
          </table:table-cell>
          <table:table-cell table:style-name="ce296" table:formula="of:=[.J136]*[.F136]" office:value-type="float" office:value="1.53" calcext:value-type="float">
            <text:p>1,53</text:p>
          </table:table-cell>
          <table:table-cell table:style-name="ce309" table:formula="of:=IF([.K136]&lt;1;&quot;-&quot;;&quot;+&quot;)" office:value-type="string" office:string-value="+" calcext:value-type="string">
            <text:p>+</text:p>
          </table:table-cell>
          <table:table-cell table:style-name="ce296" table:formula="of:=ROUND(100*IF([.K136]&gt;=1;[.K136]-1;1-[.K136]);0)" office:value-type="float" office:value="53" calcext:value-type="float">
            <text:p>53</text:p>
          </table:table-cell>
          <table:table-cell table:style-name="ce309" table:formula="of:=IF([.M136]=0;&quot;0&quot;;COM.MICROSOFT.CONCAT([.L136:.M136]))" office:value-type="string" office:string-value="+53" calcext:value-type="string">
            <text:p>+53</text:p>
          </table:table-cell>
          <table:table-cell table:style-name="ce287" table:formula="of:=RANK([.B136];[.$B$119:.$B$148];0)" office:value-type="float" office:value="26" calcext:value-type="float">
            <text:p>26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524053595141147" calcext:value-type="float">
            <text:p>0,05240535951411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37:.D137])" office:value-type="string" office:string-value="-10" calcext:value-type="string">
            <text:p>-10</text:p>
          </table:table-cell>
          <table:table-cell table:style-name="ce325" table:formula="of:=IF([.C137]=&quot;+&quot;;1+[.D137]/100;1-[.D137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G137:.H137])" office:value-type="string" office:string-value="+40" calcext:value-type="string">
            <text:p>+40</text:p>
          </table:table-cell>
          <table:table-cell table:style-name="ce325" table:formula="of:=IF([.G137]=&quot;+&quot;;1+[.H137]/100;1-[.H137]/100)" office:value-type="float" office:value="1.4" calcext:value-type="float">
            <text:p>1,4</text:p>
          </table:table-cell>
          <table:table-cell table:style-name="ce296" table:formula="of:=[.J137]*[.F137]" office:value-type="float" office:value="1.26" calcext:value-type="float">
            <text:p>1,26</text:p>
          </table:table-cell>
          <table:table-cell table:style-name="ce309" table:formula="of:=IF([.K137]&lt;1;&quot;-&quot;;&quot;+&quot;)" office:value-type="string" office:string-value="+" calcext:value-type="string">
            <text:p>+</text:p>
          </table:table-cell>
          <table:table-cell table:style-name="ce296" table:formula="of:=ROUND(100*IF([.K137]&gt;=1;[.K137]-1;1-[.K137]);0)" office:value-type="float" office:value="26" calcext:value-type="float">
            <text:p>26</text:p>
          </table:table-cell>
          <table:table-cell table:style-name="ce309" table:formula="of:=IF([.M137]=0;&quot;0&quot;;COM.MICROSOFT.CONCAT([.L137:.M137]))" office:value-type="string" office:string-value="+26" calcext:value-type="string">
            <text:p>+26</text:p>
          </table:table-cell>
          <table:table-cell table:style-name="ce287" table:formula="of:=RANK([.B137];[.$B$119:.$B$148];0)" office:value-type="float" office:value="29" calcext:value-type="float">
            <text:p>29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531305105034964" calcext:value-type="float">
            <text:p>0,53130510503496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38:.D138])" office:value-type="string" office:string-value="+80" calcext:value-type="string">
            <text:p>+80</text:p>
          </table:table-cell>
          <table:table-cell table:style-name="ce325" table:formula="of:=IF([.C138]=&quot;+&quot;;1+[.D138]/100;1-[.D138]/100)" office:value-type="float" office:value="1.8" calcext:value-type="float">
            <text:p>1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38:.H138])" office:value-type="string" office:string-value="+20" calcext:value-type="string">
            <text:p>+20</text:p>
          </table:table-cell>
          <table:table-cell table:style-name="ce325" table:formula="of:=IF([.G138]=&quot;+&quot;;1+[.H138]/100;1-[.H138]/100)" office:value-type="float" office:value="1.2" calcext:value-type="float">
            <text:p>1,2</text:p>
          </table:table-cell>
          <table:table-cell table:style-name="ce296" table:formula="of:=[.J138]*[.F138]" office:value-type="float" office:value="2.16" calcext:value-type="float">
            <text:p>2,16</text:p>
          </table:table-cell>
          <table:table-cell table:style-name="ce309" table:formula="of:=IF([.K138]&lt;1;&quot;-&quot;;&quot;+&quot;)" office:value-type="string" office:string-value="+" calcext:value-type="string">
            <text:p>+</text:p>
          </table:table-cell>
          <table:table-cell table:style-name="ce296" table:formula="of:=ROUND(100*IF([.K138]&gt;=1;[.K138]-1;1-[.K138]);0)" office:value-type="float" office:value="116" calcext:value-type="float">
            <text:p>116</text:p>
          </table:table-cell>
          <table:table-cell table:style-name="ce309" table:formula="of:=IF([.M138]=0;&quot;0&quot;;COM.MICROSOFT.CONCAT([.L138:.M138]))" office:value-type="string" office:string-value="+116" calcext:value-type="string">
            <text:p>+116</text:p>
          </table:table-cell>
          <table:table-cell table:style-name="ce287" table:formula="of:=RANK([.B138];[.$B$119:.$B$148];0)" office:value-type="float" office:value="10" calcext:value-type="float">
            <text:p>10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443802269407713" calcext:value-type="float">
            <text:p>0,44380226940771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C139:.D139])" office:value-type="string" office:string-value="-90" calcext:value-type="string">
            <text:p>-90</text:p>
          </table:table-cell>
          <table:table-cell table:style-name="ce325" table:formula="of:=IF([.C139]=&quot;+&quot;;1+[.D139]/100;1-[.D139]/100)" office:value-type="float" office:value="0.1" calcext:value-type="float">
            <text:p>0,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39:.H139])" office:value-type="string" office:string-value="-80" calcext:value-type="string">
            <text:p>-80</text:p>
          </table:table-cell>
          <table:table-cell table:style-name="ce325" table:formula="of:=IF([.G139]=&quot;+&quot;;1+[.H139]/100;1-[.H139]/100)" office:value-type="float" office:value="0.2" calcext:value-type="float">
            <text:p>0,2</text:p>
          </table:table-cell>
          <table:table-cell table:style-name="ce296" table:formula="of:=[.J139]*[.F139]" office:value-type="float" office:value="0.02" calcext:value-type="float">
            <text:p>0,02</text:p>
          </table:table-cell>
          <table:table-cell table:style-name="ce309" table:formula="of:=IF([.K139]&lt;1;&quot;-&quot;;&quot;+&quot;)" office:value-type="string" office:string-value="-" calcext:value-type="string">
            <text:p>-</text:p>
          </table:table-cell>
          <table:table-cell table:style-name="ce296" table:formula="of:=ROUND(100*IF([.K139]&gt;=1;[.K139]-1;1-[.K139]);0)" office:value-type="float" office:value="98" calcext:value-type="float">
            <text:p>98</text:p>
          </table:table-cell>
          <table:table-cell table:style-name="ce309" table:formula="of:=IF([.M139]=0;&quot;0&quot;;COM.MICROSOFT.CONCAT([.L139:.M139]))" office:value-type="string" office:string-value="-98" calcext:value-type="string">
            <text:p>-98</text:p>
          </table:table-cell>
          <table:table-cell table:style-name="ce287" table:formula="of:=RANK([.B139];[.$B$119:.$B$148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907081306992" calcext:value-type="float">
            <text:p>0,7990708130699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0:.D140])" office:value-type="string" office:string-value="+50" calcext:value-type="string">
            <text:p>+50</text:p>
          </table:table-cell>
          <table:table-cell table:style-name="ce325" table:formula="of:=IF([.C140]=&quot;+&quot;;1+[.D140]/100;1-[.D140]/100)" office:value-type="float" office:value="1.5" calcext:value-type="float">
            <text:p>1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40:.H140])" office:value-type="string" office:string-value="+30" calcext:value-type="string">
            <text:p>+30</text:p>
          </table:table-cell>
          <table:table-cell table:style-name="ce325" table:formula="of:=IF([.G140]=&quot;+&quot;;1+[.H140]/100;1-[.H140]/100)" office:value-type="float" office:value="1.3" calcext:value-type="float">
            <text:p>1,3</text:p>
          </table:table-cell>
          <table:table-cell table:style-name="ce296" table:formula="of:=[.J140]*[.F140]" office:value-type="float" office:value="1.95" calcext:value-type="float">
            <text:p>1,95</text:p>
          </table:table-cell>
          <table:table-cell table:style-name="ce309" table:formula="of:=IF([.K140]&lt;1;&quot;-&quot;;&quot;+&quot;)" office:value-type="string" office:string-value="+" calcext:value-type="string">
            <text:p>+</text:p>
          </table:table-cell>
          <table:table-cell table:style-name="ce296" table:formula="of:=ROUND(100*IF([.K140]&gt;=1;[.K140]-1;1-[.K140]);0)" office:value-type="float" office:value="95" calcext:value-type="float">
            <text:p>95</text:p>
          </table:table-cell>
          <table:table-cell table:style-name="ce309" table:formula="of:=IF([.M140]=0;&quot;0&quot;;COM.MICROSOFT.CONCAT([.L140:.M140]))" office:value-type="string" office:string-value="+95" calcext:value-type="string">
            <text:p>+95</text:p>
          </table:table-cell>
          <table:table-cell table:style-name="ce287" table:formula="of:=RANK([.B140];[.$B$119:.$B$148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00341260108846328" calcext:value-type="float">
            <text:p>0,00341260108846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1:.D141])" office:value-type="string" office:string-value="-50" calcext:value-type="string">
            <text:p>-50</text:p>
          </table:table-cell>
          <table:table-cell table:style-name="ce325" table:formula="of:=IF([.C141]=&quot;+&quot;;1+[.D141]/100;1-[.D141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G141:.H141])" office:value-type="string" office:string-value="-30" calcext:value-type="string">
            <text:p>-30</text:p>
          </table:table-cell>
          <table:table-cell table:style-name="ce325" table:formula="of:=IF([.G141]=&quot;+&quot;;1+[.H141]/100;1-[.H141]/100)" office:value-type="float" office:value="0.7" calcext:value-type="float">
            <text:p>0,7</text:p>
          </table:table-cell>
          <table:table-cell table:style-name="ce296" table:formula="of:=[.J141]*[.F141]" office:value-type="float" office:value="0.35" calcext:value-type="float">
            <text:p>0,35</text:p>
          </table:table-cell>
          <table:table-cell table:style-name="ce309" table:formula="of:=IF([.K141]&lt;1;&quot;-&quot;;&quot;+&quot;)" office:value-type="string" office:string-value="-" calcext:value-type="string">
            <text:p>-</text:p>
          </table:table-cell>
          <table:table-cell table:style-name="ce296" table:formula="of:=ROUND(100*IF([.K141]&gt;=1;[.K141]-1;1-[.K141]);0)" office:value-type="float" office:value="65" calcext:value-type="float">
            <text:p>65</text:p>
          </table:table-cell>
          <table:table-cell table:style-name="ce309" table:formula="of:=IF([.M141]=0;&quot;0&quot;;COM.MICROSOFT.CONCAT([.L141:.M141]))" office:value-type="string" office:string-value="-65" calcext:value-type="string">
            <text:p>-65</text:p>
          </table:table-cell>
          <table:table-cell table:style-name="ce287" table:formula="of:=RANK([.B141];[.$B$119:.$B$148];0)" office:value-type="float" office:value="30" calcext:value-type="float">
            <text:p>30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42929485061584" calcext:value-type="float">
            <text:p>0,44292948506158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42:.D142])" office:value-type="string" office:string-value="-50" calcext:value-type="string">
            <text:p>-50</text:p>
          </table:table-cell>
          <table:table-cell table:style-name="ce325" table:formula="of:=IF([.C142]=&quot;+&quot;;1+[.D142]/100;1-[.D142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G142:.H142])" office:value-type="string" office:string-value="+10" calcext:value-type="string">
            <text:p>+10</text:p>
          </table:table-cell>
          <table:table-cell table:style-name="ce325" table:formula="of:=IF([.G142]=&quot;+&quot;;1+[.H142]/100;1-[.H142]/100)" office:value-type="float" office:value="1.1" calcext:value-type="float">
            <text:p>1,1</text:p>
          </table:table-cell>
          <table:table-cell table:style-name="ce296" table:formula="of:=[.J142]*[.F142]" office:value-type="float" office:value="0.55" calcext:value-type="float">
            <text:p>0,55</text:p>
          </table:table-cell>
          <table:table-cell table:style-name="ce309" table:formula="of:=IF([.K142]&lt;1;&quot;-&quot;;&quot;+&quot;)" office:value-type="string" office:string-value="-" calcext:value-type="string">
            <text:p>-</text:p>
          </table:table-cell>
          <table:table-cell table:style-name="ce296" table:formula="of:=ROUND(100*IF([.K142]&gt;=1;[.K142]-1;1-[.K142]);0)" office:value-type="float" office:value="45" calcext:value-type="float">
            <text:p>45</text:p>
          </table:table-cell>
          <table:table-cell table:style-name="ce309" table:formula="of:=IF([.M142]=0;&quot;0&quot;;COM.MICROSOFT.CONCAT([.L142:.M142]))" office:value-type="string" office:string-value="-45" calcext:value-type="string">
            <text:p>-45</text:p>
          </table:table-cell>
          <table:table-cell table:style-name="ce287" table:formula="of:=RANK([.B142];[.$B$119:.$B$148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238950209322341" calcext:value-type="float">
            <text:p>0,23895020932234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43:.D143])" office:value-type="string" office:string-value="-70" calcext:value-type="string">
            <text:p>-70</text:p>
          </table:table-cell>
          <table:table-cell table:style-name="ce325" table:formula="of:=IF([.C143]=&quot;+&quot;;1+[.D143]/100;1-[.D143]/100)" office:value-type="float" office:value="0.3" calcext:value-type="float">
            <text:p>0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3:.H143])" office:value-type="string" office:string-value="+90" calcext:value-type="string">
            <text:p>+90</text:p>
          </table:table-cell>
          <table:table-cell table:style-name="ce325" table:formula="of:=IF([.G143]=&quot;+&quot;;1+[.H143]/100;1-[.H143]/100)" office:value-type="float" office:value="1.9" calcext:value-type="float">
            <text:p>1,9</text:p>
          </table:table-cell>
          <table:table-cell table:style-name="ce296" table:formula="of:=[.J143]*[.F143]" office:value-type="float" office:value="0.57" calcext:value-type="float">
            <text:p>0,57</text:p>
          </table:table-cell>
          <table:table-cell table:style-name="ce309" table:formula="of:=IF([.K143]&lt;1;&quot;-&quot;;&quot;+&quot;)" office:value-type="string" office:string-value="-" calcext:value-type="string">
            <text:p>-</text:p>
          </table:table-cell>
          <table:table-cell table:style-name="ce296" table:formula="of:=ROUND(100*IF([.K143]&gt;=1;[.K143]-1;1-[.K143]);0)" office:value-type="float" office:value="43" calcext:value-type="float">
            <text:p>43</text:p>
          </table:table-cell>
          <table:table-cell table:style-name="ce309" table:formula="of:=IF([.M143]=0;&quot;0&quot;;COM.MICROSOFT.CONCAT([.L143:.M143]))" office:value-type="string" office:string-value="-43" calcext:value-type="string">
            <text:p>-43</text:p>
          </table:table-cell>
          <table:table-cell table:style-name="ce287" table:formula="of:=RANK([.B143];[.$B$119:.$B$148];0)" office:value-type="float" office:value="19" calcext:value-type="float">
            <text:p>19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319018912205617" calcext:value-type="float">
            <text:p>0,31901891220561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44:.D144])" office:value-type="string" office:string-value="-20" calcext:value-type="string">
            <text:p>-20</text:p>
          </table:table-cell>
          <table:table-cell table:style-name="ce325" table:formula="of:=IF([.C144]=&quot;+&quot;;1+[.D144]/100;1-[.D144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4:.H144])" office:value-type="string" office:string-value="-20" calcext:value-type="string">
            <text:p>-20</text:p>
          </table:table-cell>
          <table:table-cell table:style-name="ce325" table:formula="of:=IF([.G144]=&quot;+&quot;;1+[.H144]/100;1-[.H144]/100)" office:value-type="float" office:value="0.8" calcext:value-type="float">
            <text:p>0,8</text:p>
          </table:table-cell>
          <table:table-cell table:style-name="ce296" table:formula="of:=[.J144]*[.F144]" office:value-type="float" office:value="0.64" calcext:value-type="float">
            <text:p>0,64</text:p>
          </table:table-cell>
          <table:table-cell table:style-name="ce309" table:formula="of:=IF([.K144]&lt;1;&quot;-&quot;;&quot;+&quot;)" office:value-type="string" office:string-value="-" calcext:value-type="string">
            <text:p>-</text:p>
          </table:table-cell>
          <table:table-cell table:style-name="ce296" table:formula="of:=ROUND(100*IF([.K144]&gt;=1;[.K144]-1;1-[.K144]);0)" office:value-type="float" office:value="36" calcext:value-type="float">
            <text:p>36</text:p>
          </table:table-cell>
          <table:table-cell table:style-name="ce309" table:formula="of:=IF([.M144]=0;&quot;0&quot;;COM.MICROSOFT.CONCAT([.L144:.M144]))" office:value-type="string" office:string-value="-36" calcext:value-type="string">
            <text:p>-36</text:p>
          </table:table-cell>
          <table:table-cell table:style-name="ce287" table:formula="of:=RANK([.B144];[.$B$119:.$B$148];0)" office:value-type="float" office:value="17" calcext:value-type="float">
            <text:p>17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124437306938345" calcext:value-type="float">
            <text:p>0,12443730693834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45:.D145])" office:value-type="string" office:string-value="+30" calcext:value-type="string">
            <text:p>+30</text:p>
          </table:table-cell>
          <table:table-cell table:style-name="ce325" table:formula="of:=IF([.C145]=&quot;+&quot;;1+[.D145]/100;1-[.D145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table:formula="of:=COM.MICROSOFT.CONCAT([.G145:.H145])" office:value-type="string" office:string-value="+90" calcext:value-type="string">
            <text:p>+90</text:p>
          </table:table-cell>
          <table:table-cell table:style-name="ce325" table:formula="of:=IF([.G145]=&quot;+&quot;;1+[.H145]/100;1-[.H145]/100)" office:value-type="float" office:value="1.9" calcext:value-type="float">
            <text:p>1,9</text:p>
          </table:table-cell>
          <table:table-cell table:style-name="ce296" table:formula="of:=[.J145]*[.F145]" office:value-type="float" office:value="2.47" calcext:value-type="float">
            <text:p>2,47</text:p>
          </table:table-cell>
          <table:table-cell table:style-name="ce309" table:formula="of:=IF([.K145]&lt;1;&quot;-&quot;;&quot;+&quot;)" office:value-type="string" office:string-value="+" calcext:value-type="string">
            <text:p>+</text:p>
          </table:table-cell>
          <table:table-cell table:style-name="ce296" table:formula="of:=ROUND(100*IF([.K145]&gt;=1;[.K145]-1;1-[.K145]);0)" office:value-type="float" office:value="147" calcext:value-type="float">
            <text:p>147</text:p>
          </table:table-cell>
          <table:table-cell table:style-name="ce309" table:formula="of:=IF([.M145]=0;&quot;0&quot;;COM.MICROSOFT.CONCAT([.L145:.M145]))" office:value-type="string" office:string-value="+147" calcext:value-type="string">
            <text:p>+147</text:p>
          </table:table-cell>
          <table:table-cell table:style-name="ce287" table:formula="of:=RANK([.B145];[.$B$119:.$B$148];0)" office:value-type="float" office:value="27" calcext:value-type="float">
            <text:p>27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233642621474428" calcext:value-type="float">
            <text:p>0,23364262147442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46:.D146])" office:value-type="string" office:string-value="+70" calcext:value-type="string">
            <text:p>+70</text:p>
          </table:table-cell>
          <table:table-cell table:style-name="ce325" table:formula="of:=IF([.C146]=&quot;+&quot;;1+[.D146]/100;1-[.D146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6:.H146])" office:value-type="string" office:string-value="+20" calcext:value-type="string">
            <text:p>+20</text:p>
          </table:table-cell>
          <table:table-cell table:style-name="ce325" table:formula="of:=IF([.G146]=&quot;+&quot;;1+[.H146]/100;1-[.H146]/100)" office:value-type="float" office:value="1.2" calcext:value-type="float">
            <text:p>1,2</text:p>
          </table:table-cell>
          <table:table-cell table:style-name="ce296" table:formula="of:=[.J146]*[.F146]" office:value-type="float" office:value="2.04" calcext:value-type="float">
            <text:p>2,04</text:p>
          </table:table-cell>
          <table:table-cell table:style-name="ce309" table:formula="of:=IF([.K146]&lt;1;&quot;-&quot;;&quot;+&quot;)" office:value-type="string" office:string-value="+" calcext:value-type="string">
            <text:p>+</text:p>
          </table:table-cell>
          <table:table-cell table:style-name="ce296" table:formula="of:=ROUND(100*IF([.K146]&gt;=1;[.K146]-1;1-[.K146]);0)" office:value-type="float" office:value="104" calcext:value-type="float">
            <text:p>104</text:p>
          </table:table-cell>
          <table:table-cell table:style-name="ce309" table:formula="of:=IF([.M146]=0;&quot;0&quot;;COM.MICROSOFT.CONCAT([.L146:.M146]))" office:value-type="string" office:string-value="+104" calcext:value-type="string">
            <text:p>+104</text:p>
          </table:table-cell>
          <table:table-cell table:style-name="ce287" table:formula="of:=RANK([.B146];[.$B$119:.$B$148];0)" office:value-type="float" office:value="21" calcext:value-type="float">
            <text:p>21</text:p>
          </table:table-cell>
          <table:table-cell table:style-name="ce284" office:value-type="float" office:value="28" calcext:value-type="float">
            <text:p>28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987450018822464" calcext:value-type="float">
            <text:p>0,98745001882246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47:.D147])" office:value-type="string" office:string-value="+10" calcext:value-type="string">
            <text:p>+10</text:p>
          </table:table-cell>
          <table:table-cell table:style-name="ce325" table:formula="of:=IF([.C147]=&quot;+&quot;;1+[.D147]/100;1-[.D147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G147:.H147])" office:value-type="string" office:string-value="+20" calcext:value-type="string">
            <text:p>+20</text:p>
          </table:table-cell>
          <table:table-cell table:style-name="ce325" table:formula="of:=IF([.G147]=&quot;+&quot;;1+[.H147]/100;1-[.H147]/100)" office:value-type="float" office:value="1.2" calcext:value-type="float">
            <text:p>1,2</text:p>
          </table:table-cell>
          <table:table-cell table:style-name="ce296" table:formula="of:=[.J147]*[.F147]" office:value-type="float" office:value="1.32" calcext:value-type="float">
            <text:p>1,32</text:p>
          </table:table-cell>
          <table:table-cell table:style-name="ce309" table:formula="of:=IF([.K147]&lt;1;&quot;-&quot;;&quot;+&quot;)" office:value-type="string" office:string-value="+" calcext:value-type="string">
            <text:p>+</text:p>
          </table:table-cell>
          <table:table-cell table:style-name="ce296" table:formula="of:=ROUND(100*IF([.K147]&gt;=1;[.K147]-1;1-[.K147]);0)" office:value-type="float" office:value="32" calcext:value-type="float">
            <text:p>32</text:p>
          </table:table-cell>
          <table:table-cell table:style-name="ce309" table:formula="of:=IF([.M147]=0;&quot;0&quot;;COM.MICROSOFT.CONCAT([.L147:.M147]))" office:value-type="string" office:string-value="+32" calcext:value-type="string">
            <text:p>+32</text:p>
          </table:table-cell>
          <table:table-cell table:style-name="ce287" table:formula="of:=RANK([.B147];[.$B$119:.$B$148];0)" office:value-type="float" office:value="1" calcext:value-type="float">
            <text:p>1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20286847869263" calcext:value-type="float">
            <text:p>0,2028684786926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48:.D148])" office:value-type="string" office:string-value="-60" calcext:value-type="string">
            <text:p>-60</text:p>
          </table:table-cell>
          <table:table-cell table:style-name="ce325" table:formula="of:=IF([.C148]=&quot;+&quot;;1+[.D148]/100;1-[.D148]/100)" office:value-type="float" office:value="0.4" calcext:value-type="float">
            <text:p>0,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G148:.H148])" office:value-type="string" office:string-value="-80" calcext:value-type="string">
            <text:p>-80</text:p>
          </table:table-cell>
          <table:table-cell table:style-name="ce325" table:formula="of:=IF([.G148]=&quot;+&quot;;1+[.H148]/100;1-[.H148]/100)" office:value-type="float" office:value="0.2" calcext:value-type="float">
            <text:p>0,2</text:p>
          </table:table-cell>
          <table:table-cell table:style-name="ce296" table:formula="of:=[.J148]*[.F148]" office:value-type="float" office:value="0.08" calcext:value-type="float">
            <text:p>0,08</text:p>
          </table:table-cell>
          <table:table-cell table:style-name="ce309" table:formula="of:=IF([.K148]&lt;1;&quot;-&quot;;&quot;+&quot;)" office:value-type="string" office:string-value="-" calcext:value-type="string">
            <text:p>-</text:p>
          </table:table-cell>
          <table:table-cell table:style-name="ce296" table:formula="of:=ROUND(100*IF([.K148]&gt;=1;[.K148]-1;1-[.K148]);0)" office:value-type="float" office:value="92" calcext:value-type="float">
            <text:p>92</text:p>
          </table:table-cell>
          <table:table-cell table:style-name="ce309" table:formula="of:=IF([.M148]=0;&quot;0&quot;;COM.MICROSOFT.CONCAT([.L148:.M148]))" office:value-type="string" office:string-value="-92" calcext:value-type="string">
            <text:p>-92</text:p>
          </table:table-cell>
          <table:table-cell table:style-name="ce287" table:formula="of:=RANK([.B148];[.$B$119:.$B$148];0)" office:value-type="float" office:value="22" calcext:value-type="float">
            <text:p>22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49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number-columns-repeated="1024"/>
        </table:table-row>
        <table:table-row table:style-name="ro4">
          <table:table-cell table:style-name="ce348" office:value-type="string" calcext:value-type="string" table:number-columns-spanned="12" table:number-rows-spanned="1">
            <text:p><text:span text:style-name="T27">x1 &lt;--&gt;  </text:span>x2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3">
          <table:table-cell table:style-name="ce351"/>
          <table:table-cell table:style-name="ce355" office:value-type="string" calcext:value-type="string">
            <text:p>Rang</text:p>
          </table:table-cell>
          <table:table-cell table:style-name="ce355" table:number-columns-repeated="2"/>
          <table:table-cell table:style-name="ce355" office:value-type="string" calcext:value-type="string">
            <text:p>%</text:p>
          </table:table-cell>
          <table:table-cell table:style-name="ce391" office:value-type="string" calcext:value-type="string">
            <text:p>x<text:span text:style-name="T20">1</text:span></text:p>
          </table:table-cell>
          <table:table-cell table:style-name="ce391" office:value-type="string" calcext:value-type="string">
            <text:p>x<text:span text:style-name="T20">2 </text:span><text:span text:style-name="T21">(Frac)</text:span></text:p>
          </table:table-cell>
          <table:table-cell table:style-name="ce391" office:value-type="string" calcext:value-type="string">
            <text:p>x<text:span text:style-name="T20">2</text:span><text:span text:style-name="T21"> (Text)</text:span></text:p>
          </table:table-cell>
          <table:table-cell table:style-name="ce391" office:value-type="string" calcext:value-type="string">
            <text:p><text:span text:style-name="T21">t</text:span><text:span text:style-name="T20">2 </text:span><text:span text:style-name="T21">(Frac)</text:span></text:p>
          </table:table-cell>
          <table:table-cell table:style-name="ce391" office:value-type="string" calcext:value-type="string">
            <text:p><text:span text:style-name="T21">t</text:span><text:span text:style-name="T20">2</text:span><text:span text:style-name="T21"> (Text)</text:span></text:p>
          </table:table-cell>
          <table:table-cell table:style-name="ce355" office:value-type="string" calcext:value-type="string">
            <text:p>choix</text:p>
          </table:table-cell>
          <table:table-cell table:number-columns-repeated="55"/>
          <table:table-cell table:style-name="ce350"/>
          <table:table-cell/>
          <table:table-cell table:style-name="ce421"/>
          <table:table-cell table:number-columns-repeated="9"/>
          <table:table-cell table:style-name="ce402"/>
          <table:table-cell table:number-columns-repeated="944"/>
          <table:table-cell table:style-name="Default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710974840635257" calcext:value-type="float">
            <text:p>0,07109748406352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table:formula="of:=COM.MICROSOFT.CONCAT([.C153:.D153])" office:value-type="string" office:string-value="+10" calcext:value-type="string">
            <text:p>+10</text:p>
          </table:table-cell>
          <table:table-cell table:style-name="ce296" table:formula="of:=1+[.D153]/100" office:value-type="float" office:value="1.1" calcext:value-type="float">
            <text:p>1,1</text:p>
          </table:table-cell>
          <table:table-cell table:style-name="ce335" table:formula="of:=1/[.F15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G15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153];[.$B$153:.$B$17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981089990429735" calcext:value-type="float">
            <text:p>0,98108999042973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table:formula="of:=COM.MICROSOFT.CONCAT([.C154:.D154])" office:value-type="string" office:string-value="+20" calcext:value-type="string">
            <text:p>+20</text:p>
          </table:table-cell>
          <table:table-cell table:style-name="ce296" table:formula="of:=1+[.D154]/100" office:value-type="float" office:value="1.2" calcext:value-type="float">
            <text:p>1,2</text:p>
          </table:table-cell>
          <table:table-cell table:style-name="ce335" table:formula="of:=1/[.F15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G15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154];[.$B$153:.$B$179];0)" office:value-type="float" office:value="1" calcext:value-type="float">
            <text:p>1</text:p>
          </table:table-cell>
          <table:table-cell table:style-name="ce284" office:value-type="float" office:value="2" calcext:value-type="float">
            <text:p>2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667053990906181" calcext:value-type="float">
            <text:p>0,6670539909061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table:formula="of:=COM.MICROSOFT.CONCAT([.C155:.D155])" office:value-type="string" office:string-value="+30" calcext:value-type="string">
            <text:p>+30</text:p>
          </table:table-cell>
          <table:table-cell table:style-name="ce296" table:formula="of:=1+[.D155]/100" office:value-type="float" office:value="1.3" calcext:value-type="float">
            <text:p>1,3</text:p>
          </table:table-cell>
          <table:table-cell table:style-name="ce335" table:formula="of:=1/[.F15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G15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155];[.$B$153:.$B$17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8507994124318" calcext:value-type="float">
            <text:p>0,850799412431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table:formula="of:=COM.MICROSOFT.CONCAT([.C156:.D156])" office:value-type="string" office:string-value="+40" calcext:value-type="string">
            <text:p>+40</text:p>
          </table:table-cell>
          <table:table-cell table:style-name="ce296" table:formula="of:=1+[.D156]/100" office:value-type="float" office:value="1.4" calcext:value-type="float">
            <text:p>1,4</text:p>
          </table:table-cell>
          <table:table-cell table:style-name="ce335" table:formula="of:=1/[.F15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G15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156];[.$B$153:.$B$179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73188455832391" calcext:value-type="float">
            <text:p>0,731884558323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table:formula="of:=COM.MICROSOFT.CONCAT([.C157:.D157])" office:value-type="string" office:string-value="+50" calcext:value-type="string">
            <text:p>+50</text:p>
          </table:table-cell>
          <table:table-cell table:style-name="ce296" table:formula="of:=1+[.D157]/100" office:value-type="float" office:value="1.5" calcext:value-type="float">
            <text:p>1,5</text:p>
          </table:table-cell>
          <table:table-cell table:style-name="ce335" table:formula="of:=1/[.F15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G15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157];[.$B$153:.$B$179];0)" office:value-type="float" office:value="11" calcext:value-type="float">
            <text:p>11</text:p>
          </table:table-cell>
          <table:table-cell table:style-name="ce284" office:value-type="float" office:value="5" calcext:value-type="float">
            <text:p>5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430690172798841" calcext:value-type="float">
            <text:p>0,43069017279884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table:formula="of:=COM.MICROSOFT.CONCAT([.C158:.D158])" office:value-type="string" office:string-value="+60" calcext:value-type="string">
            <text:p>+60</text:p>
          </table:table-cell>
          <table:table-cell table:style-name="ce296" table:formula="of:=1+[.D158]/100" office:value-type="float" office:value="1.6" calcext:value-type="float">
            <text:p>1,6</text:p>
          </table:table-cell>
          <table:table-cell table:style-name="ce335" table:formula="of:=1/[.F15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G15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158];[.$B$153:.$B$179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9297839745922" calcext:value-type="float">
            <text:p>0,892978397459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table:formula="of:=COM.MICROSOFT.CONCAT([.C159:.D159])" office:value-type="string" office:string-value="+70" calcext:value-type="string">
            <text:p>+70</text:p>
          </table:table-cell>
          <table:table-cell table:style-name="ce296" table:formula="of:=1+[.D159]/100" office:value-type="float" office:value="1.7" calcext:value-type="float">
            <text:p>1,7</text:p>
          </table:table-cell>
          <table:table-cell table:style-name="ce335" table:formula="of:=1/[.F15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G15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159];[.$B$153:.$B$179];0)" office:value-type="float" office:value="5" calcext:value-type="float">
            <text:p>5</text:p>
          </table:table-cell>
          <table:table-cell table:style-name="ce284" office:value-type="float" office:value="7" calcext:value-type="float">
            <text:p>7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19751871282035" calcext:value-type="float">
            <text:p>0,51975187128203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table:formula="of:=COM.MICROSOFT.CONCAT([.C160:.D160])" office:value-type="string" office:string-value="+80" calcext:value-type="string">
            <text:p>+80</text:p>
          </table:table-cell>
          <table:table-cell table:style-name="ce296" table:formula="of:=1+[.D160]/100" office:value-type="float" office:value="1.8" calcext:value-type="float">
            <text:p>1,8</text:p>
          </table:table-cell>
          <table:table-cell table:style-name="ce335" table:formula="of:=1/[.F16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G16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160];[.$B$153:.$B$179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230972506381899" calcext:value-type="float">
            <text:p>0,230972506381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table:formula="of:=COM.MICROSOFT.CONCAT([.C161:.D161])" office:value-type="string" office:string-value="+525" calcext:value-type="string">
            <text:p>+525</text:p>
          </table:table-cell>
          <table:table-cell table:style-name="ce296" table:formula="of:=1+[.D161]/100" office:value-type="float" office:value="6.25" calcext:value-type="float">
            <text:p>6,25</text:p>
          </table:table-cell>
          <table:table-cell table:style-name="ce335" table:formula="of:=1/[.F16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G16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161];[.$B$153:.$B$179];0)" office:value-type="float" office:value="22" calcext:value-type="float">
            <text:p>22</text:p>
          </table:table-cell>
          <table:table-cell table:style-name="ce284" office:value-type="float" office:value="9" calcext:value-type="float">
            <text:p>9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608415654820589" calcext:value-type="float">
            <text:p>0,60841565482058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table:formula="of:=COM.MICROSOFT.CONCAT([.C162:.D162])" office:value-type="string" office:string-value="+100" calcext:value-type="string">
            <text:p>+100</text:p>
          </table:table-cell>
          <table:table-cell table:style-name="ce296" table:formula="of:=1+[.D162]/100" office:value-type="float" office:value="2" calcext:value-type="float">
            <text:p>2</text:p>
          </table:table-cell>
          <table:table-cell table:style-name="ce335" table:formula="of:=1/[.F16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G16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162];[.$B$153:.$B$179];0)" office:value-type="float" office:value="14" calcext:value-type="float">
            <text:p>14</text:p>
          </table:table-cell>
          <table:table-cell table:style-name="ce284" office:value-type="float" office:value="10" calcext:value-type="float">
            <text:p>10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49687077839962" calcext:value-type="float">
            <text:p>0,2496870778399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table:formula="of:=COM.MICROSOFT.CONCAT([.C163:.D163])" office:value-type="string" office:string-value="+200" calcext:value-type="string">
            <text:p>+200</text:p>
          </table:table-cell>
          <table:table-cell table:style-name="ce296" table:formula="of:=1+[.D163]/100" office:value-type="float" office:value="3" calcext:value-type="float">
            <text:p>3</text:p>
          </table:table-cell>
          <table:table-cell table:style-name="ce335" table:formula="of:=1/[.F16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G16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163];[.$B$153:.$B$179];0)" office:value-type="float" office:value="21" calcext:value-type="float">
            <text:p>21</text:p>
          </table:table-cell>
          <table:table-cell table:style-name="ce284" office:value-type="float" office:value="11" calcext:value-type="float">
            <text:p>11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817482576078532" calcext:value-type="float">
            <text:p>0,81748257607853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table:formula="of:=COM.MICROSOFT.CONCAT([.C164:.D164])" office:value-type="string" office:string-value="+300" calcext:value-type="string">
            <text:p>+300</text:p>
          </table:table-cell>
          <table:table-cell table:style-name="ce296" table:formula="of:=1+[.D164]/100" office:value-type="float" office:value="4" calcext:value-type="float">
            <text:p>4</text:p>
          </table:table-cell>
          <table:table-cell table:style-name="ce335" table:formula="of:=1/[.F16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G16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164];[.$B$153:.$B$179];0)" office:value-type="float" office:value="9" calcext:value-type="float">
            <text:p>9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552479150001957" calcext:value-type="float">
            <text:p>0,55247915000195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5:.D165])" office:value-type="string" office:string-value="+400" calcext:value-type="string">
            <text:p>+400</text:p>
          </table:table-cell>
          <table:table-cell table:style-name="ce296" table:formula="of:=1+[.D165]/100" office:value-type="float" office:value="5" calcext:value-type="float">
            <text:p>5</text:p>
          </table:table-cell>
          <table:table-cell table:style-name="ce335" table:formula="of:=1/[.F16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5];[.$B$153:.$B$179];0)" office:value-type="float" office:value="15" calcext:value-type="float">
            <text:p>15</text:p>
          </table:table-cell>
          <table:table-cell table:style-name="ce284" office:value-type="float" office:value="13" calcext:value-type="float">
            <text:p>13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7709070726597" calcext:value-type="float">
            <text:p>0,1770907072659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table:formula="of:=COM.MICROSOFT.CONCAT([.C166:.D166])" office:value-type="string" office:string-value="+500" calcext:value-type="string">
            <text:p>+500</text:p>
          </table:table-cell>
          <table:table-cell table:style-name="ce296" table:formula="of:=1+[.D166]/100" office:value-type="float" office:value="6" calcext:value-type="float">
            <text:p>6</text:p>
          </table:table-cell>
          <table:table-cell table:style-name="ce335" table:formula="of:=1/[.F16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G16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166];[.$B$153:.$B$179];0)" office:value-type="float" office:value="23" calcext:value-type="float">
            <text:p>23</text:p>
          </table:table-cell>
          <table:table-cell table:style-name="ce284" office:value-type="float" office:value="14" calcext:value-type="float">
            <text:p>14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800921711111" calcext:value-type="float">
            <text:p>0,7580092171111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table:formula="of:=COM.MICROSOFT.CONCAT([.C167:.D167])" office:value-type="string" office:string-value="+150" calcext:value-type="string">
            <text:p>+150</text:p>
          </table:table-cell>
          <table:table-cell table:style-name="ce296" table:formula="of:=1+[.D167]/100" office:value-type="float" office:value="2.5" calcext:value-type="float">
            <text:p>2,5</text:p>
          </table:table-cell>
          <table:table-cell table:style-name="ce335" table:formula="of:=1/[.F16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G16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167];[.$B$153:.$B$179];0)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6162270201533" calcext:value-type="float">
            <text:p>0,2616227020153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table:formula="of:=COM.MICROSOFT.CONCAT([.C168:.D168])" office:value-type="string" office:string-value="+400" calcext:value-type="string">
            <text:p>+400</text:p>
          </table:table-cell>
          <table:table-cell table:style-name="ce296" table:formula="of:=1+[.D168]/100" office:value-type="float" office:value="5" calcext:value-type="float">
            <text:p>5</text:p>
          </table:table-cell>
          <table:table-cell table:style-name="ce335" table:formula="of:=1/[.F16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G16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168];[.$B$153:.$B$179];0)" office:value-type="float" office:value="20" calcext:value-type="float">
            <text:p>20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931826172471783" calcext:value-type="float">
            <text:p>0,93182617247178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table:formula="of:=COM.MICROSOFT.CONCAT([.C169:.D169])" office:value-type="string" office:string-value="+900" calcext:value-type="string">
            <text:p>+900</text:p>
          </table:table-cell>
          <table:table-cell table:style-name="ce296" table:formula="of:=1+[.D169]/100" office:value-type="float" office:value="10" calcext:value-type="float">
            <text:p>10</text:p>
          </table:table-cell>
          <table:table-cell table:style-name="ce335" table:formula="of:=1/[.F16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G16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169];[.$B$153:.$B$179];0)" office:value-type="float" office:value="3" calcext:value-type="float">
            <text:p>3</text:p>
          </table:table-cell>
          <table:table-cell table:style-name="ce284" office:value-type="float" office:value="17" calcext:value-type="float">
            <text:p>17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69660159874755" calcext:value-type="float">
            <text:p>0,6966015987475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table:formula="of:=COM.MICROSOFT.CONCAT([.C170:.D170])" office:value-type="string" office:string-value="+25" calcext:value-type="string">
            <text:p>+25</text:p>
          </table:table-cell>
          <table:table-cell table:style-name="ce296" table:formula="of:=1+[.D170]/100" office:value-type="float" office:value="1.25" calcext:value-type="float">
            <text:p>1,25</text:p>
          </table:table-cell>
          <table:table-cell table:style-name="ce335" table:formula="of:=1/[.F17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G17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170];[.$B$153:.$B$179];0)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909467305166153" calcext:value-type="float">
            <text:p>0,909467305166153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table:formula="of:=COM.MICROSOFT.CONCAT([.C171:.D171])" office:value-type="string" office:string-value="-10" calcext:value-type="string">
            <text:p>-10</text:p>
          </table:table-cell>
          <table:table-cell table:style-name="ce334" table:formula="of:=1-[.D171]/100" office:value-type="float" office:value="0.9" calcext:value-type="float">
            <text:p>0,9</text:p>
          </table:table-cell>
          <table:table-cell table:style-name="ce336" table:formula="of:=1/[.F17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G17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171];[.$B$153:.$B$179];0)" office:value-type="float" office:value="4" calcext:value-type="float">
            <text:p>4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89191736780047" calcext:value-type="float">
            <text:p>0,89191736780047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table:formula="of:=COM.MICROSOFT.CONCAT([.C172:.D172])" office:value-type="string" office:string-value="-20" calcext:value-type="string">
            <text:p>-20</text:p>
          </table:table-cell>
          <table:table-cell table:style-name="ce334" table:formula="of:=1-[.D172]/100" office:value-type="float" office:value="0.8" calcext:value-type="float">
            <text:p>0,8</text:p>
          </table:table-cell>
          <table:table-cell table:style-name="ce336" table:formula="of:=1/[.F17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G17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172];[.$B$153:.$B$179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48492548762844" calcext:value-type="float">
            <text:p>0,4849254876284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table:formula="of:=COM.MICROSOFT.CONCAT([.C173:.D173])" office:value-type="string" office:string-value="-84" calcext:value-type="string">
            <text:p>-84</text:p>
          </table:table-cell>
          <table:table-cell table:style-name="ce334" table:formula="of:=1-[.D173]/100" office:value-type="float" office:value="0.16" calcext:value-type="float">
            <text:p>0,16</text:p>
          </table:table-cell>
          <table:table-cell table:style-name="ce336" table:formula="of:=1/[.F17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G17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173];[.$B$153:.$B$179];0)" office:value-type="float" office:value="17" calcext:value-type="float">
            <text:p>17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0382452981540737" calcext:value-type="float">
            <text:p>0,038245298154074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table:formula="of:=COM.MICROSOFT.CONCAT([.C174:.D174])" office:value-type="string" office:string-value="-40" calcext:value-type="string">
            <text:p>-40</text:p>
          </table:table-cell>
          <table:table-cell table:style-name="ce334" table:formula="of:=1-[.D174]/100" office:value-type="float" office:value="0.6" calcext:value-type="float">
            <text:p>0,6</text:p>
          </table:table-cell>
          <table:table-cell table:style-name="ce336" table:formula="of:=1/[.F17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G17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174];[.$B$153:.$B$179];0)" office:value-type="float" office:value="27" calcext:value-type="float">
            <text:p>27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970455842304966" calcext:value-type="float">
            <text:p>0,97045584230496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table:formula="of:=COM.MICROSOFT.CONCAT([.C175:.D175])" office:value-type="string" office:string-value="-50" calcext:value-type="string">
            <text:p>-50</text:p>
          </table:table-cell>
          <table:table-cell table:style-name="ce334" table:formula="of:=1-[.D175]/100" office:value-type="float" office:value="0.5" calcext:value-type="float">
            <text:p>0,5</text:p>
          </table:table-cell>
          <table:table-cell table:style-name="ce336" table:formula="of:=1/[.F17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G17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175];[.$B$153:.$B$179];0)" office:value-type="float" office:value="2" calcext:value-type="float">
            <text:p>2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2674250994451" calcext:value-type="float">
            <text:p>0,44267425099445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table:formula="of:=COM.MICROSOFT.CONCAT([.C176:.D176])" office:value-type="string" office:string-value="-60" calcext:value-type="string">
            <text:p>-60</text:p>
          </table:table-cell>
          <table:table-cell table:style-name="ce334" table:formula="of:=1-[.D176]/100" office:value-type="float" office:value="0.4" calcext:value-type="float">
            <text:p>0,4</text:p>
          </table:table-cell>
          <table:table-cell table:style-name="ce336" table:formula="of:=1/[.F17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G17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176];[.$B$153:.$B$179];0)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0940612866999102" calcext:value-type="float">
            <text:p>0,094061286699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table:formula="of:=COM.MICROSOFT.CONCAT([.C177:.D177])" office:value-type="string" office:string-value="-75" calcext:value-type="string">
            <text:p>-75</text:p>
          </table:table-cell>
          <table:table-cell table:style-name="ce334" table:formula="of:=1-[.D177]/100" office:value-type="float" office:value="0.25" calcext:value-type="float">
            <text:p>0,25</text:p>
          </table:table-cell>
          <table:table-cell table:style-name="ce336" table:formula="of:=1/[.F177]" office:value-type="float" office:value="4" calcext:value-type="float">
            <text:p><text:s/>4/1 </text:p>
          </table:table-cell>
          <table:table-cell table:style-name="ce337" office:value-type="string" calcext:value-type="string">
            <text:p>4</text:p>
          </table:table-cell>
          <table:table-cell table:style-name="ce340" table:formula="of:=([.G17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177];[.$B$153:.$B$179];0)" office:value-type="float" office:value="24" calcext:value-type="float">
            <text:p>24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882468484039569" calcext:value-type="float">
            <text:p>0,8824684840395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table:formula="of:=COM.MICROSOFT.CONCAT([.C178:.D178])" office:value-type="string" office:string-value="-80" calcext:value-type="string">
            <text:p>-80</text:p>
          </table:table-cell>
          <table:table-cell table:style-name="ce334" table:formula="of:=1-[.D178]/100" office:value-type="float" office:value="0.2" calcext:value-type="float">
            <text:p>0,2</text:p>
          </table:table-cell>
          <table:table-cell table:style-name="ce336" table:formula="of:=1/[.F17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G17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178];[.$B$153:.$B$179];0)" office:value-type="float" office:value="7" calcext:value-type="float">
            <text:p>7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0860469637729195" calcext:value-type="float">
            <text:p>0,08604696377292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table:formula="of:=COM.MICROSOFT.CONCAT([.C179:.D179])" office:value-type="string" office:string-value="-90" calcext:value-type="string">
            <text:p>-90</text:p>
          </table:table-cell>
          <table:table-cell table:style-name="ce334" table:formula="of:=1-[.D179]/100" office:value-type="float" office:value="0.1" calcext:value-type="float">
            <text:p>0,1</text:p>
          </table:table-cell>
          <table:table-cell table:style-name="ce336" table:formula="of:=1/[.F17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G17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179];[.$B$153:.$B$179];0)" office:value-type="float" office:value="25" calcext:value-type="float">
            <text:p>2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53"/>
          <table:table-cell table:style-name="ce350" table:number-columns-repeated="2"/>
          <table:table-cell table:style-name="ce421" table:number-columns-repeated="2"/>
          <table:table-cell table:number-columns-repeated="8"/>
          <table:table-cell table:style-name="ce402" table:number-columns-repeated="2"/>
          <table:table-cell table:number-columns-repeated="943"/>
          <table:table-cell table:style-name="Default" table:number-columns-repeated="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I6:Données.Q15">
            <calcext:condition calcext:apply-style-name="FAUX" calcext:value="formula-is(IF(#REF!=&quot;FAUX&quot;))" calcext:base-cell-address="Données.I6"/>
            <calcext:condition calcext:apply-style-name="VRAI" calcext:value="formula-is(IF(#REF!=&quot;VRAI&quot;))" calcext:base-cell-address="Données.I6"/>
          </calcext:conditional-format>
        </calcext:conditional-formats>
      </table:table>
      <table:table table:name="Synthèse" table:style-name="ta7" table:protected="true" table:protection-key="Meo2XM65rHdO2H8pxvvkISzItD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73" table:default-cell-style-name="ce472"/>
        <table:table-column table:style-name="co74" table:default-cell-style-name="ce472"/>
        <table:table-column table:style-name="co75" table:default-cell-style-name="ce472"/>
        <table:table-column table:style-name="co76" table:number-columns-repeated="2" table:default-cell-style-name="ce472"/>
        <table:table-column table:style-name="co77" table:number-columns-repeated="2" table:default-cell-style-name="ce472"/>
        <table:table-column table:style-name="co78" table:default-cell-style-name="ce472"/>
        <table:table-column table:style-name="co1" table:default-cell-style-name="ce472"/>
        <table:table-column table:style-name="co79" table:number-columns-repeated="2" table:default-cell-style-name="ce472"/>
        <table:table-column table:style-name="co1" table:number-columns-repeated="55" table:default-cell-style-name="ce472"/>
        <table:table-row table:style-name="ro14">
          <table:table-cell table:style-name="ce426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82" table:formula="of:=IF([.$H$1];&quot;Notes&quot;;&quot;&quot;)" office:value-type="string" office:string-value="Notes" calcext:value-type="string">
            <text:p>Notes</text:p>
          </table:table-cell>
          <table:table-cell table:style-name="ce426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82"/>
          <table:table-cell table:style-name="ce482" table:formula="of:=IF([.$H$1];&quot;A Faire&quot;;&quot;&quot;)" office:value-type="string" office:string-value="A Faire" calcext:value-type="string">
            <text:p>A Faire</text:p>
          </table:table-cell>
          <table:table-cell table:style-name="ce482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443" table:formula="of:=IF([.A9]=[.B100];1;0)" office:value-type="float" office:value="1" calcext:value-type="float">
            <text:p>1</text:p>
          </table:table-cell>
          <table:table-cell table:style-name="Default"/>
          <table:table-cell table:style-name="ce492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4">
          <table:table-cell table:style-name="ce409" table:formula="of:=IF([.$H$1];&quot;1&quot;;&quot;&quot;)" office:value-type="string" office:string-value="1" calcext:value-type="string">
            <text:p>1</text:p>
          </table:table-cell>
          <table:table-cell table:style-name="ce409" table:formula="of:=IF([.$H$1];&quot;% --&gt; €&quot;;&quot;&quot;)" office:value-type="string" office:string-value="% --&gt; €" calcext:value-type="string">
            <text:p>% --&gt; €</text:p>
          </table:table-cell>
          <table:table-cell table:style-name="ce425" table:formula="of:=IF([.$H$1];[$Données.I18];&quot;&quot;)" office:value-type="float" office:value="0" calcext:value-type="float">
            <text:p>0</text:p>
          </table:table-cell>
          <table:table-cell table:style-name="ce425" table:formula="of:=IF([.$H$1];IF(COUNTA([$'% --&gt; €'.$D$4:$'% --&gt; €'.$D$13])&lt;&gt;0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COUNTA([$'% --&gt; €'.$D$4:$'% --&gt; €'.$D$13])&lt;&gt;0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2:.F2]);&quot;&quot;)" office:value-type="float" office:value="1" calcext:value-type="float">
            <text:p>1</text:p>
          </table:table-cell>
          <table:table-cell table:style-name="ce441"/>
          <table:table-cell/>
          <table:covered-table-cell table:style-name="ce482"/>
          <table:covered-table-cell table:style-name="ce453"/>
          <table:table-cell table:number-columns-repeated="55"/>
        </table:table-row>
        <table:table-row table:style-name="ro14">
          <table:table-cell table:style-name="ce428" table:formula="of:=IF([.$H$1];&quot;2&quot;;&quot;&quot;)" office:value-type="string" office:string-value="2" calcext:value-type="string">
            <text:p>2</text:p>
          </table:table-cell>
          <table:table-cell table:style-name="ce428" table:formula="of:=IF([.$H$1];&quot;€ --&gt; %&quot;;&quot;&quot;)" office:value-type="string" office:string-value="€ --&gt; %" calcext:value-type="string">
            <text:p>€ --&gt; %</text:p>
          </table:table-cell>
          <table:table-cell table:style-name="ce438" table:formula="of:=IF([.$H$1];[$Données.J18];&quot;&quot;)" office:value-type="float" office:value="0" calcext:value-type="float">
            <text:p>0</text:p>
          </table:table-cell>
          <table:table-cell table:style-name="ce438" table:formula="of:=IF([.$H$1];IF(COUNTA([$'€ --&gt; %'.$D$4:$'€ --&gt; %'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COUNTA([$'€ --&gt; %'.$D$4:$'€ --&gt; %'.$D$13])&lt;&gt;0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3:.F3]);&quot;&quot;)" office:value-type="float" office:value="1" calcext:value-type="float">
            <text:p>1</text:p>
          </table:table-cell>
          <table:table-cell table:style-name="ce441"/>
          <table:table-cell/>
          <table:table-cell table:style-name="ce451" table:formula="of:=IF([.$H$1];IF(SUM([.E2:.E7])=0;0;ROUND(2*SUMPRODUCT([.C2:.C7];[.G2:.G7])/SUM([.G2:.G7]);0)/2);&quot;&quot;)" office:value-type="float" office:value="0" calcext:value-type="float" table:number-columns-spanned="1" table:number-rows-spanned="2">
            <text:p>0</text:p>
          </table:table-cell>
          <table:table-cell table:style-name="ce492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4">
          <table:table-cell table:style-name="ce409" table:formula="of:=IF([.$H$1];&quot;3&quot;;&quot;&quot;)" office:value-type="string" office:string-value="3" calcext:value-type="string">
            <text:p>3</text:p>
          </table:table-cell>
          <table:table-cell table:style-name="ce409" table:formula="of:=IF([.$H$1];&quot;% --&gt; x&quot;;&quot;&quot;)" office:value-type="string" office:string-value="% --&gt; x" calcext:value-type="string">
            <text:p>% --&gt; x</text:p>
          </table:table-cell>
          <table:table-cell table:style-name="ce425" table:formula="of:=IF([.$H$1];[$Données.K18];&quot;&quot;)" office:value-type="float" office:value="0" calcext:value-type="float">
            <text:p>0</text:p>
          </table:table-cell>
          <table:table-cell table:style-name="ce425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4:.F4]);&quot;&quot;)" office:value-type="float" office:value="1" calcext:value-type="float">
            <text:p>1</text:p>
          </table:table-cell>
          <table:table-cell table:number-columns-repeated="2"/>
          <table:covered-table-cell table:style-name="ce81"/>
          <table:covered-table-cell table:style-name="ce85"/>
          <table:table-cell table:number-columns-repeated="55"/>
        </table:table-row>
        <table:table-row table:style-name="ro14">
          <table:table-cell table:style-name="ce428" table:formula="of:=IF([.$H$1];&quot;4&quot;;&quot;&quot;)" office:value-type="string" office:string-value="4" calcext:value-type="string">
            <text:p>4</text:p>
          </table:table-cell>
          <table:table-cell table:style-name="ce428" table:formula="of:=IF([.$H$1];&quot;x --&gt; %&quot;;&quot;&quot;)" office:value-type="string" office:string-value="x --&gt; %" calcext:value-type="string">
            <text:p>x --&gt; %</text:p>
          </table:table-cell>
          <table:table-cell table:style-name="ce438" table:formula="of:=IF([.$H$1];[$Données.M18];&quot;&quot;)" office:value-type="float" office:value="0" calcext:value-type="float">
            <text:p>0</text:p>
          </table:table-cell>
          <table:table-cell table:style-name="ce438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5:.F5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55"/>
          <table:table-cell table:number-columns-repeated="55"/>
        </table:table-row>
        <table:table-row table:style-name="ro14">
          <table:table-cell table:style-name="ce409" table:formula="of:=IF([.$H$1];&quot;5&quot;;&quot;&quot;)" office:value-type="string" office:string-value="5" calcext:value-type="string">
            <text:p>5</text:p>
          </table:table-cell>
          <table:table-cell table:style-name="ce409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25" table:formula="of:=IF([.$H$1];[$Données.O18];&quot;&quot;)" office:value-type="float" office:value="0" calcext:value-type="float">
            <text:p>0</text:p>
          </table:table-cell>
          <table:table-cell table:style-name="ce425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25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25" office:value-type="float" office:value="1" calcext:value-type="float">
            <text:p>1</text:p>
          </table:table-cell>
          <table:table-cell table:style-name="ce425" table:formula="of:=IF([.$H$1];MAX([.E6:.F6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55"/>
          <table:table-cell table:number-columns-repeated="55"/>
        </table:table-row>
        <table:table-row table:style-name="ro14">
          <table:table-cell table:style-name="ce428" table:formula="of:=IF([.$H$1];&quot;6&quot;;&quot;&quot;)" office:value-type="string" office:string-value="6" calcext:value-type="string">
            <text:p>6</text:p>
          </table:table-cell>
          <table:table-cell table:style-name="ce428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430" table:formula="of:=IF([.$H$1];[$Données.P18];&quot;&quot;)" office:value-type="float" office:value="0" calcext:value-type="float">
            <text:p>0</text:p>
          </table:table-cell>
          <table:table-cell table:style-name="ce438" table:formula="of:=IF([.$H$1];IF(OR(COUNTA([$'x1 &lt;--&gt; x2'.$C$4:$'x1 &lt;--&gt; x2'.$C$13])&lt;&gt;0;COUNTA([$'x1 &lt;--&gt; x2'.$H$4:$'x1 &lt;--&gt; x2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x1 &lt;--&gt; x2'.$C$4:$'x1 &lt;--&gt; x2'.$C$13])&lt;&gt;0;COUNTA([$'x1 &lt;--&gt; x2'.$H$4:$'x1 &lt;--&gt; x2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7:.F7]);&quot;&quot;)" office:value-type="float" office:value="1" calcext:value-type="float">
            <text:p>1</text:p>
          </table:table-cell>
          <table:table-cell table:style-name="ce442"/>
          <table:table-cell table:number-columns-repeated="58"/>
        </table:table-row>
        <table:table-row table:style-name="ro15">
          <table:table-cell table:number-columns-repeated="66"/>
        </table:table-row>
        <table:table-row table:style-name="ro4">
          <table:table-cell table:style-name="ce406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5">
          <table:table-cell table:number-columns-repeated="66"/>
        </table:table-row>
        <table:table-row table:style-name="ro14">
          <table:table-cell table:style-name="ce407" office:value-type="string" calcext:value-type="string" table:number-columns-spanned="2" table:number-rows-spanned="1">
            <text:p>Rang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4">
          <table:table-cell table:style-name="ce407" office:value-type="string" calcext:value-type="string" table:number-columns-spanned="2" table:number-rows-spanned="1">
            <text:p>Nom :</text:p>
          </table:table-cell>
          <table:covered-table-cell table:style-name="ce410"/>
          <table:table-cell table:style-name="ce419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4">
          <table:table-cell table:style-name="ce407" office:value-type="string" calcext:value-type="string" table:number-columns-spanned="2" table:number-rows-spanned="1">
            <text:p>Prénom :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4">
          <table:table-cell table:style-name="ce369"/>
          <table:table-cell table:style-name="ce433"/>
          <table:table-cell table:number-columns-repeated="64"/>
        </table:table-row>
        <table:table-row table:style-name="ro14">
          <table:table-cell/>
          <table:table-cell table:style-name="ce434"/>
          <table:table-cell table:number-columns-repeated="64"/>
        </table:table-row>
        <table:table-row table:style-name="ro14">
          <table:table-cell/>
          <table:table-cell table:style-name="ce435"/>
          <table:table-cell table:number-columns-repeated="64"/>
        </table:table-row>
        <table:table-row table:style-name="ro15" table:number-rows-repeated="78">
          <table:table-cell table:number-columns-repeated="66"/>
        </table:table-row>
        <table:table-row table:style-name="ro15">
          <table:table-cell table:style-name="Default" table:number-columns-repeated="2"/>
          <table:table-cell table:number-columns-repeated="64"/>
        </table:table-row>
        <table:table-row table:style-name="ro15" table:number-rows-repeated="4">
          <table:table-cell table:number-columns-repeated="66"/>
        </table:table-row>
        <table:table-row table:style-name="ro15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4"/>
        </table:table-row>
        <table:table-row table:style-name="ro15" table:number-rows-repeated="1048475">
          <table:table-cell table:number-columns-repeated="66"/>
        </table:table-row>
        <table:table-row table:style-name="ro15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2" svg:font-family="'Times New Roman'"/>
    <style:font-face style:name="Times New Roman1" svg:font-family="'Times New Roman'" style:font-adornments="Normal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number:number-style style:name="N195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8:07:38.9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1-03-22T08:08:09.258000000</dc:date>
    <meta:editing-duration>P2DT16H34M24S</meta:editing-duration>
    <meta:editing-cycles>711</meta:editing-cycles>
    <meta:generator>LibreOffice/7.0.5.2$Windows_X86_64 LibreOffice_project/64390860c6cd0aca4beafafcfd84613dd9dfb63a</meta:generator>
    <meta:document-statistic meta:table-count="9" meta:cell-count="2750" meta:object-count="4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 --&gt; €
	Feuille = thisComponent.Sheets.getByName("% --&gt; €") 'Accès dans ce classeur à une feuille par son nom
	Plage = Feuille.getCellRangeByName("D4:D13") 'Accès dans cette feuille à une plage par son nom
	Plage.clearContents(5) 'Efface plage avec format nombre + texte

	rem purge nombres saisis € --&gt; %
	Feuille = thisComponent.Sheets.getByName("€ --&gt; 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 -- &gt; €
Sub RAZ_Pourcent()
	Dim Feuille as Object, Plage as Object
	Feuille = thisComponent.Sheets.getByName("% --&gt; €") 'Accès dans ce classeur à une feuille par son nom
	Plage = Feuille.getCellRangeByName("D4:D13") 'Accès dans cette feuille à une plage par son nom
	Plage.clearContents(5) 'Efface plage avec format nombre + texte
End Sub

rem purge nombres saisis € -- &gt; %
Sub RAZ_Euro()
	Dim Feuille as Object, Plage as Object
	Feuille = thisComponent.Sheets.getByName("€ --&gt; %") 'Accès dans ce classeur à une feuille par son nom
	Plage = Feuille.getCellRangeByName("D4:D13") 'Accès dans cette feuille à une plage par son nom
	Plage.clearContents(5) 'Efface plage avec format nombre + texte
End Sub
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
	rem % --&gt; €
	For ligne = 5 to 29
		Feuille.GetCellRangeByName("B" &amp; ligne).value = RND()
	Next ligne

	For ligne = 5 to 16
		Feuille.GetCellRangeByName("C" &amp; ligne).value = SK_Alea(1,5)*10
	Next ligne
	For ligne = 17 to 29
		Feuille.GetCellRangeByName("C" &amp; ligne).value = SK_Alea(5,9)*10
	Next ligne

	For ligne = 5 to 29
		Feuille.GetCellRangeByName("D" &amp; ligne).value = 10*SK_Alea(1,99)
	Next ligne

	rem € --&gt; %
	For ligne = 34 to 58
		Feuille.GetCellRangeByName("B" &amp; ligne).value = RND()
	Next ligne

	For ligne = 34 to 58
		Feuille.GetCellRangeByName("C" &amp; ligne).value = 100*SK_Alea(1,9)
	Next ligne

	For ligne = 34 to 58
	If SK_Alea(1,2)=1 Then 
		Feuille.GetCellRangeByName("E" &amp; ligne).string = "+"
		Else Feuille.GetCellRangeByName("E" &amp; ligne).string = "-"
	End If
	Next ligne

	For ligne = 34 to 47
		Feuille.GetCellRangeByName("F" &amp; ligne).value = SK_Alea(1,5)*10
	Next ligne
	rem %pourcentage aléatoire 5 ; 15 ou 25
	For ligne = 48 to 58
		Feuille.GetCellRangeByName("F" &amp; ligne).value = (2*SK_Alea(0,2)+1)*5
	Next ligne
	
	rem % --&gt; x
	For ligne = 63 to 86
		Feuille.GetCellRangeByName("B" &amp; ligne).value = RND()
	Next ligne

	Feuille.GetCellRangeByName("D72").value = SK_ALEA(1,9)
	Feuille.GetCellRangeByName("D73").value = SK_ALEA(11,19)
	Feuille.GetCellRangeByName("D74").value = SK_ALEA(21,29)
	Feuille.GetCellRangeByName("D75").value = SK_ALEA(31,39)
	Feuille.GetCellRangeByName("D76").value = SK_ALEA(41,49)
	Feuille.GetCellRangeByName("D77").value = SK_ALEA(51,59)
	Feuille.GetCellRangeByName("D78").value = SK_ALEA(61,69)
	Feuille.GetCellRangeByName("D79").value = SK_ALEA(71,79)
	Feuille.GetCellRangeByName("D80").value = SK_ALEA(81,89)
	Feuille.GetCellRangeByName("D81").value = SK_ALEA(91,99)

	For ligne = 63 to 85
		Feuille.GetCellRangeByName("H" &amp; ligne).value = RND()
	Next ligne

	Feuille.GetCellRangeByName("J72").value = SK_ALEA(1,9)
	Feuille.GetCellRangeByName("J73").value = SK_ALEA(11,19)
	Feuille.GetCellRangeByName("J74").value = SK_ALEA(21,29)
	Feuille.GetCellRangeByName("J75").value = SK_ALEA(31,39)
	Feuille.GetCellRangeByName("J76").value = SK_ALEA(41,49)
	Feuille.GetCellRangeByName("J77").value = SK_ALEA(51,59)
	Feuille.GetCellRangeByName("J78").value = SK_ALEA(61,69)
	Feuille.GetCellRangeByName("J79").value = SK_ALEA(71,79)
	Feuille.GetCellRangeByName("J80").value = SK_ALEA(81,89)
	Feuille.GetCellRangeByName("J81").value = SK_ALEA(91,99)

	rem x --&gt; %
	For ligne = 91 to 114
		Feuille.GetCellRangeByName("B" &amp; ligne).value = RND()
	Next ligne

	Feuille.GetCellRangeByName("D100").value = 1-SK_ALEA(1,9)/100
	Feuille.GetCellRangeByName("D101").value = 1+SK_ALEA(11,19)/100
	Feuille.GetCellRangeByName("D102").value = 1-SK_ALEA(21,29)/100
	Feuille.GetCellRangeByName("D103").value = 1+SK_ALEA(31,39)/100
	Feuille.GetCellRangeByName("D104").value = 1-SK_ALEA(41,49)/100
	Feuille.GetCellRangeByName("D105").value = 1+SK_ALEA(51,59)/100
	Feuille.GetCellRangeByName("D106").value = 1-SK_ALEA(61,69)/100
	Feuille.GetCellRangeByName("D107").value = 1+SK_ALEA(71,79)/100
	Feuille.GetCellRangeByName("D108").value = 1-SK_ALEA(81,89)/100
	Feuille.GetCellRangeByName("D109").value = 1+SK_ALEA(91,99)/100

	For ligne = 91 to 114
		Feuille.GetCellRangeByName("J" &amp; ligne).value = RND()
	Next ligne

	Feuille.GetCellRangeByName("L100").value = 1+SK_ALEA(1,9)/100
	Feuille.GetCellRangeByName("L101").value = 1-SK_ALEA(11,19)/100
	Feuille.GetCellRangeByName("L102").value = 1+SK_ALEA(21,29)/100
	Feuille.GetCellRangeByName("L103").value = 1-SK_ALEA(31,39)/100
	Feuille.GetCellRangeByName("L104").value = 1+SK_ALEA(41,49)/100
	Feuille.GetCellRangeByName("L105").value = 1-SK_ALEA(51,59)/100
	Feuille.GetCellRangeByName("L106").value = 1+SK_ALEA(61,69)/100
	Feuille.GetCellRangeByName("L107").value = 1-SK_ALEA(71,79)/100
	Feuille.GetCellRangeByName("L108").value = 1+SK_ALEA(81,89)/100
	Feuille.GetCellRangeByName("L109").value = 1-SK_ALEA(91,99)/100

	rem % successifs
	For ligne = 119 to 148
		Feuille.GetCellRangeByName("B" &amp; ligne).value = RND()
	Next ligne

	For ligne = 134 to 148
	If SK_Alea(1,2)=1 Then 
		Feuille.GetCellRangeByName("C" &amp; ligne).string = "+"
		Else Feuille.GetCellRangeByName("C" &amp; ligne).string = "-"
	End If
	Next ligne

	For ligne = 119 to 148
		Feuille.GetCellRangeByName("D" &amp; ligne).value = 10*SK_Alea(1,9)
	Next ligne

	For ligne = 119 to 148
	If SK_Alea(1,2)=1 Then 
		Feuille.GetCellRangeByName("G" &amp; ligne).string = "+"
		Else Feuille.GetCellRangeByName("G" &amp; ligne).string = "-"
	End If
	Next ligne

	For ligne = 119 to 148
		Feuille.GetCellRangeByName("H" &amp; ligne).value = 10*SK_ALEA(1,9)
	Next ligne


	rem x1 &lt;--&gt; x2
	For ligne = 153 to 179
		Feuille.GetCellRangeByName("B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